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5AAA000005124000012BB3E6F30E7FD36B7F2.emf" manifest:media-type="image/x-emf"/>
  <manifest:file-entry manifest:full-path="Pictures/1000000100000311000000B5DE2ECE9A585A9F7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tura MT Script Capitals" svg:font-family="'Matura MT Script Capitals'"/>
    <style:font-face style:name="Matura MT Script Capitals1" svg:font-family="'Matura MT Script Capitals'"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Ｍ" svg:font-family="Ｍ" style:font-pitch="variable"/>
    <style:font-face style:name="Ｍ1" svg:font-family="Ｍ"/>
    <style:font-face style:name="�" svg:font-family="�" style:font-pitch="variable"/>
    <style:font-face style:name="�1" svg:font-family="�"/>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style:style>
    <style:style style:name="gr3" style:family="graphic" style:parent-style-name="standard">
      <style:graphic-properties draw:stroke="none" draw:fill="none" draw:textarea-vertical-align="middle" fo:min-height="0.681cm" fo:min-width="2.54cm" fo:padding-top="0.141cm" fo:padding-bottom="0.141cm" fo:padding-left="0.141cm" fo:padding-right="0.141cm"/>
      <style:paragraph-properties style:writing-mode="lr-tb"/>
    </style:style>
    <style:style style:name="gr4" style:family="graphic" style:parent-style-name="standard">
      <style:graphic-properties draw:stroke="none" draw:fill="none" draw:textarea-vertical-align="bottom" fo:min-height="0.353cm" fo:min-width="2.54cm" fo:padding-top="0.141cm" fo:padding-bottom="0.141cm" fo:padding-left="0.141cm" fo:padding-right="0.141cm"/>
      <style:paragraph-properties style:writing-mode="lr-tb"/>
    </style:style>
    <style:style style:name="gr5" style:family="graphic" style:parent-style-name="standard">
      <style:graphic-properties draw:stroke="none" draw:fill="none" draw:textarea-vertical-align="middle" fo:min-height="0.671cm" fo:min-width="2.54cm" fo:padding-top="0.141cm" fo:padding-bottom="0.141cm" fo:padding-left="0.141cm" fo:padding-right="0.141cm"/>
      <style:paragraph-properties style:writing-mode="lr-tb"/>
    </style:style>
    <style:style style:name="gr6" style:family="graphic" style:parent-style-name="standard">
      <style:graphic-properties draw:stroke="solid" svg:stroke-width="0.025cm" svg:stroke-color="#000000" draw:marker-end="Marker_5f_0" draw:marker-end-width="0.319cm" svg:stroke-opacity="100%" draw:stroke-linejoin="round" svg:stroke-linecap="round" draw:fill="none" fo:padding-top="0.137cm" fo:padding-bottom="0.137cm" fo:padding-left="0.262cm" fo:padding-right="0.262cm"/>
    </style:style>
    <style:style style:name="gr7" style:family="graphic" style:parent-style-name="standard">
      <style:graphic-properties draw:stroke="none" draw:fill="none" draw:textarea-vertical-align="middle" fo:min-height="22.401cm" fo:min-width="2.54cm" fo:padding-top="0.071cm" fo:padding-bottom="0.071cm" fo:padding-left="0.071cm" fo:padding-right="0.071cm"/>
    </style:style>
    <style:style style:name="gr8" style:family="graphic" style:parent-style-name="standard">
      <style:graphic-properties draw:stroke="none" draw:fill="none" draw:textarea-vertical-align="middle" fo:min-height="0.255cm" fo:min-width="2.54cm" fo:padding-top="0.141cm" fo:padding-bottom="0.141cm" fo:padding-left="0.141cm" fo:padding-right="0.141cm"/>
      <style:paragraph-properties style:writing-mode="lr-tb"/>
    </style:style>
    <style:style style:name="gr9" style:family="graphic" style:parent-style-name="standard">
      <style:graphic-properties draw:stroke="solid" draw:shadow="hidden" style:mirror="none"/>
    </style:style>
    <style:style style:name="gr10" style:family="graphic" style:parent-style-name="standard">
      <style:graphic-properties draw:stroke="dash" draw:stroke-dash="Dash_5f_0" svg:stroke-width="0.025cm" svg:stroke-color="#000000" svg:stroke-opacity="100%" draw:stroke-linejoin="round" svg:stroke-linecap="round" draw:fill="none" fo:padding-top="0.137cm" fo:padding-bottom="0.137cm" fo:padding-left="0.262cm" fo:padding-right="0.262cm"/>
    </style:style>
    <style:style style:name="gr11" style:family="graphic" style:parent-style-name="standard">
      <style:graphic-properties draw:stroke="none" draw:fill="none" draw:textarea-vertical-align="top" fo:min-height="7.395cm" fo:min-width="2.54cm" fo:padding-top="0.071cm" fo:padding-bottom="0.071cm" fo:padding-left="0.071cm" fo:padding-right="0.071cm"/>
      <style:paragraph-properties style:writing-mode="lr-tb"/>
    </style:style>
    <style:style style:name="gr12" style:family="graphic" style:parent-style-name="standard">
      <style:graphic-properties draw:stroke="none" draw:fill="solid" draw:fill-color="#e6e6e6" draw:shadow="hidden"/>
    </style:style>
    <style:style style:name="gr13" style:family="graphic" style:parent-style-name="standard">
      <style:graphic-properties draw:stroke="solid" svg:stroke-width="0.042cm" svg:stroke-color="#0000ff" svg:stroke-opacity="100%" draw:stroke-linejoin="round" svg:stroke-linecap="round" draw:fill="none" fo:padding-top="0.146cm" fo:padding-bottom="0.146cm" fo:padding-left="0.271cm" fo:padding-right="0.271cm"/>
    </style:style>
    <style:style style:name="gr14" style:family="graphic" style:parent-style-name="standard">
      <style:graphic-properties draw:stroke="none" draw:fill="none" draw:textarea-vertical-align="top" fo:min-height="4.462cm" fo:min-width="2.54cm" fo:padding-top="0.071cm" fo:padding-bottom="0.071cm" fo:padding-left="0.071cm" fo:padding-right="0.071cm"/>
      <style:paragraph-properties style:writing-mode="lr-tb"/>
    </style:style>
    <style:style style:name="gr15"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16" style:family="graphic" style:parent-style-name="standard">
      <style:graphic-properties draw:stroke="none" draw:fill="none" draw:textarea-vertical-align="middle" fo:min-height="0.376cm" fo:min-width="2.54cm" fo:padding-top="0cm" fo:padding-bottom="0cm" fo:padding-left="0.212cm" fo:padding-right="0.141cm"/>
      <style:paragraph-properties style:writing-mode="lr-tb"/>
    </style:style>
    <style:style style:name="gr17" style:family="graphic" style:parent-style-name="standard">
      <style:graphic-properties draw:stroke="none" draw:fill="none" draw:textarea-vertical-align="middle" fo:min-height="0.603cm" fo:min-width="2.54cm" fo:padding-top="0.141cm" fo:padding-bottom="0.141cm" fo:padding-left="0.141cm" fo:padding-right="0.141cm"/>
      <style:paragraph-properties style:writing-mode="lr-tb"/>
    </style:style>
    <style:style style:name="gr18" style:family="graphic" style:parent-style-name="standard">
      <style:graphic-properties draw:stroke="none" draw:fill="none" draw:textarea-vertical-align="middle" fo:min-height="1.388cm" fo:min-width="2.54cm" fo:padding-top="0cm" fo:padding-bottom="0.141cm" fo:padding-left="0.141cm" fo:padding-right="0.141cm"/>
      <style:paragraph-properties style:writing-mode="lr-tb"/>
    </style:style>
    <style:style style:name="gr19" style:family="graphic" style:parent-style-name="standard">
      <style:graphic-properties draw:stroke="solid" svg:stroke-width="0.008cm" svg:stroke-color="#000000" draw:marker-end="Marker_5f_0" draw:marker-end-width="0.276cm" svg:stroke-opacity="100%" draw:stroke-linejoin="round" svg:stroke-linecap="round" draw:fill="none" fo:padding-top="0.129cm" fo:padding-bottom="0.129cm" fo:padding-left="0.254cm" fo:padding-right="0.254cm"/>
    </style:style>
    <style:style style:name="gr20" style:family="graphic" style:parent-style-name="standard">
      <style:graphic-properties draw:stroke="none" draw:fill="none" draw:textarea-vertical-align="middle" fo:min-height="0.811cm" fo:min-width="2.54cm" fo:padding-top="0.071cm" fo:padding-bottom="0.071cm" fo:padding-left="0.071cm" fo:padding-right="0.071cm"/>
      <style:paragraph-properties style:writing-mode="lr-tb"/>
    </style:style>
    <style:style style:name="gr21" style:family="graphic" style:parent-style-name="standard">
      <style:graphic-properties draw:stroke="none" draw:fill="none" draw:textarea-vertical-align="top" fo:min-height="2.381cm" fo:min-width="2.54cm" fo:padding-top="0.071cm" fo:padding-bottom="0.071cm" fo:padding-left="0.071cm" fo:padding-right="0.071cm"/>
      <style:paragraph-properties style:writing-mode="lr-tb"/>
    </style:style>
    <style:style style:name="gr22" style:family="graphic" style:parent-style-name="standard">
      <style:graphic-properties draw:stroke="none" draw:fill="none" draw:textarea-vertical-align="middle" fo:min-height="0.681cm" fo:min-width="2.54cm" fo:padding-top="0.071cm" fo:padding-bottom="0.071cm" fo:padding-left="0.071cm" fo:padding-right="0.071cm"/>
      <style:paragraph-properties style:writing-mode="lr-tb"/>
    </style:style>
    <style:style style:name="gr23" style:family="graphic" style:parent-style-name="standard">
      <style:graphic-properties draw:stroke="none" draw:fill="none" draw:textarea-vertical-align="middle" fo:min-height="0.508cm" fo:min-width="2.54cm" fo:padding-top="0.141cm" fo:padding-bottom="0.141cm" fo:padding-left="0.141cm" fo:padding-right="0.141cm"/>
      <style:paragraph-properties style:writing-mode="lr-tb"/>
    </style:style>
    <style:style style:name="gr24" style:family="graphic" style:parent-style-name="standard">
      <style:graphic-properties draw:stroke="none" draw:fill="none" draw:textarea-vertical-align="middle" fo:min-height="0.932cm" fo:min-width="2.54cm" fo:padding-top="0cm" fo:padding-bottom="0cm" fo:padding-left="0.212cm" fo:padding-right="0.141cm"/>
    </style:style>
    <style:style style:name="gr25" style:family="graphic" style:parent-style-name="standard">
      <style:graphic-properties draw:stroke="none" draw:fill="none" draw:textarea-vertical-align="middle" fo:min-height="0.932cm" fo:min-width="2.54cm" fo:padding-top="0.141cm" fo:padding-bottom="0.141cm" fo:padding-left="0.141cm" fo:padding-right="0.141cm"/>
    </style:style>
    <style:style style:name="gr26" style:family="graphic" style:parent-style-name="standard">
      <style:graphic-properties draw:stroke="none" draw:fill="none" draw:textarea-vertical-align="middle" fo:min-height="0.536cm" fo:min-width="2.54cm" fo:padding-top="0cm" fo:padding-bottom="0.141cm" fo:padding-left="0.141cm" fo:padding-right="0.141cm"/>
      <style:paragraph-properties style:writing-mode="lr-tb"/>
    </style:style>
    <style:style style:name="gr27" style:family="graphic" style:parent-style-name="standard">
      <style:graphic-properties draw:stroke="none" draw:fill="none" draw:textarea-vertical-align="middle" fo:min-height="0.763cm" fo:min-width="2.54cm" fo:padding-top="0.141cm" fo:padding-bottom="0.141cm" fo:padding-left="0.141cm" fo:padding-right="0.141cm"/>
      <style:paragraph-properties style:writing-mode="lr-tb"/>
    </style:style>
    <style:style style:name="gr28" style:family="graphic" style:parent-style-name="standard">
      <style:graphic-properties draw:stroke="none" draw:fill="none" draw:textarea-vertical-align="middle" fo:min-height="0.985cm" fo:min-width="2.54cm" fo:padding-top="0.071cm" fo:padding-bottom="0.071cm" fo:padding-left="0.071cm" fo:padding-right="0.071cm"/>
      <style:paragraph-properties style:writing-mode="lr-tb"/>
    </style:style>
    <style:style style:name="gr29" style:family="graphic" style:parent-style-name="standard">
      <style:graphic-properties draw:stroke="none" draw:fill="none" draw:textarea-vertical-align="middle" fo:min-height="0.468cm" fo:min-width="2.54cm" fo:padding-top="0.141cm" fo:padding-bottom="0.141cm" fo:padding-left="0.141cm" fo:padding-right="0.141cm"/>
      <style:paragraph-properties style:writing-mode="lr-tb"/>
    </style:style>
    <style:style style:name="gr30" style:family="graphic" style:parent-style-name="standard">
      <style:graphic-properties draw:stroke="none" draw:fill="solid" draw:fill-color="#000000" draw:shadow="hidden"/>
    </style:style>
    <style:style style:name="gr31" style:family="graphic" style:parent-style-name="standard">
      <style:graphic-properties draw:stroke="none" draw:fill="none" draw:textarea-vertical-align="middle" fo:min-height="0.834cm" fo:min-width="2.54cm" fo:padding-top="0.071cm" fo:padding-bottom="0.071cm" fo:padding-left="0.071cm" fo:padding-right="0.071cm"/>
      <style:paragraph-properties style:writing-mode="lr-tb"/>
    </style:style>
    <style:style style:name="gr32" style:family="graphic" style:parent-style-name="standard">
      <style:graphic-properties draw:stroke="none" draw:fill="none" draw:textarea-vertical-align="middle" fo:min-height="0.652cm" fo:min-width="2.54cm" fo:padding-top="0.071cm" fo:padding-bottom="0.071cm" fo:padding-left="0.071cm" fo:padding-right="0.071cm"/>
      <style:paragraph-properties style:writing-mode="lr-tb"/>
    </style:style>
    <style:style style:name="gr33" style:family="graphic" style:parent-style-name="standard">
      <style:graphic-properties draw:stroke="none" draw:fill="none" draw:textarea-vertical-align="middle" fo:min-height="0.425cm" fo:min-width="2.54cm" fo:padding-top="0.071cm" fo:padding-bottom="0cm" fo:padding-left="0.141cm" fo:padding-right="0.141cm"/>
      <style:paragraph-properties style:writing-mode="lr-tb"/>
    </style:style>
    <style:style style:name="gr34" style:family="graphic" style:parent-style-name="standard">
      <style:graphic-properties draw:stroke="none" draw:fill="none" draw:textarea-vertical-align="middle" fo:min-height="0.509cm" fo:min-width="2.54cm" fo:padding-top="0.141cm" fo:padding-bottom="0.141cm" fo:padding-left="0.141cm" fo:padding-right="0.141cm"/>
      <style:paragraph-properties style:writing-mode="lr-tb"/>
    </style:style>
    <style:style style:name="gr35" style:family="graphic" style:parent-style-name="standard">
      <style:graphic-properties draw:stroke="none" draw:fill="none" draw:textarea-vertical-align="middle" fo:min-height="0.3cm" fo:min-width="2.54cm" fo:padding-top="0.071cm" fo:padding-bottom="0.071cm" fo:padding-left="0.071cm" fo:padding-right="0.071cm"/>
      <style:paragraph-properties style:writing-mode="lr-tb"/>
    </style:style>
    <style:style style:name="gr36" style:family="graphic" style:parent-style-name="standard">
      <style:graphic-properties draw:stroke="none" draw:fill="none" draw:textarea-vertical-align="middle" fo:min-height="1.813cm" fo:min-width="2.54cm" fo:padding-top="0.035cm" fo:padding-bottom="0.035cm" fo:padding-left="0.035cm" fo:padding-right="0.035cm"/>
      <style:paragraph-properties style:writing-mode="lr-tb"/>
    </style:style>
    <style:style style:name="gr37" style:family="graphic" style:parent-style-name="standard">
      <style:graphic-properties draw:stroke="none" draw:fill="none" draw:textarea-vertical-align="middle" fo:min-height="1.021cm" fo:min-width="2.54cm" fo:padding-top="0.141cm" fo:padding-bottom="0.141cm" fo:padding-left="0.141cm" fo:padding-right="0.141cm"/>
      <style:paragraph-properties style:writing-mode="lr-tb"/>
    </style:style>
    <style:style style:name="gr38" style:family="graphic" style:parent-style-name="standard">
      <style:graphic-properties draw:stroke="none" draw:fill="none" draw:textarea-vertical-align="middle" fo:min-height="3.033cm" fo:min-width="2.54cm" fo:padding-top="0.071cm" fo:padding-bottom="0.071cm" fo:padding-left="0.071cm" fo:padding-right="0.071cm"/>
      <style:paragraph-properties style:writing-mode="lr-tb"/>
    </style:style>
    <style:style style:name="gr39" style:family="graphic" style:parent-style-name="standard">
      <style:graphic-properties draw:stroke="none" draw:fill="none" draw:textarea-vertical-align="middle" fo:min-height="0.44cm" fo:min-width="2.54cm" fo:padding-top="0.071cm" fo:padding-bottom="0.071cm" fo:padding-left="0.071cm" fo:padding-right="0.071cm"/>
      <style:paragraph-properties style:writing-mode="lr-tb"/>
    </style:style>
    <style:style style:name="gr40" style:family="graphic" style:parent-style-name="standard">
      <style:graphic-properties draw:stroke="none" draw:fill="none" draw:textarea-vertical-align="middle" fo:min-height="1.402cm" fo:min-width="2.54cm" fo:padding-top="0.071cm" fo:padding-bottom="0.071cm" fo:padding-left="0.071cm" fo:padding-right="0.071cm"/>
      <style:paragraph-properties style:writing-mode="lr-tb"/>
    </style:style>
    <style:style style:name="gr41" style:family="graphic" style:parent-style-name="standard">
      <style:graphic-properties draw:stroke="none" draw:fill="none" draw:textarea-vertical-align="middle" fo:min-height="0.569cm" fo:min-width="2.54cm" fo:padding-top="0.141cm" fo:padding-bottom="0.141cm" fo:padding-left="0.141cm" fo:padding-right="0.141cm"/>
      <style:paragraph-properties style:writing-mode="lr-tb"/>
    </style:style>
    <style:style style:name="gr42" style:family="graphic" style:parent-style-name="standard">
      <style:graphic-properties draw:stroke="none" draw:fill="none" draw:textarea-vertical-align="middle" fo:min-height="0.341cm" fo:min-width="2.54cm" fo:padding-top="0.141cm" fo:padding-bottom="0.141cm" fo:padding-left="0.141cm" fo:padding-right="0.141cm"/>
      <style:paragraph-properties style:writing-mode="lr-tb"/>
    </style:style>
    <style:style style:name="gr43" style:family="graphic" style:parent-style-name="standard">
      <style:graphic-properties draw:stroke="none" draw:fill="none" draw:textarea-vertical-align="middle" fo:min-height="0.357cm" fo:min-width="2.54cm" fo:padding-top="0.141cm" fo:padding-bottom="0.141cm" fo:padding-left="0.141cm" fo:padding-right="0.141cm"/>
      <style:paragraph-properties style:writing-mode="lr-tb"/>
    </style:style>
    <style:style style:name="gr44" style:family="graphic" style:parent-style-name="standard">
      <style:graphic-properties draw:stroke="solid" svg:stroke-width="0.008cm" svg:stroke-color="#000000" draw:marker-start="Marker_5f_0" draw:marker-start-width="0.276cm" draw:marker-end="Marker_5f_0" draw:marker-end-width="0.276cm" svg:stroke-opacity="100%" draw:stroke-linejoin="round" svg:stroke-linecap="round" draw:fill="none" fo:padding-top="0.129cm" fo:padding-bottom="0.129cm" fo:padding-left="0.254cm" fo:padding-right="0.254cm"/>
    </style:style>
    <style:style style:name="gr45" style:family="graphic" style:parent-style-name="standard">
      <style:graphic-properties draw:stroke="none" draw:fill="none" draw:textarea-vertical-align="middle" fo:min-height="0.341cm" fo:min-width="2.54cm" fo:padding-top="0cm" fo:padding-bottom="0cm" fo:padding-left="0.212cm" fo:padding-right="0.141cm"/>
      <style:paragraph-properties style:writing-mode="lr-tb"/>
    </style:style>
    <style:style style:name="gr46" style:family="graphic" style:parent-style-name="standard">
      <style:graphic-properties draw:stroke="none" draw:fill="none" draw:textarea-vertical-align="middle" fo:min-height="0.382cm" fo:min-width="2.54cm" fo:padding-top="0.141cm" fo:padding-bottom="0.141cm" fo:padding-left="0.141cm" fo:padding-right="0.141cm"/>
      <style:paragraph-properties style:writing-mode="lr-tb"/>
    </style:style>
    <style:style style:name="gr47" style:family="graphic" style:parent-style-name="standard">
      <style:graphic-properties draw:stroke="none" draw:fill="none" draw:textarea-vertical-align="middle" fo:min-height="1.425cm" fo:min-width="2.54cm" fo:padding-top="0cm" fo:padding-bottom="0.141cm" fo:padding-left="0.141cm" fo:padding-right="0.141cm"/>
      <style:paragraph-properties style:writing-mode="lr-tb"/>
    </style:style>
    <style:style style:name="gr48" style:family="graphic" style:parent-style-name="standard">
      <style:graphic-properties draw:stroke="none" draw:fill="none" draw:textarea-vertical-align="top" fo:min-height="0.341cm" fo:min-width="2.54cm" fo:padding-top="0.071cm" fo:padding-bottom="0.071cm" fo:padding-left="0.071cm" fo:padding-right="0.071cm"/>
      <style:paragraph-properties style:writing-mode="lr-tb"/>
    </style:style>
    <style:style style:name="gr49" style:family="graphic" style:parent-style-name="standard">
      <style:graphic-properties draw:stroke="none" draw:fill="none" draw:textarea-vertical-align="middle" fo:min-height="0.845cm" fo:min-width="2.54cm" fo:padding-top="0.141cm" fo:padding-bottom="0.141cm" fo:padding-left="0.141cm" fo:padding-right="0.141cm"/>
      <style:paragraph-properties style:writing-mode="lr-tb"/>
    </style:style>
    <style:style style:name="gr50" style:family="graphic" style:parent-style-name="standard">
      <style:graphic-properties draw:stroke="none" draw:fill="none" draw:textarea-vertical-align="top" fo:min-height="5.635cm" fo:min-width="2.54cm" fo:padding-top="0.071cm" fo:padding-bottom="0.071cm" fo:padding-left="0.071cm" fo:padding-right="0.071cm"/>
      <style:paragraph-properties style:writing-mode="lr-tb"/>
    </style:style>
    <style:style style:name="gr51" style:family="graphic" style:parent-style-name="standard">
      <style:graphic-properties draw:stroke="none" draw:fill="none" draw:textarea-vertical-align="middle" fo:min-height="0.319cm" fo:min-width="2.54cm" fo:padding-top="0.141cm" fo:padding-bottom="0.141cm" fo:padding-left="0.141cm" fo:padding-right="0.141cm"/>
      <style:paragraph-properties style:writing-mode="lr-tb"/>
    </style:style>
    <style:style style:name="gr52" style:family="graphic" style:parent-style-name="standard">
      <style:graphic-properties draw:stroke="none" draw:fill="none" draw:textarea-vertical-align="top" fo:min-height="2.398cm" fo:min-width="2.54cm" fo:padding-top="0.071cm" fo:padding-bottom="0.071cm" fo:padding-left="0.071cm" fo:padding-right="0.071cm"/>
      <style:paragraph-properties style:writing-mode="lr-tb"/>
    </style:style>
    <style:style style:name="gr53" style:family="graphic" style:parent-style-name="standard">
      <style:graphic-properties draw:stroke="none" draw:fill="none" draw:textarea-vertical-align="top" fo:min-height="6.397cm" fo:min-width="2.54cm" fo:padding-top="0.071cm" fo:padding-bottom="0.071cm" fo:padding-left="0.071cm" fo:padding-right="0.071cm"/>
      <style:paragraph-properties style:writing-mode="lr-tb"/>
    </style:style>
    <style:style style:name="gr54" style:family="graphic" style:parent-style-name="standard">
      <style:graphic-properties draw:stroke="none" draw:fill="none" draw:textarea-vertical-align="middle" fo:min-height="0.775cm" fo:min-width="2.54cm" fo:padding-top="0.141cm" fo:padding-bottom="0.141cm" fo:padding-left="0.141cm" fo:padding-right="0.141cm"/>
      <style:paragraph-properties style:writing-mode="lr-tb"/>
    </style:style>
    <style:style style:name="gr55" style:family="graphic" style:parent-style-name="standard">
      <style:graphic-properties draw:stroke="none" draw:fill="none" draw:textarea-vertical-align="middle" fo:min-height="0.425cm" fo:min-width="2.54cm" fo:padding-top="0.141cm" fo:padding-bottom="0.141cm" fo:padding-left="0.141cm" fo:padding-right="0.141cm"/>
      <style:paragraph-properties style:writing-mode="lr-tb"/>
    </style:style>
    <style:style style:name="gr56" style:family="graphic" style:parent-style-name="standard">
      <style:graphic-properties draw:stroke="none" draw:fill="none" draw:textarea-vertical-align="top" fo:min-height="6.016cm" fo:min-width="2.54cm" fo:padding-top="0.071cm" fo:padding-bottom="0.071cm" fo:padding-left="0.071cm" fo:padding-right="0.071cm"/>
      <style:paragraph-properties style:writing-mode="lr-tb"/>
    </style:style>
    <style:style style:name="gr57" style:family="graphic" style:parent-style-name="standard">
      <style:graphic-properties draw:stroke="none" draw:fill="none" draw:textarea-vertical-align="top" fo:min-height="3.061cm" fo:min-width="2.54cm" fo:padding-top="0.071cm" fo:padding-bottom="0.071cm" fo:padding-left="0.071cm" fo:padding-right="0.071cm"/>
      <style:paragraph-properties style:writing-mode="lr-tb"/>
    </style:style>
    <style:style style:name="gr58" style:family="graphic" style:parent-style-name="standard">
      <style:graphic-properties draw:stroke="none" draw:fill="none" draw:textarea-vertical-align="top" fo:min-height="4.974cm" fo:min-width="2.54cm" fo:padding-top="0.071cm" fo:padding-bottom="0.071cm" fo:padding-left="0.071cm" fo:padding-right="0.071cm"/>
      <style:paragraph-properties style:writing-mode="lr-tb"/>
    </style:style>
    <style:style style:name="gr59" style:family="graphic" style:parent-style-name="standard">
      <style:graphic-properties draw:stroke="none" draw:fill="none" draw:textarea-vertical-align="middle" fo:min-height="1.062cm" fo:min-width="2.54cm" fo:padding-top="0.071cm" fo:padding-bottom="0.071cm" fo:padding-left="0.071cm" fo:padding-right="0.071cm"/>
      <style:paragraph-properties style:writing-mode="lr-tb"/>
    </style:style>
    <style:style style:name="gr60" style:family="graphic" style:parent-style-name="standard">
      <style:graphic-properties draw:stroke="none" draw:fill="none" draw:textarea-vertical-align="top" fo:min-height="1.906cm" fo:min-width="2.54cm" fo:padding-top="0.071cm" fo:padding-bottom="0.071cm" fo:padding-left="0.071cm" fo:padding-right="0.071cm"/>
      <style:paragraph-properties style:writing-mode="lr-tb"/>
    </style:style>
    <style:style style:name="gr61" style:family="graphic" style:parent-style-name="standard">
      <style:graphic-properties draw:stroke="none" draw:fill="none" draw:textarea-vertical-align="middle" fo:min-height="1.144cm" fo:min-width="2.54cm" fo:padding-top="0.141cm" fo:padding-bottom="0.141cm" fo:padding-left="0.141cm" fo:padding-right="0.141cm"/>
      <style:paragraph-properties style:writing-mode="lr-tb"/>
    </style:style>
    <style:style style:name="gr62" style:family="graphic" style:parent-style-name="standard">
      <style:graphic-properties draw:stroke="none" draw:fill="none" draw:textarea-vertical-align="middle" fo:min-height="1.015cm" fo:min-width="2.54cm" fo:padding-top="0.141cm" fo:padding-bottom="0.141cm" fo:padding-left="0.141cm" fo:padding-right="0.141cm"/>
      <style:paragraph-properties style:writing-mode="lr-tb"/>
    </style:style>
    <style:style style:name="gr63" style:family="graphic" style:parent-style-name="standard">
      <style:graphic-properties draw:stroke="none" draw:fill="none" draw:textarea-vertical-align="middle" fo:min-height="0.943cm" fo:min-width="2.54cm" fo:padding-top="0.141cm" fo:padding-bottom="0.141cm" fo:padding-left="0.141cm" fo:padding-right="0.141cm"/>
      <style:paragraph-properties style:writing-mode="lr-tb"/>
    </style:style>
    <style:style style:name="gr64" style:family="graphic" style:parent-style-name="standard">
      <style:graphic-properties draw:stroke="none" draw:fill="none" draw:textarea-vertical-align="middle" fo:min-height="1.382cm" fo:min-width="2.54cm" fo:padding-top="0.071cm" fo:padding-bottom="0.071cm" fo:padding-left="0.071cm" fo:padding-right="0.071cm"/>
      <style:paragraph-properties style:writing-mode="lr-tb"/>
    </style:style>
    <style:style style:name="gr65" style:family="graphic" style:parent-style-name="standard">
      <style:graphic-properties draw:stroke="none" draw:fill="none" draw:textarea-vertical-align="middle" fo:min-height="0.393cm" fo:min-width="2.54cm" fo:padding-top="0.141cm" fo:padding-bottom="0.141cm" fo:padding-left="0.141cm" fo:padding-right="0.141cm"/>
      <style:paragraph-properties style:writing-mode="lr-tb"/>
    </style:style>
    <style:style style:name="gr66" style:family="graphic" style:parent-style-name="standard">
      <style:graphic-properties draw:stroke="none" draw:fill="none" draw:textarea-vertical-align="middle" fo:min-height="1.361cm" fo:min-width="2.54cm" fo:padding-top="0.141cm" fo:padding-bottom="0.141cm" fo:padding-left="0.141cm" fo:padding-right="0.141cm"/>
      <style:paragraph-properties style:writing-mode="lr-tb"/>
    </style:style>
    <style:style style:name="gr67" style:family="graphic" style:parent-style-name="standard">
      <style:graphic-properties draw:stroke="none" draw:fill="none" draw:textarea-vertical-align="middle" fo:min-height="0.466cm" fo:min-width="2.54cm" fo:padding-top="0.141cm" fo:padding-bottom="0.141cm" fo:padding-left="0.141cm" fo:padding-right="0.141cm"/>
      <style:paragraph-properties style:writing-mode="lr-tb"/>
    </style:style>
    <style:style style:name="gr68" style:family="graphic" style:parent-style-name="standard">
      <style:graphic-properties draw:stroke="none" draw:fill="none" draw:textarea-vertical-align="middle" fo:min-height="0.405cm" fo:min-width="2.54cm" fo:padding-top="0.071cm" fo:padding-bottom="0cm" fo:padding-left="0.141cm" fo:padding-right="0.141cm"/>
      <style:paragraph-properties style:writing-mode="lr-tb"/>
    </style:style>
    <style:style style:name="gr69" style:family="graphic" style:parent-style-name="standard">
      <style:graphic-properties draw:stroke="none" draw:fill="none" draw:textarea-vertical-align="top" fo:min-height="1.446cm" fo:min-width="2.54cm" fo:padding-top="0.071cm" fo:padding-bottom="0.071cm" fo:padding-left="0.071cm" fo:padding-right="0.071cm"/>
      <style:paragraph-properties style:writing-mode="lr-tb"/>
    </style:style>
    <style:style style:name="gr70" style:family="graphic" style:parent-style-name="standard">
      <style:graphic-properties draw:stroke="none" draw:fill="none" draw:textarea-vertical-align="middle" fo:min-height="1.4cm" fo:min-width="2.54cm" fo:padding-top="0cm" fo:padding-bottom="0cm" fo:padding-left="0.212cm" fo:padding-right="0.141cm"/>
    </style:style>
    <style:style style:name="gr71" style:family="graphic" style:parent-style-name="standard">
      <style:graphic-properties draw:stroke="none" draw:fill="none" draw:textarea-vertical-align="middle" fo:min-height="1.542cm" fo:min-width="2.54cm" fo:padding-top="0.141cm" fo:padding-bottom="0.141cm" fo:padding-left="0.141cm" fo:padding-right="0.141cm"/>
    </style:style>
    <style:style style:name="gr72" style:family="graphic" style:parent-style-name="standard">
      <style:graphic-properties draw:stroke="none" draw:fill="none" draw:textarea-vertical-align="middle" fo:min-height="0.875cm" fo:min-width="2.54cm" fo:padding-top="0cm" fo:padding-bottom="0.141cm" fo:padding-left="0.141cm" fo:padding-right="0.141cm"/>
      <style:paragraph-properties style:writing-mode="lr-tb"/>
    </style:style>
    <style:style style:name="gr73" style:family="graphic" style:parent-style-name="standard" style:list-style-name="L1">
      <style:graphic-properties draw:stroke="none" draw:fill="none" draw:textarea-vertical-align="middle" fo:min-height="1.406cm" fo:min-width="2.54cm" fo:padding-top="0.141cm" fo:padding-bottom="0.141cm" fo:padding-left="0.141cm" fo:padding-right="0.141cm"/>
      <style:paragraph-properties style:writing-mode="lr-tb"/>
    </style:style>
    <style:style style:name="gr74" style:family="graphic" style:parent-style-name="standard">
      <style:graphic-properties draw:stroke="none" draw:fill="none" draw:textarea-vertical-align="middle" fo:min-height="0.594cm" fo:min-width="2.54cm" fo:padding-top="0.141cm" fo:padding-bottom="0.141cm" fo:padding-left="0.141cm" fo:padding-right="0.141cm"/>
      <style:paragraph-properties style:writing-mode="lr-tb"/>
    </style:style>
    <style:style style:name="gr75" style:family="graphic" style:parent-style-name="standard">
      <style:graphic-properties draw:stroke="none" draw:fill="none" draw:textarea-vertical-align="top" fo:min-height="5.781cm" fo:min-width="2.54cm" fo:padding-top="0.071cm" fo:padding-bottom="0.071cm" fo:padding-left="0.071cm" fo:padding-right="0.071cm"/>
      <style:paragraph-properties style:writing-mode="lr-tb"/>
    </style:style>
    <style:style style:name="gr76" style:family="graphic" style:parent-style-name="standard">
      <style:graphic-properties draw:stroke="none" draw:fill="none" draw:textarea-vertical-align="middle" fo:min-height="1.657cm" fo:min-width="2.54cm" fo:padding-top="0.071cm" fo:padding-bottom="0.071cm" fo:padding-left="0.071cm" fo:padding-right="0.071cm"/>
      <style:paragraph-properties style:writing-mode="lr-tb"/>
    </style:style>
    <style:style style:name="gr77" style:family="graphic" style:parent-style-name="standard">
      <style:graphic-properties draw:stroke="none" draw:fill="none" draw:textarea-vertical-align="top" fo:min-height="5.305cm" fo:min-width="2.54cm" fo:padding-top="0.071cm" fo:padding-bottom="0.071cm" fo:padding-left="0.071cm" fo:padding-right="0.071cm"/>
      <style:paragraph-properties style:writing-mode="lr-tb"/>
    </style:style>
    <style:style style:name="gr78" style:family="graphic" style:parent-style-name="standard">
      <style:graphic-properties draw:stroke="none" draw:fill="none" draw:textarea-vertical-align="middle" fo:min-height="1.267cm" fo:min-width="2.54cm" fo:padding-top="0.141cm" fo:padding-bottom="0.141cm" fo:padding-left="0.141cm" fo:padding-right="0.141cm"/>
      <style:paragraph-properties style:writing-mode="lr-tb"/>
    </style:style>
    <style:style style:name="gr79" style:family="graphic" style:parent-style-name="standard">
      <style:graphic-properties draw:stroke="none" draw:fill="none" draw:textarea-vertical-align="middle" fo:min-height="0.969cm" fo:min-width="2.54cm" fo:padding-top="0.071cm" fo:padding-bottom="0.071cm" fo:padding-left="0.071cm" fo:padding-right="0.071cm"/>
      <style:paragraph-properties style:writing-mode="lr-tb"/>
    </style:style>
    <style:style style:name="gr80" style:family="graphic" style:parent-style-name="standard">
      <style:graphic-properties draw:stroke="none" draw:fill="none" draw:textarea-vertical-align="middle" fo:min-height="0.344cm" fo:min-width="2.54cm" fo:padding-top="0.141cm" fo:padding-bottom="0.141cm" fo:padding-left="0.141cm" fo:padding-right="0.141cm"/>
      <style:paragraph-properties style:writing-mode="lr-tb"/>
    </style:style>
    <style:style style:name="gr81" style:family="graphic" style:parent-style-name="standard">
      <style:graphic-properties draw:stroke="none" draw:fill="none" draw:textarea-vertical-align="top" fo:min-height="5.254cm" fo:min-width="2.54cm" fo:padding-top="0.071cm" fo:padding-bottom="0.071cm" fo:padding-left="0.071cm" fo:padding-right="0.071cm"/>
      <style:paragraph-properties style:writing-mode="lr-tb"/>
    </style:style>
    <style:style style:name="gr82" style:family="graphic" style:parent-style-name="standard">
      <style:graphic-properties draw:stroke="none" svg:stroke-color="#000000" draw:fill="solid" draw:fill-color="#ffffff" draw:shadow="hidden"/>
    </style:style>
    <style:style style:name="gr83" style:family="graphic" style:parent-style-name="standard">
      <style:graphic-properties draw:stroke="none" svg:stroke-color="#000000" draw:fill="none" draw:textarea-vertical-align="middle" fo:min-height="0.681cm" fo:min-width="2.54cm" fo:padding-top="0.141cm" fo:padding-bottom="0.141cm" fo:padding-left="0.141cm" fo:padding-right="0.141cm"/>
      <style:paragraph-properties style:writing-mode="lr-tb"/>
    </style:style>
    <style:style style:name="gr84" style:family="graphic" style:parent-style-name="standard">
      <style:graphic-properties draw:stroke="none" draw:fill="none" draw:textarea-vertical-align="middle" fo:min-height="0.493cm" fo:min-width="2.54cm" fo:padding-top="0.071cm" fo:padding-bottom="0.071cm" fo:padding-left="0.071cm" fo:padding-right="0.071cm"/>
      <style:paragraph-properties style:writing-mode="lr-tb"/>
    </style:style>
    <style:style style:name="gr85" style:family="graphic" style:parent-style-name="standard">
      <style:graphic-properties draw:stroke="none" draw:fill="none" draw:textarea-vertical-align="middle" fo:min-height="0.681cm" fo:min-width="2.54cm" fo:padding-top="0cm" fo:padding-bottom="0cm" fo:padding-left="0.212cm" fo:padding-right="0.141cm"/>
      <style:paragraph-properties style:writing-mode="lr-tb"/>
    </style:style>
    <style:style style:name="gr86" style:family="graphic" style:parent-style-name="standard">
      <style:graphic-properties draw:stroke="none" draw:fill="none" draw:textarea-vertical-align="middle" fo:min-height="1.087cm" fo:min-width="2.54cm" fo:padding-top="0cm" fo:padding-bottom="0.141cm" fo:padding-left="0.141cm" fo:padding-right="0.141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start" fo:text-indent="0cm"/>
    </style:style>
    <style:style style:name="P4" style:family="paragraph">
      <loext:graphic-properties draw:fill="none"/>
      <style:paragraph-properties style:writing-mode="lr-tb"/>
    </style:style>
    <style:style style:name="P5" style:family="paragraph">
      <style:paragraph-properties fo:margin-left="0cm" fo:margin-right="0cm" fo:margin-top="0cm" fo:margin-bottom="0cm" fo:line-height="120%" fo:text-align="end" fo:text-indent="0cm"/>
    </style:style>
    <style:style style:name="P6" style:family="paragraph">
      <style:paragraph-properties fo:margin-left="0cm" fo:margin-right="0cm" fo:margin-top="0cm" fo:margin-bottom="0cm" fo:line-height="120%" fo:text-align="center" fo:text-indent="0cm"/>
    </style:style>
    <style:style style:name="P7" style:family="paragraph">
      <loext:graphic-properties draw:fill="solid" draw:fill-color="#e6e6e6"/>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solid" draw:fill-color="#000000"/>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none"/>
      <style:paragraph-properties style:writing-mode="lr-tb"/>
      <style:text-properties fo:color="#ff00ff" loext:opacity="100%"/>
    </style:style>
    <style:style style:name="P12" style:family="paragraph">
      <loext:graphic-properties draw:fill="none"/>
      <style:paragraph-properties fo:margin-left="0cm" fo:margin-right="0cm" fo:margin-top="0cm" fo:margin-bottom="0cm" fo:line-height="120%" fo:text-align="start" fo:text-indent="0cm" style:writing-mode="lr-tb"/>
      <style:text-properties fo:color="#ff00ff" loext:opacity="100%"/>
    </style:style>
    <style:style style:name="P13" style:family="paragraph">
      <loext:graphic-properties draw:fill="none"/>
      <style:paragraph-properties fo:margin-left="0cm" fo:margin-right="0cm" fo:margin-top="0cm" fo:margin-bottom="0cm" fo:line-height="120%" fo:text-align="center" fo:text-indent="0cm" style:writing-mode="lr-tb"/>
      <style:text-properties fo:color="#ff00ff" loext:opacity="100%"/>
    </style:style>
    <style:style style:name="P14" style:family="paragraph">
      <loext:graphic-properties draw:fill="none"/>
      <style:paragraph-properties fo:margin-left="0cm" fo:margin-right="0cm" fo:margin-top="0cm" fo:margin-bottom="0cm" fo:line-height="120%" fo:text-align="start" fo:text-indent="0cm" style:writing-mode="lr-tb"/>
    </style:style>
    <style:style style:name="P15" style:family="paragraph">
      <loext:graphic-properties draw:fill="solid" draw:fill-color="#ffffff"/>
      <style:text-properties fo:color="#000000" loext:opacity="100%"/>
    </style:style>
    <style:style style:name="P16" style:family="paragraph">
      <loext:graphic-properties draw:fill="none"/>
      <style:text-properties fo:color="#000000" loext:opacity="100%"/>
    </style:style>
    <style:style style:name="P17" style:family="paragraph">
      <loext:graphic-properties draw:fill="none"/>
      <style:paragraph-properties fo:margin-left="0cm" fo:margin-right="0cm" fo:margin-top="0cm" fo:margin-bottom="0cm" fo:line-height="120%" fo:text-align="start" fo:text-indent="0cm" style:writing-mode="lr-tb"/>
      <style:text-properties fo:color="#000000" loext:opacity="100%"/>
    </style:style>
    <style:style style:name="P18" style:family="paragraph">
      <loext:graphic-properties draw:fill="none"/>
      <style:paragraph-properties style:writing-mode="lr-tb"/>
      <style:text-properties fo:color="#000000" loext:opacity="100%"/>
    </style:style>
    <style:style style:name="P19" style:family="paragraph">
      <loext:graphic-properties draw:fill="none"/>
      <style:paragraph-properties fo:margin-left="0cm" fo:margin-right="0cm" fo:margin-top="0cm" fo:margin-bottom="0cm" fo:line-height="120%" fo:text-align="center" fo:text-indent="0cm" style:writing-mode="lr-tb"/>
      <style:text-properties fo:color="#000000" loext:opacity="100%"/>
    </style:style>
    <style:style style:name="P20" style:family="paragraph">
      <loext:graphic-properties draw:fill="solid" draw:fill-color="#e6e6e6"/>
      <style:text-properties fo:color="#000000" loext:opacity="100%"/>
    </style:style>
    <style:style style:name="P21" style:family="paragraph">
      <loext:graphic-properties draw:fill="none"/>
      <style:paragraph-properties fo:margin-left="0cm" fo:margin-right="0cm" fo:margin-top="0cm" fo:margin-bottom="0cm" fo:line-height="100%" fo:text-align="start" fo:text-indent="0cm" style:writing-mode="lr-tb"/>
      <style:text-properties fo:color="#000000" loext:opacity="100%"/>
    </style:style>
    <style:style style:name="T1" style:family="text">
      <style:text-properties fo:color="#000000" loext:opacity="100%" style:font-name="Ｍ1" fo:font-size="8pt" style:font-name-asian="Ｍ1" style:font-size-asian="8pt" style:font-name-complex="Ｍ1" style:font-size-complex="8pt"/>
    </style:style>
    <style:style style:name="T2" style:family="text">
      <style:text-properties fo:color="#000000" loext:opacity="100%" style:font-name="Ｍ1" fo:font-size="10pt" style:font-name-asian="Ｍ1" style:font-size-asian="10pt" style:font-name-complex="Ｍ1" style:font-size-complex="10pt"/>
    </style:style>
    <style:style style:name="T3" style:family="text">
      <style:text-properties fo:color="#000000" loext:opacity="100%" style:font-name="Ｍ1" fo:font-size="6pt" style:font-name-asian="Ｍ1" style:font-size-asian="6pt" style:font-name-complex="Ｍ1" style:font-size-complex="6pt"/>
    </style:style>
    <style:style style:name="T4" style:family="text">
      <style:text-properties fo:color="#000000" loext:opacity="100%" style:font-name="Ｍ1" fo:font-size="9pt" style:text-underline-style="solid" style:text-underline-width="auto" style:text-underline-color="font-color" fo:font-weight="bold" style:font-name-asian="Ｍ1" style:font-size-asian="9pt" style:font-weight-asian="bold" style:font-name-complex="Ｍ1" style:font-size-complex="9pt" style:font-weight-complex="bold"/>
    </style:style>
    <style:style style:name="T5" style:family="text">
      <style:text-properties fo:color="#000000" loext:opacity="100%" style:font-name="Ｍ1" fo:font-size="9pt" style:font-name-asian="Ｍ1" style:font-size-asian="9pt" style:font-name-complex="Ｍ1" style:font-size-complex="9pt"/>
    </style:style>
    <style:style style:name="T6" style:family="text">
      <style:text-properties fo:color="#000000" loext:opacity="100%" style:font-name="Calibri1" fo:font-size="8pt" style:font-name-asian="Calibri1" style:font-size-asian="8pt" style:font-name-complex="Calibri1" style:font-size-complex="8pt"/>
    </style:style>
    <style:style style:name="T7" style:family="text">
      <style:text-properties fo:color="#000000" loext:opacity="100%" style:font-name="Ｍ1" fo:font-size="12pt" style:font-name-asian="Ｍ1" style:font-size-asian="12pt" style:font-name-complex="Ｍ1" style:font-size-complex="12pt"/>
    </style:style>
    <style:style style:name="T8" style:family="text">
      <style:text-properties fo:color="#000000" loext:opacity="100%" style:font-name="Ｍ1" fo:font-size="6pt" fo:background-color="#ffffff" style:font-name-asian="Ｍ1" style:font-size-asian="6pt" style:font-name-complex="Ｍ1" style:font-size-complex="6pt"/>
    </style:style>
    <style:style style:name="T9" style:family="text">
      <style:text-properties fo:color="#000000" loext:opacity="100%" style:font-name="�1" fo:font-size="10pt" style:font-name-asian="�1" style:font-size-asian="10pt" style:font-name-complex="�1" style:font-size-complex="10pt"/>
    </style:style>
    <style:style style:name="T10" style:family="text">
      <style:text-properties fo:color="#000000" loext:opacity="100%" style:font-name="Ｍ1" fo:font-size="9pt" fo:font-weight="bold" style:font-name-asian="Ｍ1" style:font-size-asian="9pt" style:font-weight-asian="bold" style:font-name-complex="Ｍ1" style:font-size-complex="9pt" style:font-weight-complex="bold"/>
    </style:style>
    <style:style style:name="T11" style:family="text">
      <style:text-properties fo:color="#000000" loext:opacity="100%" style:font-name="Matura MT Script Capitals" fo:font-size="9pt" style:font-name-asian="Matura MT Script Capitals" style:font-size-asian="9pt" style:font-name-complex="Matura MT Script Capitals" style:font-size-complex="9pt"/>
    </style:style>
    <style:style style:name="T12" style:family="text">
      <style:text-properties fo:color="#ff00ff" loext:opacity="100%" style:font-name="Ｍ1" fo:font-size="10pt" style:font-name-asian="Ｍ1" style:font-size-asian="10pt" style:font-name-complex="Ｍ1" style:font-size-complex="10pt"/>
    </style:style>
    <style:style style:name="T13" style:family="text">
      <style:text-properties fo:color="#000000" loext:opacity="100%" style:font-name="Ｍ1" fo:font-size="8pt" fo:background-color="#ffffff" style:font-name-asian="Ｍ1" style:font-size-asian="8pt" style:font-name-complex="Ｍ1" style:font-size-complex="8pt"/>
    </style:style>
    <style:style style:name="T14" style:family="text">
      <style:text-properties fo:color="#ff00ff" loext:opacity="100%" style:font-name="Ｍ1" fo:font-size="8pt" style:font-name-asian="Ｍ1" style:font-size-asian="8pt" style:font-name-complex="Ｍ1" style:font-size-complex="8pt"/>
    </style:style>
    <style:style style:name="T15" style:family="text">
      <style:text-properties fo:color="#ff00ff" loext:opacity="100%" style:font-name="Ｍ1" fo:font-size="6pt" style:font-name-asian="Ｍ1" style:font-size-asian="6pt" style:font-name-complex="Ｍ1" style:font-size-complex="6pt"/>
    </style:style>
    <style:style style:name="T16" style:family="text">
      <style:text-properties fo:color="#ff00ff" loext:opacity="100%" style:font-name="Ｍ1" fo:font-size="8pt" fo:background-color="#ffffff" style:font-name-asian="Ｍ1" style:font-size-asian="8pt" style:font-name-complex="Ｍ1"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K_024_01" draw:style-name="dp1" draw:master-page-name="PM0">
        <draw:g>
          <draw:polygon draw:style-name="gr1" draw:text-style-name="P1" draw:layer="layout" svg:width="3.651cm" svg:height="9.842cm" svg:x="15.042cm" svg:y="13.349cm" svg:viewBox="0 0 3652 9843" draw:points="0,9843 3652,9843 3652,0 0,0">
            <text:p/>
          </draw:polygon>
          <draw:polygon draw:style-name="gr2" draw:text-style-name="P2" draw:layer="layout" svg:width="3.651cm" svg:height="9.842cm" svg:x="15.042cm" svg:y="13.349cm" svg:viewBox="0 0 3652 9843" draw:points="0,9843 3652,9843 3652,0 0,0">
            <text:p/>
          </draw:polygon>
        </draw:g>
        <draw:g>
          <draw:g>
            <draw:path draw:style-name="gr1" draw:text-style-name="P1" draw:layer="layout" svg:width="2.262cm" svg:height="1.486cm" svg:x="15.835cm" svg:y="17.894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5.835cm" svg:y="17.894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5.835cm" svg:y="18.297cm">
            <draw:text-box>
              <text:p text:style-name="P3"><text:span text:style-name="T1">控除データ用販売実績明細</text:span></text:p>
            </draw:text-box>
          </draw:frame>
        </draw:g>
        <draw:frame draw:style-name="gr4" draw:text-style-name="P4" draw:layer="layout" svg:width="11.591cm" svg:height="0.635cm" svg:x="1.392cm" svg:y="28.196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45cm" svg:y="0.573cm" svg:viewBox="0 0 13153 954" draw:points="0,954 13153,954 13153,0 0,0">
            <text:p/>
          </draw:polygon>
          <draw:frame draw:style-name="gr5" draw:text-style-name="P4" draw:layer="layout" svg:width="13.152cm" svg:height="0.953cm" svg:x="10.045cm" svg:y="0.573cm">
            <draw:text-box>
              <text:p text:style-name="P3"><text:span text:style-name="T2">説明</text:span><text:span text:style-name="T2">: <text:s/></text:span><text:span text:style-name="T2">控除マスタ登録から控除データ作成</text:span></text:p>
            </draw:text-box>
          </draw:frame>
        </draw:g>
        <draw:g>
          <draw:polygon draw:style-name="gr2" draw:text-style-name="P2" draw:layer="layout" svg:width="8.599cm" svg:height="0.953cm" svg:x="1.449cm" svg:y="0.573cm" svg:viewBox="0 0 8600 954" draw:points="0,954 8600,954 8600,0 0,0">
            <text:p/>
          </draw:polygon>
          <draw:frame draw:style-name="gr5" draw:text-style-name="P4" draw:layer="layout" svg:width="8.599cm" svg:height="0.953cm" svg:x="1.449cm" svg:y="0.573cm">
            <draw:text-box>
              <text:p text:style-name="P3"><text:span text:style-name="T2">MD050_SPF_COK_024</text:span><text:span text:style-name="T2">　収益認識</text:span></text:p>
            </draw:text-box>
          </draw:frame>
        </draw:g>
        <draw:frame draw:style-name="gr4" draw:text-style-name="P4" draw:layer="layout" svg:width="3.971cm" svg:height="0.635cm" svg:x="37.483cm" svg:y="28.196cm">
          <draw:text-box>
            <text:p text:style-name="P5"><text:span text:style-name="T1">1 / 15</text:span></text:p>
          </draw:text-box>
        </draw:frame>
        <draw:g>
          <draw:polygon draw:style-name="gr6" draw:text-style-name="P2" draw:layer="layout" svg:width="39.292cm" svg:height="22.543cm" svg:x="1.398cm" svg:y="2.263cm" svg:viewBox="0 0 39293 22544" draw:points="0,22544 39293,22544 39293,0 0,0">
            <text:p/>
          </draw:polygon>
          <draw:frame draw:style-name="gr7" draw:text-style-name="P2" draw:layer="layout" svg:width="39.292cm" svg:height="22.543cm" svg:x="1.398cm" svg:y="2.263cm">
            <draw:text-box>
              <text:p/>
            </draw:text-box>
          </draw:frame>
        </draw:g>
        <draw:g>
          <draw:polygon draw:style-name="gr2" draw:text-style-name="P2" draw:layer="layout" svg:width="2.143cm" svg:height="0.953cm" svg:x="24.785cm" svg:y="0.573cm" svg:viewBox="0 0 2144 954" draw:points="0,954 2144,954 2144,0 0,0">
            <text:p/>
          </draw:polygon>
          <draw:frame draw:style-name="gr5" draw:text-style-name="P4" draw:layer="layout" svg:width="2.143cm" svg:height="0.953cm" svg:x="24.785cm" svg:y="0.573cm">
            <draw:text-box>
              <text:p text:style-name="P3"><text:span text:style-name="T2">2020/08/31</text:span></text:p>
            </draw:text-box>
          </draw:frame>
        </draw:g>
        <draw:g>
          <draw:polygon draw:style-name="gr2" draw:text-style-name="P2" draw:layer="layout" svg:width="1.59cm" svg:height="0.953cm" svg:x="23.198cm" svg:y="0.573cm" svg:viewBox="0 0 1591 954" draw:points="0,954 1591,954 1591,0 0,0">
            <text:p/>
          </draw:polygon>
          <draw:frame draw:style-name="gr5" draw:text-style-name="P4" draw:layer="layout" svg:width="1.59cm" svg:height="0.953cm" svg:x="23.198cm" svg:y="0.573cm">
            <draw:text-box>
              <text:p text:style-name="P3"><text:span text:style-name="T2">作成日</text:span></text:p>
            </draw:text-box>
          </draw:frame>
        </draw:g>
        <draw:g>
          <draw:polygon draw:style-name="gr2" draw:text-style-name="P2" draw:layer="layout" svg:width="2.064cm" svg:height="0.953cm" svg:x="32.167cm" svg:y="0.573cm" svg:viewBox="0 0 2065 954" draw:points="0,954 2065,954 2065,0 0,0">
            <text:p/>
          </draw:polygon>
          <draw:frame draw:style-name="gr5" draw:text-style-name="P4" draw:layer="layout" svg:width="2.064cm" svg:height="0.953cm" svg:x="32.167cm" svg:y="0.573cm">
            <draw:text-box>
              <text:p text:style-name="P3"><text:span text:style-name="T2">2021/12/10</text:span></text:p>
            </draw:text-box>
          </draw:frame>
        </draw:g>
        <draw:g>
          <draw:polygon draw:style-name="gr2" draw:text-style-name="P2" draw:layer="layout" svg:width="1.429cm" svg:height="0.953cm" svg:x="30.739cm" svg:y="0.573cm" svg:viewBox="0 0 1430 954" draw:points="0,954 1430,954 1430,0 0,0">
            <text:p/>
          </draw:polygon>
          <draw:frame draw:style-name="gr5" draw:text-style-name="P4" draw:layer="layout" svg:width="1.429cm" svg:height="0.953cm" svg:x="30.739cm" svg:y="0.573cm">
            <draw:text-box>
              <text:p text:style-name="P3"><text:span text:style-name="T2">更新日</text:span></text:p>
            </draw:text-box>
          </draw:frame>
        </draw:g>
        <draw:g>
          <draw:polygon draw:style-name="gr2" draw:text-style-name="P2" draw:layer="layout" svg:width="2.143cm" svg:height="0.953cm" svg:x="35.739cm" svg:y="0.573cm" svg:viewBox="0 0 2144 954" draw:points="0,954 2144,954 2144,0 0,0">
            <text:p/>
          </draw:polygon>
          <draw:frame draw:style-name="gr5" draw:text-style-name="P4" draw:layer="layout" svg:width="2.143cm" svg:height="0.953cm" svg:x="35.739cm" svg:y="0.573cm">
            <draw:text-box>
              <text:p text:style-name="P3"><text:span text:style-name="T2">SCSK </text:span><text:span text:style-name="T2">郭</text:span></text:p>
            </draw:text-box>
          </draw:frame>
        </draw:g>
        <draw:g>
          <draw:polygon draw:style-name="gr2" draw:text-style-name="P2" draw:layer="layout" svg:width="1.508cm" svg:height="0.953cm" svg:x="34.231cm" svg:y="0.573cm" svg:viewBox="0 0 1509 954" draw:points="0,954 1509,954 1509,0 0,0">
            <text:p/>
          </draw:polygon>
          <draw:frame draw:style-name="gr5" draw:text-style-name="P4" draw:layer="layout" svg:width="1.508cm" svg:height="0.953cm" svg:x="34.231cm" svg:y="0.573cm">
            <draw:text-box>
              <text:p text:style-name="P3"><text:span text:style-name="T2">更新者</text:span></text:p>
            </draw:text-box>
          </draw:frame>
        </draw:g>
        <draw:g>
          <draw:polygon draw:style-name="gr2" draw:text-style-name="P2" draw:layer="layout" svg:width="2.223cm" svg:height="0.953cm" svg:x="28.516cm" svg:y="0.573cm" svg:viewBox="0 0 2224 954" draw:points="0,954 2224,954 2224,0 0,0">
            <text:p/>
          </draw:polygon>
          <draw:frame draw:style-name="gr5" draw:text-style-name="P4" draw:layer="layout" svg:width="2.223cm" svg:height="0.953cm" svg:x="28.516cm" svg:y="0.573cm">
            <draw:text-box>
              <text:p text:style-name="P3"><text:span text:style-name="T2">SCSK</text:span><text:span text:style-name="T2">青木</text:span></text:p>
            </draw:text-box>
          </draw:frame>
        </draw:g>
        <draw:g>
          <draw:polygon draw:style-name="gr2" draw:text-style-name="P2" draw:layer="layout" svg:width="1.588cm" svg:height="0.953cm" svg:x="26.929cm" svg:y="0.573cm" svg:viewBox="0 0 1589 954" draw:points="0,954 1589,954 1589,0 0,0">
            <text:p/>
          </draw:polygon>
          <draw:frame draw:style-name="gr5" draw:text-style-name="P4" draw:layer="layout" svg:width="1.588cm" svg:height="0.953cm" svg:x="26.929cm" svg:y="0.573cm">
            <draw:text-box>
              <text:p text:style-name="P3"><text:span text:style-name="T2">作成者</text:span></text:p>
            </draw:text-box>
          </draw:frame>
        </draw:g>
        <draw:g>
          <draw:polygon draw:style-name="gr2" draw:text-style-name="P2" draw:layer="layout" svg:width="1.866cm" svg:height="0.953cm" svg:x="38.914cm" svg:y="0.573cm" svg:viewBox="0 0 1867 954" draw:points="0,954 1867,954 1867,0 0,0">
            <text:p/>
          </draw:polygon>
          <draw:frame draw:style-name="gr5" draw:text-style-name="P4" draw:layer="layout" svg:width="1.866cm" svg:height="0.953cm" svg:x="38.914cm" svg:y="0.573cm">
            <draw:text-box>
              <text:p text:style-name="P3"><text:span text:style-name="T2">Issue1.1</text:span></text:p>
            </draw:text-box>
          </draw:frame>
        </draw:g>
        <draw:g>
          <draw:polygon draw:style-name="gr2" draw:text-style-name="P2" draw:layer="layout" svg:width="1.032cm" svg:height="0.953cm" svg:x="37.882cm" svg:y="0.573cm" svg:viewBox="0 0 1033 954" draw:points="0,954 1033,954 1033,0 0,0">
            <text:p/>
          </draw:polygon>
          <draw:frame draw:style-name="gr5" draw:text-style-name="P4" draw:layer="layout" svg:width="1.032cm" svg:height="0.953cm" svg:x="37.882cm" svg:y="0.573cm">
            <draw:text-box>
              <text:p text:style-name="P3"><text:span text:style-name="T2">Ver.</text:span></text:p>
            </draw:text-box>
          </draw:frame>
        </draw:g>
        <draw:frame draw:style-name="gr8" draw:text-style-name="P4" draw:layer="layout" svg:width="10.358cm" svg:height="0.537cm" svg:x="16.614cm" svg:y="28.37cm">
          <draw:text-box>
            <text:p text:style-name="P6"><text:span text:style-name="T3">CONFIDENTIAL</text:span><text:span text:style-name="T3">　株式会社伊藤園　日本オラクル株式会社</text:span></text:p>
          </draw:text-box>
        </draw:frame>
        <draw:frame draw:style-name="gr9" draw:layer="layout" svg:width="4.406cm" svg:height="1.017cm" svg:x="36.345cm" svg:y="27.30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3cm" svg:y="28.661cm">
          <draw:text-box>
            <text:p text:style-name="P6"><text:span text:style-name="T3">Copyright © <text:s/>2008, Oracle All rights reserved.</text:span></text:p>
          </draw:text-box>
        </draw:frame>
        <draw:g>
          <draw:polygon draw:style-name="gr10" draw:text-style-name="P2" draw:layer="layout" svg:width="14.526cm" svg:height="7.537cm" svg:x="2.084cm" svg:y="2.796cm" svg:viewBox="0 0 14527 7538" draw:points="0,7538 14527,7538 14527,0 0,0">
            <text:p/>
          </draw:polygon>
          <draw:frame draw:style-name="gr11" draw:text-style-name="P4" draw:layer="layout" svg:width="14.526cm" svg:height="7.537cm" svg:x="2.084cm" svg:y="2.796cm">
            <draw:text-box>
              <text:p text:style-name="P3"><text:span text:style-name="T4">処理概要</text:span></text:p>
              <text:p text:style-name="P3"><text:span text:style-name="T5">・控除マスタの新規登録する。</text:span></text:p>
              <text:p text:style-name="P3"><text:span text:style-name="T5">・控除マスタの削除する。（開始日到来後は特権部署のみ削除可能）</text:span></text:p>
              <text:p text:style-name="P3"><text:span text:style-name="T5">・控除マスタの修正する。（開始日到来前は可能）</text:span></text:p>
              <text:p text:style-name="P3"><text:span text:style-name="T5">　※開始日到来後の修正は新規登録・削除を実施することでデータ対応</text:span></text:p>
              <text:p text:style-name="P3"><text:span text:style-name="T5">・控除マスタの決済情報修正する。</text:span></text:p>
              <text:p text:style-name="P3"><text:span text:style-name="T5"/></text:p>
              <text:p text:style-name="P3"><text:span text:style-name="T5">・開始日が過去の控除マスタを作成した場合は、訴求して控除データを作成する。</text:span></text:p>
              <text:p text:style-name="P3"><text:span text:style-name="T5">・控除マスタを削除した場合は、未払いの控除のデータを削除する。</text:span></text:p>
              <text:p text:style-name="P3"><text:span text:style-name="T5"/></text:p>
              <text:p text:style-name="P3"><text:span text:style-name="T5">・控除マスタ変更後の、マスタおよび控除データを確認する。</text:span></text:p>
              <text:p text:style-name="P3"><text:span text:style-name="T5"/></text:p>
              <text:p text:style-name="P3"><text:span text:style-name="T4">システム利用者</text:span></text:p>
              <text:p text:style-name="P3"><text:span text:style-name="T5"><text:s/></text:span><text:span text:style-name="T5">システム利用者は顧客販促管理部（特権）担当、各部門・拠点担当</text:span></text:p>
              <text:p text:style-name="P3"><text:span text:style-name="T5"/></text:p>
              <text:p text:style-name="P3"><text:span text:style-name="T4">処理タイミング、その他</text:span></text:p>
              <text:p text:style-name="P3"><text:span text:style-name="T5">　・処理タイミングはハンドにて随時とする。 <text:s/></text:span></text:p>
            </draw:text-box>
          </draw:frame>
        </draw:g>
        <draw:g>
          <draw:g>
            <draw:path draw:style-name="gr12" draw:text-style-name="P7" draw:layer="layout" svg:width="10.888cm" svg:height="4.604cm" svg:x="18.303cm" svg:y="2.743cm" svg:viewBox="0 0 10889 4605" svg:d="M317 4605h10255c211 0 317-106 317-317v-3971c0-211-106-317-317-317h-10255c-211 0-317 106-317 317v3971c0 211 106 317 317 317z">
              <text:p/>
            </draw:path>
            <draw:path draw:style-name="gr13" draw:text-style-name="P2" draw:layer="layout" svg:width="10.888cm" svg:height="4.604cm" svg:x="18.303cm" svg:y="2.743cm" svg:viewBox="0 0 10889 4605" svg:d="M317 4605h10255c211 0 317-106 317-317v-3971c0-211-106-317-317-317h-10255c-211 0-317 106-317 317v3971c0 211 106 317 317 317z">
              <text:p/>
            </draw:path>
          </draw:g>
          <draw:frame draw:style-name="gr14" draw:text-style-name="P4" draw:layer="layout" svg:width="10.888cm" svg:height="4.604cm" svg:x="18.303cm" svg:y="2.743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polygon draw:style-name="gr15" draw:text-style-name="P2" draw:layer="layout" svg:width="2.54cm" svg:height="1.905cm" svg:x="11.351cm" svg:y="10.491cm" svg:viewBox="0 0 2541 1906" draw:points="158,0 0,158 0,1747 158,1906 2382,1906 2541,1747 2541,158 2382,0">
            <text:p/>
          </draw:polygon>
        </draw:g>
        <draw:frame draw:style-name="gr16" draw:text-style-name="P4" draw:layer="layout" svg:width="2.54cm" svg:height="0.376cm" svg:x="11.351cm" svg:y="10.491cm">
          <draw:text-box>
            <text:p text:style-name="P3"><text:span text:style-name="T6">COK_024_A01</text:span></text:p>
          </draw:text-box>
        </draw:frame>
        <draw:g>
          <draw:g>
            <draw:path draw:style-name="gr12" draw:text-style-name="P7" draw:layer="layout" svg:width="2.508cm" svg:height="0.601cm" svg:x="11.971cm" svg:y="12.226cm" svg:viewBox="0 0 2509 602" svg:d="M101 602h2306c68 0 102-34 102-101v-400c0-67-34-101-102-101h-2306c-67 0-101 34-101 101v400c0 67 34 101 101 101z">
              <text:p/>
            </draw:path>
            <draw:path draw:style-name="gr15" draw:text-style-name="P2" draw:layer="layout" svg:width="2.508cm" svg:height="0.601cm" svg:x="11.971cm" svg:y="12.226cm" svg:viewBox="0 0 2509 602" svg:d="M101 602h2306c68 0 102-34 102-101v-400c0-67-34-101-102-101h-2306c-67 0-101 34-101 101v400c0 67 34 101 101 101z">
              <text:p/>
            </draw:path>
          </draw:g>
          <draw:frame draw:style-name="gr17" draw:text-style-name="P4" draw:layer="layout" svg:width="2.508cm" svg:height="0.885cm" svg:x="11.971cm" svg:y="12.084cm">
            <draw:text-box>
              <text:p text:style-name="P8"><text:span text:style-name="T1">控除マスタ</text:span><text:span text:style-name="T6">CSV</text:span><text:span text:style-name="T1">アップロード</text:span></text:p>
            </draw:text-box>
          </draw:frame>
        </draw:g>
        <draw:frame draw:style-name="gr18" draw:text-style-name="P4" draw:layer="layout" svg:width="2.54cm" svg:height="1.529cm" svg:x="11.351cm" svg:y="10.867cm">
          <draw:text-box>
            <text:p text:style-name="P3"><text:span text:style-name="T1">控除マスタ</text:span><text:span text:style-name="T6">CSV</text:span><text:span text:style-name="T1">アップロード</text:span></text:p>
          </draw:text-box>
        </draw:frame>
        <draw:path draw:style-name="gr19" draw:text-style-name="P2" draw:layer="layout" svg:width="1.942cm" svg:height="3.496cm" svg:x="13.891cm" svg:y="11.761cm" svg:viewBox="0 0 1943 3497" svg:d="M0 0h609c106 0 159 53 159 158v3181c0 105 53 158 159 158h1016">
          <text:p/>
        </draw:path>
        <draw:g>
          <draw:g>
            <draw:path draw:style-name="gr1" draw:text-style-name="P1" draw:layer="layout" svg:width="2.539cm" svg:height="0.953cm" svg:x="35.878cm" svg:y="15.254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5.878cm" svg:y="15.254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5.878cm" svg:y="15.254cm">
            <draw:text-box>
              <text:p text:style-name="P6"><text:span text:style-name="T2">END</text:span></text:p>
            </draw:text-box>
          </draw:frame>
        </draw:g>
        <draw:line draw:style-name="gr19" draw:text-style-name="P2" draw:layer="layout" svg:x1="6.191cm" svg:y1="11.444cm" svg:x2="8.096cm" svg:y2="11.444cm">
          <text:p/>
        </draw:line>
        <draw:g>
          <draw:g>
            <draw:path draw:style-name="gr1" draw:text-style-name="P1" draw:layer="layout" svg:width="2.539cm" svg:height="0.953cm" svg:x="3.651cm" svg:y="10.967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651cm" svg:y="10.967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651cm" svg:y="10.967cm">
            <draw:text-box>
              <text:p text:style-name="P6"><text:span text:style-name="T2">START</text:span></text:p>
            </draw:text-box>
          </draw:frame>
        </draw:g>
        <draw:line draw:style-name="gr19" draw:text-style-name="P2" draw:layer="layout" svg:x1="9.975cm" svg:y1="11.444cm" svg:x2="11.35cm" svg:y2="11.444cm">
          <text:p/>
        </draw:line>
        <draw:frame draw:style-name="gr21" draw:text-style-name="P4" draw:layer="layout" svg:width="2.897cm" svg:height="2.523cm" svg:x="3.77cm" svg:y="12.019cm">
          <draw:text-box>
            <text:p text:style-name="P3"><text:span text:style-name="T1">※</text:span><text:span text:style-name="T1">控除マスタのメンテナンスを開始する。</text:span></text:p>
            <text:p text:style-name="P3"><text:span text:style-name="T1">・新規</text:span></text:p>
            <text:p text:style-name="P3"><text:span text:style-name="T1">・削除</text:span></text:p>
            <text:p text:style-name="P3"><text:span text:style-name="T1">・修正</text:span></text:p>
            <text:p text:style-name="P3"><text:span text:style-name="T1">・決済</text:span></text:p>
          </draw:text-box>
        </draw:frame>
        <draw:frame draw:style-name="gr22" draw:text-style-name="P4" draw:layer="layout" svg:width="2.99cm" svg:height="0.823cm" svg:x="29.395cm" svg:y="17.197cm">
          <draw:text-box>
            <text:p text:style-name="P3"><text:span text:style-name="T1">控除マスタの確認を実施する。</text:span></text:p>
          </draw:text-box>
        </draw:frame>
        <draw:frame draw:style-name="gr23" draw:text-style-name="P4" draw:layer="layout" svg:width="2.54cm" svg:height="0.79cm" svg:x="1.63cm" svg:y="24.911cm">
          <draw:text-box>
            <text:p text:style-name="P3"><text:span text:style-name="T7">凡例</text:span><text:span text:style-name="T7">:</text:span></text:p>
          </draw:text-box>
        </draw:frame>
        <draw:g>
          <draw:g>
            <draw:polygon draw:style-name="gr1" draw:text-style-name="P1" draw:layer="layout" svg:width="1.588cm" svg:height="1.175cm" svg:x="5.234cm" svg:y="26.077cm" svg:viewBox="0 0 1589 1176" draw:points="0,0 0,1176 794,858 1589,1176 1589,0">
              <text:p/>
            </draw:polygon>
            <draw:polygon draw:style-name="gr15" draw:text-style-name="P2" draw:layer="layout" svg:width="1.588cm" svg:height="1.175cm" svg:x="5.234cm" svg:y="26.077cm" svg:viewBox="0 0 1589 1176" draw:points="0,0 0,1176 794,858 1589,1176 1589,0">
              <text:p/>
            </draw:polygon>
          </draw:g>
        </draw:g>
        <draw:frame draw:style-name="gr24" draw:text-style-name="P2" draw:layer="layout" svg:width="1.588cm" svg:height="0.932cm" svg:x="5.234cm" svg:y="25.781cm">
          <draw:text-box>
            <text:p/>
          </draw:text-box>
        </draw:frame>
        <draw:frame draw:style-name="gr25" draw:text-style-name="P2" draw:layer="layout" svg:width="1.588cm" svg:height="1.214cm" svg:x="5.869cm" svg:y="26.557cm">
          <draw:text-box>
            <text:p/>
          </draw:text-box>
        </draw:frame>
        <draw:frame draw:style-name="gr26" draw:text-style-name="P4" draw:layer="layout" svg:width="1.588cm" svg:height="0.677cm" svg:x="5.234cm" svg:y="26.416cm">
          <draw:text-box>
            <text:p text:style-name="P6"><text:span text:style-name="T3">帳票名称</text:span></text:p>
          </draw:text-box>
        </draw:frame>
        <draw:g>
          <draw:g>
            <draw:path draw:style-name="gr12" draw:text-style-name="P7" draw:layer="layout" svg:width="1.767cm" svg:height="0.615cm" svg:x="5.938cm" svg:y="27.081cm" svg:viewBox="0 0 1768 616" svg:d="M76 616h1616c51 0 76-26 76-77v-463c0-51-25-76-76-76h-1616c-51 0-76 25-76 76v463c0 51 25 77 76 77z">
              <text:p/>
            </draw:path>
            <draw:path draw:style-name="gr15" draw:text-style-name="P2" draw:layer="layout" svg:width="1.767cm" svg:height="0.615cm" svg:x="5.938cm" svg:y="27.081cm" svg:viewBox="0 0 1768 616" svg:d="M76 616h1616c51 0 76-26 76-77v-463c0-51-25-76-76-76h-1616c-51 0-76 25-76 76v463c0 51 25 77 76 77z">
              <text:p/>
            </draw:path>
          </draw:g>
          <draw:frame draw:style-name="gr27" draw:text-style-name="P4" draw:layer="layout" svg:width="1.767cm" svg:height="1.045cm" svg:x="5.938cm" svg:y="26.86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74cm" svg:y="26.066cm" svg:viewBox="0 0 2443 1128" draw:points="0,1128 1879,1128 2443,0 563,0">
              <text:p/>
            </draw:polygon>
            <draw:polygon draw:style-name="gr15" draw:text-style-name="P2" draw:layer="layout" svg:width="2.442cm" svg:height="1.127cm" svg:x="15.774cm" svg:y="26.066cm" svg:viewBox="0 0 2443 1128" draw:points="0,1128 1879,1128 2443,0 563,0">
              <text:p/>
            </draw:polygon>
          </draw:g>
          <draw:frame draw:style-name="gr28" draw:text-style-name="P4" draw:layer="layout" svg:width="1.252cm" svg:height="1.127cm" svg:x="16.369cm" svg:y="26.06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62cm" svg:y="26.017cm" svg:viewBox="0 0 1589 1017" draw:points="158,0 0,158 0,858 158,1017 1430,1017 1589,858 1589,158 1430,0">
              <text:p/>
            </draw:polygon>
            <draw:polygon draw:style-name="gr15" draw:text-style-name="P2" draw:layer="layout" svg:width="1.588cm" svg:height="1.016cm" svg:x="7.862cm" svg:y="26.017cm" svg:viewBox="0 0 1589 1017" draw:points="158,0 0,158 0,858 158,1017 1430,1017 1589,858 1589,158 1430,0">
              <text:p/>
            </draw:polygon>
          </draw:g>
        </draw:g>
        <draw:frame draw:style-name="gr24" draw:text-style-name="P2" draw:layer="layout" svg:width="1.588cm" svg:height="0.932cm" svg:x="7.862cm" svg:y="25.721cm">
          <draw:text-box>
            <text:p/>
          </draw:text-box>
        </draw:frame>
        <draw:frame draw:style-name="gr25" draw:text-style-name="P2" draw:layer="layout" svg:width="1.588cm" svg:height="1.214cm" svg:x="8.497cm" svg:y="26.498cm">
          <draw:text-box>
            <text:p/>
          </draw:text-box>
        </draw:frame>
        <draw:frame draw:style-name="gr26" draw:text-style-name="P4" draw:layer="layout" svg:width="1.588cm" svg:height="0.677cm" svg:x="7.862cm" svg:y="26.356cm">
          <draw:text-box>
            <text:p text:style-name="P6"><text:span text:style-name="T3">バッチ名称</text:span></text:p>
          </draw:text-box>
        </draw:frame>
        <draw:g>
          <draw:g>
            <draw:path draw:style-name="gr12" draw:text-style-name="P7" draw:layer="layout" svg:width="1.767cm" svg:height="0.615cm" svg:x="8.566cm" svg:y="27.022cm" svg:viewBox="0 0 1768 616" svg:d="M76 616h1616c51 0 76-26 76-77v-463c0-51-25-76-76-76h-1616c-51 0-76 25-76 76v463c0 51 25 77 76 77z">
              <text:p/>
            </draw:path>
            <draw:path draw:style-name="gr15" draw:text-style-name="P2" draw:layer="layout" svg:width="1.767cm" svg:height="0.615cm" svg:x="8.566cm" svg:y="27.022cm" svg:viewBox="0 0 1768 616" svg:d="M76 616h1616c51 0 76-26 76-77v-463c0-51-25-76-76-76h-1616c-51 0-76 25-76 76v463c0 51 25 77 76 77z">
              <text:p/>
            </draw:path>
          </draw:g>
          <draw:frame draw:style-name="gr27" draw:text-style-name="P4" draw:layer="layout" svg:width="1.767cm" svg:height="1.045cm" svg:x="8.566cm" svg:y="26.807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817cm" svg:y="25.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817cm" svg:y="25.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817cm" svg:y="26.333cm">
            <draw:text-box>
              <text:p text:style-name="P6"><text:span text:style-name="T3">テーブル名称</text:span></text:p>
            </draw:text-box>
          </draw:frame>
        </draw:g>
        <draw:g>
          <draw:polygon draw:style-name="gr1" draw:text-style-name="P1" draw:layer="layout" svg:width="1.283cm" svg:height="1.283cm" svg:x="2.482cm" svg:y="26.109cm" svg:viewBox="0 0 1284 1284" draw:points="280,843 0,843 0,1284 1284,1284 1284,843 1003,843 1003,782 1123,782 1123,0 160,0 160,782 280,782">
            <text:p/>
          </draw:polygon>
          <draw:path draw:style-name="gr2" draw:text-style-name="P2" draw:layer="layout" svg:width="1.283cm" svg:height="1.283cm" svg:x="2.482cm" svg:y="26.109cm" svg:viewBox="0 0 1284 1284" svg:d="M280 843h-280v441h1284v-441h-281v-61h120v-782h-963v782h120zM280 843h723M280 782h723">
            <text:p/>
          </draw:path>
        </draw:g>
        <draw:g>
          <draw:path draw:style-name="gr1" draw:text-style-name="P1" draw:layer="layout" svg:width="0.521cm" svg:height="0.361cm" svg:x="3.144cm" svg:y="26.991cm" svg:viewBox="0 0 522 362" svg:d="M0 362h422v-362h-422zM462 60h60v-60h-60z">
            <text:p/>
          </draw:path>
          <draw:path draw:style-name="gr15" draw:text-style-name="P2" draw:layer="layout" svg:width="0.521cm" svg:height="0.361cm" svg:x="3.144cm" svg:y="26.991cm" svg:viewBox="0 0 522 362" svg:d="M0 362h422v-362h-422zM0 121h422M0 241h422M20 181h382M240 221h121v-80h-121zM462 60h60v-60h-60z">
            <text:p/>
          </draw:path>
        </draw:g>
        <draw:g>
          <draw:path draw:style-name="gr30" draw:text-style-name="P9" draw:layer="layout" svg:width="1.203cm" svg:height="0.862cm" svg:x="2.522cm" svg:y="26.19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522cm" svg:y="26.19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66cm" svg:y="27.392cm">
          <draw:text-box>
            <text:p text:style-name="P6"><text:span text:style-name="T8">画面名称</text:span></text:p>
          </draw:text-box>
        </draw:frame>
        <draw:g>
          <draw:g>
            <draw:path draw:style-name="gr12" draw:text-style-name="P7" draw:layer="layout" svg:width="1.767cm" svg:height="0.615cm" svg:x="3.197cm" svg:y="26.817cm" svg:viewBox="0 0 1768 616" svg:d="M76 616h1616c51 0 76-26 76-77v-463c0-51-25-76-76-76h-1616c-51 0-76 25-76 76v463c0 51 25 77 76 77z">
              <text:p/>
            </draw:path>
            <draw:path draw:style-name="gr15" draw:text-style-name="P2" draw:layer="layout" svg:width="1.767cm" svg:height="0.615cm" svg:x="3.197cm" svg:y="26.817cm" svg:viewBox="0 0 1768 616" svg:d="M76 616h1616c51 0 76-26 76-77v-463c0-51-25-76-76-76h-1616c-51 0-76 25-76 76v463c0 51 25 77 76 77z">
              <text:p/>
            </draw:path>
          </draw:g>
          <draw:frame draw:style-name="gr27" draw:text-style-name="P4" draw:layer="layout" svg:width="1.767cm" svg:height="1.045cm" svg:x="3.197cm" svg:y="26.602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86cm" svg:y="26.112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86cm" svg:y="26.112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86cm" svg:y="26.112cm">
            <draw:text-box>
              <text:p text:style-name="P6"><text:span text:style-name="T3">番号</text:span></text:p>
            </draw:text-box>
          </draw:frame>
        </draw:g>
        <draw:g>
          <draw:g>
            <draw:path draw:style-name="gr1" draw:text-style-name="P1" draw:layer="layout" svg:width="2.117cm" svg:height="0.794cm" svg:x="23.199cm" svg:y="26.18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99cm" svg:y="26.18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99cm" svg:y="26.188cm">
            <draw:text-box>
              <text:p text:style-name="P6"><text:span text:style-name="T3">START/END</text:span></text:p>
            </draw:text-box>
          </draw:frame>
        </draw:g>
        <draw:g>
          <draw:path draw:style-name="gr1" draw:text-style-name="P1" draw:layer="layout" svg:width="0.397cm" svg:height="0.397cm" svg:x="25.884cm" svg:y="26.198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84cm" svg:y="26.198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83cm" svg:y="26.158cm" svg:viewBox="0 0 1995 954" svg:d="M1995 477l-275-477v239h-1522v-1c0 35-9 70-26 100-18 30-43 55-73 72-30 18-64 27-99 27v279h1720v238z">
              <text:p/>
            </draw:path>
            <draw:path draw:style-name="gr15" draw:text-style-name="P2" draw:layer="layout" svg:width="1.994cm" svg:height="0.953cm" svg:x="26.083cm" svg:y="26.158cm" svg:viewBox="0 0 1995 954" svg:d="M1995 477l-275-477v239h-1522v-1c0 35-9 70-26 100-18 30-43 55-73 72-30 18-64 27-99 27v279h1720v238z">
              <text:p/>
            </draw:path>
          </draw:g>
          <draw:frame draw:style-name="gr33" draw:text-style-name="P4" draw:layer="layout" svg:width="1.676cm" svg:height="0.496cm" svg:x="26.242cm" svg:y="26.386cm">
            <draw:text-box>
              <text:p text:style-name="P10"><text:span text:style-name="T3">定期的イベント</text:span></text:p>
            </draw:text-box>
          </draw:frame>
        </draw:g>
        <draw:g>
          <draw:g>
            <draw:path draw:style-name="gr1" draw:text-style-name="P1" draw:layer="layout" svg:width="1.733cm" svg:height="1.399cm" svg:x="13.389cm" svg:y="25.843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89cm" svg:y="25.843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89cm" svg:y="26.256cm">
            <draw:text-box>
              <text:p text:style-name="P6"><text:span text:style-name="T3">領域名：テーブル名称</text:span></text:p>
            </draw:text-box>
          </draw:frame>
        </draw:g>
        <draw:g>
          <draw:g>
            <draw:polygon draw:style-name="gr1" draw:text-style-name="P1" draw:layer="layout" svg:width="1.905cm" svg:height="0.953cm" svg:x="28.709cm" svg:y="26.125cm" svg:viewBox="0 0 1906 954" draw:points="0,954 1667,954 1906,477 1667,0 0,0 238,477">
              <text:p/>
            </draw:polygon>
            <draw:polygon draw:style-name="gr15" draw:text-style-name="P2" draw:layer="layout" svg:width="1.905cm" svg:height="0.953cm" svg:x="28.709cm" svg:y="26.125cm" svg:viewBox="0 0 1906 954" draw:points="0,954 1667,954 1906,477 1667,0 0,0 238,477">
              <text:p/>
            </draw:polygon>
          </draw:g>
          <draw:frame draw:style-name="gr20" draw:text-style-name="P4" draw:layer="layout" svg:width="1.905cm" svg:height="0.953cm" svg:x="28.709cm" svg:y="26.12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815cm" svg:y="27.207cm" svg:viewBox="0 0 1747 443" draw:points="0,443 1747,443 1747,0 0,0">
            <text:p/>
          </draw:polygon>
          <draw:frame draw:style-name="gr35" draw:text-style-name="P4" draw:layer="layout" svg:width="1.746cm" svg:height="0.442cm" svg:x="28.815cm" svg:y="27.207cm">
            <draw:text-box>
              <text:p text:style-name="P6"><text:span text:style-name="T3">SPF</text:span><text:span text:style-name="T3">接続ポイント</text:span></text:p>
            </draw:text-box>
          </draw:frame>
        </draw:g>
        <draw:g>
          <draw:g>
            <draw:path draw:style-name="gr1" draw:text-style-name="P1" draw:layer="layout" svg:width="2.226cm" svg:height="1.887cm" svg:x="20.421cm" svg:y="25.64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421cm" svg:y="25.64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421cm" svg:y="25.64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g>
          <draw:g>
            <draw:path draw:style-name="gr1" draw:text-style-name="P1" draw:layer="layout" svg:width="2.262cm" svg:height="1.486cm" svg:x="15.835cm" svg:y="16.884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5.835cm" svg:y="16.884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4" draw:layer="layout" svg:width="2.262cm" svg:height="1.303cm" svg:x="15.835cm" svg:y="17.117cm">
            <draw:text-box>
              <text:p text:style-name="P3"><text:span text:style-name="T1">控除データ用販売実績ヘッダー</text:span></text:p>
            </draw:text-box>
          </draw:frame>
        </draw:g>
        <draw:frame draw:style-name="gr38" draw:text-style-name="P4" draw:layer="layout" svg:width="3.916cm" svg:height="3.175cm" svg:x="19.897cm" svg:y="12.872cm">
          <draw:text-box>
            <text:p text:style-name="P3"><text:span text:style-name="T1">・控除マスタの開始日が</text:span></text:p>
            <text:p text:style-name="P3"><text:span text:style-name="T1">過去の場合は、販売控除データのリカバリーを行う。</text:span></text:p>
            <text:p text:style-name="P3"><text:span text:style-name="T1">・未払の控除情報に変更が発生する場合は、既存の控除を削除する。</text:span></text:p>
          </draw:text-box>
        </draw:frame>
        <draw:frame draw:style-name="gr39" draw:text-style-name="P4" draw:layer="layout" svg:width="2.99cm" svg:height="0.582cm" svg:x="29.541cm" svg:y="21.815cm">
          <draw:text-box>
            <text:p text:style-name="P3"><text:span text:style-name="T1">控除情報の確認する</text:span></text:p>
          </draw:text-box>
        </draw:frame>
        <draw:g>
          <draw:g>
            <draw:polygon draw:style-name="gr1" draw:text-style-name="P1" draw:layer="layout" svg:width="2.442cm" svg:height="1.127cm" svg:x="7.815cm" svg:y="10.88cm" svg:viewBox="0 0 2443 1128" draw:points="0,1128 1879,1128 2443,0 563,0">
              <text:p/>
            </draw:polygon>
            <draw:polygon draw:style-name="gr15" draw:text-style-name="P2" draw:layer="layout" svg:width="2.442cm" svg:height="1.127cm" svg:x="7.815cm" svg:y="10.88cm" svg:viewBox="0 0 2443 1128" draw:points="0,1128 1879,1128 2443,0 563,0">
              <text:p/>
            </draw:polygon>
          </draw:g>
          <draw:frame draw:style-name="gr40" draw:text-style-name="P4" draw:layer="layout" svg:width="1.252cm" svg:height="1.544cm" svg:x="8.409cm" svg:y="10.672cm">
            <draw:text-box>
              <text:p text:style-name="P3"><text:span text:style-name="T1">控除マスタ</text:span><text:span text:style-name="T6">CSV</text:span><text:span text:style-name="T1">ファイル</text:span></text:p>
            </draw:text-box>
          </draw:frame>
        </draw:g>
        <draw:g>
          <draw:polygon draw:style-name="gr15" draw:text-style-name="P2" draw:layer="layout" svg:width="2.54cm" svg:height="1.905cm" svg:x="18.613cm" svg:y="10.491cm" svg:viewBox="0 0 2541 1906" draw:points="158,0 0,158 0,1747 158,1906 2382,1906 2541,1747 2541,158 2382,0">
            <text:p/>
          </draw:polygon>
        </draw:g>
        <draw:frame draw:style-name="gr16" draw:text-style-name="P4" draw:layer="layout" svg:width="2.54cm" svg:height="0.376cm" svg:x="18.613cm" svg:y="10.491cm">
          <draw:text-box>
            <text:p text:style-name="P3"><text:span text:style-name="T6">COK_024_A09_</text:span></text:p>
          </draw:text-box>
        </draw:frame>
        <draw:g>
          <draw:g>
            <draw:path draw:style-name="gr12" draw:text-style-name="P7" draw:layer="layout" svg:width="2.508cm" svg:height="0.601cm" svg:x="19.233cm" svg:y="12.226cm" svg:viewBox="0 0 2509 602" svg:d="M101 602h2306c68 0 102-34 102-101v-400c0-67-34-101-102-101h-2306c-67 0-101 34-101 101v400c0 67 34 101 101 101z">
              <text:p/>
            </draw:path>
            <draw:path draw:style-name="gr15" draw:text-style-name="P2" draw:layer="layout" svg:width="2.508cm" svg:height="0.601cm" svg:x="19.233cm" svg:y="12.226cm" svg:viewBox="0 0 2509 602" svg:d="M101 602h2306c68 0 102-34 102-101v-400c0-67-34-101-102-101h-2306c-67 0-101 34-101 101v400c0 67 34 101 101 101z">
              <text:p/>
            </draw:path>
          </draw:g>
          <draw:frame draw:style-name="gr41" draw:text-style-name="P4" draw:layer="layout" svg:width="2.508cm" svg:height="0.851cm" svg:x="19.233cm" svg:y="12.101cm">
            <draw:text-box>
              <text:p text:style-name="P8"><text:span text:style-name="T1">控除データリカバリー</text:span></text:p>
            </draw:text-box>
          </draw:frame>
        </draw:g>
        <draw:frame draw:style-name="gr18" draw:text-style-name="P4" draw:layer="layout" svg:width="2.54cm" svg:height="1.529cm" svg:x="18.613cm" svg:y="10.867cm">
          <draw:text-box>
            <text:p text:style-name="P3"><text:span text:style-name="T1">控除データリカバリー</text:span></text:p>
          </draw:text-box>
        </draw:frame>
        <draw:line draw:style-name="gr19" draw:text-style-name="P2" draw:layer="layout" svg:x1="13.891cm" svg:y1="11.444cm" svg:x2="18.613cm" svg:y2="11.444cm">
          <text:p/>
        </draw:line>
        <draw:g>
          <draw:g>
            <draw:path draw:style-name="gr1" draw:text-style-name="P1" draw:layer="layout" svg:width="2.262cm" svg:height="1.263cm" svg:x="15.832cm" svg:y="15.465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5.832cm" svg:y="15.465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5.832cm" svg:y="15.928cm">
            <draw:text-box>
              <text:p text:style-name="P6"><text:span text:style-name="T1">控除詳細</text:span></text:p>
            </draw:text-box>
          </draw:frame>
        </draw:g>
        <draw:g>
          <draw:g>
            <draw:path draw:style-name="gr1" draw:text-style-name="P1" draw:layer="layout" svg:width="2.262cm" svg:height="1.263cm" svg:x="15.832cm" svg:y="14.625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5.832cm" svg:y="14.625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5.832cm" svg:y="15.088cm">
            <draw:text-box>
              <text:p text:style-name="P6"><text:span text:style-name="T1">控除条件</text:span></text:p>
            </draw:text-box>
          </draw:frame>
        </draw:g>
        <draw:g>
          <draw:g>
            <draw:path draw:style-name="gr1" draw:text-style-name="P1" draw:layer="layout" svg:width="2.262cm" svg:height="1.263cm" svg:x="15.838cm" svg:y="13.778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5.838cm" svg:y="13.778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5.838cm" svg:y="14.241cm">
            <draw:text-box>
              <text:p text:style-name="P6"><text:span text:style-name="T1">排他制御管理</text:span></text:p>
            </draw:text-box>
          </draw:frame>
        </draw:g>
        <draw:g>
          <draw:g>
            <draw:path draw:style-name="gr1" draw:text-style-name="P1" draw:layer="layout" svg:width="2.262cm" svg:height="1.486cm" svg:x="15.835cm" svg:y="19.48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5.835cm" svg:y="19.48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4" draw:layer="layout" svg:width="2.262cm" svg:height="1.303cm" svg:x="15.835cm" svg:y="19.715cm">
            <draw:text-box>
              <text:p text:style-name="P3"><text:span text:style-name="T1">控除データ用実績振替（</text:span><text:span text:style-name="T1">EDI)</text:span></text:p>
            </draw:text-box>
          </draw:frame>
        </draw:g>
        <draw:g>
          <draw:g>
            <draw:path draw:style-name="gr1" draw:text-style-name="P1" draw:layer="layout" svg:width="2.262cm" svg:height="1.486cm" svg:x="15.835cm" svg:y="21.04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5.835cm" svg:y="21.04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5.835cm" svg:y="21.452cm">
            <draw:text-box>
              <text:p text:style-name="P3"><text:span text:style-name="T1">控除データ用実績振替情報</text:span></text:p>
            </draw:text-box>
          </draw:frame>
        </draw:g>
        <draw:g>
          <draw:g>
            <draw:path draw:style-name="gr1" draw:text-style-name="P1" draw:layer="layout" svg:width="2.262cm" svg:height="1.486cm" svg:x="24.09cm" svg:y="19.431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4.09cm" svg:y="19.431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4.09cm" svg:y="19.997cm">
            <draw:text-box>
              <text:p text:style-name="P3"><text:span text:style-name="T1">販売控除情報</text:span></text:p>
            </draw:text-box>
          </draw:frame>
        </draw:g>
        <draw:path draw:style-name="gr19" draw:text-style-name="P2" draw:layer="layout" svg:width="1.786cm" svg:height="1.588cm" svg:x="16.827cm" svg:y="11.761cm" svg:viewBox="0 0 1787 1589" svg:d="M0 1589v-1431c0-105 53-158 158-158h1629">
          <text:p/>
        </draw:path>
        <draw:path draw:style-name="gr44" draw:text-style-name="P2" draw:layer="layout" svg:width="4.154cm" svg:height="7.673cm" svg:x="21.153cm" svg:y="11.761cm" svg:viewBox="0 0 4155 7674" svg:d="M0 0h3997c105 0 158 53 158 158v4023c-19 0-37 4-53 14-16 9-30 22-39 39-9 16-14 34-14 53 0 18 5 36 14 53 9 16 23 29 39 38 16 10 34 15 53 15v3281">
          <text:p/>
        </draw:path>
        <draw:g>
          <draw:g>
            <draw:polygon draw:style-name="gr1" draw:text-style-name="P1" draw:layer="layout" svg:width="2.54cm" svg:height="2.136cm" svg:x="29.528cm" svg:y="14.705cm" svg:viewBox="0 0 2541 2137" draw:points="0,0 0,2137 1271,1820 2541,2137 2541,0">
              <text:p/>
            </draw:polygon>
            <draw:polygon draw:style-name="gr15" draw:text-style-name="P2" draw:layer="layout" svg:width="2.54cm" svg:height="2.136cm" svg:x="29.528cm" svg:y="14.705cm" svg:viewBox="0 0 2541 2137" draw:points="0,0 0,2137 1271,1820 2541,2137 2541,0">
              <text:p/>
            </draw:polygon>
          </draw:g>
        </draw:g>
        <draw:frame draw:style-name="gr45" draw:text-style-name="P4" draw:layer="layout" svg:width="2.54cm" svg:height="0.341cm" svg:x="29.528cm" svg:y="14.776cm">
          <draw:text-box>
            <text:p text:style-name="P3"><text:span text:style-name="T1">COK_024_A02</text:span></text:p>
          </draw:text-box>
        </draw:frame>
        <draw:g>
          <draw:g>
            <draw:path draw:style-name="gr12" draw:text-style-name="P7" draw:layer="layout" svg:width="3.281cm" svg:height="0.612cm" svg:x="30.308cm" svg:y="16.388cm" svg:viewBox="0 0 3282 613" svg:d="M101 613h3080c67 0 101-34 101-102v-410c0-67-34-101-101-101h-3080c-67 0-101 34-101 101v410c0 68 34 102 101 102z">
              <text:p/>
            </draw:path>
            <draw:path draw:style-name="gr15" draw:text-style-name="P2" draw:layer="layout" svg:width="3.281cm" svg:height="0.612cm" svg:x="30.308cm" svg:y="16.388cm" svg:viewBox="0 0 3282 613" svg:d="M101 613h3080c67 0 101-34 101-102v-410c0-67-34-101-101-101h-3080c-67 0-101 34-101 101v410c0 68 34 102 101 102z">
              <text:p/>
            </draw:path>
          </draw:g>
          <draw:frame draw:style-name="gr46" draw:text-style-name="P4" draw:layer="layout" svg:width="3.281cm" svg:height="0.664cm" svg:x="30.308cm" svg:y="16.362cm">
            <draw:text-box>
              <text:p text:style-name="P3"><text:span text:style-name="T1">控除マスタ</text:span><text:span text:style-name="T6">CSV</text:span><text:span text:style-name="T1">出力</text:span></text:p>
            </draw:text-box>
          </draw:frame>
        </draw:g>
        <draw:frame draw:style-name="gr47" draw:text-style-name="P4" draw:layer="layout" svg:width="2.54cm" svg:height="1.566cm" svg:x="29.528cm" svg:y="15.116cm">
          <draw:text-box>
            <text:p text:style-name="P3"><text:span text:style-name="T1">控除マスタ</text:span><text:span text:style-name="T6">CSV</text:span><text:span text:style-name="T1">出力</text:span></text:p>
          </draw:text-box>
        </draw:frame>
        <draw:path draw:style-name="gr19" draw:text-style-name="P2" draw:layer="layout" svg:width="8.374cm" svg:height="4.286cm" svg:x="21.153cm" svg:y="11.444cm" svg:viewBox="0 0 8375 4287" svg:d="M0 0h6946c106 0 159 53 159 158v3970c0 106 53 159 158 159h1112">
          <text:p/>
        </draw:path>
        <draw:g>
          <draw:g>
            <draw:polygon draw:style-name="gr1" draw:text-style-name="P1" draw:layer="layout" svg:width="2.54cm" svg:height="2.136cm" svg:x="29.528cm" svg:y="19.15cm" svg:viewBox="0 0 2541 2137" draw:points="0,0 0,2137 1271,1820 2541,2137 2541,0">
              <text:p/>
            </draw:polygon>
            <draw:polygon draw:style-name="gr15" draw:text-style-name="P2" draw:layer="layout" svg:width="2.54cm" svg:height="2.136cm" svg:x="29.528cm" svg:y="19.15cm" svg:viewBox="0 0 2541 2137" draw:points="0,0 0,2137 1271,1820 2541,2137 2541,0">
              <text:p/>
            </draw:polygon>
          </draw:g>
        </draw:g>
        <draw:frame draw:style-name="gr45" draw:text-style-name="P4" draw:layer="layout" svg:width="2.54cm" svg:height="0.341cm" svg:x="29.528cm" svg:y="19.221cm">
          <draw:text-box>
            <text:p text:style-name="P3"><text:span text:style-name="T1">COK_024_A08</text:span></text:p>
          </draw:text-box>
        </draw:frame>
        <draw:g>
          <draw:g>
            <draw:path draw:style-name="gr12" draw:text-style-name="P7" draw:layer="layout" svg:width="3.281cm" svg:height="0.612cm" svg:x="30.308cm" svg:y="20.833cm" svg:viewBox="0 0 3282 613" svg:d="M101 613h3080c67 0 101-34 101-102v-410c0-67-34-101-101-101h-3080c-67 0-101 34-101 101v410c0 68 34 102 101 102z">
              <text:p/>
            </draw:path>
            <draw:path draw:style-name="gr15" draw:text-style-name="P2" draw:layer="layout" svg:width="3.281cm" svg:height="0.612cm" svg:x="30.308cm" svg:y="20.833cm" svg:viewBox="0 0 3282 613" svg:d="M101 613h3080c67 0 101-34 101-102v-410c0-67-34-101-101-101h-3080c-67 0-101 34-101 101v410c0 68 34 102 101 102z">
              <text:p/>
            </draw:path>
          </draw:g>
          <draw:frame draw:style-name="gr42" draw:text-style-name="P4" draw:layer="layout" svg:width="3.281cm" svg:height="0.623cm" svg:x="30.308cm" svg:y="20.828cm">
            <draw:text-box>
              <text:p text:style-name="P3"><text:span text:style-name="T1">販売控除データ</text:span><text:span text:style-name="T1">CSV</text:span><text:span text:style-name="T1">出力</text:span></text:p>
            </draw:text-box>
          </draw:frame>
        </draw:g>
        <draw:frame draw:style-name="gr47" draw:text-style-name="P4" draw:layer="layout" svg:width="2.54cm" svg:height="1.566cm" svg:x="29.528cm" svg:y="19.561cm">
          <draw:text-box>
            <text:p text:style-name="P3"><text:span text:style-name="T1">販売控除データ</text:span><text:span text:style-name="T1">CSV</text:span><text:span text:style-name="T1">出力</text:span></text:p>
          </draw:text-box>
        </draw:frame>
        <draw:line draw:style-name="gr19" draw:text-style-name="P2" draw:layer="layout" svg:x1="26.353cm" svg:y1="20.175cm" svg:x2="29.528cm" svg:y2="20.175cm">
          <text:p/>
        </draw:line>
        <draw:polyline draw:style-name="gr19" draw:text-style-name="P2" draw:layer="layout" svg:width="3.809cm" svg:height="0cm" svg:x="32.068cm" svg:y="15.73cm" svg:viewBox="0 0 3810 0" draw:points="0,0 2857,0 3810,0">
          <text:p/>
        </draw:polyline>
        <draw:path draw:style-name="gr19" draw:text-style-name="P2" draw:layer="layout" svg:width="11.433cm" svg:height="0.79cm" svg:x="18.094cm" svg:y="15.257cm" svg:viewBox="0 0 11434 791" svg:d="M0 0h638c105 0 158 53 158 158v474c0 106 53 159 159 159h10479">
          <text:p/>
        </draw:path>
        <draw:path draw:style-name="gr19" draw:text-style-name="P2" draw:layer="layout" svg:width="8.374cm" svg:height="8.414cm" svg:x="21.153cm" svg:y="11.444cm" svg:viewBox="0 0 8375 8415" svg:d="M0 0h6946c106 0 159 53 159 158v4340c-19 0-37 5-53 14-16 10-30 23-39 39s-14 34-14 53 5 37 14 53 23 30 39 39 34 14 53 14v3546c0 106 53 159 158 159h1112">
          <text:p/>
        </draw:path>
        <draw:path draw:style-name="gr19" draw:text-style-name="P2" draw:layer="layout" svg:width="3.81cm" svg:height="4.445cm" svg:x="32.068cm" svg:y="15.73cm" svg:viewBox="0 0 3811 4446" svg:d="M0 4446h3007c106 0 159-53 159-159v-4129c0-105 53-158 158-158h487">
          <text:p/>
        </draw:path>
        <draw:path draw:style-name="gr19" draw:text-style-name="P2" draw:layer="layout" svg:width="7.147cm" svg:height="6.783cm" svg:x="18.094cm" svg:y="15.257cm" svg:viewBox="0 0 7148 6784" svg:d="M0 0h638c106 0 158 53 158 158v6467c0 106 53 159 159 159h6193">
          <text:p/>
        </draw:path>
        <draw:g>
          <draw:g>
            <draw:path draw:style-name="gr1" draw:text-style-name="P1" draw:layer="layout" svg:width="0.976cm" svg:height="0.976cm" svg:x="25.241cm" svg:y="21.552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25.241cm" svg:y="21.552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25.241cm" svg:y="21.552cm">
            <draw:text-box>
              <text:p text:style-name="P6"><text:span text:style-name="T3">１</text:span></text:p>
            </draw:text-box>
          </draw:frame>
        </draw:g>
        <draw:frame draw:style-name="gr48" draw:text-style-name="P4" draw:layer="layout" svg:width="1.984cm" svg:height="0.483cm" svg:x="24.765cm" svg:y="22.794cm">
          <draw:text-box>
            <text:p text:style-name="P3"><text:span text:style-name="T1">情報系へ連携</text:span></text:p>
          </draw:text-box>
        </draw:frame>
      </draw:page>
      <draw:page draw:name="COK_024_02" draw:style-name="dp1" draw:master-page-name="PM1">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夜間バッチにて発生した販売実績の控除データを作成</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2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25</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1/12/10</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 </text:span><text:span text:style-name="T2">郭</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1</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116cm" svg:x="2.128cm" svg:y="2.822cm" svg:viewBox="0 0 14527 5117" draw:points="0,5117 14527,5117 14527,0 0,0">
            <text:p/>
          </draw:polygon>
          <draw:frame draw:style-name="gr50" draw:text-style-name="P4" draw:layer="layout" svg:width="14.526cm" svg:height="5.777cm" svg:x="2.128cm" svg:y="2.822cm">
            <draw:text-box>
              <text:p text:style-name="P3"><text:span text:style-name="T4">処理概要</text:span></text:p>
              <text:p text:style-name="P3"><text:span text:style-name="T5">・日次夜間バッチで販売実績情報から控除データ作成用販売実績（中間テーブル）を作成する。</text:span></text:p>
              <text:p text:style-name="P3"><text:span text:style-name="T5">・日次夜間バッチで控除データ作成用販売実績（中間テーブル）の情報と控除マスタから販売控除情報を作成する。</text:span></text:p>
              <text:p text:style-name="P3"><text:span text:style-name="T5">　※本処理は夜間バッチで全ての販売実績が生成された後に開始。</text:span></text:p>
              <text:p text:style-name="P3"><text:span text:style-name="T5">・月に</text:span><text:span text:style-name="T5">1</text:span><text:span text:style-name="T5">度、指定期間（</text:span><text:span text:style-name="T5">36</text:span><text:span text:style-name="T5">ヶ月）経過した控除データ作成用販売実績をパージする。</text:span></text:p>
              <text:p text:style-name="P3"><text:span text:style-name="T4"/></text:p>
              <text:p text:style-name="P3"><text:span text:style-name="T4">システム利用者</text:span></text:p>
              <text:p text:style-name="P3"><text:span text:style-name="T5"><text:s/></text:span><text:span text:style-name="T5">システム管理者</text:span></text:p>
              <text:p text:style-name="P3"><text:span text:style-name="T4"/></text:p>
              <text:p text:style-name="P3"><text:span text:style-name="T4">処理タイミング、その他</text:span></text:p>
              <text:p text:style-name="P3"><text:span text:style-name="T5">　運用時間終了後に</text:span><text:span text:style-name="T5">1</text:span><text:span text:style-name="T5">回／日実行する。</text:span></text:p>
              <text:p text:style-name="P3"><text:span text:style-name="T5"/></text:p>
              <text:p text:style-name="P3"><text:span text:style-name="T5"><text:s/></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polygon draw:style-name="gr15" draw:text-style-name="P2" draw:layer="layout" svg:width="2.54cm" svg:height="1.905cm" svg:x="7.382cm" svg:y="8.586cm" svg:viewBox="0 0 2541 1906" draw:points="158,0 0,158 0,1747 158,1906 2382,1906 2541,1747 2541,158 2382,0">
            <text:p/>
          </draw:polygon>
        </draw:g>
        <draw:frame draw:style-name="gr45" draw:text-style-name="P4" draw:layer="layout" svg:width="2.54cm" svg:height="0.341cm" svg:x="7.382cm" svg:y="8.585cm">
          <draw:text-box>
            <text:p text:style-name="P3"><text:span text:style-name="T1">COK_024_A27</text:span></text:p>
          </draw:text-box>
        </draw:frame>
        <draw:g>
          <draw:g>
            <draw:path draw:style-name="gr12" draw:text-style-name="P7" draw:layer="layout" svg:width="2.508cm" svg:height="0.601cm" svg:x="8.002cm" svg:y="10.321cm" svg:viewBox="0 0 2509 602" svg:d="M101 602h2306c68 0 102-34 102-101v-400c0-67-34-101-102-101h-2306c-67 0-101 34-101 101v400c0 67 34 101 101 101z">
              <text:p/>
            </draw:path>
            <draw:path draw:style-name="gr15" draw:text-style-name="P2" draw:layer="layout" svg:width="2.508cm" svg:height="0.601cm" svg:x="8.002cm" svg:y="10.321cm" svg:viewBox="0 0 2509 602" svg:d="M101 602h2306c68 0 102-34 102-101v-400c0-67-34-101-102-101h-2306c-67 0-101 34-101 101v400c0 67 34 101 101 101z">
              <text:p/>
            </draw:path>
          </draw:g>
          <draw:frame draw:style-name="gr51" draw:text-style-name="P4" draw:layer="layout" svg:width="2.508cm" svg:height="0.601cm" svg:x="8.002cm" svg:y="10.321cm">
            <draw:text-box>
              <text:p text:style-name="P8"><text:span text:style-name="T3">控除用販売実績作成</text:span></text:p>
            </draw:text-box>
          </draw:frame>
        </draw:g>
        <draw:frame draw:style-name="gr47" draw:text-style-name="P4" draw:layer="layout" svg:width="2.54cm" svg:height="1.566cm" svg:x="7.382cm" svg:y="8.925cm">
          <draw:text-box>
            <text:p text:style-name="P6"><text:span text:style-name="T1">控除データ用販売実績作成</text:span></text:p>
          </draw:text-box>
        </draw:frame>
        <draw:line draw:style-name="gr19" draw:text-style-name="P2" draw:layer="layout" svg:x1="4.921cm" svg:y1="9.539cm" svg:x2="7.381cm" svg:y2="9.539cm">
          <text:p/>
        </draw:line>
        <draw:g>
          <draw:g>
            <draw:path draw:style-name="gr1" draw:text-style-name="P1" draw:layer="layout" svg:width="2.539cm" svg:height="0.953cm" svg:x="2.381cm" svg:y="9.062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381cm" svg:y="9.062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381cm" svg:y="9.062cm">
            <draw:text-box>
              <text:p text:style-name="P6"><text:span text:style-name="T2">START</text:span></text:p>
            </draw:text-box>
          </draw:frame>
        </draw:g>
        <draw:path draw:style-name="gr19" draw:text-style-name="P2" draw:layer="layout" svg:width="2.758cm" svg:height="5.485cm" svg:x="9.922cm" svg:y="10.174cm" svg:viewBox="0 0 2759 5486" svg:d="M0 0h1031c106 0 159 53 159 158v5169c0 106 53 159 159 159h1410">
          <text:p/>
        </draw:path>
        <draw:frame draw:style-name="gr52" draw:text-style-name="P4" draw:layer="layout" svg:width="5.239cm" svg:height="2.54cm" svg:x="7.302cm" svg:y="16.047cm">
          <draw:text-box>
            <text:p text:style-name="P3"><text:span text:style-name="T1">当日発生した販売実績情報を控除データ作成用販売実績情報にコピーする。</text:span></text:p>
            <text:p text:style-name="P3"><text:span text:style-name="T1">月に</text:span><text:span text:style-name="T1">1</text:span><text:span text:style-name="T1">度、</text:span><text:span text:style-name="T1">36</text:span><text:span text:style-name="T1">ヶ月経過した販売実績情報を控除データ作成用販売実績情報から削除する。</text:span></text:p>
          </draw:text-box>
        </draw:frame>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g>
          <draw:g>
            <draw:path draw:style-name="gr1" draw:text-style-name="P1" draw:layer="layout" svg:width="2.262cm" svg:height="1.263cm" svg:x="19.639cm" svg:y="12.793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9.639cm" svg:y="12.793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9.639cm" svg:y="13.256cm">
            <draw:text-box>
              <text:p text:style-name="P6"><text:span text:style-name="T1">控除詳細</text:span></text:p>
            </draw:text-box>
          </draw:frame>
        </draw:g>
        <draw:g>
          <draw:g>
            <draw:path draw:style-name="gr1" draw:text-style-name="P1" draw:layer="layout" svg:width="2.262cm" svg:height="1.263cm" svg:x="19.639cm" svg:y="11.974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9.639cm" svg:y="11.974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9.639cm" svg:y="12.436cm">
            <draw:text-box>
              <text:p text:style-name="P6"><text:span text:style-name="T1">控除条件</text:span></text:p>
            </draw:text-box>
          </draw:frame>
        </draw:g>
        <draw:g>
          <draw:g>
            <draw:path draw:style-name="gr1" draw:text-style-name="P1" draw:layer="layout" svg:width="2.262cm" svg:height="1.739cm" svg:x="19.645cm" svg:y="10.65cm" svg:viewBox="0 0 2263 1740" svg:d="M0 282v1176c0 49 52 98 152 141 99 43 242 78 414 103s367 38 566 38c198 0 393-13 565-38s315-60 414-103c100-43 152-92 152-141v-1176c0-49-52-98-152-141-99-43-242-78-414-103s-367-38-566-38c-198 0-393 13-565 38s-315 60-414 103c-100 43-152 92-152 141z">
              <text:p/>
            </draw:path>
            <draw:path draw:style-name="gr2" draw:text-style-name="P2" draw:layer="layout" svg:width="2.262cm" svg:height="1.739cm" svg:x="19.645cm" svg:y="10.65cm" svg:viewBox="0 0 2263 1740" svg:d="M0 282v1176c0 49 52 98 152 141 99 43 242 78 414 103s367 38 566 38c198 0 393-13 565-38s315-60 414-103c100-43 152-92 152-141v-1176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9.645cm" svg:y="11.181cm">
            <draw:text-box>
              <text:p text:style-name="P6"><text:span text:style-name="T1">販売控除連携管理情報</text:span></text:p>
            </draw:text-box>
          </draw:frame>
        </draw:g>
        <draw:g>
          <draw:g>
            <draw:path draw:style-name="gr1" draw:text-style-name="P1" draw:layer="layout" svg:width="2.262cm" svg:height="1.92cm" svg:x="12.68cm" svg:y="16.127cm" svg:viewBox="0 0 2263 1921" svg:d="M0 282v1357c0 49 52 98 152 141 99 43 242 78 414 103s367 38 566 38c198 0 393-13 565-38s315-60 414-103c100-43 152-92 152-141v-1357c0-49-52-98-152-141-99-43-242-78-414-103s-367-38-566-38c-198 0-393 13-565 38s-315 60-414 103c-100 43-152 92-152 141z">
              <text:p/>
            </draw:path>
            <draw:path draw:style-name="gr2" draw:text-style-name="P2" draw:layer="layout" svg:width="2.262cm" svg:height="1.92cm" svg:x="12.68cm" svg:y="16.127cm" svg:viewBox="0 0 2263 1921" svg:d="M0 282v1357c0 49 52 98 152 141 99 43 242 78 414 103s367 38 566 38c198 0 393-13 565-38s315-60 414-103c100-43 152-92 152-141v-1357c0-49-52-98-152-141-99-43-242-78-414-103s-367-38-566-38c-198 0-393 13-565 38s-315 60-414 103c-100 43-152 92-152 141zM0 282c0 50 52 98 152 141 99 43 242 79 414 103 172 25 367 38 566 38 198 0 393-13 565-38 172-24 315-60 414-103 100-43 152-91 152-141">
              <text:p/>
            </draw:path>
          </draw:g>
          <draw:frame draw:style-name="gr37" draw:text-style-name="P4" draw:layer="layout" svg:width="2.262cm" svg:height="1.303cm" svg:x="12.68cm" svg:y="16.577cm">
            <draw:text-box>
              <text:p text:style-name="P3"><text:span text:style-name="T1">控除データ作成用販売実績明細</text:span></text:p>
            </draw:text-box>
          </draw:frame>
        </draw:g>
        <draw:g>
          <draw:g>
            <draw:path draw:style-name="gr1" draw:text-style-name="P1" draw:layer="layout" svg:width="2.262cm" svg:height="1.92cm" svg:x="12.68cm" svg:y="14.698cm" svg:viewBox="0 0 2263 1921" svg:d="M0 282v1357c0 49 52 98 152 141 99 43 242 78 414 103s367 38 566 38c198 0 393-13 565-38s315-60 414-103c100-43 152-92 152-141v-1357c0-49-52-98-152-141-99-43-242-78-414-103s-367-38-566-38c-198 0-393 13-565 38s-315 60-414 103c-100 43-152 92-152 141z">
              <text:p/>
            </draw:path>
            <draw:path draw:style-name="gr2" draw:text-style-name="P2" draw:layer="layout" svg:width="2.262cm" svg:height="1.92cm" svg:x="12.68cm" svg:y="14.698cm" svg:viewBox="0 0 2263 1921" svg:d="M0 282v1357c0 49 52 98 152 141 99 43 242 78 414 103s367 38 566 38c198 0 393-13 565-38s315-60 414-103c100-43 152-92 152-141v-1357c0-49-52-98-152-141-99-43-242-78-414-103s-367-38-566-38c-198 0-393 13-565 38s-315 60-414 103c-100 43-152 92-152 141zM0 282c0 50 52 98 152 141 99 43 242 79 414 103 172 25 367 38 566 38 198 0 393-13 565-38 172-24 315-60 414-103 100-43 152-91 152-141">
              <text:p/>
            </draw:path>
          </draw:g>
          <draw:frame draw:style-name="gr37" draw:text-style-name="P4" draw:layer="layout" svg:width="2.262cm" svg:height="1.303cm" svg:x="12.68cm" svg:y="15.149cm">
            <draw:text-box>
              <text:p text:style-name="P3"><text:span text:style-name="T1">控除データ作成用販売実績ヘッダ</text:span></text:p>
            </draw:text-box>
          </draw:frame>
        </draw:g>
        <draw:g>
          <draw:g>
            <draw:path draw:style-name="gr1" draw:text-style-name="P1" draw:layer="layout" svg:width="2.262cm" svg:height="1.486cm" svg:x="4.088cm" svg:y="12.179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4.088cm" svg:y="12.179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4.088cm" svg:y="12.744cm">
            <draw:text-box>
              <text:p text:style-name="P3"><text:span text:style-name="T1">販売実績明細</text:span></text:p>
            </draw:text-box>
          </draw:frame>
        </draw:g>
        <draw:g>
          <draw:g>
            <draw:path draw:style-name="gr1" draw:text-style-name="P1" draw:layer="layout" svg:width="2.262cm" svg:height="1.486cm" svg:x="4.088cm" svg:y="11.169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4.088cm" svg:y="11.169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4.088cm" svg:y="11.572cm">
            <draw:text-box>
              <text:p text:style-name="P3"><text:span text:style-name="T1">販売実績ヘッダー</text:span></text:p>
            </draw:text-box>
          </draw:frame>
        </draw:g>
        <draw:path draw:style-name="gr19" draw:text-style-name="P2" draw:layer="layout" svg:width="1.032cm" svg:height="2.056cm" svg:x="6.35cm" svg:y="9.856cm" svg:viewBox="0 0 1033 2057" svg:d="M0 2057h318c106 0 159-53 159-158v-1741c0-105 53-158 159-158h397">
          <text:p/>
        </draw:path>
        <draw:g>
          <draw:polygon draw:style-name="gr15" draw:text-style-name="P2" draw:layer="layout" svg:width="2.54cm" svg:height="1.905cm" svg:x="23.336cm" svg:y="8.586cm" svg:viewBox="0 0 2541 1906" draw:points="158,0 0,158 0,1747 158,1906 2382,1906 2541,1747 2541,158 2382,0">
            <text:p/>
          </draw:polygon>
        </draw:g>
        <draw:frame draw:style-name="gr45" draw:text-style-name="P4" draw:layer="layout" svg:width="2.54cm" svg:height="0.341cm" svg:x="23.336cm" svg:y="8.585cm">
          <draw:text-box>
            <text:p text:style-name="P3"><text:span text:style-name="T1">COK_024_A03</text:span></text:p>
          </draw:text-box>
        </draw:frame>
        <draw:g>
          <draw:g>
            <draw:path draw:style-name="gr12" draw:text-style-name="P7" draw:layer="layout" svg:width="2.508cm" svg:height="0.601cm" svg:x="23.956cm" svg:y="10.321cm" svg:viewBox="0 0 2509 602" svg:d="M101 602h2306c68 0 102-34 102-101v-400c0-67-34-101-102-101h-2306c-67 0-101 34-101 101v400c0 67 34 101 101 101z">
              <text:p/>
            </draw:path>
            <draw:path draw:style-name="gr15" draw:text-style-name="P2" draw:layer="layout" svg:width="2.508cm" svg:height="0.601cm" svg:x="23.956cm" svg:y="10.321cm" svg:viewBox="0 0 2509 602" svg:d="M101 602h2306c68 0 102-34 102-101v-400c0-67-34-101-102-101h-2306c-67 0-101 34-101 101v400c0 67 34 101 101 101z">
              <text:p/>
            </draw:path>
          </draw:g>
          <draw:frame draw:style-name="gr51" draw:text-style-name="P4" draw:layer="layout" svg:width="2.508cm" svg:height="0.601cm" svg:x="23.956cm" svg:y="10.321cm">
            <draw:text-box>
              <text:p text:style-name="P8"><text:span text:style-name="T3">控除用販売実績作成</text:span></text:p>
            </draw:text-box>
          </draw:frame>
        </draw:g>
        <draw:frame draw:style-name="gr47" draw:text-style-name="P4" draw:layer="layout" svg:width="2.54cm" svg:height="1.566cm" svg:x="23.336cm" svg:y="8.925cm">
          <draw:text-box>
            <text:p text:style-name="P6"><text:span text:style-name="T1">販売実績・販売控除データの作成</text:span></text:p>
          </draw:text-box>
        </draw:frame>
        <draw:line draw:style-name="gr19" draw:text-style-name="P2" draw:layer="layout" svg:x1="9.922cm" svg:y1="9.539cm" svg:x2="23.336cm" svg:y2="9.539cm">
          <text:p/>
        </draw:line>
        <draw:path draw:style-name="gr19" draw:text-style-name="P2" draw:layer="layout" svg:width="8.394cm" svg:height="5.485cm" svg:x="14.942cm" svg:y="10.174cm" svg:viewBox="0 0 8395 5486" svg:d="M0 5486h3949c106 0 159-53 159-159v-5169c0-105 53-158 159-158h4128">
          <text:p/>
        </draw:path>
        <draw:path draw:style-name="gr19" draw:text-style-name="P2" draw:layer="layout" svg:width="1.435cm" svg:height="2.432cm" svg:x="21.901cm" svg:y="10.174cm" svg:viewBox="0 0 1436 2433" svg:d="M0 2433h317c107 0 160-53 160-158v-2117c0-105 53-158 159-158h800">
          <text:p/>
        </draw:path>
        <draw:g>
          <draw:g>
            <draw:path draw:style-name="gr1" draw:text-style-name="P1" draw:layer="layout" svg:width="2.262cm" svg:height="1.486cm" svg:x="27.424cm" svg:y="11.78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7.424cm" svg:y="11.78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7.424cm" svg:y="12.348cm">
            <draw:text-box>
              <text:p text:style-name="P3"><text:span text:style-name="T1">販売控除情報</text:span></text:p>
            </draw:text-box>
          </draw:frame>
        </draw:g>
        <draw:path draw:style-name="gr19" draw:text-style-name="P2" draw:layer="layout" svg:width="1.548cm" svg:height="2.899cm" svg:x="25.876cm" svg:y="9.856cm" svg:viewBox="0 0 1549 2900" svg:d="M0 0h794c106 0 159 53 159 158v2583c0 106 53 159 159 159h437">
          <text:p/>
        </draw:path>
        <draw:g>
          <draw:g>
            <draw:path draw:style-name="gr1" draw:text-style-name="P1" draw:layer="layout" svg:width="2.539cm" svg:height="0.953cm" svg:x="35.878cm" svg:y="9.062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5.878cm" svg:y="9.062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5.878cm" svg:y="9.062cm">
            <draw:text-box>
              <text:p text:style-name="P6"><text:span text:style-name="T2">END</text:span></text:p>
            </draw:text-box>
          </draw:frame>
        </draw:g>
        <draw:line draw:style-name="gr19" draw:text-style-name="P2" draw:layer="layout" svg:x1="25.876cm" svg:y1="9.539cm" svg:x2="35.877cm" svg:y2="9.539cm">
          <text:p/>
        </draw:line>
        <draw:g>
          <draw:polygon draw:style-name="gr15" draw:text-style-name="P2" draw:layer="layout" svg:width="2.54cm" svg:height="1.905cm" svg:x="12.7cm" svg:y="10.253cm" svg:viewBox="0 0 2541 1906" draw:points="158,0 0,158 0,1747 158,1906 2382,1906 2541,1747 2541,158 2382,0">
            <text:p/>
          </draw:polygon>
        </draw:g>
        <draw:frame draw:style-name="gr45" draw:text-style-name="P4" draw:layer="layout" svg:width="2.54cm" svg:height="0.341cm" svg:x="12.7cm" svg:y="10.252cm">
          <draw:text-box>
            <text:p text:style-name="P3"><text:span text:style-name="T1">COK_024_A27</text:span></text:p>
          </draw:text-box>
        </draw:frame>
        <draw:g>
          <draw:g>
            <draw:path draw:style-name="gr12" draw:text-style-name="P7" draw:layer="layout" svg:width="2.508cm" svg:height="0.601cm" svg:x="13.32cm" svg:y="11.988cm" svg:viewBox="0 0 2509 602" svg:d="M101 602h2306c68 0 102-34 102-101v-400c0-67-34-101-102-101h-2306c-67 0-101 34-101 101v400c0 67 34 101 101 101z">
              <text:p/>
            </draw:path>
            <draw:path draw:style-name="gr15" draw:text-style-name="P2" draw:layer="layout" svg:width="2.508cm" svg:height="0.601cm" svg:x="13.32cm" svg:y="11.988cm" svg:viewBox="0 0 2509 602" svg:d="M101 602h2306c68 0 102-34 102-101v-400c0-67-34-101-102-101h-2306c-67 0-101 34-101 101v400c0 67 34 101 101 101z">
              <text:p/>
            </draw:path>
          </draw:g>
          <draw:frame draw:style-name="gr51" draw:text-style-name="P4" draw:layer="layout" svg:width="2.508cm" svg:height="0.601cm" svg:x="13.32cm" svg:y="11.988cm">
            <draw:text-box>
              <text:p text:style-name="P8"><text:span text:style-name="T3">控除用販売実績パージ</text:span></text:p>
            </draw:text-box>
          </draw:frame>
        </draw:g>
        <draw:frame draw:style-name="gr47" draw:text-style-name="P4" draw:layer="layout" svg:width="2.54cm" svg:height="1.566cm" svg:x="12.7cm" svg:y="10.592cm">
          <draw:text-box>
            <text:p text:style-name="P6"><text:span text:style-name="T1">控除データ用販売実績作成</text:span></text:p>
          </draw:text-box>
        </draw:frame>
        <draw:g>
          <draw:path draw:style-name="gr19" draw:text-style-name="P2" draw:layer="layout" svg:width="2.778cm" svg:height="1.349cm" svg:x="9.922cm" svg:y="9.856cm" svg:viewBox="0 0 2779 1350" svg:d="M0 0h1375c107 0 160 53 160 158v1033c0 106 53 159 159 159h1085">
            <text:p/>
          </draw:path>
          <draw:frame draw:style-name="gr34" draw:text-style-name="P4" draw:layer="layout" svg:width="1.058cm" svg:height="0.791cm" svg:x="10.934cm" svg:y="9.91cm">
            <draw:text-box>
              <text:p text:style-name="P6"><text:span text:style-name="T8">月</text:span><text:span text:style-name="T8">1</text:span><text:span text:style-name="T8">回</text:span></text:p>
              <text:p text:style-name="P6"><text:span text:style-name="T8">起動</text:span></text:p>
            </draw:text-box>
          </draw:frame>
        </draw:g>
        <draw:path draw:style-name="gr19" draw:text-style-name="P2" draw:layer="layout" svg:width="8.096cm" svg:height="1.349cm" svg:x="15.24cm" svg:y="9.856cm" svg:viewBox="0 0 8097 1350" svg:d="M0 1350h317c106 0 159-53 159-159v-1033c0-105 53-158 159-158h7462">
          <text:p/>
        </draw:path>
        <draw:path draw:style-name="gr19" draw:text-style-name="P2" draw:layer="layout" svg:width="0.88cm" svg:height="2.544cm" svg:x="13.017cm" svg:y="12.158cm" svg:viewBox="0 0 881 2545" svg:d="M0 0v317c0 106 53 159 158 159h564c106 0 159 53 159 159v1910">
          <text:p/>
        </draw:path>
        <draw:frame draw:style-name="gr52" draw:text-style-name="P4" draw:layer="layout" svg:width="3.493cm" svg:height="2.54cm" svg:x="22.86cm" svg:y="12.237cm">
          <draw:text-box>
            <text:p text:style-name="P3"><text:span text:style-name="T1">控除データ作成用販売実績と控除マスタから販売控除情報を作成する。</text:span></text:p>
          </draw:text-box>
        </draw:frame>
        <draw:g>
          <draw:g>
            <draw:path draw:style-name="gr1" draw:text-style-name="P1" draw:layer="layout" svg:width="0.976cm" svg:height="0.976cm" svg:x="31.726cm" svg:y="18.587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31.726cm" svg:y="18.587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31.726cm" svg:y="18.587cm">
            <draw:text-box>
              <text:p text:style-name="P6"><text:span text:style-name="T3">２</text:span></text:p>
            </draw:text-box>
          </draw:frame>
        </draw:g>
        <draw:path draw:style-name="gr19" draw:text-style-name="P2" draw:layer="layout" svg:width="2.04cm" svg:height="6.55cm" svg:x="29.686cm" svg:y="12.526cm" svg:viewBox="0 0 2041 6551" svg:d="M0 0h317c106 0 159 53 159 158v6235c0 105 54 158 160 158h1405">
          <text:p/>
        </draw:path>
        <draw:frame draw:style-name="gr48" draw:text-style-name="P4" draw:layer="layout" svg:width="4.763cm" svg:height="0.483cm" svg:x="29.845cm" svg:y="19.857cm">
          <draw:text-box>
            <text:p text:style-name="P3"><text:span text:style-name="T1">入金時値引処理および情報系へ連携</text:span></text:p>
          </draw:text-box>
        </draw:frame>
        <draw:frame draw:style-name="gr22" draw:text-style-name="P4" draw:layer="layout" svg:width="3.4cm" svg:height="0.823cm" svg:x="31.208cm" svg:y="14.022cm">
          <draw:text-box>
            <text:p text:style-name="P3"><text:span text:style-name="T1">翌日以降</text:span></text:p>
            <text:p text:style-name="P3"><text:span text:style-name="T1">控除情報の確認確認する</text:span></text:p>
          </draw:text-box>
        </draw:frame>
        <draw:g>
          <draw:g>
            <draw:polygon draw:style-name="gr1" draw:text-style-name="P1" draw:layer="layout" svg:width="2.54cm" svg:height="2.136cm" svg:x="31.115cm" svg:y="11.53cm" svg:viewBox="0 0 2541 2137" draw:points="0,0 0,2137 1271,1820 2541,2137 2541,0">
              <text:p/>
            </draw:polygon>
            <draw:polygon draw:style-name="gr15" draw:text-style-name="P2" draw:layer="layout" svg:width="2.54cm" svg:height="2.136cm" svg:x="31.115cm" svg:y="11.53cm" svg:viewBox="0 0 2541 2137" draw:points="0,0 0,2137 1271,1820 2541,2137 2541,0">
              <text:p/>
            </draw:polygon>
          </draw:g>
        </draw:g>
        <draw:frame draw:style-name="gr45" draw:text-style-name="P4" draw:layer="layout" svg:width="2.54cm" svg:height="0.341cm" svg:x="31.115cm" svg:y="11.601cm">
          <draw:text-box>
            <text:p text:style-name="P3"><text:span text:style-name="T1">COK_024_A08</text:span></text:p>
          </draw:text-box>
        </draw:frame>
        <draw:g>
          <draw:g>
            <draw:path draw:style-name="gr12" draw:text-style-name="P7" draw:layer="layout" svg:width="3.281cm" svg:height="0.612cm" svg:x="31.896cm" svg:y="13.213cm" svg:viewBox="0 0 3282 613" svg:d="M101 613h3080c67 0 101-34 101-102v-410c0-67-34-101-101-101h-3080c-67 0-101 34-101 101v410c0 68 34 102 101 102z">
              <text:p/>
            </draw:path>
            <draw:path draw:style-name="gr15" draw:text-style-name="P2" draw:layer="layout" svg:width="3.281cm" svg:height="0.612cm" svg:x="31.896cm" svg:y="13.213cm" svg:viewBox="0 0 3282 613" svg:d="M101 613h3080c67 0 101-34 101-102v-410c0-67-34-101-101-101h-3080c-67 0-101 34-101 101v410c0 68 34 102 101 102z">
              <text:p/>
            </draw:path>
          </draw:g>
          <draw:frame draw:style-name="gr42" draw:text-style-name="P4" draw:layer="layout" svg:width="3.281cm" svg:height="0.623cm" svg:x="31.896cm" svg:y="13.208cm">
            <draw:text-box>
              <text:p text:style-name="P3"><text:span text:style-name="T1">販売控除データ</text:span><text:span text:style-name="T1">CSV</text:span><text:span text:style-name="T1">出力</text:span></text:p>
            </draw:text-box>
          </draw:frame>
        </draw:g>
        <draw:frame draw:style-name="gr47" draw:text-style-name="P4" draw:layer="layout" svg:width="2.54cm" svg:height="1.566cm" svg:x="31.115cm" svg:y="11.941cm">
          <draw:text-box>
            <text:p text:style-name="P3"><text:span text:style-name="T1">販売控除データ</text:span><text:span text:style-name="T1">CSV</text:span><text:span text:style-name="T1">出力</text:span></text:p>
          </draw:text-box>
        </draw:frame>
        <draw:path draw:style-name="gr19" draw:text-style-name="P2" draw:layer="layout" svg:width="1.442cm" svg:height="0.006cm" svg:x="29.673cm" svg:y="12.232cm" svg:viewBox="0 0 1443 7" svg:d="M0 0h487c2 0 3 1 3 3 0 3 1 4 3 4h950">
          <text:p/>
        </draw:path>
        <draw:path draw:style-name="gr19" draw:text-style-name="P2" draw:layer="layout" svg:width="2.223cm" svg:height="3.016cm" svg:x="33.655cm" svg:y="9.539cm" svg:viewBox="0 0 2224 3017" svg:d="M0 3017h317c106 0 159-53 159-159v-2700c0-105 53-158 160-158h1588">
          <text:p/>
        </draw:path>
      </draw:page>
      <draw:page draw:name="COK_024_03" draw:style-name="dp1" draw:master-page-name="PM2">
        <draw:g>
          <draw:g>
            <draw:path draw:style-name="gr1" draw:text-style-name="P1" draw:layer="layout" svg:width="2.262cm" svg:height="1.486cm" svg:x="27.464cm" svg:y="13.92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7.464cm" svg:y="13.92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7.464cm" svg:y="14.329cm">
            <draw:text-box>
              <text:p text:style-name="P3"><text:span text:style-name="T1">控除用実績振替情報</text:span></text:p>
            </draw:text-box>
          </draw:frame>
        </draw:g>
        <draw:g>
          <draw:g>
            <draw:path draw:style-name="gr1" draw:text-style-name="P1" draw:layer="layout" svg:width="2.262cm" svg:height="1.486cm" svg:x="27.444cm" svg:y="12.87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7.444cm" svg:y="12.87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7.444cm" svg:y="13.438cm">
            <draw:text-box>
              <text:p text:style-name="P3"><text:span text:style-name="T1">控除振替振戻</text:span></text:p>
            </draw:text-box>
          </draw:frame>
        </draw:g>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夜間バッチにて発生した実績振替（振替割合）の控除データを作成</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3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1/12/10</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 </text:span><text:span text:style-name="T2">郭</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1</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116cm" svg:x="2.128cm" svg:y="2.822cm" svg:viewBox="0 0 14527 5117" draw:points="0,5117 14527,5117 14527,0 0,0">
            <text:p/>
          </draw:polygon>
          <draw:frame draw:style-name="gr53" draw:text-style-name="P4" draw:layer="layout" svg:width="14.526cm" svg:height="6.539cm" svg:x="2.128cm" svg:y="2.822cm">
            <draw:text-box>
              <text:p text:style-name="P3"><text:span text:style-name="T4">処理概要</text:span></text:p>
              <text:p text:style-name="P3"><text:span text:style-name="T5">・日次夜間バッチで販売実績情報から控除データ作成用実績振替情報（中間テーブル）を作成する。</text:span></text:p>
              <text:p text:style-name="P3"><text:span text:style-name="T5">　（締め処理まで速報データは毎日洗替える。）</text:span></text:p>
              <text:p text:style-name="P3"><text:span text:style-name="T5">・控除データ作成用実績振替情報は実績振替テーブルの日別の情報を管理する。</text:span></text:p>
              <text:p text:style-name="P3"><text:span text:style-name="T5">・日次夜間バッチで控除データ作成用実績振替情報（中間テーブル）と控除マスタから販売控除情報を作成する。また前日まで作成した販売控除の速報データは振戻データ（赤データ）として作成する。</text:span></text:p>
              <text:p text:style-name="P3"><text:span text:style-name="T5">　※本処理は夜間バッチで全ての販売実績が生成された後に開始されます。</text:span></text:p>
              <text:p text:style-name="P3"><text:span text:style-name="T4"/></text:p>
              <text:p text:style-name="P3"><text:span text:style-name="T4">システム利用者</text:span></text:p>
              <text:p text:style-name="P3"><text:span text:style-name="T5"><text:s/></text:span><text:span text:style-name="T5">システム管理者</text:span></text:p>
              <text:p text:style-name="P3"><text:span text:style-name="T4"/></text:p>
              <text:p text:style-name="P3"><text:span text:style-name="T4">処理タイミング、その他</text:span></text:p>
              <text:p text:style-name="P3"><text:span text:style-name="T5">　運用時間終了後に</text:span><text:span text:style-name="T5">1</text:span><text:span text:style-name="T5">回／日実行する。</text:span></text:p>
              <text:p text:style-name="P3"><text:span text:style-name="T5"/></text:p>
              <text:p text:style-name="P3"><text:span text:style-name="T5"><text:s/></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polygon draw:style-name="gr15" draw:text-style-name="P2" draw:layer="layout" svg:width="2.54cm" svg:height="1.905cm" svg:x="7.382cm" svg:y="8.586cm" svg:viewBox="0 0 2541 1906" draw:points="158,0 0,158 0,1747 158,1906 2382,1906 2541,1747 2541,158 2382,0">
            <text:p/>
          </draw:polygon>
        </draw:g>
        <draw:frame draw:style-name="gr45" draw:text-style-name="P4" draw:layer="layout" svg:width="2.54cm" svg:height="0.341cm" svg:x="7.382cm" svg:y="8.585cm">
          <draw:text-box>
            <text:p text:style-name="P3"><text:span text:style-name="T1">COK_024_A04</text:span></text:p>
          </draw:text-box>
        </draw:frame>
        <draw:g>
          <draw:g>
            <draw:path draw:style-name="gr12" draw:text-style-name="P7" draw:layer="layout" svg:width="2.508cm" svg:height="0.601cm" svg:x="8.002cm" svg:y="10.321cm" svg:viewBox="0 0 2509 602" svg:d="M101 602h2306c68 0 102-34 102-101v-400c0-67-34-101-102-101h-2306c-67 0-101 34-101 101v400c0 67 34 101 101 101z">
              <text:p/>
            </draw:path>
            <draw:path draw:style-name="gr15" draw:text-style-name="P2" draw:layer="layout" svg:width="2.508cm" svg:height="0.601cm" svg:x="8.002cm" svg:y="10.321cm" svg:viewBox="0 0 2509 602" svg:d="M101 602h2306c68 0 102-34 102-101v-400c0-67-34-101-102-101h-2306c-67 0-101 34-101 101v400c0 67 34 101 101 101z">
              <text:p/>
            </draw:path>
          </draw:g>
          <draw:frame draw:style-name="gr51" draw:text-style-name="P4" draw:layer="layout" svg:width="2.508cm" svg:height="0.601cm" svg:x="8.002cm" svg:y="10.321cm">
            <draw:text-box>
              <text:p text:style-name="P8"><text:span text:style-name="T3">控除用販売実績作成</text:span></text:p>
            </draw:text-box>
          </draw:frame>
        </draw:g>
        <draw:frame draw:style-name="gr47" draw:text-style-name="P4" draw:layer="layout" svg:width="2.54cm" svg:height="1.566cm" svg:x="7.382cm" svg:y="8.925cm">
          <draw:text-box>
            <text:p text:style-name="P6"><text:span text:style-name="T1">控除用実績振替データの作成（振替割合）</text:span></text:p>
          </draw:text-box>
        </draw:frame>
        <draw:line draw:style-name="gr19" draw:text-style-name="P2" draw:layer="layout" svg:x1="4.921cm" svg:y1="9.539cm" svg:x2="7.381cm" svg:y2="9.539cm">
          <text:p/>
        </draw:line>
        <draw:g>
          <draw:g>
            <draw:path draw:style-name="gr1" draw:text-style-name="P1" draw:layer="layout" svg:width="2.539cm" svg:height="0.953cm" svg:x="2.381cm" svg:y="9.062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381cm" svg:y="9.062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381cm" svg:y="9.062cm">
            <draw:text-box>
              <text:p text:style-name="P6"><text:span text:style-name="T2">START</text:span></text:p>
            </draw:text-box>
          </draw:frame>
        </draw:g>
        <draw:path draw:style-name="gr19" draw:text-style-name="P2" draw:layer="layout" svg:width="4.008cm" svg:height="4.604cm" svg:x="9.922cm" svg:y="10.174cm" svg:viewBox="0 0 4009 4605" svg:d="M0 0h2302c106 0 159 53 159 158v4289c0 105 53 158 159 158h1389">
          <text:p/>
        </draw:path>
        <draw:frame draw:style-name="gr52" draw:text-style-name="P4" draw:layer="layout" svg:width="5.556cm" svg:height="2.54cm" svg:x="6.826cm" svg:y="10.967cm">
          <draw:text-box>
            <text:p text:style-name="P3"><text:span text:style-name="T1">最大</text:span><text:span text:style-name="T1">2</text:span><text:span text:style-name="T1">か月分の販売控除情報を作成します。</text:span></text:p>
            <text:p text:style-name="P3"><text:span text:style-name="T1">速報データは毎日洗替えます。</text:span></text:p>
            <text:p text:style-name="P3"><text:span text:style-name="T1">確定データは</text:span><text:span text:style-name="T1">INV</text:span><text:span text:style-name="T1">締めで作成します。</text:span></text:p>
          </draw:text-box>
        </draw:frame>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g>
          <draw:g>
            <draw:path draw:style-name="gr1" draw:text-style-name="P1" draw:layer="layout" svg:width="2.262cm" svg:height="1.263cm" svg:x="19.639cm" svg:y="12.793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9.639cm" svg:y="12.793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9.639cm" svg:y="13.256cm">
            <draw:text-box>
              <text:p text:style-name="P6"><text:span text:style-name="T1">控除詳細</text:span></text:p>
            </draw:text-box>
          </draw:frame>
        </draw:g>
        <draw:g>
          <draw:g>
            <draw:path draw:style-name="gr1" draw:text-style-name="P1" draw:layer="layout" svg:width="2.262cm" svg:height="1.263cm" svg:x="19.639cm" svg:y="11.974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9.639cm" svg:y="11.974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9.639cm" svg:y="12.436cm">
            <draw:text-box>
              <text:p text:style-name="P6"><text:span text:style-name="T1">控除条件</text:span></text:p>
            </draw:text-box>
          </draw:frame>
        </draw:g>
        <draw:g>
          <draw:g>
            <draw:path draw:style-name="gr1" draw:text-style-name="P1" draw:layer="layout" svg:width="2.262cm" svg:height="1.904cm" svg:x="13.93cm" svg:y="13.825cm" svg:viewBox="0 0 2263 1905" svg:d="M0 282v1341c0 49 52 98 152 141 99 43 242 78 414 103s367 38 566 38c198 0 393-13 565-38s315-60 414-103c100-43 152-92 152-141v-1341c0-49-52-98-152-141-99-43-242-78-414-103s-367-38-566-38c-198 0-393 13-565 38s-315 60-414 103c-100 43-152 92-152 141z">
              <text:p/>
            </draw:path>
            <draw:path draw:style-name="gr2" draw:text-style-name="P2" draw:layer="layout" svg:width="2.262cm" svg:height="1.904cm" svg:x="13.93cm" svg:y="13.825cm" svg:viewBox="0 0 2263 1905" svg:d="M0 282v1341c0 49 52 98 152 141 99 43 242 78 414 103s367 38 566 38c198 0 393-13 565-38s315-60 414-103c100-43 152-92 152-141v-1341c0-49-52-98-152-141-99-43-242-78-414-103s-367-38-566-38c-198 0-393 13-565 38s-315 60-414 103c-100 43-152 92-152 141zM0 282c0 50 52 98 152 141 99 43 242 79 414 103 172 25 367 38 566 38 198 0 393-13 565-38 172-24 315-60 414-103 100-43 152-91 152-141">
              <text:p/>
            </draw:path>
          </draw:g>
          <draw:frame draw:style-name="gr54" draw:text-style-name="P4" draw:layer="layout" svg:width="2.262cm" svg:height="1.057cm" svg:x="13.93cm" svg:y="14.391cm">
            <draw:text-box>
              <text:p text:style-name="P3"><text:span text:style-name="T1">控除用実績振替情報</text:span></text:p>
            </draw:text-box>
          </draw:frame>
        </draw:g>
        <draw:g>
          <draw:g>
            <draw:path draw:style-name="gr1" draw:text-style-name="P1" draw:layer="layout" svg:width="2.262cm" svg:height="1.486cm" svg:x="4.088cm" svg:y="13.79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4.088cm" svg:y="13.79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4.088cm" svg:y="14.361cm">
            <draw:text-box>
              <text:p text:style-name="P3"><text:span text:style-name="T1">販売実績明細</text:span></text:p>
            </draw:text-box>
          </draw:frame>
        </draw:g>
        <draw:g>
          <draw:g>
            <draw:path draw:style-name="gr1" draw:text-style-name="P1" draw:layer="layout" svg:width="2.262cm" svg:height="1.486cm" svg:x="4.088cm" svg:y="12.78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4.088cm" svg:y="12.78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4.088cm" svg:y="13.189cm">
            <draw:text-box>
              <text:p text:style-name="P3"><text:span text:style-name="T1">販売実績ヘッダー</text:span></text:p>
            </draw:text-box>
          </draw:frame>
        </draw:g>
        <draw:path draw:style-name="gr19" draw:text-style-name="P2" draw:layer="layout" svg:width="1.032cm" svg:height="3.673cm" svg:x="6.35cm" svg:y="9.856cm" svg:viewBox="0 0 1033 3674" svg:d="M0 3674h119c80 0 119-40 119-119v-3397c0-105 53-158 159-158h636">
          <text:p/>
        </draw:path>
        <draw:g>
          <draw:polygon draw:style-name="gr15" draw:text-style-name="P2" draw:layer="layout" svg:width="2.54cm" svg:height="1.905cm" svg:x="23.336cm" svg:y="8.586cm" svg:viewBox="0 0 2541 1906" draw:points="158,0 0,158 0,1747 158,1906 2382,1906 2541,1747 2541,158 2382,0">
            <text:p/>
          </draw:polygon>
        </draw:g>
        <draw:frame draw:style-name="gr45" draw:text-style-name="P4" draw:layer="layout" svg:width="2.54cm" svg:height="0.341cm" svg:x="23.336cm" svg:y="8.585cm">
          <draw:text-box>
            <text:p text:style-name="P3"><text:span text:style-name="T1">COK_024_A05</text:span></text:p>
          </draw:text-box>
        </draw:frame>
        <draw:g>
          <draw:g>
            <draw:path draw:style-name="gr12" draw:text-style-name="P7" draw:layer="layout" svg:width="2.508cm" svg:height="0.601cm" svg:x="23.956cm" svg:y="10.321cm" svg:viewBox="0 0 2509 602" svg:d="M101 602h2306c68 0 102-34 102-101v-400c0-67-34-101-102-101h-2306c-67 0-101 34-101 101v400c0 67 34 101 101 101z">
              <text:p/>
            </draw:path>
            <draw:path draw:style-name="gr15" draw:text-style-name="P2" draw:layer="layout" svg:width="2.508cm" svg:height="0.601cm" svg:x="23.956cm" svg:y="10.321cm" svg:viewBox="0 0 2509 602" svg:d="M101 602h2306c68 0 102-34 102-101v-400c0-67-34-101-102-101h-2306c-67 0-101 34-101 101v400c0 67 34 101 101 101z">
              <text:p/>
            </draw:path>
          </draw:g>
          <draw:frame draw:style-name="gr55" draw:text-style-name="P4" draw:layer="layout" svg:width="2.508cm" svg:height="0.707cm" svg:x="23.956cm" svg:y="10.268cm">
            <draw:text-box>
              <text:p text:style-name="P8"><text:span text:style-name="T3">販売実績・販売控除データの作成</text:span></text:p>
            </draw:text-box>
          </draw:frame>
        </draw:g>
        <draw:frame draw:style-name="gr47" draw:text-style-name="P4" draw:layer="layout" svg:width="2.54cm" svg:height="1.566cm" svg:x="23.336cm" svg:y="8.925cm">
          <draw:text-box>
            <text:p text:style-name="P6"><text:span text:style-name="T1">実績振替・販売控除データの作成</text:span></text:p>
          </draw:text-box>
        </draw:frame>
        <draw:line draw:style-name="gr19" draw:text-style-name="P2" draw:layer="layout" svg:x1="9.922cm" svg:y1="9.539cm" svg:x2="23.336cm" svg:y2="9.539cm">
          <text:p/>
        </draw:line>
        <draw:path draw:style-name="gr19" draw:text-style-name="P2" draw:layer="layout" svg:width="7.144cm" svg:height="4.604cm" svg:x="16.193cm" svg:y="10.174cm" svg:viewBox="0 0 7145 4605" svg:d="M0 4605h2699c106 0 159-53 159-158v-4289c0-105 53-158 159-158h4128">
          <text:p/>
        </draw:path>
        <draw:path draw:style-name="gr19" draw:text-style-name="P2" draw:layer="layout" svg:width="1.435cm" svg:height="2.432cm" svg:x="21.901cm" svg:y="10.174cm" svg:viewBox="0 0 1436 2433" svg:d="M0 2433h317c107 0 160-53 160-158v-2117c0-105 53-158 159-158h800">
          <text:p/>
        </draw:path>
        <draw:g>
          <draw:g>
            <draw:path draw:style-name="gr1" draw:text-style-name="P1" draw:layer="layout" svg:width="2.262cm" svg:height="1.486cm" svg:x="27.424cm" svg:y="11.86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7.424cm" svg:y="11.86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7.424cm" svg:y="12.427cm">
            <draw:text-box>
              <text:p text:style-name="P3"><text:span text:style-name="T1">販売控除情報</text:span></text:p>
            </draw:text-box>
          </draw:frame>
        </draw:g>
        <draw:path draw:style-name="gr19" draw:text-style-name="P2" draw:layer="layout" svg:width="1.548cm" svg:height="2.978cm" svg:x="25.876cm" svg:y="9.856cm" svg:viewBox="0 0 1549 2979" svg:d="M0 0h794c106 0 159 53 159 158v2662c0 106 53 159 159 159h437">
          <text:p/>
        </draw:path>
        <draw:g>
          <draw:g>
            <draw:path draw:style-name="gr1" draw:text-style-name="P1" draw:layer="layout" svg:width="2.539cm" svg:height="0.953cm" svg:x="36.513cm" svg:y="9.221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6.513cm" svg:y="9.221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6.513cm" svg:y="9.221cm">
            <draw:text-box>
              <text:p text:style-name="P6"><text:span text:style-name="T2">END</text:span></text:p>
            </draw:text-box>
          </draw:frame>
        </draw:g>
        <draw:path draw:style-name="gr19" draw:text-style-name="P2" draw:layer="layout" svg:width="10.636cm" svg:height="0.159cm" svg:x="25.876cm" svg:y="9.539cm" svg:viewBox="0 0 10637 160" svg:d="M0 0h396c53 0 80 27 80 80s26 80 79 80h10082">
          <text:p/>
        </draw:path>
        <draw:frame draw:style-name="gr52" draw:text-style-name="P4" draw:layer="layout" svg:width="3.493cm" svg:height="2.54cm" svg:x="22.939cm" svg:y="12.555cm">
          <draw:text-box>
            <text:p text:style-name="P3"><text:span text:style-name="T1">控除用実績振替情報と</text:span></text:p>
            <text:p text:style-name="P3"><text:span text:style-name="T1">控除マスタから販売控除情報を作成する。</text:span></text:p>
          </draw:text-box>
        </draw:frame>
        <draw:g>
          <draw:g>
            <draw:path draw:style-name="gr1" draw:text-style-name="P1" draw:layer="layout" svg:width="2.262cm" svg:height="1.486cm" svg:x="4.088cm" svg:y="11.73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4.088cm" svg:y="11.73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4.088cm" svg:y="12.135cm">
            <draw:text-box>
              <text:p text:style-name="P3"><text:span text:style-name="T1">売上振替割合情報</text:span></text:p>
            </draw:text-box>
          </draw:frame>
        </draw:g>
        <draw:g>
          <draw:g>
            <draw:path draw:style-name="gr1" draw:text-style-name="P1" draw:layer="layout" svg:width="0.976cm" svg:height="0.976cm" svg:x="30.798cm" svg:y="16.8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30.798cm" svg:y="16.8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30.798cm" svg:y="16.829cm">
            <draw:text-box>
              <text:p text:style-name="P6"><text:span text:style-name="T3">２</text:span></text:p>
            </draw:text-box>
          </draw:frame>
        </draw:g>
        <draw:path draw:style-name="gr19" draw:text-style-name="P2" draw:layer="layout" svg:width="1.111cm" svg:height="4.712cm" svg:x="29.686cm" svg:y="12.605cm" svg:viewBox="0 0 1112 4713" svg:d="M0 0h317c106 0 159 53 159 158v4396c0 106 53 159 160 159h476">
          <text:p/>
        </draw:path>
        <draw:frame draw:style-name="gr22" draw:text-style-name="P4" draw:layer="layout" svg:width="3.4cm" svg:height="0.823cm" svg:x="32.478cm" svg:y="13.149cm">
          <draw:text-box>
            <text:p text:style-name="P3"><text:span text:style-name="T1">翌日以降</text:span></text:p>
            <text:p text:style-name="P3"><text:span text:style-name="T1">控除情報の確認確認する</text:span></text:p>
          </draw:text-box>
        </draw:frame>
        <draw:g>
          <draw:g>
            <draw:polygon draw:style-name="gr1" draw:text-style-name="P1" draw:layer="layout" svg:width="2.54cm" svg:height="2.136cm" svg:x="32.385cm" svg:y="10.895cm" svg:viewBox="0 0 2541 2137" draw:points="0,0 0,2137 1271,1820 2541,2137 2541,0">
              <text:p/>
            </draw:polygon>
            <draw:polygon draw:style-name="gr15" draw:text-style-name="P2" draw:layer="layout" svg:width="2.54cm" svg:height="2.136cm" svg:x="32.385cm" svg:y="10.895cm" svg:viewBox="0 0 2541 2137" draw:points="0,0 0,2137 1271,1820 2541,2137 2541,0">
              <text:p/>
            </draw:polygon>
          </draw:g>
        </draw:g>
        <draw:frame draw:style-name="gr45" draw:text-style-name="P4" draw:layer="layout" svg:width="2.54cm" svg:height="0.341cm" svg:x="32.385cm" svg:y="10.966cm">
          <draw:text-box>
            <text:p text:style-name="P3"><text:span text:style-name="T1">COK_024_A08</text:span></text:p>
          </draw:text-box>
        </draw:frame>
        <draw:g>
          <draw:g>
            <draw:path draw:style-name="gr12" draw:text-style-name="P7" draw:layer="layout" svg:width="3.281cm" svg:height="0.612cm" svg:x="33.166cm" svg:y="12.578cm" svg:viewBox="0 0 3282 613" svg:d="M101 613h3080c67 0 101-34 101-102v-410c0-67-34-101-101-101h-3080c-67 0-101 34-101 101v410c0 68 34 102 101 102z">
              <text:p/>
            </draw:path>
            <draw:path draw:style-name="gr15" draw:text-style-name="P2" draw:layer="layout" svg:width="3.281cm" svg:height="0.612cm" svg:x="33.166cm" svg:y="12.578cm" svg:viewBox="0 0 3282 613" svg:d="M101 613h3080c67 0 101-34 101-102v-410c0-67-34-101-101-101h-3080c-67 0-101 34-101 101v410c0 68 34 102 101 102z">
              <text:p/>
            </draw:path>
          </draw:g>
          <draw:frame draw:style-name="gr42" draw:text-style-name="P4" draw:layer="layout" svg:width="3.281cm" svg:height="0.623cm" svg:x="33.166cm" svg:y="12.573cm">
            <draw:text-box>
              <text:p text:style-name="P3"><text:span text:style-name="T1">販売控除データ</text:span><text:span text:style-name="T1">CSV</text:span><text:span text:style-name="T1">出力</text:span></text:p>
            </draw:text-box>
          </draw:frame>
        </draw:g>
        <draw:frame draw:style-name="gr47" draw:text-style-name="P4" draw:layer="layout" svg:width="2.54cm" svg:height="1.566cm" svg:x="32.385cm" svg:y="11.306cm">
          <draw:text-box>
            <text:p text:style-name="P3"><text:span text:style-name="T1">販売控除データ</text:span><text:span text:style-name="T1">CSV</text:span><text:span text:style-name="T1">出力</text:span></text:p>
          </draw:text-box>
        </draw:frame>
        <draw:path draw:style-name="gr19" draw:text-style-name="P2" draw:layer="layout" svg:width="1.588cm" svg:height="1.905cm" svg:x="34.925cm" svg:y="9.697cm" svg:viewBox="0 0 1589 1906" svg:d="M0 1906h317c107 0 160-53 160-158v-1590c0-105 53-158 159-158h953">
          <text:p/>
        </draw:path>
        <draw:path draw:style-name="gr19" draw:text-style-name="P2" draw:layer="layout" svg:width="2.712cm" svg:height="0.391cm" svg:x="29.673cm" svg:y="11.92cm" svg:viewBox="0 0 2713 392" svg:d="M0 392h330c106 0 159-53 159-159v-75c0-105 53-158 159-158h2065">
          <text:p/>
        </draw:path>
        <draw:frame draw:style-name="gr48" draw:text-style-name="P4" draw:layer="layout" svg:width="4.763cm" svg:height="0.483cm" svg:x="28.893cm" svg:y="18.111cm">
          <draw:text-box>
            <text:p text:style-name="P3"><text:span text:style-name="T1">入金時値引処理および情報系へ連携</text:span></text:p>
          </draw:text-box>
        </draw:frame>
      </draw:page>
      <draw:page draw:name="COK_024_04" draw:style-name="dp1" draw:master-page-name="PM3">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夜間バッチにて発生した実績振替（</text:span><text:span text:style-name="T2">EDI</text:span><text:span text:style-name="T2">）の控除データを作成</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4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1/12/10</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 </text:span><text:span text:style-name="T2">郭</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1</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116cm" svg:x="2.128cm" svg:y="2.822cm" svg:viewBox="0 0 14527 5117" draw:points="0,5117 14527,5117 14527,0 0,0">
            <text:p/>
          </draw:polygon>
          <draw:frame draw:style-name="gr56" draw:text-style-name="P4" draw:layer="layout" svg:width="14.526cm" svg:height="6.158cm" svg:x="2.128cm" svg:y="2.822cm">
            <draw:text-box>
              <text:p text:style-name="P3"><text:span text:style-name="T4">処理概要</text:span></text:p>
              <text:p text:style-name="P3"><text:span text:style-name="T5">・日次夜間バッチで実績振替情報から控除データ作成用実績振替（</text:span><text:span text:style-name="T5">EDI</text:span><text:span text:style-name="T5">）（中間テーブル）を作成する。</text:span></text:p>
              <text:p text:style-name="P3"><text:span text:style-name="T5">・日次夜間バッチで控除データ作成用実績振替（</text:span><text:span text:style-name="T5">EDI</text:span><text:span text:style-name="T5">）（中間テーブル）の情報と控除マスタから販売控除情報を作成する。</text:span></text:p>
              <text:p text:style-name="P3"><text:span text:style-name="T5">　※本処理は夜間バッチで実績振替（</text:span><text:span text:style-name="T5">EDI</text:span><text:span text:style-name="T5">）が生成された後に開始。</text:span></text:p>
              <text:p text:style-name="P3"><text:span text:style-name="T5">・月に</text:span><text:span text:style-name="T5">1</text:span><text:span text:style-name="T5">度、指定期間（</text:span><text:span text:style-name="T5">36</text:span><text:span text:style-name="T5">ヶ月）経過した控除用の販売実績情報をパージする。</text:span></text:p>
              <text:p text:style-name="P3"><text:span text:style-name="T4"/></text:p>
              <text:p text:style-name="P3"><text:span text:style-name="T4">システム利用者</text:span></text:p>
              <text:p text:style-name="P3"><text:span text:style-name="T5"><text:s/></text:span><text:span text:style-name="T5">システム管理者</text:span></text:p>
              <text:p text:style-name="P3"><text:span text:style-name="T4"/></text:p>
              <text:p text:style-name="P3"><text:span text:style-name="T4">処理タイミング、その他</text:span></text:p>
              <text:p text:style-name="P3"><text:span text:style-name="T5">　運用時間終了後に</text:span><text:span text:style-name="T5">1</text:span><text:span text:style-name="T5">回／日実行する。</text:span></text:p>
              <text:p text:style-name="P3"><text:span text:style-name="T5"/></text:p>
              <text:p text:style-name="P3"><text:span text:style-name="T5"><text:s/></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polygon draw:style-name="gr15" draw:text-style-name="P2" draw:layer="layout" svg:width="2.54cm" svg:height="1.905cm" svg:x="7.382cm" svg:y="8.586cm" svg:viewBox="0 0 2541 1906" draw:points="158,0 0,158 0,1747 158,1906 2382,1906 2541,1747 2541,158 2382,0">
            <text:p/>
          </draw:polygon>
        </draw:g>
        <draw:frame draw:style-name="gr45" draw:text-style-name="P4" draw:layer="layout" svg:width="2.54cm" svg:height="0.341cm" svg:x="7.382cm" svg:y="8.585cm">
          <draw:text-box>
            <text:p text:style-name="P3"><text:span text:style-name="T1">COK_024_A28</text:span></text:p>
          </draw:text-box>
        </draw:frame>
        <draw:g>
          <draw:g>
            <draw:path draw:style-name="gr12" draw:text-style-name="P7" draw:layer="layout" svg:width="2.508cm" svg:height="0.601cm" svg:x="8.002cm" svg:y="10.321cm" svg:viewBox="0 0 2509 602" svg:d="M101 602h2306c68 0 102-34 102-101v-400c0-67-34-101-102-101h-2306c-67 0-101 34-101 101v400c0 67 34 101 101 101z">
              <text:p/>
            </draw:path>
            <draw:path draw:style-name="gr15" draw:text-style-name="P2" draw:layer="layout" svg:width="2.508cm" svg:height="0.601cm" svg:x="8.002cm" svg:y="10.321cm" svg:viewBox="0 0 2509 602" svg:d="M101 602h2306c68 0 102-34 102-101v-400c0-67-34-101-102-101h-2306c-67 0-101 34-101 101v400c0 67 34 101 101 101z">
              <text:p/>
            </draw:path>
          </draw:g>
          <draw:frame draw:style-name="gr55" draw:text-style-name="P4" draw:layer="layout" svg:width="2.508cm" svg:height="0.707cm" svg:x="8.002cm" svg:y="10.268cm">
            <draw:text-box>
              <text:p text:style-name="P8"><text:span text:style-name="T3">控除用実績振替（</text:span><text:span text:style-name="T3">EDI</text:span><text:span text:style-name="T3">）作成</text:span></text:p>
            </draw:text-box>
          </draw:frame>
        </draw:g>
        <draw:frame draw:style-name="gr47" draw:text-style-name="P4" draw:layer="layout" svg:width="2.54cm" svg:height="1.566cm" svg:x="7.382cm" svg:y="8.925cm">
          <draw:text-box>
            <text:p text:style-name="P6"><text:span text:style-name="T1">控除データ用実績振替</text:span><text:span text:style-name="T1">(EDI)</text:span><text:span text:style-name="T1">作成</text:span></text:p>
          </draw:text-box>
        </draw:frame>
        <draw:line draw:style-name="gr19" draw:text-style-name="P2" draw:layer="layout" svg:x1="4.921cm" svg:y1="9.539cm" svg:x2="7.381cm" svg:y2="9.539cm">
          <text:p/>
        </draw:line>
        <draw:g>
          <draw:g>
            <draw:path draw:style-name="gr1" draw:text-style-name="P1" draw:layer="layout" svg:width="2.539cm" svg:height="0.953cm" svg:x="2.381cm" svg:y="9.062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381cm" svg:y="9.062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381cm" svg:y="9.062cm">
            <draw:text-box>
              <text:p text:style-name="P6"><text:span text:style-name="T2">START</text:span></text:p>
            </draw:text-box>
          </draw:frame>
        </draw:g>
        <draw:path draw:style-name="gr19" draw:text-style-name="P2" draw:layer="layout" svg:width="2.758cm" svg:height="5.437cm" svg:x="9.922cm" svg:y="10.174cm" svg:viewBox="0 0 2759 5438" svg:d="M0 0h1031c106 0 159 53 159 158v5121c0 106 53 159 159 159h1410">
          <text:p/>
        </draw:path>
        <draw:frame draw:style-name="gr57" draw:text-style-name="P4" draw:layer="layout" svg:width="3.493cm" svg:height="3.203cm" svg:x="9.049cm" svg:y="16.047cm">
          <draw:text-box>
            <text:p text:style-name="P3"><text:span text:style-name="T1">当日発生した実績振替情報のうち、</text:span><text:span text:style-name="T1">EDI</text:span><text:span text:style-name="T1">の確定情報を控除データ作成用実績振替（</text:span><text:span text:style-name="T1">EDI</text:span><text:span text:style-name="T1">）にコピーする。</text:span></text:p>
            <text:p text:style-name="P3"><text:span text:style-name="T1">月に</text:span><text:span text:style-name="T1">1</text:span><text:span text:style-name="T1">度、</text:span><text:span text:style-name="T1">36</text:span><text:span text:style-name="T1">ヶ月経過した実績振替情報を控除データ作成用実績振替（</text:span><text:span text:style-name="T1">EDI</text:span><text:span text:style-name="T1">）から削除する。</text:span></text:p>
          </draw:text-box>
        </draw:frame>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g>
          <draw:g>
            <draw:path draw:style-name="gr1" draw:text-style-name="P1" draw:layer="layout" svg:width="2.262cm" svg:height="1.263cm" svg:x="19.639cm" svg:y="12.793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9.639cm" svg:y="12.793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9.639cm" svg:y="13.256cm">
            <draw:text-box>
              <text:p text:style-name="P6"><text:span text:style-name="T1">控除詳細</text:span></text:p>
            </draw:text-box>
          </draw:frame>
        </draw:g>
        <draw:g>
          <draw:g>
            <draw:path draw:style-name="gr1" draw:text-style-name="P1" draw:layer="layout" svg:width="2.262cm" svg:height="1.263cm" svg:x="19.639cm" svg:y="11.974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9.639cm" svg:y="11.974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9.639cm" svg:y="12.436cm">
            <draw:text-box>
              <text:p text:style-name="P6"><text:span text:style-name="T1">控除条件</text:span></text:p>
            </draw:text-box>
          </draw:frame>
        </draw:g>
        <draw:g>
          <draw:g>
            <draw:path draw:style-name="gr1" draw:text-style-name="P1" draw:layer="layout" svg:width="2.262cm" svg:height="1.739cm" svg:x="19.645cm" svg:y="10.65cm" svg:viewBox="0 0 2263 1740" svg:d="M0 282v1176c0 49 52 98 152 141 99 43 242 78 414 103s367 38 566 38c198 0 393-13 565-38s315-60 414-103c100-43 152-92 152-141v-1176c0-49-52-98-152-141-99-43-242-78-414-103s-367-38-566-38c-198 0-393 13-565 38s-315 60-414 103c-100 43-152 92-152 141z">
              <text:p/>
            </draw:path>
            <draw:path draw:style-name="gr2" draw:text-style-name="P2" draw:layer="layout" svg:width="2.262cm" svg:height="1.739cm" svg:x="19.645cm" svg:y="10.65cm" svg:viewBox="0 0 2263 1740" svg:d="M0 282v1176c0 49 52 98 152 141 99 43 242 78 414 103s367 38 566 38c198 0 393-13 565-38s315-60 414-103c100-43 152-92 152-141v-1176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9.645cm" svg:y="11.181cm">
            <draw:text-box>
              <text:p text:style-name="P6"><text:span text:style-name="T1">販売控除連携管理情報</text:span></text:p>
            </draw:text-box>
          </draw:frame>
        </draw:g>
        <draw:g>
          <draw:g>
            <draw:path draw:style-name="gr1" draw:text-style-name="P1" draw:layer="layout" svg:width="2.262cm" svg:height="1.824cm" svg:x="12.68cm" svg:y="14.698cm" svg:viewBox="0 0 2263 1825" svg:d="M0 282v1261c0 49 52 98 152 141 99 43 242 78 414 103s367 38 566 38c198 0 393-13 565-38s315-60 414-103c100-43 152-92 152-141v-1261c0-49-52-98-152-141-99-43-242-78-414-103s-367-38-566-38c-198 0-393 13-565 38s-315 60-414 103c-100 43-152 92-152 141z">
              <text:p/>
            </draw:path>
            <draw:path draw:style-name="gr2" draw:text-style-name="P2" draw:layer="layout" svg:width="2.262cm" svg:height="1.824cm" svg:x="12.68cm" svg:y="14.698cm" svg:viewBox="0 0 2263 1825" svg:d="M0 282v1261c0 49 52 98 152 141 99 43 242 78 414 103s367 38 566 38c198 0 393-13 565-38s315-60 414-103c100-43 152-92 152-141v-1261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4" draw:layer="layout" svg:width="2.262cm" svg:height="1.303cm" svg:x="12.68cm" svg:y="15.101cm">
            <draw:text-box>
              <text:p text:style-name="P3"><text:span text:style-name="T1">控除データ作成用実績振替</text:span><text:span text:style-name="T1">(EDI)</text:span></text:p>
            </draw:text-box>
          </draw:frame>
        </draw:g>
        <draw:g>
          <draw:g>
            <draw:path draw:style-name="gr1" draw:text-style-name="P1" draw:layer="layout" svg:width="2.262cm" svg:height="1.486cm" svg:x="4.088cm" svg:y="11.169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4.088cm" svg:y="11.169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4.088cm" svg:y="11.734cm">
            <draw:text-box>
              <text:p text:style-name="P3"><text:span text:style-name="T1">実績振替情報</text:span></text:p>
            </draw:text-box>
          </draw:frame>
        </draw:g>
        <draw:path draw:style-name="gr19" draw:text-style-name="P2" draw:layer="layout" svg:width="1.032cm" svg:height="2.056cm" svg:x="6.35cm" svg:y="9.856cm" svg:viewBox="0 0 1033 2057" svg:d="M0 2057h318c106 0 159-53 159-158v-1741c0-105 53-158 159-158h397">
          <text:p/>
        </draw:path>
        <draw:g>
          <draw:polygon draw:style-name="gr15" draw:text-style-name="P2" draw:layer="layout" svg:width="2.54cm" svg:height="1.905cm" svg:x="23.336cm" svg:y="8.586cm" svg:viewBox="0 0 2541 1906" draw:points="158,0 0,158 0,1747 158,1906 2382,1906 2541,1747 2541,158 2382,0">
            <text:p/>
          </draw:polygon>
        </draw:g>
        <draw:frame draw:style-name="gr45" draw:text-style-name="P4" draw:layer="layout" svg:width="2.54cm" svg:height="0.341cm" svg:x="23.336cm" svg:y="8.585cm">
          <draw:text-box>
            <text:p text:style-name="P3"><text:span text:style-name="T1">COK_024_A22</text:span></text:p>
          </draw:text-box>
        </draw:frame>
        <draw:g>
          <draw:g>
            <draw:path draw:style-name="gr12" draw:text-style-name="P7" draw:layer="layout" svg:width="2.508cm" svg:height="0.601cm" svg:x="23.956cm" svg:y="10.321cm" svg:viewBox="0 0 2509 602" svg:d="M101 602h2306c68 0 102-34 102-101v-400c0-67-34-101-102-101h-2306c-67 0-101 34-101 101v400c0 67 34 101 101 101z">
              <text:p/>
            </draw:path>
            <draw:path draw:style-name="gr15" draw:text-style-name="P2" draw:layer="layout" svg:width="2.508cm" svg:height="0.601cm" svg:x="23.956cm" svg:y="10.321cm" svg:viewBox="0 0 2509 602" svg:d="M101 602h2306c68 0 102-34 102-101v-400c0-67-34-101-102-101h-2306c-67 0-101 34-101 101v400c0 67 34 101 101 101z">
              <text:p/>
            </draw:path>
          </draw:g>
          <draw:frame draw:style-name="gr55" draw:text-style-name="P4" draw:layer="layout" svg:width="2.508cm" svg:height="0.707cm" svg:x="23.956cm" svg:y="10.268cm">
            <draw:text-box>
              <text:p text:style-name="P8"><text:span text:style-name="T3">実績振替・販売控除データの作成（</text:span><text:span text:style-name="T3">EDI</text:span><text:span text:style-name="T3">）</text:span></text:p>
            </draw:text-box>
          </draw:frame>
        </draw:g>
        <draw:frame draw:style-name="gr47" draw:text-style-name="P4" draw:layer="layout" svg:width="2.54cm" svg:height="1.566cm" svg:x="23.336cm" svg:y="8.925cm">
          <draw:text-box>
            <text:p text:style-name="P6"><text:span text:style-name="T1">実績振替・販売控除データの作成（</text:span><text:span text:style-name="T1">EDI</text:span><text:span text:style-name="T1">）</text:span></text:p>
          </draw:text-box>
        </draw:frame>
        <draw:line draw:style-name="gr19" draw:text-style-name="P2" draw:layer="layout" svg:x1="9.922cm" svg:y1="9.539cm" svg:x2="23.336cm" svg:y2="9.539cm">
          <text:p/>
        </draw:line>
        <draw:path draw:style-name="gr19" draw:text-style-name="P2" draw:layer="layout" svg:width="8.394cm" svg:height="5.437cm" svg:x="14.942cm" svg:y="10.174cm" svg:viewBox="0 0 8395 5438" svg:d="M0 5438h3949c106 0 159-53 159-159v-5121c0-105 53-158 159-158h4128">
          <text:p/>
        </draw:path>
        <draw:path draw:style-name="gr19" draw:text-style-name="P2" draw:layer="layout" svg:width="1.435cm" svg:height="2.432cm" svg:x="21.901cm" svg:y="10.174cm" svg:viewBox="0 0 1436 2433" svg:d="M0 2433h317c107 0 160-53 160-158v-2117c0-105 53-158 159-158h800">
          <text:p/>
        </draw:path>
        <draw:g>
          <draw:g>
            <draw:path draw:style-name="gr1" draw:text-style-name="P1" draw:layer="layout" svg:width="2.262cm" svg:height="1.486cm" svg:x="27.424cm" svg:y="11.86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7.424cm" svg:y="11.86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7.424cm" svg:y="12.427cm">
            <draw:text-box>
              <text:p text:style-name="P3"><text:span text:style-name="T1">販売控除情報</text:span></text:p>
            </draw:text-box>
          </draw:frame>
        </draw:g>
        <draw:path draw:style-name="gr19" draw:text-style-name="P2" draw:layer="layout" svg:width="1.548cm" svg:height="2.978cm" svg:x="25.876cm" svg:y="9.856cm" svg:viewBox="0 0 1549 2979" svg:d="M0 0h794c106 0 159 53 159 158v2662c0 106 53 159 159 159h437">
          <text:p/>
        </draw:path>
        <draw:g>
          <draw:g>
            <draw:path draw:style-name="gr1" draw:text-style-name="P1" draw:layer="layout" svg:width="2.539cm" svg:height="0.953cm" svg:x="36.513cm" svg:y="9.062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6.513cm" svg:y="9.062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6.513cm" svg:y="9.062cm">
            <draw:text-box>
              <text:p text:style-name="P6"><text:span text:style-name="T2">END</text:span></text:p>
            </draw:text-box>
          </draw:frame>
        </draw:g>
        <draw:line draw:style-name="gr19" draw:text-style-name="P2" draw:layer="layout" svg:x1="25.876cm" svg:y1="9.539cm" svg:x2="36.512cm" svg:y2="9.539cm">
          <text:p/>
        </draw:line>
        <draw:g>
          <draw:polygon draw:style-name="gr15" draw:text-style-name="P2" draw:layer="layout" svg:width="2.54cm" svg:height="1.905cm" svg:x="12.7cm" svg:y="10.253cm" svg:viewBox="0 0 2541 1906" draw:points="158,0 0,158 0,1747 158,1906 2382,1906 2541,1747 2541,158 2382,0">
            <text:p/>
          </draw:polygon>
        </draw:g>
        <draw:frame draw:style-name="gr45" draw:text-style-name="P4" draw:layer="layout" svg:width="2.54cm" svg:height="0.341cm" svg:x="12.7cm" svg:y="10.252cm">
          <draw:text-box>
            <text:p text:style-name="P3"><text:span text:style-name="T1">COK_024_A28</text:span></text:p>
          </draw:text-box>
        </draw:frame>
        <draw:g>
          <draw:g>
            <draw:path draw:style-name="gr12" draw:text-style-name="P7" draw:layer="layout" svg:width="2.508cm" svg:height="0.601cm" svg:x="13.32cm" svg:y="11.988cm" svg:viewBox="0 0 2509 602" svg:d="M101 602h2306c68 0 102-34 102-101v-400c0-67-34-101-102-101h-2306c-67 0-101 34-101 101v400c0 67 34 101 101 101z">
              <text:p/>
            </draw:path>
            <draw:path draw:style-name="gr15" draw:text-style-name="P2" draw:layer="layout" svg:width="2.508cm" svg:height="0.601cm" svg:x="13.32cm" svg:y="11.988cm" svg:viewBox="0 0 2509 602" svg:d="M101 602h2306c68 0 102-34 102-101v-400c0-67-34-101-102-101h-2306c-67 0-101 34-101 101v400c0 67 34 101 101 101z">
              <text:p/>
            </draw:path>
          </draw:g>
          <draw:frame draw:style-name="gr55" draw:text-style-name="P4" draw:layer="layout" svg:width="2.508cm" svg:height="0.707cm" svg:x="13.32cm" svg:y="11.935cm">
            <draw:text-box>
              <text:p text:style-name="P8"><text:span text:style-name="T3">控除用実績振替（</text:span><text:span text:style-name="T3">EDI</text:span><text:span text:style-name="T3">）パージ</text:span></text:p>
            </draw:text-box>
          </draw:frame>
        </draw:g>
        <draw:frame draw:style-name="gr47" draw:text-style-name="P4" draw:layer="layout" svg:width="2.54cm" svg:height="1.566cm" svg:x="12.7cm" svg:y="10.592cm">
          <draw:text-box>
            <text:p text:style-name="P6"><text:span text:style-name="T1">控除データ用実績振替</text:span><text:span text:style-name="T1">(EDI)</text:span><text:span text:style-name="T1">作成</text:span></text:p>
          </draw:text-box>
        </draw:frame>
        <draw:g>
          <draw:path draw:style-name="gr19" draw:text-style-name="P2" draw:layer="layout" svg:width="2.778cm" svg:height="1.349cm" svg:x="9.922cm" svg:y="9.856cm" svg:viewBox="0 0 2779 1350" svg:d="M0 0h1375c107 0 160 53 160 158v1033c0 106 53 159 159 159h1085">
            <text:p/>
          </draw:path>
          <draw:frame draw:style-name="gr34" draw:text-style-name="P4" draw:layer="layout" svg:width="1.058cm" svg:height="0.791cm" svg:x="10.934cm" svg:y="9.91cm">
            <draw:text-box>
              <text:p text:style-name="P6"><text:span text:style-name="T8">月</text:span><text:span text:style-name="T8">1</text:span><text:span text:style-name="T8">回</text:span></text:p>
              <text:p text:style-name="P6"><text:span text:style-name="T8">起動</text:span></text:p>
            </draw:text-box>
          </draw:frame>
        </draw:g>
        <draw:path draw:style-name="gr19" draw:text-style-name="P2" draw:layer="layout" svg:width="8.096cm" svg:height="1.349cm" svg:x="15.24cm" svg:y="9.856cm" svg:viewBox="0 0 8097 1350" svg:d="M0 1350h317c106 0 159-53 159-159v-1033c0-105 53-158 159-158h7462">
          <text:p/>
        </draw:path>
        <draw:path draw:style-name="gr19" draw:text-style-name="P2" draw:layer="layout" svg:width="0.88cm" svg:height="2.544cm" svg:x="13.017cm" svg:y="12.158cm" svg:viewBox="0 0 881 2545" svg:d="M0 0v317c0 106 53 159 158 159h564c106 0 159 53 159 159v1910">
          <text:p/>
        </draw:path>
        <draw:g>
          <draw:g>
            <draw:path draw:style-name="gr1" draw:text-style-name="P1" draw:layer="layout" svg:width="0.976cm" svg:height="0.976cm" svg:x="31.75cm" svg:y="14.936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31.75cm" svg:y="14.936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31.75cm" svg:y="14.936cm">
            <draw:text-box>
              <text:p text:style-name="P6"><text:span text:style-name="T3">２</text:span></text:p>
            </draw:text-box>
          </draw:frame>
        </draw:g>
        <draw:path draw:style-name="gr19" draw:text-style-name="P2" draw:layer="layout" svg:width="2.064cm" svg:height="2.819cm" svg:x="29.686cm" svg:y="12.605cm" svg:viewBox="0 0 2065 2820" svg:d="M0 0h317c106 0 159 53 159 158v2503c0 106 54 159 160 159h1429">
          <text:p/>
        </draw:path>
        <draw:frame draw:style-name="gr52" draw:text-style-name="P4" draw:layer="layout" svg:width="3.493cm" svg:height="2.54cm" svg:x="22.86cm" svg:y="11.92cm">
          <draw:text-box>
            <text:p text:style-name="P3"><text:span text:style-name="T1">控除用データ作成実績振替（</text:span><text:span text:style-name="T1">EDI</text:span><text:span text:style-name="T1">）情報と控除マスタから販売控除情報を作成する。</text:span></text:p>
          </draw:text-box>
        </draw:frame>
        <draw:frame draw:style-name="gr22" draw:text-style-name="P4" draw:layer="layout" svg:width="3.4cm" svg:height="0.823cm" svg:x="32.478cm" svg:y="13.149cm">
          <draw:text-box>
            <text:p text:style-name="P3"><text:span text:style-name="T1">翌日以降</text:span></text:p>
            <text:p text:style-name="P3"><text:span text:style-name="T1">控除情報の確認確認する</text:span></text:p>
          </draw:text-box>
        </draw:frame>
        <draw:g>
          <draw:g>
            <draw:polygon draw:style-name="gr1" draw:text-style-name="P1" draw:layer="layout" svg:width="2.54cm" svg:height="2.136cm" svg:x="32.385cm" svg:y="10.895cm" svg:viewBox="0 0 2541 2137" draw:points="0,0 0,2137 1271,1820 2541,2137 2541,0">
              <text:p/>
            </draw:polygon>
            <draw:polygon draw:style-name="gr15" draw:text-style-name="P2" draw:layer="layout" svg:width="2.54cm" svg:height="2.136cm" svg:x="32.385cm" svg:y="10.895cm" svg:viewBox="0 0 2541 2137" draw:points="0,0 0,2137 1271,1820 2541,2137 2541,0">
              <text:p/>
            </draw:polygon>
          </draw:g>
        </draw:g>
        <draw:frame draw:style-name="gr45" draw:text-style-name="P4" draw:layer="layout" svg:width="2.54cm" svg:height="0.341cm" svg:x="32.385cm" svg:y="10.966cm">
          <draw:text-box>
            <text:p text:style-name="P3"><text:span text:style-name="T1">COK_024_A08</text:span></text:p>
          </draw:text-box>
        </draw:frame>
        <draw:g>
          <draw:g>
            <draw:path draw:style-name="gr12" draw:text-style-name="P7" draw:layer="layout" svg:width="3.281cm" svg:height="0.612cm" svg:x="33.166cm" svg:y="12.578cm" svg:viewBox="0 0 3282 613" svg:d="M101 613h3080c67 0 101-34 101-102v-410c0-67-34-101-101-101h-3080c-67 0-101 34-101 101v410c0 68 34 102 101 102z">
              <text:p/>
            </draw:path>
            <draw:path draw:style-name="gr15" draw:text-style-name="P2" draw:layer="layout" svg:width="3.281cm" svg:height="0.612cm" svg:x="33.166cm" svg:y="12.578cm" svg:viewBox="0 0 3282 613" svg:d="M101 613h3080c67 0 101-34 101-102v-410c0-67-34-101-101-101h-3080c-67 0-101 34-101 101v410c0 68 34 102 101 102z">
              <text:p/>
            </draw:path>
          </draw:g>
          <draw:frame draw:style-name="gr42" draw:text-style-name="P4" draw:layer="layout" svg:width="3.281cm" svg:height="0.623cm" svg:x="33.166cm" svg:y="12.573cm">
            <draw:text-box>
              <text:p text:style-name="P3"><text:span text:style-name="T1">販売控除データ</text:span><text:span text:style-name="T1">CSV</text:span><text:span text:style-name="T1">出力</text:span></text:p>
            </draw:text-box>
          </draw:frame>
        </draw:g>
        <draw:frame draw:style-name="gr47" draw:text-style-name="P4" draw:layer="layout" svg:width="2.54cm" svg:height="1.566cm" svg:x="32.385cm" svg:y="11.306cm">
          <draw:text-box>
            <text:p text:style-name="P3"><text:span text:style-name="T1">販売控除データ</text:span><text:span text:style-name="T1">CSV</text:span><text:span text:style-name="T1">出力</text:span></text:p>
          </draw:text-box>
        </draw:frame>
        <draw:path draw:style-name="gr19" draw:text-style-name="P2" draw:layer="layout" svg:width="2.712cm" svg:height="0.709cm" svg:x="29.673cm" svg:y="11.602cm" svg:viewBox="0 0 2713 710" svg:d="M0 710h330c106 0 159-53 159-159v-393c0-105 53-158 159-158h2065">
          <text:p/>
        </draw:path>
        <draw:path draw:style-name="gr19" draw:text-style-name="P2" draw:layer="layout" svg:width="1.588cm" svg:height="2.381cm" svg:x="34.925cm" svg:y="9.539cm" svg:viewBox="0 0 1589 2382" svg:d="M0 2382h317c107 0 160-53 160-159v-2065c0-105 53-158 159-158h953">
          <text:p/>
        </draw:path>
        <draw:frame draw:style-name="gr48" draw:text-style-name="P4" draw:layer="layout" svg:width="4.763cm" svg:height="0.483cm" svg:x="29.845cm" svg:y="16.206cm">
          <draw:text-box>
            <text:p text:style-name="P3"><text:span text:style-name="T1">入金時値引処理および情報系へ連携</text:span></text:p>
          </draw:text-box>
        </draw:frame>
      </draw:page>
      <draw:page draw:name="COK_024_05" draw:style-name="dp1" draw:master-page-name="PM4">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定額控除データの作成</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5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1/12/10</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 </text:span><text:span text:style-name="T2">郭</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1</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116cm" svg:x="2.128cm" svg:y="2.822cm" svg:viewBox="0 0 14527 5117" draw:points="0,5117 14527,5117 14527,0 0,0">
            <text:p/>
          </draw:polygon>
          <draw:frame draw:style-name="gr58" draw:text-style-name="P4" draw:layer="layout" svg:width="14.526cm" svg:height="5.116cm" svg:x="2.128cm" svg:y="2.822cm">
            <draw:text-box>
              <text:p text:style-name="P3"><text:span text:style-name="T4">処理概要</text:span></text:p>
              <text:p text:style-name="P3"><text:span text:style-name="T5">・</text:span><text:span text:style-name="T9">毎月の月末日の夜間処理にて、翌月</text:span><text:span text:style-name="T9">1</text:span><text:span text:style-name="T9">日日付の定額控除データが作成する。</text:span></text:p>
              <text:p text:style-name="P3"><text:span text:style-name="T9">※</text:span><text:span text:style-name="T9">控除タイプが</text:span><text:span text:style-name="T2">'070'(</text:span><text:span text:style-name="T9">定額控除</text:span><text:span text:style-name="T2">)</text:span><text:span text:style-name="T9">であるデータ種類を持つ控除マスタを対象</text:span></text:p>
              <text:p text:style-name="P3"><text:span text:style-name="T4"/></text:p>
              <text:p text:style-name="P3"><text:span text:style-name="T4">システム利用者</text:span></text:p>
              <text:p text:style-name="P3"><text:span text:style-name="T5"><text:s/></text:span><text:span text:style-name="T5">システム管理者</text:span></text:p>
              <text:p text:style-name="P3"><text:span text:style-name="T4"/></text:p>
              <text:p text:style-name="P3"><text:span text:style-name="T4">処理タイミング、その他</text:span></text:p>
              <text:p text:style-name="P3"><text:span text:style-name="T5">　毎月月末日、運用時間終了後に</text:span><text:span text:style-name="T5">1</text:span><text:span text:style-name="T5">回実行する。</text:span></text:p>
              <text:p text:style-name="P3"><text:span text:style-name="T5"/></text:p>
              <text:p text:style-name="P3"><text:span text:style-name="T5"><text:s/></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39cm" svg:height="0.953cm" svg:x="12.383cm" svg:y="8.983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12.383cm" svg:y="8.983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12.383cm" svg:y="8.983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g>
          <draw:g>
            <draw:path draw:style-name="gr1" draw:text-style-name="P1" draw:layer="layout" svg:width="2.262cm" svg:height="1.263cm" svg:x="15.284cm" svg:y="12.756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5.284cm" svg:y="12.756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5.284cm" svg:y="13.219cm">
            <draw:text-box>
              <text:p text:style-name="P6"><text:span text:style-name="T1">控除詳細</text:span></text:p>
            </draw:text-box>
          </draw:frame>
        </draw:g>
        <draw:g>
          <draw:g>
            <draw:path draw:style-name="gr1" draw:text-style-name="P1" draw:layer="layout" svg:width="2.262cm" svg:height="1.263cm" svg:x="15.284cm" svg:y="11.937cm" svg:viewBox="0 0 2263 1264" svg:d="M0 282v700c0 49 52 98 152 141 99 43 242 78 414 103s367 38 566 38c198 0 393-13 565-38s315-60 414-103c100-43 152-92 152-141v-700c0-49-52-98-152-141-99-43-242-78-414-103s-367-38-566-38c-198 0-393 13-565 38s-315 60-414 103c-100 43-152 92-152 141z">
              <text:p/>
            </draw:path>
            <draw:path draw:style-name="gr2" draw:text-style-name="P2" draw:layer="layout" svg:width="2.262cm" svg:height="1.263cm" svg:x="15.284cm" svg:y="11.937cm" svg:viewBox="0 0 2263 1264" svg:d="M0 282v700c0 49 52 98 152 141 99 43 242 78 414 103s367 38 566 38c198 0 393-13 565-38s315-60 414-103c100-43 152-92 152-141v-700c0-49-52-98-152-141-99-43-242-78-414-103s-367-38-566-38c-198 0-393 13-565 38s-315 60-414 103c-100 43-152 92-152 141zM0 282c0 50 52 98 152 141 99 43 242 79 414 104 172 24 367 37 566 37 198 0 393-13 565-37 172-25 315-61 414-104 100-43 152-91 152-141">
              <text:p/>
            </draw:path>
          </draw:g>
          <draw:frame draw:style-name="gr42" draw:text-style-name="P4" draw:layer="layout" svg:width="2.262cm" svg:height="0.623cm" svg:x="15.284cm" svg:y="12.399cm">
            <draw:text-box>
              <text:p text:style-name="P6"><text:span text:style-name="T1">控除条件</text:span></text:p>
            </draw:text-box>
          </draw:frame>
        </draw:g>
        <draw:g>
          <draw:polygon draw:style-name="gr15" draw:text-style-name="P2" draw:layer="layout" svg:width="2.54cm" svg:height="1.905cm" svg:x="19.934cm" svg:y="8.549cm" svg:viewBox="0 0 2541 1906" draw:points="158,0 0,158 0,1747 158,1906 2382,1906 2541,1747 2541,158 2382,0">
            <text:p/>
          </draw:polygon>
        </draw:g>
        <draw:frame draw:style-name="gr45" draw:text-style-name="P4" draw:layer="layout" svg:width="2.54cm" svg:height="0.341cm" svg:x="19.934cm" svg:y="8.548cm">
          <draw:text-box>
            <text:p text:style-name="P3"><text:span text:style-name="T1">COK_024_A23</text:span></text:p>
          </draw:text-box>
        </draw:frame>
        <draw:g>
          <draw:g>
            <draw:path draw:style-name="gr12" draw:text-style-name="P7" draw:layer="layout" svg:width="2.508cm" svg:height="0.601cm" svg:x="20.554cm" svg:y="10.284cm" svg:viewBox="0 0 2509 602" svg:d="M101 602h2306c68 0 102-34 102-101v-400c0-67-34-101-102-101h-2306c-67 0-101 34-101 101v400c0 67 34 101 101 101z">
              <text:p/>
            </draw:path>
            <draw:path draw:style-name="gr15" draw:text-style-name="P2" draw:layer="layout" svg:width="2.508cm" svg:height="0.601cm" svg:x="20.554cm" svg:y="10.284cm" svg:viewBox="0 0 2509 602" svg:d="M101 602h2306c68 0 102-34 102-101v-400c0-67-34-101-102-101h-2306c-67 0-101 34-101 101v400c0 67 34 101 101 101z">
              <text:p/>
            </draw:path>
          </draw:g>
          <draw:frame draw:style-name="gr51" draw:text-style-name="P4" draw:layer="layout" svg:width="2.508cm" svg:height="0.601cm" svg:x="20.554cm" svg:y="10.284cm">
            <draw:text-box>
              <text:p text:style-name="P8"><text:span text:style-name="T3">定額控除データ作成</text:span></text:p>
            </draw:text-box>
          </draw:frame>
        </draw:g>
        <draw:frame draw:style-name="gr47" draw:text-style-name="P4" draw:layer="layout" svg:width="2.54cm" svg:height="1.566cm" svg:x="19.934cm" svg:y="8.888cm">
          <draw:text-box>
            <text:p text:style-name="P6"><text:span text:style-name="T1">定額控除データ作成</text:span></text:p>
          </draw:text-box>
        </draw:frame>
        <draw:path draw:style-name="gr19" draw:text-style-name="P2" draw:layer="layout" svg:width="5.012cm" svg:height="0.043cm" svg:x="14.923cm" svg:y="9.459cm" svg:viewBox="0 0 5013 44" svg:d="M0 0h454c15 0 22 7 22 22s7 22 21 22h4516">
          <text:p/>
        </draw:path>
        <draw:path draw:style-name="gr19" draw:text-style-name="P2" draw:layer="layout" svg:width="2.388cm" svg:height="2.432cm" svg:x="17.547cm" svg:y="10.137cm" svg:viewBox="0 0 2389 2433" svg:d="M0 2433h317c106 0 159-53 159-158v-2117c0-105 53-158 160-158h1753">
          <text:p/>
        </draw:path>
        <draw:g>
          <draw:g>
            <draw:path draw:style-name="gr1" draw:text-style-name="P1" draw:layer="layout" svg:width="2.262cm" svg:height="1.486cm" svg:x="24.498cm" svg:y="11.82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4.498cm" svg:y="11.82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4.498cm" svg:y="12.39cm">
            <draw:text-box>
              <text:p text:style-name="P3"><text:span text:style-name="T1">販売控除情報</text:span></text:p>
            </draw:text-box>
          </draw:frame>
        </draw:g>
        <draw:path draw:style-name="gr19" draw:text-style-name="P2" draw:layer="layout" svg:width="2.024cm" svg:height="2.978cm" svg:x="22.474cm" svg:y="9.819cm" svg:viewBox="0 0 2025 2979" svg:d="M0 0h1271c105 0 158 53 158 158v2662c0 106 53 159 159 159h437">
          <text:p/>
        </draw:path>
        <draw:g>
          <draw:g>
            <draw:path draw:style-name="gr1" draw:text-style-name="P1" draw:layer="layout" svg:width="2.539cm" svg:height="0.953cm" svg:x="33.655cm" svg:y="9.062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3.655cm" svg:y="9.062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3.655cm" svg:y="9.062cm">
            <draw:text-box>
              <text:p text:style-name="P6"><text:span text:style-name="T2">END</text:span></text:p>
            </draw:text-box>
          </draw:frame>
        </draw:g>
        <draw:path draw:style-name="gr19" draw:text-style-name="P2" draw:layer="layout" svg:width="11.181cm" svg:height="0.037cm" svg:x="22.474cm" svg:y="9.502cm" svg:viewBox="0 0 11182 38" svg:d="M0 0h457c13 0 19 6 19 19s6 19 18 19h10688">
          <text:p/>
        </draw:path>
        <draw:g>
          <draw:g>
            <draw:path draw:style-name="gr1" draw:text-style-name="P1" draw:layer="layout" svg:width="0.976cm" svg:height="0.976cm" svg:x="28.575cm" svg:y="14.607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28.575cm" svg:y="14.607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28.575cm" svg:y="14.607cm">
            <draw:text-box>
              <text:p text:style-name="P6"><text:span text:style-name="T3">２</text:span></text:p>
            </draw:text-box>
          </draw:frame>
        </draw:g>
        <draw:path draw:style-name="gr19" draw:text-style-name="P2" draw:layer="layout" svg:width="1.815cm" svg:height="2.527cm" svg:x="26.76cm" svg:y="12.568cm" svg:viewBox="0 0 1816 2528" svg:d="M0 0h317c106 0 160 53 160 158v2211c0 106 53 159 159 159h1180">
          <text:p/>
        </draw:path>
        <draw:frame draw:style-name="gr52" draw:text-style-name="P4" draw:layer="layout" svg:width="4.128cm" svg:height="2.54cm" svg:x="19.14cm" svg:y="11.248cm">
          <draw:text-box>
            <text:p text:style-name="P3"><text:span text:style-name="T1">控除タイプが定額控除（</text:span><text:span text:style-name="T1">070)</text:span><text:span text:style-name="T1">のマスタ情報から、控除データを作成</text:span></text:p>
          </draw:text-box>
        </draw:frame>
        <draw:frame draw:style-name="gr22" draw:text-style-name="P4" draw:layer="layout" svg:width="3.4cm" svg:height="0.823cm" svg:x="28.668cm" svg:y="12.978cm">
          <draw:text-box>
            <text:p text:style-name="P3"><text:span text:style-name="T1">翌日以降</text:span></text:p>
            <text:p text:style-name="P3"><text:span text:style-name="T1">控除情報の確認確認する</text:span></text:p>
          </draw:text-box>
        </draw:frame>
        <draw:g>
          <draw:g>
            <draw:polygon draw:style-name="gr1" draw:text-style-name="P1" draw:layer="layout" svg:width="2.54cm" svg:height="2.136cm" svg:x="28.575cm" svg:y="10.723cm" svg:viewBox="0 0 2541 2137" draw:points="0,0 0,2137 1271,1820 2541,2137 2541,0">
              <text:p/>
            </draw:polygon>
            <draw:polygon draw:style-name="gr15" draw:text-style-name="P2" draw:layer="layout" svg:width="2.54cm" svg:height="2.136cm" svg:x="28.575cm" svg:y="10.723cm" svg:viewBox="0 0 2541 2137" draw:points="0,0 0,2137 1271,1820 2541,2137 2541,0">
              <text:p/>
            </draw:polygon>
          </draw:g>
        </draw:g>
        <draw:frame draw:style-name="gr45" draw:text-style-name="P4" draw:layer="layout" svg:width="2.54cm" svg:height="0.341cm" svg:x="28.575cm" svg:y="10.795cm">
          <draw:text-box>
            <text:p text:style-name="P3"><text:span text:style-name="T1">COK_024_A08</text:span></text:p>
          </draw:text-box>
        </draw:frame>
        <draw:g>
          <draw:g>
            <draw:path draw:style-name="gr12" draw:text-style-name="P7" draw:layer="layout" svg:width="3.281cm" svg:height="0.612cm" svg:x="29.356cm" svg:y="12.406cm" svg:viewBox="0 0 3282 613" svg:d="M101 613h3080c67 0 101-34 101-102v-410c0-67-34-101-101-101h-3080c-67 0-101 34-101 101v410c0 68 34 102 101 102z">
              <text:p/>
            </draw:path>
            <draw:path draw:style-name="gr15" draw:text-style-name="P2" draw:layer="layout" svg:width="3.281cm" svg:height="0.612cm" svg:x="29.356cm" svg:y="12.406cm" svg:viewBox="0 0 3282 613" svg:d="M101 613h3080c67 0 101-34 101-102v-410c0-67-34-101-101-101h-3080c-67 0-101 34-101 101v410c0 68 34 102 101 102z">
              <text:p/>
            </draw:path>
          </draw:g>
          <draw:frame draw:style-name="gr42" draw:text-style-name="P4" draw:layer="layout" svg:width="3.281cm" svg:height="0.623cm" svg:x="29.356cm" svg:y="12.401cm">
            <draw:text-box>
              <text:p text:style-name="P3"><text:span text:style-name="T1">販売控除データ</text:span><text:span text:style-name="T1">CSV</text:span><text:span text:style-name="T1">出力</text:span></text:p>
            </draw:text-box>
          </draw:frame>
        </draw:g>
        <draw:frame draw:style-name="gr47" draw:text-style-name="P4" draw:layer="layout" svg:width="2.54cm" svg:height="1.566cm" svg:x="28.575cm" svg:y="11.134cm">
          <draw:text-box>
            <text:p text:style-name="P3"><text:span text:style-name="T1">販売控除データ</text:span><text:span text:style-name="T1">CSV</text:span><text:span text:style-name="T1">出力</text:span></text:p>
          </draw:text-box>
        </draw:frame>
        <draw:path draw:style-name="gr19" draw:text-style-name="P2" draw:layer="layout" svg:width="2.54cm" svg:height="1.892cm" svg:x="31.115cm" svg:y="9.539cm" svg:viewBox="0 0 2541 1893" svg:d="M0 1893h317c106 0 159-53 159-159v-1576c0-105 53-158 159-158h1906">
          <text:p/>
        </draw:path>
        <draw:path draw:style-name="gr19" draw:text-style-name="P2" draw:layer="layout" svg:width="1.828cm" svg:height="0.844cm" svg:x="26.747cm" svg:y="11.431cm" svg:viewBox="0 0 1829 845" svg:d="M0 845h330c106 0 160-53 160-158v-529c0-105 53-158 159-158h1180">
          <text:p/>
        </draw:path>
        <draw:frame draw:style-name="gr48" draw:text-style-name="P4" draw:layer="layout" svg:width="4.763cm" svg:height="0.483cm" svg:x="26.67cm" svg:y="15.889cm">
          <draw:text-box>
            <text:p text:style-name="P3"><text:span text:style-name="T1">入金時値引処理および情報系へ連携</text:span></text:p>
          </draw:text-box>
        </draw:frame>
      </draw:page>
      <draw:page draw:name="COK_024_06" draw:style-name="dp1" draw:master-page-name="PM5">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販売控除情報のアップロード登録</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6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1/12/10</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 </text:span><text:span text:style-name="T2">郭</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1</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116cm" svg:x="2.128cm" svg:y="2.822cm" svg:viewBox="0 0 14527 5117" draw:points="0,5117 14527,5117 14527,0 0,0">
            <text:p/>
          </draw:polygon>
          <draw:frame draw:style-name="gr58" draw:text-style-name="P4" draw:layer="layout" svg:width="14.526cm" svg:height="5.116cm" svg:x="2.128cm" svg:y="2.822cm">
            <draw:text-box>
              <text:p text:style-name="P3"><text:span text:style-name="T4">処理概要</text:span></text:p>
              <text:p text:style-name="P3"><text:span text:style-name="T5">・控除マスタにない販売控除情報を作成する。</text:span></text:p>
              <text:p text:style-name="P3"><text:span text:style-name="T5">・支払時に不足している控除情報を作成する。</text:span></text:p>
              <text:p text:style-name="P3"><text:span text:style-name="T5">　※ただし、マスタの不備による控除データは、控除マスタの登録による控除データリカバリー処理を想定</text:span></text:p>
              <text:p text:style-name="P3"><text:span text:style-name="T4"/></text:p>
              <text:p text:style-name="P3"><text:span text:style-name="T4"/></text:p>
              <text:p text:style-name="P3"><text:span text:style-name="T4">システム利用者</text:span></text:p>
              <text:p text:style-name="P3"><text:span text:style-name="T5">・ システム利用者は顧客販促部担当（特権）、各部門・拠点担当</text:span></text:p>
              <text:p text:style-name="P3"><text:span text:style-name="T4"/></text:p>
              <text:p text:style-name="P3"><text:span text:style-name="T4">処理タイミング、その他</text:span></text:p>
              <text:p text:style-name="P3"><text:span text:style-name="T5">　　・処理タイミングはハンドにて随時とする。 <text:s text:c="3"/></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39cm" svg:height="0.953cm" svg:x="5.715cm" svg:y="9.142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5.715cm" svg:y="9.142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5.715cm" svg:y="9.142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path draw:style-name="gr19" draw:text-style-name="P2" draw:layer="layout" svg:width="2.699cm" svg:height="0.008cm" svg:x="8.255cm" svg:y="9.618cm" svg:viewBox="0 0 2700 9" svg:d="M0 0h472c3 0 4 1 4 4s2 5 4 5h2220">
          <text:p/>
        </draw:path>
        <draw:g>
          <draw:g>
            <draw:path draw:style-name="gr1" draw:text-style-name="P1" draw:layer="layout" svg:width="2.262cm" svg:height="1.486cm" svg:x="24.448cm" svg:y="12.55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4.448cm" svg:y="12.55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4.448cm" svg:y="13.121cm">
            <draw:text-box>
              <text:p text:style-name="P3"><text:span text:style-name="T1">販売控除情報</text:span></text:p>
            </draw:text-box>
          </draw:frame>
        </draw:g>
        <draw:g>
          <draw:g>
            <draw:path draw:style-name="gr1" draw:text-style-name="P1" draw:layer="layout" svg:width="2.539cm" svg:height="0.953cm" svg:x="33.655cm" svg:y="9.142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3.655cm" svg:y="9.142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3.655cm" svg:y="9.142cm">
            <draw:text-box>
              <text:p text:style-name="P6"><text:span text:style-name="T2">END</text:span></text:p>
            </draw:text-box>
          </draw:frame>
        </draw:g>
        <draw:g>
          <draw:g>
            <draw:path draw:style-name="gr1" draw:text-style-name="P1" draw:layer="layout" svg:width="0.976cm" svg:height="0.976cm" svg:x="28.404cm" svg:y="14.28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28.404cm" svg:y="14.28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28.404cm" svg:y="14.289cm">
            <draw:text-box>
              <text:p text:style-name="P6"><text:span text:style-name="T3">２</text:span></text:p>
            </draw:text-box>
          </draw:frame>
        </draw:g>
        <draw:path draw:style-name="gr19" draw:text-style-name="P2" draw:layer="layout" svg:width="1.695cm" svg:height="1.479cm" svg:x="26.71cm" svg:y="13.299cm" svg:viewBox="0 0 1696 1480" svg:d="M0 0h317c106 0 160 53 160 158v1164c0 105 53 158 159 158h1060">
          <text:p/>
        </draw:path>
        <draw:frame draw:style-name="gr52" draw:text-style-name="P4" draw:layer="layout" svg:width="4.128cm" svg:height="2.54cm" svg:x="14.129cm" svg:y="11.602cm">
          <draw:text-box>
            <text:p text:style-name="P3"><text:span text:style-name="T1">控除タイプが定額控除（</text:span><text:span text:style-name="T1">070)</text:span><text:span text:style-name="T1">のマスタ情報から、控除データを作成</text:span></text:p>
          </draw:text-box>
        </draw:frame>
        <draw:g>
          <draw:g>
            <draw:polygon draw:style-name="gr1" draw:text-style-name="P1" draw:layer="layout" svg:width="2.945cm" svg:height="1.127cm" svg:x="10.672cm" svg:y="9.062cm" svg:viewBox="0 0 2946 1128" draw:points="0,1128 2383,1128 2946,0 563,0">
              <text:p/>
            </draw:polygon>
            <draw:polygon draw:style-name="gr15" draw:text-style-name="P2" draw:layer="layout" svg:width="2.945cm" svg:height="1.127cm" svg:x="10.672cm" svg:y="9.062cm" svg:viewBox="0 0 2946 1128" draw:points="0,1128 2383,1128 2946,0 563,0">
              <text:p/>
            </draw:polygon>
          </draw:g>
          <draw:frame draw:style-name="gr59" draw:text-style-name="P4" draw:layer="layout" svg:width="1.588cm" svg:height="1.204cm" svg:x="11.35cm" svg:y="9.024cm">
            <draw:text-box>
              <text:p text:style-name="P3"><text:span text:style-name="T1">控除データ</text:span></text:p>
              <text:p text:style-name="P3"><text:span text:style-name="T6">CSV</text:span><text:span text:style-name="T1">ファイル</text:span></text:p>
            </draw:text-box>
          </draw:frame>
        </draw:g>
        <draw:g>
          <draw:polygon draw:style-name="gr15" draw:text-style-name="P2" draw:layer="layout" svg:width="2.54cm" svg:height="1.905cm" svg:x="15.081cm" svg:y="8.666cm" svg:viewBox="0 0 2541 1906" draw:points="158,0 0,158 0,1747 158,1906 2382,1906 2541,1747 2541,158 2382,0">
            <text:p/>
          </draw:polygon>
        </draw:g>
        <draw:frame draw:style-name="gr45" draw:text-style-name="P4" draw:layer="layout" svg:width="2.54cm" svg:height="0.341cm" svg:x="15.081cm" svg:y="8.665cm">
          <draw:text-box>
            <text:p text:style-name="P3"><text:span text:style-name="T1">COK_024_A20</text:span></text:p>
          </draw:text-box>
        </draw:frame>
        <draw:g>
          <draw:g>
            <draw:path draw:style-name="gr12" draw:text-style-name="P7" draw:layer="layout" svg:width="2.508cm" svg:height="0.669cm" svg:x="15.701cm" svg:y="10.332cm" svg:viewBox="0 0 2509 670" svg:d="M101 670h2306c68 0 102-34 102-102v-467c0-67-34-101-102-101h-2306c-67 0-101 34-101 101v467c0 68 34 102 101 102z">
              <text:p/>
            </draw:path>
            <draw:path draw:style-name="gr15" draw:text-style-name="P2" draw:layer="layout" svg:width="2.508cm" svg:height="0.669cm" svg:x="15.701cm" svg:y="10.332cm" svg:viewBox="0 0 2509 670" svg:d="M101 670h2306c68 0 102-34 102-102v-467c0-67-34-101-102-101h-2306c-67 0-101 34-101 101v467c0 68 34 102 101 102z">
              <text:p/>
            </draw:path>
          </draw:g>
          <draw:frame draw:style-name="gr41" draw:text-style-name="P4" draw:layer="layout" svg:width="2.508cm" svg:height="0.851cm" svg:x="15.701cm" svg:y="10.241cm">
            <draw:text-box>
              <text:p text:style-name="P8"><text:span text:style-name="T1">控除データアップロード</text:span></text:p>
            </draw:text-box>
          </draw:frame>
        </draw:g>
        <draw:frame draw:style-name="gr47" draw:text-style-name="P4" draw:layer="layout" svg:width="2.54cm" svg:height="1.566cm" svg:x="15.081cm" svg:y="9.004cm">
          <draw:text-box>
            <text:p text:style-name="P3"><text:span text:style-name="T1">控除データアップロード</text:span></text:p>
          </draw:text-box>
        </draw:frame>
        <draw:path draw:style-name="gr19" draw:text-style-name="P2" draw:layer="layout" svg:width="1.746cm" svg:height="0.008cm" svg:x="13.335cm" svg:y="9.618cm" svg:viewBox="0 0 1747 9" svg:d="M0 9h472c3 0 4-2 4-5s2-4 4-4h1267">
          <text:p/>
        </draw:path>
        <draw:path draw:style-name="gr19" draw:text-style-name="P2" draw:layer="layout" svg:width="6.826cm" svg:height="3.363cm" svg:x="17.621cm" svg:y="9.936cm" svg:viewBox="0 0 6827 3364" svg:d="M0 0h1905c106 0 158 53 158 158v3048c0 105 53 158 159 158h4605">
          <text:p/>
        </draw:path>
        <draw:line draw:style-name="gr19" draw:text-style-name="P2" draw:layer="layout" svg:x1="17.621cm" svg:y1="9.618cm" svg:x2="33.654cm" svg:y2="9.618cm">
          <text:p/>
        </draw:line>
        <draw:frame draw:style-name="gr22" draw:text-style-name="P4" draw:layer="layout" svg:width="3.4cm" svg:height="0.823cm" svg:x="28.701cm" svg:y="13.017cm">
          <draw:text-box>
            <text:p text:style-name="P3"><text:span text:style-name="T1">翌日以降</text:span></text:p>
            <text:p text:style-name="P3"><text:span text:style-name="T1">控除情報の確認確認する</text:span></text:p>
          </draw:text-box>
        </draw:frame>
        <draw:g>
          <draw:g>
            <draw:polygon draw:style-name="gr1" draw:text-style-name="P1" draw:layer="layout" svg:width="2.54cm" svg:height="2.136cm" svg:x="28.575cm" svg:y="10.723cm" svg:viewBox="0 0 2541 2137" draw:points="0,0 0,2137 1271,1820 2541,2137 2541,0">
              <text:p/>
            </draw:polygon>
            <draw:polygon draw:style-name="gr15" draw:text-style-name="P2" draw:layer="layout" svg:width="2.54cm" svg:height="2.136cm" svg:x="28.575cm" svg:y="10.723cm" svg:viewBox="0 0 2541 2137" draw:points="0,0 0,2137 1271,1820 2541,2137 2541,0">
              <text:p/>
            </draw:polygon>
          </draw:g>
        </draw:g>
        <draw:frame draw:style-name="gr45" draw:text-style-name="P4" draw:layer="layout" svg:width="2.54cm" svg:height="0.341cm" svg:x="28.575cm" svg:y="10.795cm">
          <draw:text-box>
            <text:p text:style-name="P3"><text:span text:style-name="T1">COK_024_A08</text:span></text:p>
          </draw:text-box>
        </draw:frame>
        <draw:g>
          <draw:g>
            <draw:path draw:style-name="gr12" draw:text-style-name="P7" draw:layer="layout" svg:width="3.281cm" svg:height="0.612cm" svg:x="29.356cm" svg:y="12.406cm" svg:viewBox="0 0 3282 613" svg:d="M101 613h3080c67 0 101-34 101-102v-410c0-67-34-101-101-101h-3080c-67 0-101 34-101 101v410c0 68 34 102 101 102z">
              <text:p/>
            </draw:path>
            <draw:path draw:style-name="gr15" draw:text-style-name="P2" draw:layer="layout" svg:width="3.281cm" svg:height="0.612cm" svg:x="29.356cm" svg:y="12.406cm" svg:viewBox="0 0 3282 613" svg:d="M101 613h3080c67 0 101-34 101-102v-410c0-67-34-101-101-101h-3080c-67 0-101 34-101 101v410c0 68 34 102 101 102z">
              <text:p/>
            </draw:path>
          </draw:g>
          <draw:frame draw:style-name="gr42" draw:text-style-name="P4" draw:layer="layout" svg:width="3.281cm" svg:height="0.623cm" svg:x="29.356cm" svg:y="12.401cm">
            <draw:text-box>
              <text:p text:style-name="P3"><text:span text:style-name="T1">販売控除データ</text:span><text:span text:style-name="T1">CSV</text:span><text:span text:style-name="T1">出力</text:span></text:p>
            </draw:text-box>
          </draw:frame>
        </draw:g>
        <draw:frame draw:style-name="gr47" draw:text-style-name="P4" draw:layer="layout" svg:width="2.54cm" svg:height="1.566cm" svg:x="28.575cm" svg:y="11.134cm">
          <draw:text-box>
            <text:p text:style-name="P3"><text:span text:style-name="T1">販売控除データ</text:span><text:span text:style-name="T1">CSV</text:span><text:span text:style-name="T1">出力</text:span></text:p>
          </draw:text-box>
        </draw:frame>
        <draw:path draw:style-name="gr19" draw:text-style-name="P2" draw:layer="layout" svg:width="2.54cm" svg:height="2.13cm" svg:x="31.115cm" svg:y="9.618cm" svg:viewBox="0 0 2541 2131" svg:d="M0 2131h119c79 0 119-40 119-119v-1046c-18 0-37-5-53-14-16-10-29-23-38-39-10-16-14-34-14-53 0-18 4-36 14-52 9-17 22-30 38-39s35-14 53-14v-597c0-105 53-158 158-158h2145">
          <text:p/>
        </draw:path>
        <draw:path draw:style-name="gr19" draw:text-style-name="P2" draw:layer="layout" svg:width="1.879cm" svg:height="1.257cm" svg:x="26.696cm" svg:y="11.748cm" svg:viewBox="0 0 1880 1258" svg:d="M0 1258h330c106 0 160-53 160-159v-941c0-105 53-158 159-158h1231">
          <text:p/>
        </draw:path>
        <draw:frame draw:style-name="gr48" draw:text-style-name="P4" draw:layer="layout" svg:width="4.763cm" svg:height="0.483cm" svg:x="26.511cm" svg:y="15.571cm">
          <draw:text-box>
            <text:p text:style-name="P3"><text:span text:style-name="T1">入金時値引処理および情報系へ連携</text:span></text:p>
          </draw:text-box>
        </draw:frame>
      </draw:page>
      <draw:page draw:name="COK_024_07" draw:style-name="dp1" draw:master-page-name="PM6">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入金時値引関連処理および販売控除情報の仕訳作成</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7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1/12/10</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 </text:span><text:span text:style-name="T2">郭</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1</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116cm" svg:x="2.128cm" svg:y="2.822cm" svg:viewBox="0 0 14527 5117" draw:points="0,5117 14527,5117 14527,0 0,0">
            <text:p/>
          </draw:polygon>
          <draw:frame draw:style-name="gr58" draw:text-style-name="P4" draw:layer="layout" svg:width="14.526cm" svg:height="5.116cm" svg:x="2.128cm" svg:y="2.822cm">
            <draw:text-box>
              <text:p text:style-name="P3"><text:span text:style-name="T4">処理概要</text:span></text:p>
              <text:p text:style-name="P3"><text:span text:style-name="T5">・入金時値引訂正の取引伝票から控除データを作成する。</text:span></text:p>
              <text:p text:style-name="P3"><text:span text:style-name="T5">・入金時値引の控除データを売上データとして情報系へ連携する。</text:span></text:p>
              <text:p text:style-name="P3"><text:span text:style-name="T5">・クローズ月以前の未処理の販売控除情報から、控除仕訳を作成する。</text:span></text:p>
              <text:p text:style-name="P3"><text:span text:style-name="T10"/></text:p>
              <text:p text:style-name="P3"><text:span text:style-name="T4">システム利用者</text:span></text:p>
              <text:p text:style-name="P3"><text:span text:style-name="T5">・ システム管理者</text:span></text:p>
              <text:p text:style-name="P3"><text:span text:style-name="T4"/></text:p>
              <text:p text:style-name="P3"><text:span text:style-name="T4">処理タイミング、その他</text:span></text:p>
              <text:p text:style-name="P3"><text:span text:style-name="T5">　　・本処理は月</text:span><text:span text:style-name="T5">1</text:span><text:span text:style-name="T5">度、</text:span><text:span text:style-name="T5">INV</text:span><text:span text:style-name="T5">締め後の夜間にて処理 <text:s text:c="3"/></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39cm" svg:height="0.953cm" svg:x="2.54cm" svg:y="9.221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54cm" svg:y="9.221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54cm" svg:y="9.221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line draw:style-name="gr19" draw:text-style-name="P2" draw:layer="layout" svg:x1="5.08cm" svg:y1="9.697cm" svg:x2="12.605cm" svg:y2="9.697cm">
          <text:p/>
        </draw:line>
        <draw:frame draw:style-name="gr60" draw:text-style-name="P4" draw:layer="layout" svg:width="4.128cm" svg:height="2.048cm" svg:x="11.177cm" svg:y="11.285cm">
          <draw:text-box>
            <text:p text:style-name="P3"><text:span text:style-name="T5">例）売上控除</text:span></text:p>
            <text:p text:style-name="P3"><text:span text:style-name="T5">　　仮払消費税</text:span></text:p>
            <text:p text:style-name="P3"><text:span text:style-name="T5">　　　　</text:span><text:span text:style-name="T5">/</text:span><text:span text:style-name="T5">負債（引当等）</text:span></text:p>
            <text:p text:style-name="P3"><text:span text:style-name="T5">　　　　 負債（引当等）</text:span><text:span text:style-name="T5">_</text:span><text:span text:style-name="T5">消費税</text:span></text:p>
          </draw:text-box>
        </draw:frame>
        <draw:path draw:style-name="gr19" draw:text-style-name="P2" draw:layer="layout" svg:width="3.709cm" svg:height="3.308cm" svg:x="8.897cm" svg:y="9.697cm" svg:viewBox="0 0 3710 3309" svg:d="M0 3309v-3151c0-105 53-158 158-158h3552">
          <text:p/>
        </draw:path>
        <draw:g>
          <draw:polygon draw:style-name="gr15" draw:text-style-name="P2" draw:layer="layout" svg:width="3.016cm" svg:height="1.905cm" svg:x="12.605cm" svg:y="8.745cm" svg:viewBox="0 0 3017 1906" draw:points="158,0 0,158 0,1747 158,1906 2858,1906 3017,1747 3017,158 2858,0">
            <text:p/>
          </draw:polygon>
        </draw:g>
        <draw:frame draw:style-name="gr45" draw:text-style-name="P4" draw:layer="layout" svg:width="3.016cm" svg:height="0.341cm" svg:x="12.605cm" svg:y="8.744cm">
          <draw:text-box>
            <text:p text:style-name="P3"><text:span text:style-name="T1">COK_024_A06</text:span></text:p>
          </draw:text-box>
        </draw:frame>
        <draw:g>
          <draw:g>
            <draw:path draw:style-name="gr12" draw:text-style-name="P7" draw:layer="layout" svg:width="2.915cm" svg:height="0.601cm" svg:x="13.342cm" svg:y="10.48cm" svg:viewBox="0 0 2916 602" svg:d="M101 602h2713c68 0 102-34 102-101v-400c0-67-34-101-102-101h-2713c-67 0-101 34-101 101v400c0 67 34 101 101 101z">
              <text:p/>
            </draw:path>
            <draw:path draw:style-name="gr15" draw:text-style-name="P2" draw:layer="layout" svg:width="2.915cm" svg:height="0.601cm" svg:x="13.342cm" svg:y="10.48cm" svg:viewBox="0 0 2916 602" svg:d="M101 602h2713c68 0 102-34 102-101v-400c0-67-34-101-102-101h-2713c-67 0-101 34-101 101v400c0 67 34 101 101 101z">
              <text:p/>
            </draw:path>
          </draw:g>
          <draw:frame draw:style-name="gr51" draw:text-style-name="P4" draw:layer="layout" svg:width="2.915cm" svg:height="0.601cm" svg:x="13.342cm" svg:y="10.48cm">
            <draw:text-box>
              <text:p text:style-name="P6"><text:span text:style-name="T3">販売控除データ</text:span><text:span text:style-name="T3">GL</text:span><text:span text:style-name="T3">連携</text:span></text:p>
            </draw:text-box>
          </draw:frame>
        </draw:g>
        <draw:frame draw:style-name="gr47" draw:text-style-name="P4" draw:layer="layout" svg:width="3.016cm" svg:height="1.566cm" svg:x="12.605cm" svg:y="9.084cm">
          <draw:text-box>
            <text:p text:style-name="P6"><text:span text:style-name="T1">販売控除データ</text:span><text:span text:style-name="T1">GL</text:span><text:span text:style-name="T1">連携</text:span></text:p>
          </draw:text-box>
        </draw:frame>
        <draw:g>
          <draw:g>
            <draw:path draw:style-name="gr1" draw:text-style-name="P1" draw:layer="layout" svg:width="2.555cm" svg:height="2.183cm" svg:x="15.535cm" svg:y="11.96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15.535cm" svg:y="11.96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1" draw:text-style-name="P4" draw:layer="layout" svg:width="2.555cm" svg:height="1.426cm" svg:x="15.535cm" svg:y="12.498cm">
            <draw:text-box>
              <text:p text:style-name="P6"><text:span text:style-name="T5">標準：</text:span></text:p>
              <text:p text:style-name="P6"><text:span text:style-name="T5">GL</text:span><text:span text:style-name="T5">オープンインタフェース</text:span></text:p>
            </draw:text-box>
          </draw:frame>
        </draw:g>
        <draw:g>
          <draw:g>
            <draw:path draw:style-name="gr1" draw:text-style-name="P1" draw:layer="layout" svg:width="2.262cm" svg:height="1.486cm" svg:x="7.679cm" svg:y="13.00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7.679cm" svg:y="13.00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7.679cm" svg:y="13.567cm">
            <draw:text-box>
              <text:p text:style-name="P3"><text:span text:style-name="T1">販売控除情報</text:span></text:p>
            </draw:text-box>
          </draw:frame>
        </draw:g>
        <draw:path draw:style-name="gr19" draw:text-style-name="P2" draw:layer="layout" svg:width="1.191cm" svg:height="2.262cm" svg:x="15.622cm" svg:y="9.697cm" svg:viewBox="0 0 1192 2263" svg:d="M0 0h1033c106 0 159 53 159 158v2105">
          <text:p/>
        </draw:path>
        <draw:path draw:style-name="gr19" draw:text-style-name="P2" draw:layer="layout" svg:width="1.111cm" svg:height="2.262cm" svg:x="16.812cm" svg:y="9.697cm" svg:viewBox="0 0 1112 2263" svg:d="M0 2263v-2105c0-105 53-158 158-158h954">
          <text:p/>
        </draw:path>
        <draw:line draw:style-name="gr19" draw:text-style-name="P2" draw:layer="layout" svg:x1="15.622cm" svg:y1="9.697cm" svg:x2="17.923cm" svg:y2="9.697cm">
          <text:p/>
        </draw:line>
        <draw:g>
          <draw:g>
            <draw:path draw:style-name="gr1" draw:text-style-name="P1" draw:layer="layout" svg:width="2.555cm" svg:height="2.183cm" svg:x="24.432cm" svg:y="13.23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24.432cm" svg:y="13.23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2" draw:text-style-name="P4" draw:layer="layout" svg:width="2.555cm" svg:height="1.297cm" svg:x="24.432cm" svg:y="13.832cm">
            <draw:text-box>
              <text:p text:style-name="P6"><text:span text:style-name="T11">標準：</text:span></text:p>
              <text:p text:style-name="P6"><text:span text:style-name="T11">仕訳明細</text:span></text:p>
            </draw:text-box>
          </draw:frame>
        </draw:g>
        <draw:g>
          <draw:polygon draw:style-name="gr15" draw:text-style-name="P2" draw:layer="layout" svg:width="3.016cm" svg:height="1.905cm" svg:x="21.892cm" svg:y="8.745cm" svg:viewBox="0 0 3017 1906" draw:points="158,0 0,158 0,1747 158,1906 2858,1906 3017,1747 3017,158 2858,0">
            <text:p/>
          </draw:polygon>
        </draw:g>
        <draw:frame draw:style-name="gr45" draw:text-style-name="P4" draw:layer="layout" svg:width="3.016cm" svg:height="0.341cm" svg:x="21.892cm" svg:y="8.744cm">
          <draw:text-box>
            <text:p text:style-name="P3"><text:span text:style-name="T1">CFO_007_S14</text:span></text:p>
          </draw:text-box>
        </draw:frame>
        <draw:g>
          <draw:g>
            <draw:path draw:style-name="gr12" draw:text-style-name="P7" draw:layer="layout" svg:width="2.295cm" svg:height="0.601cm" svg:x="22.628cm" svg:y="10.48cm" svg:viewBox="0 0 2296 602" svg:d="M101 602h2093c68 0 102-34 102-101v-400c0-67-34-101-102-101h-2093c-67 0-101 34-101 101v400c0 67 34 101 101 101z">
              <text:p/>
            </draw:path>
            <draw:path draw:style-name="gr15" draw:text-style-name="P2" draw:layer="layout" svg:width="2.295cm" svg:height="0.601cm" svg:x="22.628cm" svg:y="10.48cm" svg:viewBox="0 0 2296 602" svg:d="M101 602h2093c68 0 102-34 102-101v-400c0-67-34-101-102-101h-2093c-67 0-101 34-101 101v400c0 67 34 101 101 101z">
              <text:p/>
            </draw:path>
          </draw:g>
          <draw:frame draw:style-name="gr51" draw:text-style-name="P4" draw:layer="layout" svg:width="2.295cm" svg:height="0.601cm" svg:x="22.628cm" svg:y="10.48cm">
            <draw:text-box>
              <text:p text:style-name="P8"><text:span text:style-name="T3">仕訳インポート</text:span></text:p>
            </draw:text-box>
          </draw:frame>
        </draw:g>
        <draw:frame draw:style-name="gr47" draw:text-style-name="P4" draw:layer="layout" svg:width="3.016cm" svg:height="1.566cm" svg:x="21.892cm" svg:y="9.084cm">
          <draw:text-box>
            <text:p text:style-name="P6"><text:span text:style-name="T1">標準：仕訳インポート</text:span></text:p>
          </draw:text-box>
        </draw:frame>
        <draw:g>
          <draw:g>
            <draw:path draw:style-name="gr1" draw:text-style-name="P1" draw:layer="layout" svg:width="2.555cm" svg:height="2.183cm" svg:x="24.432cm" svg:y="11.665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24.432cm" svg:y="11.665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2" draw:text-style-name="P4" draw:layer="layout" svg:width="2.555cm" svg:height="1.297cm" svg:x="24.432cm" svg:y="12.268cm">
            <draw:text-box>
              <text:p text:style-name="P6"><text:span text:style-name="T11">標準：</text:span></text:p>
              <text:p text:style-name="P6"><text:span text:style-name="T11">仕訳ヘッダ</text:span></text:p>
            </draw:text-box>
          </draw:frame>
        </draw:g>
        <draw:g>
          <draw:polygon draw:style-name="gr15" draw:text-style-name="P2" draw:layer="layout" svg:width="3.016cm" svg:height="1.905cm" svg:x="17.924cm" svg:y="8.745cm" svg:viewBox="0 0 3017 1906" draw:points="158,0 0,158 0,1747 158,1906 2858,1906 3017,1747 3017,158 2858,0">
            <text:p/>
          </draw:polygon>
        </draw:g>
        <draw:frame draw:style-name="gr45" draw:text-style-name="P4" draw:layer="layout" svg:width="3.016cm" svg:height="0.341cm" svg:x="17.924cm" svg:y="8.744cm">
          <draw:text-box>
            <text:p text:style-name="P3"><text:span text:style-name="T1">CFO_007_S13</text:span></text:p>
          </draw:text-box>
        </draw:frame>
        <draw:g>
          <draw:g>
            <draw:path draw:style-name="gr12" draw:text-style-name="P7" draw:layer="layout" svg:width="2.677cm" svg:height="0.601cm" svg:x="18.66cm" svg:y="10.48cm" svg:viewBox="0 0 2678 602" svg:d="M101 602h2476c67 0 101-34 101-101v-400c0-67-34-101-101-101h-2476c-67 0-101 34-101 101v400c0 67 34 101 101 101z">
              <text:p/>
            </draw:path>
            <draw:path draw:style-name="gr15" draw:text-style-name="P2" draw:layer="layout" svg:width="2.677cm" svg:height="0.601cm" svg:x="18.66cm" svg:y="10.48cm" svg:viewBox="0 0 2678 602" svg:d="M101 602h2476c67 0 101-34 101-101v-400c0-67-34-101-101-101h-2476c-67 0-101 34-101 101v400c0 67 34 101 101 101z">
              <text:p/>
            </draw:path>
          </draw:g>
          <draw:frame draw:style-name="gr51" draw:text-style-name="P4" draw:layer="layout" svg:width="2.677cm" svg:height="0.601cm" svg:x="18.66cm" svg:y="10.48cm">
            <draw:text-box>
              <text:p text:style-name="P6"><text:span text:style-name="T3">仕訳インポートの起動</text:span></text:p>
            </draw:text-box>
          </draw:frame>
        </draw:g>
        <draw:frame draw:style-name="gr47" draw:text-style-name="P4" draw:layer="layout" svg:width="3.016cm" svg:height="1.566cm" svg:x="17.924cm" svg:y="9.084cm">
          <draw:text-box>
            <text:p text:style-name="P6"><text:span text:style-name="T1">BFA : </text:span><text:span text:style-name="T1">仕訳インポートの起動</text:span></text:p>
          </draw:text-box>
        </draw:frame>
        <draw:line draw:style-name="gr19" draw:text-style-name="P2" draw:layer="layout" svg:x1="20.94cm" svg:y1="9.697cm" svg:x2="21.892cm" svg:y2="9.697cm">
          <text:p/>
        </draw:line>
        <draw:path draw:style-name="gr19" draw:text-style-name="P2" draw:layer="layout" svg:width="0.801cm" svg:height="1.967cm" svg:x="24.909cm" svg:y="9.697cm" svg:viewBox="0 0 802 1968" svg:d="M0 0h643c106 0 159 53 159 158v1810">
          <text:p/>
        </draw:path>
        <draw:g>
          <draw:g>
            <draw:path draw:style-name="gr1" draw:text-style-name="P1" draw:layer="layout" svg:width="2.539cm" svg:height="0.953cm" svg:x="37.068cm" svg:y="9.221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7.068cm" svg:y="9.221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7.068cm" svg:y="9.221cm">
            <draw:text-box>
              <text:p text:style-name="P6"><text:span text:style-name="T2">END</text:span></text:p>
            </draw:text-box>
          </draw:frame>
        </draw:g>
        <draw:g>
          <draw:polygon draw:style-name="gr15" draw:text-style-name="P2" draw:layer="layout" svg:width="3.016cm" svg:height="1.905cm" svg:x="26.655cm" svg:y="8.745cm" svg:viewBox="0 0 3017 1906" draw:points="158,0 0,158 0,1747 158,1906 2858,1906 3017,1747 3017,158 2858,0">
            <text:p/>
          </draw:polygon>
        </draw:g>
        <draw:frame draw:style-name="gr45" draw:text-style-name="P4" draw:layer="layout" svg:width="3.016cm" svg:height="0.341cm" svg:x="26.655cm" svg:y="8.744cm">
          <draw:text-box>
            <text:p text:style-name="P3"><text:span text:style-name="T1">CFO_007_S15</text:span></text:p>
          </draw:text-box>
        </draw:frame>
        <draw:g>
          <draw:g>
            <draw:path draw:style-name="gr12" draw:text-style-name="P7" draw:layer="layout" svg:width="2.518cm" svg:height="0.601cm" svg:x="27.391cm" svg:y="10.48cm" svg:viewBox="0 0 2519 602" svg:d="M101 602h2316c68 0 102-34 102-101v-400c0-67-34-101-102-101h-2316c-67 0-101 34-101 101v400c0 67 34 101 101 101z">
              <text:p/>
            </draw:path>
            <draw:path draw:style-name="gr15" draw:text-style-name="P2" draw:layer="layout" svg:width="2.518cm" svg:height="0.601cm" svg:x="27.391cm" svg:y="10.48cm" svg:viewBox="0 0 2519 602" svg:d="M101 602h2316c68 0 102-34 102-101v-400c0-67-34-101-102-101h-2316c-67 0-101 34-101 101v400c0 67 34 101 101 101z">
              <text:p/>
            </draw:path>
          </draw:g>
          <draw:frame draw:style-name="gr51" draw:text-style-name="P4" draw:layer="layout" svg:width="2.518cm" svg:height="0.601cm" svg:x="27.391cm" svg:y="10.48cm">
            <draw:text-box>
              <text:p text:style-name="P8"><text:span text:style-name="T3">仕訳インポート</text:span></text:p>
            </draw:text-box>
          </draw:frame>
        </draw:g>
        <draw:frame draw:style-name="gr47" draw:text-style-name="P4" draw:layer="layout" svg:width="3.016cm" svg:height="1.566cm" svg:x="26.655cm" svg:y="9.084cm">
          <draw:text-box>
            <text:p text:style-name="P6"><text:span text:style-name="T1">標準：</text:span><text:span text:style-name="T1">GL</text:span><text:span text:style-name="T1">自動転記</text:span></text:p>
          </draw:text-box>
        </draw:frame>
        <draw:g>
          <draw:polygon draw:style-name="gr15" draw:text-style-name="P2" draw:layer="layout" svg:width="2.844cm" svg:height="1.905cm" svg:x="30.544cm" svg:y="8.745cm" svg:viewBox="0 0 2845 1906" draw:points="158,0 0,158 0,1747 158,1906 2686,1906 2845,1747 2845,158 2686,0">
            <text:p/>
          </draw:polygon>
        </draw:g>
        <draw:frame draw:style-name="gr45" draw:text-style-name="P4" draw:layer="layout" svg:width="2.844cm" svg:height="0.341cm" svg:x="30.544cm" svg:y="8.744cm">
          <draw:text-box>
            <text:p text:style-name="P3"><text:span text:style-name="T1">CFO_007_S16</text:span></text:p>
          </draw:text-box>
        </draw:frame>
        <draw:g>
          <draw:g>
            <draw:path draw:style-name="gr12" draw:text-style-name="P7" draw:layer="layout" svg:width="2.175cm" svg:height="0.601cm" svg:x="31.238cm" svg:y="10.48cm" svg:viewBox="0 0 2176 602" svg:d="M101 602h1973c68 0 102-34 102-101v-400c0-67-34-101-102-101h-1973c-67 0-101 34-101 101v400c0 67 34 101 101 101z">
              <text:p/>
            </draw:path>
            <draw:path draw:style-name="gr15" draw:text-style-name="P2" draw:layer="layout" svg:width="2.175cm" svg:height="0.601cm" svg:x="31.238cm" svg:y="10.48cm" svg:viewBox="0 0 2176 602" svg:d="M101 602h1973c68 0 102-34 102-101v-400c0-67-34-101-102-101h-1973c-67 0-101 34-101 101v400c0 67 34 101 101 101z">
              <text:p/>
            </draw:path>
          </draw:g>
          <draw:frame draw:style-name="gr51" draw:text-style-name="P4" draw:layer="layout" svg:width="2.175cm" svg:height="0.601cm" svg:x="31.238cm" svg:y="10.48cm">
            <draw:text-box>
              <text:p text:style-name="P8"><text:span text:style-name="T3">転記</text:span></text:p>
            </draw:text-box>
          </draw:frame>
        </draw:g>
        <draw:frame draw:style-name="gr47" draw:text-style-name="P4" draw:layer="layout" svg:width="2.844cm" svg:height="1.566cm" svg:x="30.544cm" svg:y="9.084cm">
          <draw:text-box>
            <text:p text:style-name="P6"><text:span text:style-name="T1">標準：転記</text:span></text:p>
          </draw:text-box>
        </draw:frame>
        <draw:g>
          <draw:g>
            <draw:path draw:style-name="gr1" draw:text-style-name="P1" draw:layer="layout" svg:width="2.555cm" svg:height="2.183cm" svg:x="33.005cm" svg:y="11.602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33.005cm" svg:y="11.602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3" draw:text-style-name="P4" draw:layer="layout" svg:width="2.555cm" svg:height="1.225cm" svg:x="33.005cm" svg:y="12.241cm">
            <draw:text-box>
              <text:p text:style-name="P6"><text:span text:style-name="T5">標準：</text:span></text:p>
              <text:p text:style-name="P6"><text:span text:style-name="T5">GL</text:span><text:span text:style-name="T5">残高テーブル</text:span></text:p>
            </draw:text-box>
          </draw:frame>
        </draw:g>
        <draw:line draw:style-name="gr19" draw:text-style-name="P2" draw:layer="layout" svg:x1="24.909cm" svg:y1="9.697cm" svg:x2="26.655cm" svg:y2="9.697cm">
          <text:p/>
        </draw:line>
        <draw:line draw:style-name="gr19" draw:text-style-name="P2" draw:layer="layout" svg:x1="29.671cm" svg:y1="9.697cm" svg:x2="30.544cm" svg:y2="9.697cm">
          <text:p/>
        </draw:line>
        <draw:line draw:style-name="gr19" draw:text-style-name="P2" draw:layer="layout" svg:x1="33.388cm" svg:y1="9.697cm" svg:x2="37.067cm" svg:y2="9.697cm">
          <text:p/>
        </draw:line>
        <draw:path draw:style-name="gr19" draw:text-style-name="P2" draw:layer="layout" svg:width="0.894cm" svg:height="1.905cm" svg:x="33.388cm" svg:y="9.697cm" svg:viewBox="0 0 895 1906" svg:d="M0 0h737c105 0 158 53 158 158v1748">
          <text:p/>
        </draw:path>
        <draw:g>
          <draw:polygon draw:style-name="gr15" draw:text-style-name="P2" draw:layer="layout" svg:width="3.016cm" svg:height="1.905cm" svg:x="7.302cm" svg:y="15.412cm" svg:viewBox="0 0 3017 1906" draw:points="158,0 0,158 0,1747 158,1906 2858,1906 3017,1747 3017,158 2858,0">
            <text:p/>
          </draw:polygon>
        </draw:g>
        <draw:frame draw:style-name="gr45" draw:text-style-name="P4" draw:layer="layout" svg:width="3.016cm" svg:height="0.341cm" svg:x="7.302cm" svg:y="15.411cm">
          <draw:text-box>
            <text:p text:style-name="P3"><text:span text:style-name="T1">COK_024_A39</text:span></text:p>
          </draw:text-box>
        </draw:frame>
        <draw:g>
          <draw:g>
            <draw:path draw:style-name="gr12" draw:text-style-name="P7" draw:layer="layout" svg:width="2.915cm" svg:height="0.601cm" svg:x="8.039cm" svg:y="17.148cm" svg:viewBox="0 0 2916 602" svg:d="M101 602h2713c68 0 102-34 102-101v-400c0-67-34-101-102-101h-2713c-67 0-101 34-101 101v400c0 67 34 101 101 101z">
              <text:p/>
            </draw:path>
            <draw:path draw:style-name="gr15" draw:text-style-name="P2" draw:layer="layout" svg:width="2.915cm" svg:height="0.601cm" svg:x="8.039cm" svg:y="17.148cm" svg:viewBox="0 0 2916 602" svg:d="M101 602h2713c68 0 102-34 102-101v-400c0-67-34-101-102-101h-2713c-67 0-101 34-101 101v400c0 67 34 101 101 101z">
              <text:p/>
            </draw:path>
          </draw:g>
          <draw:frame draw:style-name="gr34" draw:text-style-name="P4" draw:layer="layout" svg:width="2.915cm" svg:height="0.791cm" svg:x="8.039cm" svg:y="17.053cm">
            <draw:text-box>
              <text:p text:style-name="P6"><text:span text:style-name="T3">入金時値引訂正からの</text:span></text:p>
              <text:p text:style-name="P6"><text:span text:style-name="T3">控除データ作成</text:span></text:p>
            </draw:text-box>
          </draw:frame>
        </draw:g>
        <draw:frame draw:style-name="gr47" draw:text-style-name="P4" draw:layer="layout" svg:width="3.016cm" svg:height="1.566cm" svg:x="7.302cm" svg:y="15.751cm">
          <draw:text-box>
            <text:p text:style-name="P6"><text:span text:style-name="T1">入金時値引訂正からの控除データ作成</text:span></text:p>
          </draw:text-box>
        </draw:frame>
        <draw:path draw:style-name="gr19" draw:text-style-name="P2" draw:layer="layout" svg:width="2.223cm" svg:height="6.668cm" svg:x="5.08cm" svg:y="9.697cm" svg:viewBox="0 0 2224 6669" svg:d="M0 0h953c106 0 159 53 159 158v6352c0 106 53 159 159 159h953">
          <text:p/>
        </draw:path>
        <draw:path draw:style-name="gr19" draw:text-style-name="P2" draw:layer="layout" svg:width="0.007cm" svg:height="0.868cm" svg:x="8.81cm" svg:y="14.544cm" svg:viewBox="0 0 8 869" svg:d="M0 869v-474c0-2 1-3 4-3s4-1 4-4v-388">
          <text:p/>
        </draw:path>
        <draw:g>
          <draw:g>
            <draw:path draw:style-name="gr1" draw:text-style-name="P1" draw:layer="layout" svg:width="0.976cm" svg:height="0.976cm" svg:x="13.573cm" svg:y="13.26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3.573cm" svg:y="13.26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3.573cm" svg:y="13.269cm">
            <draw:text-box>
              <text:p text:style-name="P6"><text:span text:style-name="T3">２</text:span></text:p>
            </draw:text-box>
          </draw:frame>
        </draw:g>
        <draw:path draw:style-name="gr19" draw:text-style-name="P2" draw:layer="layout" svg:width="3.631cm" svg:height="0.012cm" svg:x="9.942cm" svg:y="13.746cm" svg:viewBox="0 0 3632 13" svg:d="M0 0h470c4 0 6 2 6 6 0 5 2 7 6 7h3150">
          <text:p/>
        </draw:path>
        <draw:frame draw:style-name="gr48" draw:text-style-name="P4" draw:layer="layout" svg:width="4.763cm" svg:height="0.483cm" svg:x="11.668cm" svg:y="14.539cm">
          <draw:text-box>
            <text:p text:style-name="P3"><text:span text:style-name="T1">入金時値引処理および情報系へ連携</text:span></text:p>
          </draw:text-box>
        </draw:frame>
        <draw:g>
          <draw:g>
            <draw:polygon draw:style-name="gr1" draw:text-style-name="P1" draw:layer="layout" svg:width="3.858cm" svg:height="1.524cm" svg:x="17.082cm" svg:y="21.826cm" svg:viewBox="0 0 3859 1525" draw:points="0,1525 3097,1525 3859,0 762,0">
              <text:p/>
            </draw:polygon>
            <draw:polygon draw:style-name="gr15" draw:text-style-name="P2" draw:layer="layout" svg:width="3.858cm" svg:height="1.524cm" svg:x="17.082cm" svg:y="21.826cm" svg:viewBox="0 0 3859 1525" draw:points="0,1525 3097,1525 3859,0 762,0">
              <text:p/>
            </draw:polygon>
          </draw:g>
          <draw:frame draw:style-name="gr64" draw:text-style-name="P4" draw:layer="layout" svg:width="2.064cm" svg:height="1.524cm" svg:x="17.978cm" svg:y="21.826cm">
            <draw:text-box>
              <text:p text:style-name="P3"><text:span text:style-name="T1">売上実績データ</text:span></text:p>
              <text:p text:style-name="P3"><text:span text:style-name="T1">（入金時値引）</text:span></text:p>
            </draw:text-box>
          </draw:frame>
        </draw:g>
        <draw:g>
          <draw:polygon draw:style-name="gr15" draw:text-style-name="P2" draw:layer="layout" svg:width="3.016cm" svg:height="1.905cm" svg:x="12.303cm" svg:y="20.445cm" svg:viewBox="0 0 3017 1906" draw:points="158,0 0,158 0,1747 158,1906 2858,1906 3017,1747 3017,158 2858,0">
            <text:p/>
          </draw:polygon>
        </draw:g>
        <draw:frame draw:style-name="gr45" draw:text-style-name="P4" draw:layer="layout" svg:width="3.016cm" svg:height="0.341cm" svg:x="12.303cm" svg:y="20.444cm">
          <draw:text-box>
            <text:p text:style-name="P3"><text:span text:style-name="T1">COK_024_A38</text:span></text:p>
          </draw:text-box>
        </draw:frame>
        <draw:g>
          <draw:g>
            <draw:path draw:style-name="gr12" draw:text-style-name="P7" draw:layer="layout" svg:width="2.915cm" svg:height="0.601cm" svg:x="13.039cm" svg:y="22.18cm" svg:viewBox="0 0 2916 602" svg:d="M101 602h2713c68 0 102-34 102-101v-400c0-67-34-101-102-101h-2713c-67 0-101 34-101 101v400c0 67 34 101 101 101z">
              <text:p/>
            </draw:path>
            <draw:path draw:style-name="gr15" draw:text-style-name="P2" draw:layer="layout" svg:width="2.915cm" svg:height="0.601cm" svg:x="13.039cm" svg:y="22.18cm" svg:viewBox="0 0 2916 602" svg:d="M101 602h2713c68 0 102-34 102-101v-400c0-67-34-101-102-101h-2713c-67 0-101 34-101 101v400c0 67 34 101 101 101z">
              <text:p/>
            </draw:path>
          </draw:g>
          <draw:frame draw:style-name="gr34" draw:text-style-name="P4" draw:layer="layout" svg:width="2.915cm" svg:height="0.791cm" svg:x="13.039cm" svg:y="22.085cm">
            <draw:text-box>
              <text:p text:style-name="P6"><text:span text:style-name="T3">入金時値引データ</text:span></text:p>
              <text:p text:style-name="P6"><text:span text:style-name="T3">IF</text:span><text:span text:style-name="T3">出力（情報系）</text:span></text:p>
            </draw:text-box>
          </draw:frame>
        </draw:g>
        <draw:frame draw:style-name="gr47" draw:text-style-name="P4" draw:layer="layout" svg:width="3.016cm" svg:height="1.566cm" svg:x="12.303cm" svg:y="20.784cm">
          <draw:text-box>
            <text:p text:style-name="P6"><text:span text:style-name="T1">入金時値引データ</text:span></text:p>
            <text:p text:style-name="P6"><text:span text:style-name="T1">IF</text:span><text:span text:style-name="T1">出力（情報系）</text:span></text:p>
          </draw:text-box>
        </draw:frame>
        <draw:path draw:style-name="gr19" draw:text-style-name="P2" draw:layer="layout" svg:width="21.749cm" svg:height="11.7cm" svg:x="15.319cm" svg:y="9.697cm" svg:viewBox="0 0 21750 11701" svg:d="M0 11701h20745c106 0 159-53 159-158v-11385c0-105 53-158 158-158h688">
          <text:p/>
        </draw:path>
        <draw:path draw:style-name="gr19" draw:text-style-name="P2" draw:layer="layout" svg:width="2.143cm" svg:height="0.873cm" svg:x="15.319cm" svg:y="21.715cm" svg:viewBox="0 0 2144 874" svg:d="M0 0h1350c106 0 159 53 159 158v557c0 106 52 159 158 159h477">
          <text:p/>
        </draw:path>
        <draw:path draw:style-name="gr19" draw:text-style-name="P2" draw:layer="layout" svg:width="7.223cm" svg:height="11.7cm" svg:x="5.08cm" svg:y="9.697cm" svg:viewBox="0 0 7224 11701" svg:d="M0 0h952c106 0 159 53 159 158v11385c0 105 53 158 159 158h5954">
          <text:p/>
        </draw:path>
        <draw:path draw:style-name="gr19" draw:text-style-name="P2" draw:layer="layout" svg:width="2.361cm" svg:height="7.334cm" svg:x="9.942cm" svg:y="13.746cm" svg:viewBox="0 0 2362 7335" svg:d="M0 0h1198c105 0 158 53 158 158v7018c0 106 53 159 159 159h847">
          <text:p/>
        </draw:path>
        <draw:g>
          <draw:g>
            <draw:path draw:style-name="gr1" draw:text-style-name="P1" draw:layer="layout" svg:width="2.555cm" svg:height="2.183cm" svg:x="7.62cm" svg:y="18.548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7.62cm" svg:y="18.548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3" draw:text-style-name="P4" draw:layer="layout" svg:width="2.555cm" svg:height="1.225cm" svg:x="7.62cm" svg:y="19.187cm">
            <draw:text-box>
              <text:p text:style-name="P6"><text:span text:style-name="T5">標準：</text:span></text:p>
              <text:p text:style-name="P6"><text:span text:style-name="T5">AR</text:span><text:span text:style-name="T5">取引</text:span></text:p>
            </draw:text-box>
          </draw:frame>
        </draw:g>
        <draw:path draw:style-name="gr19" draw:text-style-name="P2" draw:layer="layout" svg:width="1.218cm" svg:height="1.23cm" svg:x="7.679cm" svg:y="17.317cm" svg:viewBox="0 0 1219 1231" svg:d="M1219 1231v-318c0-106-53-158-159-158h-902c-105 0-158-53-158-160v-595">
          <text:p/>
        </draw:path>
      </draw:page>
      <draw:page draw:name="COK_024_08" draw:style-name="dp1" draw:master-page-name="PM7">
        <draw:g>
          <draw:polygon draw:style-name="gr1" draw:text-style-name="P1" draw:layer="layout" svg:width="6.668cm" svg:height="4.128cm" svg:x="24.289cm" svg:y="20.492cm" svg:viewBox="0 0 6669 4129" draw:points="0,4129 6669,4129 6669,0 0,0">
            <text:p/>
          </draw:polygon>
          <draw:polygon draw:style-name="gr2" draw:text-style-name="P2" draw:layer="layout" svg:width="6.668cm" svg:height="4.128cm" svg:x="24.289cm" svg:y="20.492cm" svg:viewBox="0 0 6669 4129" draw:points="0,4129 6669,4129 6669,0 0,0">
            <text:p/>
          </draw:polygon>
        </draw:g>
        <draw:g>
          <draw:polygon draw:style-name="gr1" draw:text-style-name="P1" draw:layer="layout" svg:width="6.668cm" svg:height="4.128cm" svg:x="19.526cm" svg:y="12.714cm" svg:viewBox="0 0 6669 4129" draw:points="0,4129 6669,4129 6669,0 0,0">
            <text:p/>
          </draw:polygon>
          <draw:polygon draw:style-name="gr2" draw:text-style-name="P2" draw:layer="layout" svg:width="6.668cm" svg:height="4.128cm" svg:x="19.526cm" svg:y="12.714cm" svg:viewBox="0 0 6669 4129" draw:points="0,4129 6669,4129 6669,0 0,0">
            <text:p/>
          </draw:polygon>
        </draw:g>
        <draw:g>
          <draw:polygon draw:style-name="gr1" draw:text-style-name="P1" draw:layer="layout" svg:width="6.668cm" svg:height="4.128cm" svg:x="12.065cm" svg:y="12.714cm" svg:viewBox="0 0 6669 4129" draw:points="0,4129 6669,4129 6669,0 0,0">
            <text:p/>
          </draw:polygon>
          <draw:polygon draw:style-name="gr2" draw:text-style-name="P2" draw:layer="layout" svg:width="6.668cm" svg:height="4.128cm" svg:x="12.065cm" svg:y="12.714cm" svg:viewBox="0 0 6669 4129" draw:points="0,4129 6669,4129 6669,0 0,0">
            <text:p/>
          </draw:polygon>
        </draw:g>
        <draw:g>
          <draw:g>
            <draw:path draw:style-name="gr1" draw:text-style-name="P1" draw:layer="layout" svg:width="2.262cm" svg:height="1.486cm" svg:x="21.028cm" svg:y="14.99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1.028cm" svg:y="14.99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1.028cm" svg:y="15.4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21.048cm" svg:y="13.96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1.048cm" svg:y="13.96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1.048cm" svg:y="14.368cm">
            <draw:text-box>
              <text:p text:style-name="P3"><text:span text:style-name="T1">控除消込明細情報</text:span></text:p>
            </draw:text-box>
          </draw:frame>
        </draw:g>
        <draw:g>
          <draw:g>
            <draw:path draw:style-name="gr1" draw:text-style-name="P1" draw:layer="layout" svg:width="2.262cm" svg:height="1.486cm" svg:x="13.388cm" svg:y="15.00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3.388cm" svg:y="15.00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3.388cm" svg:y="15.411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13.408cm" svg:y="13.97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3.408cm" svg:y="13.97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3.408cm" svg:y="14.379cm">
            <draw:text-box>
              <text:p text:style-name="P3"><text:span text:style-name="T1">控除消込明細情報</text:span></text:p>
            </draw:text-box>
          </draw:frame>
        </draw:g>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控除支払（</text:span><text:span text:style-name="T2">AP</text:span><text:span text:style-name="T2">支払申請）</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8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5" draw:text-style-name="P4" draw:layer="layout" svg:width="2.143cm" svg:height="0.953cm" svg:x="24.829cm" svg:y="0.599cm">
            <draw:text-box>
              <text:p text:style-name="P3"><text:span text:style-name="T2">2020/08/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11" draw:layer="layout" svg:width="2.064cm" svg:height="0.953cm" svg:x="32.211cm" svg:y="0.599cm">
            <draw:text-box>
              <text:p text:style-name="P3"><text:span text:style-name="T12">2025/01/31</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11" draw:layer="layout" svg:width="2.143cm" svg:height="0.953cm" svg:x="35.783cm" svg:y="0.599cm">
            <draw:text-box>
              <text:p text:style-name="P3"><text:span text:style-name="T12">SCSK</text:span><text:span text:style-name="T12">吉川</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11" draw:layer="layout" svg:width="1.866cm" svg:height="0.953cm" svg:x="38.958cm" svg:y="0.599cm">
            <draw:text-box>
              <text:p text:style-name="P3"><text:span text:style-name="T12">Issue1.4</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923cm" svg:x="2.128cm" svg:y="2.474cm" svg:viewBox="0 0 14527 5924" draw:points="0,5924 14527,5924 14527,0 0,0">
            <text:p/>
          </draw:polygon>
          <draw:frame draw:style-name="gr56" draw:text-style-name="P4" draw:layer="layout" svg:width="14.526cm" svg:height="6.158cm" svg:x="2.128cm" svg:y="2.474cm">
            <draw:text-box>
              <text:p text:style-name="P3"><text:span text:style-name="T4">処理概要</text:span></text:p>
              <text:p text:style-name="P3"><text:span text:style-name="T5">・各拠点での控除支払（</text:span><text:span text:style-name="T5">AP</text:span><text:span text:style-name="T5">申請）の支払を入力する。</text:span></text:p>
              <text:p text:style-name="P3"><text:span text:style-name="T5">・部門入力へ連携し、証憑台紙を印刷し、</text:span><text:span text:style-name="T5">AP</text:span><text:span text:style-name="T5">部門入力の申請承認ワークフローを使用する。</text:span></text:p>
              <text:p text:style-name="P3"><text:span text:style-name="T5">・上長は</text:span><text:span text:style-name="T5">AP</text:span><text:span text:style-name="T5">部門入力で承認・否決を実施する。</text:span></text:p>
              <text:p text:style-name="P3"><text:span text:style-name="T5">・承認・否決の結果を控除支払（</text:span><text:span text:style-name="T5">AP</text:span><text:span text:style-name="T5">申請）へ反映する。</text:span></text:p>
              <text:p text:style-name="P3"><text:span text:style-name="T5">　控除額と支払の差額が有る場合は、差額調整データを作成する。</text:span></text:p>
              <text:p text:style-name="P3"><text:span text:style-name="T5">・否決の場合は支払情報の再入力を実施する。</text:span></text:p>
              <text:p text:style-name="P3"><text:span text:style-name="T4"/></text:p>
              <text:p text:style-name="P3"><text:span text:style-name="T4">システム利用者</text:span></text:p>
              <text:p text:style-name="P3"><text:span text:style-name="T5">・担当者：各部門・拠点担当</text:span></text:p>
              <text:p text:style-name="P3"><text:span text:style-name="T5">・承認者；各部門・拠点上長（承認者）</text:span></text:p>
              <text:p text:style-name="P3"><text:span text:style-name="T4"/></text:p>
              <text:p text:style-name="P3"><text:span text:style-name="T4">処理タイミング、その他</text:span></text:p>
              <text:p text:style-name="P3"><text:span text:style-name="T5">　　・処理タイミング</text:span><text:span text:style-name="T5">:</text:span><text:span text:style-name="T5">随時</text:span></text:p>
              <text:p text:style-name="P3"><text:span text:style-name="T5"><text:s text:c="3"/></text:span><text:span text:style-name="T5">・部門入力ステータス反映：定期実行（</text:span><text:span text:style-name="T5">X</text:span><text:span text:style-name="T5">分毎） <text:s text:c="3"/></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4cm" svg:height="0.953cm" svg:x="2.143cm" svg:y="9.39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15" draw:text-style-name="P2" draw:layer="layout" svg:width="2.54cm" svg:height="0.953cm" svg:x="2.143cm" svg:y="9.39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0" draw:text-style-name="P4" draw:layer="layout" svg:width="2.54cm" svg:height="0.953cm" svg:x="2.143cm" svg:y="9.39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line draw:style-name="gr19" draw:text-style-name="P2" draw:layer="layout" svg:x1="4.683cm" svg:y1="9.867cm" svg:x2="5.556cm" svg:y2="9.867cm">
          <text:p/>
        </draw:line>
        <draw:g>
          <draw:g>
            <draw:path draw:style-name="gr1" draw:text-style-name="P1" draw:layer="layout" svg:width="2.539cm" svg:height="0.953cm" svg:x="37.148cm" svg:y="18.587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7.148cm" svg:y="18.587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7.148cm" svg:y="18.587cm">
            <draw:text-box>
              <text:p text:style-name="P6"><text:span text:style-name="T2">END</text:span></text:p>
            </draw:text-box>
          </draw:frame>
        </draw:g>
        <draw:g>
          <draw:polygon draw:style-name="gr15" draw:text-style-name="P2" draw:layer="layout" svg:width="2.54cm" svg:height="1.905cm" svg:x="10.16cm" svg:y="8.914cm" svg:viewBox="0 0 2541 1906" draw:points="158,0 0,158 0,1747 158,1906 2382,1906 2541,1747 2541,158 2382,0">
            <text:p/>
          </draw:polygon>
        </draw:g>
        <draw:frame draw:style-name="gr45" draw:text-style-name="P4" draw:layer="layout" svg:width="2.54cm" svg:height="0.341cm" svg:x="10.16cm" svg:y="8.913cm">
          <draw:text-box>
            <text:p text:style-name="P3"><text:span text:style-name="T1">COK_024_A14</text:span></text:p>
          </draw:text-box>
        </draw:frame>
        <draw:g>
          <draw:g>
            <draw:path draw:style-name="gr12" draw:text-style-name="P7" draw:layer="layout" svg:width="2.508cm" svg:height="0.601cm" svg:x="10.78cm" svg:y="10.649cm" svg:viewBox="0 0 2509 602" svg:d="M101 602h2306c68 0 102-34 102-101v-400c0-67-34-101-102-101h-2306c-67 0-101 34-101 101v400c0 67 34 101 101 101z">
              <text:p/>
            </draw:path>
            <draw:path draw:style-name="gr15" draw:text-style-name="P2" draw:layer="layout" svg:width="2.508cm" svg:height="0.601cm" svg:x="10.78cm" svg:y="10.649cm" svg:viewBox="0 0 2509 602" svg:d="M101 602h2306c68 0 102-34 102-101v-400c0-67-34-101-102-101h-2306c-67 0-101 34-101 101v400c0 67 34 101 101 101z">
              <text:p/>
            </draw:path>
          </draw:g>
          <draw:frame draw:style-name="gr41" draw:text-style-name="P4" draw:layer="layout" svg:width="2.508cm" svg:height="0.851cm" svg:x="10.78cm" svg:y="10.524cm">
            <draw:text-box>
              <text:p text:style-name="P8"><text:span text:style-name="T1">控除消し込み</text:span><text:span text:style-name="T1">API</text:span></text:p>
              <text:p text:style-name="P8"><text:span text:style-name="T1">（</text:span><text:span text:style-name="T1">AP</text:span><text:span text:style-name="T1">支払）</text:span></text:p>
            </draw:text-box>
          </draw:frame>
        </draw:g>
        <draw:frame draw:style-name="gr47" draw:text-style-name="P4" draw:layer="layout" svg:width="2.54cm" svg:height="1.566cm" svg:x="10.16cm" svg:y="9.253cm">
          <draw:text-box>
            <text:p text:style-name="P3"><text:span text:style-name="T1">控除消込作成</text:span><text:span text:style-name="T1">API(AP</text:span><text:span text:style-name="T1">支払</text:span><text:span text:style-name="T1">)</text:span></text:p>
          </draw:text-box>
        </draw:frame>
        <draw:path draw:style-name="gr2" draw:text-style-name="P2" draw:layer="layout" svg:width="2.111cm" svg:height="2.111cm" svg:x="5.556cm" svg:y="8.811cm" svg:viewBox="0 0 2112 2112" svg:d="M461 1386h-461v726h2112v-726h-462v-99h198v-1287h-1585v1287h198zM461 1386h1189M461 1287h1189">
          <text:p/>
        </draw:path>
        <draw:path draw:style-name="gr15" draw:text-style-name="P2" draw:layer="layout" svg:width="0.858cm" svg:height="0.594cm" svg:x="6.645cm" svg:y="10.263cm" svg:viewBox="0 0 859 595" svg:d="M0 595h694v-595h-694zM0 198h694M0 396h694M32 297h629M396 363h198v-132h-198zM760 98h99v-98h-99z">
          <text:p/>
        </draw:path>
        <draw:path draw:style-name="gr15" draw:text-style-name="P2" draw:layer="layout" svg:width="1.979cm" svg:height="1.419cm" svg:x="5.622cm" svg:y="8.96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5.017cm" svg:y="10.921cm">
          <draw:text-box>
            <text:p text:style-name="P6"><text:span text:style-name="T13">COK_024_A13</text:span></text:p>
            <text:p text:style-name="P6"><text:span text:style-name="T13">控除額の支払入力画面</text:span></text:p>
          </draw:text-box>
        </draw:frame>
        <draw:g>
          <draw:g>
            <draw:path draw:style-name="gr12" draw:text-style-name="P7" draw:layer="layout" svg:width="2.778cm" svg:height="0.675cm" svg:x="5.874cm" svg:y="11.672cm" svg:viewBox="0 0 2779 676" svg:d="M76 676h2626c51 0 77-25 77-76v-524c0-51-26-76-77-76h-2626c-51 0-76 25-76 76v524c0 51 25 76 76 76z">
              <text:p/>
            </draw:path>
            <draw:path draw:style-name="gr15" draw:text-style-name="P2" draw:layer="layout" svg:width="2.778cm" svg:height="0.675cm" svg:x="5.874cm" svg:y="11.672cm" svg:viewBox="0 0 2779 676" svg:d="M76 676h2626c51 0 77-25 77-76v-524c0-51-26-76-77-76h-2626c-51 0-76 25-76 76v524c0 51 25 76 76 76z">
              <text:p/>
            </draw:path>
          </draw:g>
          <draw:frame draw:style-name="gr65" draw:text-style-name="P4" draw:layer="layout" svg:width="2.778cm" svg:height="0.675cm" svg:x="5.874cm" svg:y="11.672cm">
            <draw:text-box>
              <text:p text:style-name="P3"><text:span text:style-name="T3">控除支払作成</text:span></text:p>
            </draw:text-box>
          </draw:frame>
        </draw:g>
        <draw:line draw:style-name="gr19" draw:text-style-name="P2" draw:layer="layout" svg:x1="7.667cm" svg:y1="9.867cm" svg:x2="10.159cm" svg:y2="9.867cm">
          <text:p/>
        </draw:line>
        <draw:path draw:style-name="gr2" draw:text-style-name="P2" draw:layer="layout" svg:width="2.111cm" svg:height="2.111cm" svg:x="16.718cm" svg:y="8.811cm" svg:viewBox="0 0 2112 2112" svg:d="M461 1386h-461v726h2112v-726h-462v-99h198v-1287h-1585v1287h198zM461 1386h1189M461 1287h1189">
          <text:p/>
        </draw:path>
        <draw:path draw:style-name="gr15" draw:text-style-name="P2" draw:layer="layout" svg:width="0.858cm" svg:height="0.594cm" svg:x="17.806cm" svg:y="10.263cm" svg:viewBox="0 0 859 595" svg:d="M0 595h694v-595h-694zM0 198h694M0 396h694M32 297h629M396 363h198v-132h-198zM760 98h99v-98h-99z">
          <text:p/>
        </draw:path>
        <draw:path draw:style-name="gr15" draw:text-style-name="P2" draw:layer="layout" svg:width="1.979cm" svg:height="1.419cm" svg:x="16.784cm" svg:y="8.96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16.178cm" svg:y="10.921cm">
          <draw:text-box>
            <text:p text:style-name="P6"><text:span text:style-name="T13">COK_024_A13</text:span></text:p>
            <text:p text:style-name="P6"><text:span text:style-name="T13">控除額の支払入力画面</text:span></text:p>
          </draw:text-box>
        </draw:frame>
        <draw:g>
          <draw:g>
            <draw:path draw:style-name="gr12" draw:text-style-name="P7" draw:layer="layout" svg:width="2.778cm" svg:height="0.675cm" svg:x="17.15cm" svg:y="11.741cm" svg:viewBox="0 0 2779 676" svg:d="M76 676h2626c51 0 77-25 77-76v-524c0-51-26-76-77-76h-2626c-51 0-76 25-76 76v524c0 51 25 76 76 76z">
              <text:p/>
            </draw:path>
            <draw:path draw:style-name="gr15" draw:text-style-name="P2" draw:layer="layout" svg:width="2.778cm" svg:height="0.675cm" svg:x="17.15cm" svg:y="11.741cm" svg:viewBox="0 0 2779 676" svg:d="M76 676h2626c51 0 77-25 77-76v-524c0-51-26-76-77-76h-2626c-51 0-76 25-76 76v524c0 51 25 76 76 76z">
              <text:p/>
            </draw:path>
          </draw:g>
          <draw:frame draw:style-name="gr65" draw:text-style-name="P4" draw:layer="layout" svg:width="2.778cm" svg:height="0.675cm" svg:x="17.15cm" svg:y="11.741cm">
            <draw:text-box>
              <text:p text:style-name="P3"><text:span text:style-name="T3">支払情報入力</text:span></text:p>
            </draw:text-box>
          </draw:frame>
        </draw:g>
        <draw:line draw:style-name="gr19" draw:text-style-name="P2" draw:layer="layout" svg:x1="12.7cm" svg:y1="9.867cm" svg:x2="16.717cm" svg:y2="9.867cm">
          <text:p/>
        </draw:line>
        <draw:g>
          <draw:g>
            <draw:path draw:style-name="gr1" draw:text-style-name="P1" draw:layer="layout" svg:width="2.262cm" svg:height="1.486cm" svg:x="8.334cm" svg:y="12.883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8.334cm" svg:y="12.883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8.334cm" svg:y="13.449cm">
            <draw:text-box>
              <text:p text:style-name="P3"><text:span text:style-name="T1">販売控除情報</text:span></text:p>
            </draw:text-box>
          </draw:frame>
        </draw:g>
        <draw:path draw:style-name="gr19" draw:text-style-name="P2" draw:layer="layout" svg:width="0.715cm" svg:height="2.702cm" svg:x="9.446cm" svg:y="10.184cm" svg:viewBox="0 0 716 2703" svg:d="M106 2703v-1654c-18 0-37-5-53-14-16-10-29-23-39-39-9-16-14-35-14-53 0-19 5-37 14-53 10-16 23-30 39-39s35-14 53-14v-679c0-105 53-158 159-158h451">
          <text:p/>
        </draw:path>
        <draw:g>
          <draw:g>
            <draw:path draw:style-name="gr1" draw:text-style-name="P1" draw:layer="layout" svg:width="2.262cm" svg:height="1.486cm" svg:x="13.408cm" svg:y="12.943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3.408cm" svg:y="12.943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3.408cm" svg:y="13.347cm">
            <draw:text-box>
              <text:p text:style-name="P3"><text:span text:style-name="T1">控除消込ヘッダー情報</text:span></text:p>
            </draw:text-box>
          </draw:frame>
        </draw:g>
        <draw:path draw:style-name="gr19" draw:text-style-name="P2" draw:layer="layout" svg:width="1.588cm" svg:height="2.847cm" svg:x="12.7cm" svg:y="9.867cm" svg:viewBox="0 0 1589 2848" svg:d="M0 0h1430c106 0 159 53 159 158v996c-19 0-37 5-53 15-16 9-29 22-38 38-10 16-15 34-15 53 0 18 5 37 15 53 9 16 22 29 38 38 16 10 34 14 53 14v1483">
          <text:p/>
        </draw:path>
        <draw:path draw:style-name="gr19" draw:text-style-name="P2" draw:layer="layout" svg:width="1.319cm" svg:height="2.214cm" svg:x="15.399cm" svg:y="10.5cm" svg:viewBox="0 0 1320 2215" svg:d="M0 2215v-2057c0-105 53-158 158-158h1162">
          <text:p/>
        </draw:path>
        <draw:g>
          <draw:polygon draw:style-name="gr15" draw:text-style-name="P2" draw:layer="layout" svg:width="2.54cm" svg:height="1.905cm" svg:x="25.314cm" svg:y="8.914cm" svg:viewBox="0 0 2541 1906" draw:points="158,0 0,158 0,1747 158,1906 2382,1906 2541,1747 2541,158 2382,0">
            <text:p/>
          </draw:polygon>
        </draw:g>
        <draw:frame draw:style-name="gr45" draw:text-style-name="P11" draw:layer="layout" svg:width="2.54cm" svg:height="0.341cm" svg:x="25.314cm" svg:y="8.913cm">
          <draw:text-box>
            <text:p text:style-name="P3"><text:span text:style-name="T14">COK_024_A45</text:span></text:p>
          </draw:text-box>
        </draw:frame>
        <draw:g>
          <draw:g>
            <draw:path draw:style-name="gr12" draw:text-style-name="P7" draw:layer="layout" svg:width="2.508cm" svg:height="0.601cm" svg:x="25.934cm" svg:y="10.649cm" svg:viewBox="0 0 2509 602" svg:d="M101 602h2306c68 0 102-34 102-101v-400c0-67-34-101-102-101h-2306c-67 0-101 34-101 101v400c0 67 34 101 101 101z">
              <text:p/>
            </draw:path>
            <draw:path draw:style-name="gr15" draw:text-style-name="P2" draw:layer="layout" svg:width="2.508cm" svg:height="0.601cm" svg:x="25.934cm" svg:y="10.649cm" svg:viewBox="0 0 2509 602" svg:d="M101 602h2306c68 0 102-34 102-101v-400c0-67-34-101-102-101h-2306c-67 0-101 34-101 101v400c0 67 34 101 101 101z">
              <text:p/>
            </draw:path>
          </draw:g>
          <draw:frame draw:style-name="gr41" draw:text-style-name="P11" draw:layer="layout" svg:width="2.508cm" svg:height="0.851cm" svg:x="25.934cm" svg:y="10.524cm">
            <draw:text-box>
              <text:p text:style-name="P8"><text:span text:style-name="T14">控除支払</text:span><text:span text:style-name="T14">AP</text:span><text:span text:style-name="T14">連携</text:span></text:p>
            </draw:text-box>
          </draw:frame>
        </draw:g>
        <draw:frame draw:style-name="gr47" draw:text-style-name="P12" draw:layer="layout" svg:width="2.54cm" svg:height="1.566cm" svg:x="25.314cm" svg:y="9.253cm">
          <draw:text-box>
            <text:p text:style-name="P3"><text:span text:style-name="T14">控除支払</text:span><text:span text:style-name="T14">AP</text:span><text:span text:style-name="T14">連携</text:span></text:p>
          </draw:text-box>
        </draw:frame>
        <draw:path draw:style-name="gr19" draw:text-style-name="P2" draw:layer="layout" svg:width="2.39cm" svg:height="0.01cm" svg:x="18.829cm" svg:y="9.856cm" svg:viewBox="0 0 2391 11" svg:d="M0 11h1697c4 0 5-2 5-5 0-4 2-6 5-6h684">
          <text:p/>
        </draw:path>
        <draw:path draw:style-name="gr19" draw:text-style-name="P2" draw:layer="layout" svg:width="3.572cm" svg:height="0.01cm" svg:x="27.854cm" svg:y="9.856cm" svg:viewBox="0 0 3573 11" svg:d="M0 11h471c4 0 5-2 5-5 0-4 2-6 5-6h3092">
          <text:p/>
        </draw:path>
        <draw:path draw:style-name="gr19" draw:text-style-name="P2" draw:layer="layout" svg:width="2.064cm" svg:height="0.012cm" svg:x="33.966cm" svg:y="9.856cm" svg:viewBox="0 0 2065 13" svg:d="M0 0h1571c4 0 6 2 6 6 0 5 2 7 6 7h482">
          <text:p/>
        </draw:path>
        <draw:g>
          <draw:polygon draw:style-name="gr15" draw:text-style-name="P2" draw:layer="layout" svg:width="2.54cm" svg:height="1.905cm" svg:x="31.426cm" svg:y="8.904cm" svg:viewBox="0 0 2541 1906" draw:points="158,0 0,158 0,1747 158,1906 2382,1906 2541,1747 2541,158 2382,0">
            <text:p/>
          </draw:polygon>
        </draw:g>
        <draw:frame draw:style-name="gr45" draw:text-style-name="P11" draw:layer="layout" svg:width="2.54cm" svg:height="0.341cm" svg:x="31.426cm" svg:y="8.903cm">
          <draw:text-box>
            <text:p text:style-name="P3"><text:span text:style-name="T14">CFO_007_A02</text:span></text:p>
          </draw:text-box>
        </draw:frame>
        <draw:g>
          <draw:g>
            <draw:path draw:style-name="gr12" draw:text-style-name="P7" draw:layer="layout" svg:width="2.872cm" svg:height="0.625cm" svg:x="32.046cm" svg:y="10.639cm" svg:viewBox="0 0 2873 626" svg:d="M101 626h2670c68 0 102-34 102-102v-423c0-67-34-101-102-101h-2670c-67 0-101 34-101 101v423c0 68 34 102 101 102z">
              <text:p/>
            </draw:path>
            <draw:path draw:style-name="gr15" draw:text-style-name="P2" draw:layer="layout" svg:width="2.872cm" svg:height="0.625cm" svg:x="32.046cm" svg:y="10.639cm" svg:viewBox="0 0 2873 626" svg:d="M101 626h2670c68 0 102-34 102-102v-423c0-67-34-101-102-101h-2670c-67 0-101 34-101 101v423c0 68 34 102 101 102z">
              <text:p/>
            </draw:path>
          </draw:g>
          <draw:frame draw:style-name="gr34" draw:text-style-name="P11" draw:layer="layout" svg:width="2.872cm" svg:height="0.791cm" svg:x="32.046cm" svg:y="10.556cm">
            <draw:text-box>
              <text:p text:style-name="P3"><text:span text:style-name="T15">・承認済仕入先請求書抽出</text:span></text:p>
            </draw:text-box>
          </draw:frame>
        </draw:g>
        <draw:frame draw:style-name="gr47" draw:text-style-name="P11" draw:layer="layout" svg:width="2.54cm" svg:height="1.566cm" svg:x="31.426cm" svg:y="9.243cm">
          <draw:text-box>
            <text:p text:style-name="P6"><text:span text:style-name="T14">承認済仕入先請求書抽出</text:span></text:p>
          </draw:text-box>
        </draw:frame>
        <draw:g>
          <draw:g>
            <draw:path draw:style-name="gr1" draw:text-style-name="P1" draw:layer="layout" svg:width="0.976cm" svg:height="0.976cm" svg:x="36.03cm" svg:y="9.38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36.03cm" svg:y="9.38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36.03cm" svg:y="9.38cm">
            <draw:text-box>
              <text:p text:style-name="P6"><text:span text:style-name="T3">１</text:span></text:p>
            </draw:text-box>
          </draw:frame>
        </draw:g>
        <draw:path draw:style-name="gr2" draw:text-style-name="P2" draw:layer="layout" svg:width="2.111cm" svg:height="2.111cm" svg:x="10.12cm" svg:y="17.567cm" svg:viewBox="0 0 2112 2112" svg:d="M461 1386h-461v726h2112v-726h-462v-99h198v-1287h-1585v1287h198zM461 1386h1189M461 1287h1189">
          <text:p/>
        </draw:path>
        <draw:path draw:style-name="gr15" draw:text-style-name="P2" draw:layer="layout" svg:width="0.858cm" svg:height="0.594cm" svg:x="11.209cm" svg:y="19.019cm" svg:viewBox="0 0 859 595" svg:d="M0 595h694v-595h-694zM0 198h694M0 396h694M32 297h629M396 363h198v-132h-198zM760 98h99v-98h-99z">
          <text:p/>
        </draw:path>
        <draw:path draw:style-name="gr15" draw:text-style-name="P2" draw:layer="layout" svg:width="1.979cm" svg:height="1.419cm" svg:x="10.186cm" svg:y="17.716cm" svg:viewBox="0 0 1980 1420" svg:d="M1658 1015h74v-25h-74zM445 842v-744h1089v744zM395 891h1189v-842h49v-49h-1287v941h49zM197 1064h1585M593 1140v-76M989 1140v-76M0 1371h197v-66h-197zM1155 1420h429v-33h-429zM1914 1338h66v-33h-66zM1914 1403h66v-32h-66z">
          <text:p/>
        </draw:path>
        <draw:frame draw:style-name="gr66" draw:text-style-name="P4" draw:layer="layout" svg:width="3.19cm" svg:height="1.643cm" svg:x="9.581cm" svg:y="19.676cm">
          <draw:text-box>
            <text:p text:style-name="P6"><text:span text:style-name="T16">CFO_001_S03</text:span><text:span text:style-name="T16">：</text:span></text:p>
            <text:p text:style-name="P6"><text:span text:style-name="T16">WorkFlow</text:span><text:span text:style-name="T16">通知画面</text:span></text:p>
            <text:p text:style-name="P6"><text:span text:style-name="T16">(</text:span><text:span text:style-name="T16">申請者</text:span><text:span text:style-name="T16">)</text:span></text:p>
            <text:p text:style-name="P6"><text:span text:style-name="T13"/></text:p>
          </draw:text-box>
        </draw:frame>
        <draw:path draw:style-name="gr2" draw:text-style-name="P2" draw:layer="layout" svg:width="2.111cm" svg:height="2.111cm" svg:x="20.955cm" svg:y="8.801cm" svg:viewBox="0 0 2112 2112" svg:d="M461 1386h-461v726h2112v-726h-462v-99h198v-1287h-1585v1287h198zM461 1386h1189M461 1287h1189">
          <text:p/>
        </draw:path>
        <draw:path draw:style-name="gr15" draw:text-style-name="P2" draw:layer="layout" svg:width="0.858cm" svg:height="0.594cm" svg:x="22.044cm" svg:y="10.252cm" svg:viewBox="0 0 859 595" svg:d="M0 595h694v-595h-694zM0 198h694M0 396h694M32 297h629M396 363h198v-132h-198zM760 98h99v-98h-99z">
          <text:p/>
        </draw:path>
        <draw:path draw:style-name="gr15" draw:text-style-name="P2" draw:layer="layout" svg:width="1.979cm" svg:height="1.419cm" svg:x="21.021cm" svg:y="8.949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20.415cm" svg:y="10.911cm">
          <draw:text-box>
            <text:p text:style-name="P6"><text:span text:style-name="T13">COK_024_A13</text:span></text:p>
            <text:p text:style-name="P6"><text:span text:style-name="T13">控除額の支払入力画面</text:span></text:p>
          </draw:text-box>
        </draw:frame>
        <draw:path draw:style-name="gr19" draw:text-style-name="P2" draw:layer="layout" svg:width="2.248cm" svg:height="0.01cm" svg:x="23.066cm" svg:y="9.856cm" svg:viewBox="0 0 2249 11" svg:d="M0 0h471c4 0 5 2 5 6 0 3 2 5 5 5h1768">
          <text:p/>
        </draw:path>
        <draw:g>
          <draw:polygon draw:style-name="gr1" draw:text-style-name="P1" draw:layer="layout" svg:width="2.54cm" svg:height="2.064cm" svg:x="13.772cm" svg:y="17.714cm" svg:viewBox="0 0 2541 2065" draw:points="0,0 0,2065 1271,1748 2541,2065 2541,0">
            <text:p/>
          </draw:polygon>
          <draw:polygon draw:style-name="gr15" draw:text-style-name="P2" draw:layer="layout" svg:width="2.54cm" svg:height="2.064cm" svg:x="13.772cm" svg:y="17.714cm" svg:viewBox="0 0 2541 2065" draw:points="0,0 0,2065 1271,1748 2541,2065 2541,0">
            <text:p/>
          </draw:polygon>
        </draw:g>
        <draw:frame draw:style-name="gr45" draw:text-style-name="P4" draw:layer="layout" svg:width="2.54cm" svg:height="0.341cm" svg:x="13.772cm" svg:y="17.713cm">
          <draw:text-box>
            <text:p text:style-name="P3"><text:span text:style-name="T1">K0302_01_007</text:span></text:p>
          </draw:text-box>
        </draw:frame>
        <draw:g>
          <draw:g>
            <draw:path draw:style-name="gr12" draw:text-style-name="P7" draw:layer="layout" svg:width="2.877cm" svg:height="0.748cm" svg:x="14.387cm" svg:y="19.183cm" svg:viewBox="0 0 2878 749" svg:d="M101 749h2675c68 0 102-34 102-101v-547c0-67-34-101-102-101h-2675c-67 0-101 34-101 101v547c0 67 34 101 101 101z">
              <text:p/>
            </draw:path>
            <draw:path draw:style-name="gr15" draw:text-style-name="P2" draw:layer="layout" svg:width="2.877cm" svg:height="0.748cm" svg:x="14.387cm" svg:y="19.183cm" svg:viewBox="0 0 2878 749" svg:d="M101 749h2675c68 0 102-34 102-101v-547c0-67-34-101-102-101h-2675c-67 0-101 34-101 101v547c0 67 34 101 101 101z">
              <text:p/>
            </draw:path>
          </draw:g>
          <draw:frame draw:style-name="gr34" draw:text-style-name="P4" draw:layer="layout" svg:width="2.877cm" svg:height="0.791cm" svg:x="14.387cm" svg:y="19.162cm">
            <draw:text-box>
              <text:p text:style-name="P3"><text:span text:style-name="T3">K0302_01_007</text:span><text:span text:style-name="T3">：証憑台紙印刷</text:span></text:p>
            </draw:text-box>
          </draw:frame>
        </draw:g>
        <draw:frame draw:style-name="gr47" draw:text-style-name="P4" draw:layer="layout" svg:width="2.54cm" svg:height="1.566cm" svg:x="13.772cm" svg:y="18.053cm">
          <draw:text-box>
            <text:p text:style-name="P6"><text:span text:style-name="T1">BFA</text:span><text:span text:style-name="T1">：</text:span></text:p>
            <text:p text:style-name="P6"><text:span text:style-name="T1">証憑台紙印刷</text:span></text:p>
          </draw:text-box>
        </draw:frame>
        <draw:path draw:style-name="gr2" draw:text-style-name="P2" draw:layer="layout" svg:width="2.111cm" svg:height="2.111cm" svg:x="18.097cm" svg:y="16.988cm" svg:viewBox="0 0 2112 2112" svg:d="M461 1386h-461v726h2112v-726h-462v-99h198v-1287h-1585v1287h198zM461 1386h1189M461 1287h1189">
          <text:p/>
        </draw:path>
        <draw:path draw:style-name="gr15" draw:text-style-name="P2" draw:layer="layout" svg:width="0.858cm" svg:height="0.594cm" svg:x="19.185cm" svg:y="18.44cm" svg:viewBox="0 0 859 595" svg:d="M0 595h694v-595h-694zM0 198h694M0 396h694M32 297h629M396 363h198v-132h-198zM760 98h99v-98h-99z">
          <text:p/>
        </draw:path>
        <draw:path draw:style-name="gr15" draw:text-style-name="P2" draw:layer="layout" svg:width="1.979cm" svg:height="1.419cm" svg:x="18.163cm" svg:y="17.137cm" svg:viewBox="0 0 1980 1420" svg:d="M1658 1015h74v-25h-74zM445 842v-744h1089v744zM395 891h1189v-842h49v-49h-1287v941h49zM197 1064h1585M593 1140v-76M989 1140v-76M0 1371h197v-66h-197zM1155 1420h429v-33h-429zM1914 1338h66v-33h-66zM1914 1403h66v-32h-66z">
          <text:p/>
        </draw:path>
        <draw:frame draw:style-name="gr37" draw:text-style-name="P4" draw:layer="layout" svg:width="3.19cm" svg:height="1.303cm" svg:x="17.557cm" svg:y="19.097cm">
          <draw:text-box>
            <text:p text:style-name="P6"><text:span text:style-name="T16">CFO_001_S03</text:span><text:span text:style-name="T16">：</text:span></text:p>
            <text:p text:style-name="P6"><text:span text:style-name="T16">WorkFlow</text:span><text:span text:style-name="T16">通知</text:span><text:span text:style-name="T16">(</text:span><text:span text:style-name="T16">上長</text:span><text:span text:style-name="T16">)</text:span></text:p>
          </draw:text-box>
        </draw:frame>
        <draw:g>
          <draw:polygon draw:style-name="gr15" draw:text-style-name="P2" draw:layer="layout" svg:width="2.54cm" svg:height="1.905cm" svg:x="23.535cm" svg:y="17.409cm" svg:viewBox="0 0 2541 1906" draw:points="158,0 0,158 0,1747 158,1906 2382,1906 2541,1747 2541,158 2382,0">
            <text:p/>
          </draw:polygon>
        </draw:g>
        <draw:frame draw:style-name="gr45" draw:text-style-name="P11" draw:layer="layout" svg:width="2.54cm" svg:height="0.341cm" svg:x="23.535cm" svg:y="17.408cm">
          <draw:text-box>
            <text:p text:style-name="P3"><text:span text:style-name="T14">COK_024_A48</text:span></text:p>
          </draw:text-box>
        </draw:frame>
        <draw:g>
          <draw:g>
            <draw:path draw:style-name="gr12" draw:text-style-name="P7" draw:layer="layout" svg:width="2.508cm" svg:height="0.601cm" svg:x="24.155cm" svg:y="19.144cm" svg:viewBox="0 0 2509 602" svg:d="M101 602h2306c68 0 102-34 102-101v-400c0-67-34-101-102-101h-2306c-67 0-101 34-101 101v400c0 67 34 101 101 101z">
              <text:p/>
            </draw:path>
            <draw:path draw:style-name="gr15" draw:text-style-name="P2" draw:layer="layout" svg:width="2.508cm" svg:height="0.601cm" svg:x="24.155cm" svg:y="19.144cm" svg:viewBox="0 0 2509 602" svg:d="M101 602h2306c68 0 102-34 102-101v-400c0-67-34-101-102-101h-2306c-67 0-101 34-101 101v400c0 67 34 101 101 101z">
              <text:p/>
            </draw:path>
          </draw:g>
          <draw:frame draw:style-name="gr41" draw:text-style-name="P11" draw:layer="layout" svg:width="2.508cm" svg:height="0.851cm" svg:x="24.155cm" svg:y="19.019cm">
            <draw:text-box>
              <text:p text:style-name="P8"><text:span text:style-name="T14">控除支払承認ステータス反映</text:span></text:p>
            </draw:text-box>
          </draw:frame>
        </draw:g>
        <draw:frame draw:style-name="gr47" draw:text-style-name="P11" draw:layer="layout" svg:width="2.54cm" svg:height="1.566cm" svg:x="23.535cm" svg:y="17.747cm">
          <draw:text-box>
            <text:p text:style-name="P3"><text:span text:style-name="T14">控除支払承認ステータス反映</text:span></text:p>
          </draw:text-box>
        </draw:frame>
        <draw:g>
          <draw:g>
            <draw:path draw:style-name="gr1" draw:text-style-name="P1" draw:layer="layout" svg:width="0.976cm" svg:height="0.976cm" svg:x="2.675cm" svg:y="18.17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2.675cm" svg:y="18.17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2.675cm" svg:y="18.179cm">
            <draw:text-box>
              <text:p text:style-name="P6"><text:span text:style-name="T3">１</text:span></text:p>
            </draw:text-box>
          </draw:frame>
        </draw:g>
        <draw:path draw:style-name="gr19" draw:text-style-name="P2" draw:layer="layout" svg:width="2.54cm" svg:height="0.01cm" svg:x="3.651cm" svg:y="18.667cm" svg:viewBox="0 0 2541 11" svg:d="M0 0h471c4 0 5 2 5 6 0 3 2 5 5 5h2060">
          <text:p/>
        </draw:path>
        <draw:g>
          <draw:g>
            <draw:path draw:style-name="gr1" draw:text-style-name="P1" draw:layer="layout" svg:width="2.262cm" svg:height="1.486cm" svg:x="21.068cm" svg:y="12.933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1.068cm" svg:y="12.933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1.068cm" svg:y="13.337cm">
            <draw:text-box>
              <text:p text:style-name="P3"><text:span text:style-name="T1">控除消込ヘッダー情報</text:span></text:p>
            </draw:text-box>
          </draw:frame>
        </draw:g>
        <draw:g>
          <draw:g>
            <draw:path draw:style-name="gr12" draw:text-style-name="P7" draw:layer="layout" svg:width="2.778cm" svg:height="0.675cm" svg:x="21.186cm" svg:y="11.722cm" svg:viewBox="0 0 2779 676" svg:d="M76 676h2626c51 0 77-25 77-76v-524c0-51-26-76-77-76h-2626c-51 0-76 25-76 76v524c0 51 25 76 76 76z">
              <text:p/>
            </draw:path>
            <draw:path draw:style-name="gr15" draw:text-style-name="P2" draw:layer="layout" svg:width="2.778cm" svg:height="0.675cm" svg:x="21.186cm" svg:y="11.722cm" svg:viewBox="0 0 2779 676" svg:d="M76 676h2626c51 0 77-25 77-76v-524c0-51-26-76-77-76h-2626c-51 0-76 25-76 76v524c0 51 25 76 76 76z">
              <text:p/>
            </draw:path>
          </draw:g>
          <draw:frame draw:style-name="gr65" draw:text-style-name="P4" draw:layer="layout" svg:width="2.778cm" svg:height="0.675cm" svg:x="21.186cm" svg:y="11.722cm">
            <draw:text-box>
              <text:p text:style-name="P3"><text:span text:style-name="T3">支払の申請</text:span></text:p>
            </draw:text-box>
          </draw:frame>
        </draw:g>
        <draw:path draw:style-name="gr19" draw:text-style-name="P2" draw:layer="layout" svg:width="0.919cm" svg:height="2.53cm" svg:x="24.395cm" svg:y="10.184cm" svg:viewBox="0 0 920 2531" svg:d="M0 2531v-2373c0-105 53-158 158-158h762">
          <text:p/>
        </draw:path>
        <draw:path draw:style-name="gr19" draw:text-style-name="P2" draw:layer="layout" svg:width="2.029cm" svg:height="0.004cm" svg:x="8.302cm" svg:y="18.673cm" svg:viewBox="0 0 2030 5" svg:d="M0 5h474c2 0 2-1 2-3 0-1 1-2 2-2h1552">
          <text:p/>
        </draw:path>
        <draw:path draw:style-name="gr19" draw:text-style-name="P2" draw:layer="layout" svg:width="1.812cm" svg:height="0.02cm" svg:x="11.959cm" svg:y="18.667cm" svg:viewBox="0 0 1813 21" svg:d="M0 21h738c7 0 10-4 10-11s4-10 10-10h1055">
          <text:p/>
        </draw:path>
        <draw:path draw:style-name="gr19" draw:text-style-name="P2" draw:layer="layout" svg:width="1.785cm" svg:height="0.01cm" svg:x="16.312cm" svg:y="18.667cm" svg:viewBox="0 0 1786 11" svg:d="M0 0h471c4 0 5 2 5 6 0 3 2 5 5 5h1305">
          <text:p/>
        </draw:path>
        <draw:g>
          <draw:g>
            <draw:path draw:style-name="gr1" draw:text-style-name="P1" draw:layer="layout" svg:width="2.262cm" svg:height="1.486cm" svg:x="28.211cm" svg:y="14.5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8.211cm" svg:y="14.5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1" draw:layer="layout" svg:width="2.262cm" svg:height="0.963cm" svg:x="28.211cm" svg:y="14.924cm">
            <draw:text-box>
              <text:p text:style-name="P3"><text:span text:style-name="T14">EBSAP</text:span><text:span text:style-name="T14">インタフェース</text:span></text:p>
            </draw:text-box>
          </draw:frame>
        </draw:g>
        <draw:path draw:style-name="gr19" draw:text-style-name="P2" draw:layer="layout" svg:width="1.019cm" svg:height="4.311cm" svg:x="27.854cm" svg:y="10.184cm" svg:viewBox="0 0 1020 4312" svg:d="M0 0h861c106 0 159 53 159 158v4154">
          <text:p/>
        </draw:path>
        <draw:path draw:style-name="gr19" draw:text-style-name="P2" draw:layer="layout" svg:width="1.638cm" svg:height="2.847cm" svg:x="18.829cm" svg:y="9.867cm" svg:viewBox="0 0 1639 2848" svg:d="M0 0h1480c106 0 159 53 159 158v994c-19 0-37 5-53 15-17 9-30 22-39 39-10 16-15 34-15 53s5 37 15 53c9 16 22 30 39 39 16 10 34 14 53 14v1483">
          <text:p/>
        </draw:path>
        <draw:path draw:style-name="gr19" draw:text-style-name="P2" draw:layer="layout" svg:width="1.998cm" svg:height="4.35cm" svg:x="29.428cm" svg:y="10.174cm" svg:viewBox="0 0 1999 4351" svg:d="M0 4351v-4193c0-105 53-158 158-158h1841">
          <text:p/>
        </draw:path>
        <draw:g>
          <draw:g>
            <draw:path draw:style-name="gr1" draw:text-style-name="P1" draw:layer="layout" svg:width="2.262cm" svg:height="1.486cm" svg:x="3.493cm" svg:y="21.30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3.493cm" svg:y="21.30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1" draw:layer="layout" svg:width="2.262cm" svg:height="0.963cm" svg:x="3.493cm" svg:y="21.711cm">
            <draw:text-box>
              <text:p text:style-name="P3"><text:span text:style-name="T14">ERPAP</text:span><text:span text:style-name="T14">インタフェース</text:span></text:p>
            </draw:text-box>
          </draw:frame>
        </draw:g>
        <draw:path draw:style-name="gr19" draw:text-style-name="P2" draw:layer="layout" svg:width="1.058cm" svg:height="2.643cm" svg:x="3.651cm" svg:y="18.667cm" svg:viewBox="0 0 1059 2644" svg:d="M0 0h900c106 0 159 53 159 158v2486">
          <text:p/>
        </draw:path>
        <draw:path draw:style-name="gr19" draw:text-style-name="P2" draw:layer="layout" svg:width="1.482cm" svg:height="2.633cm" svg:x="4.71cm" svg:y="18.677cm" svg:viewBox="0 0 1483 2634" svg:d="M0 2634v-2476c0-105 53-158 158-158h1325">
          <text:p/>
        </draw:path>
        <draw:g>
          <draw:path draw:style-name="gr19" draw:text-style-name="P2" draw:layer="layout" svg:width="2.397cm" svg:height="1.373cm" svg:x="26.075cm" svg:y="16.988cm" svg:viewBox="0 0 2398 1374" svg:d="M0 1374h1071c106 0 160-53 160-159v-1057c0-105 53-158 159-158h1008">
            <text:p/>
          </draw:path>
          <draw:frame draw:style-name="gr8" draw:text-style-name="P4" draw:layer="layout" svg:width="1.058cm" svg:height="0.537cm" svg:x="26.769cm" svg:y="17.512cm">
            <draw:text-box>
              <text:p text:style-name="P6"><text:span text:style-name="T8">否決</text:span></text:p>
            </draw:text-box>
          </draw:frame>
        </draw:g>
        <draw:g>
          <draw:g>
            <draw:path draw:style-name="gr1" draw:text-style-name="P1" draw:layer="layout" svg:width="0.976cm" svg:height="0.976cm" svg:x="28.472cm" svg:y="16.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28.472cm" svg:y="16.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28.472cm" svg:y="16.5cm">
            <draw:text-box>
              <text:p text:style-name="P6"><text:span text:style-name="T3">2</text:span></text:p>
            </draw:text-box>
          </draw:frame>
        </draw:g>
        <draw:g>
          <draw:g>
            <draw:path draw:style-name="gr12" draw:text-style-name="P7" draw:layer="layout" svg:width="2.877cm" svg:height="0.748cm" svg:x="10.637cm" svg:y="20.856cm" svg:viewBox="0 0 2878 749" svg:d="M101 749h2675c68 0 102-34 102-101v-547c0-67-34-101-102-101h-2675c-67 0-101 34-101 101v547c0 67 34 101 101 101z">
              <text:p/>
            </draw:path>
            <draw:path draw:style-name="gr15" draw:text-style-name="P2" draw:layer="layout" svg:width="2.877cm" svg:height="0.748cm" svg:x="10.637cm" svg:y="20.856cm" svg:viewBox="0 0 2878 749" svg:d="M101 749h2675c68 0 102-34 102-101v-547c0-67-34-101-102-101h-2675c-67 0-101 34-101 101v547c0 67 34 101 101 101z">
              <text:p/>
            </draw:path>
          </draw:g>
          <draw:frame draw:style-name="gr67" draw:text-style-name="P11" draw:layer="layout" svg:width="2.877cm" svg:height="0.748cm" svg:x="10.637cm" svg:y="20.856cm">
            <draw:text-box>
              <text:p text:style-name="P3"><text:span text:style-name="T15">添付・申請</text:span></text:p>
            </draw:text-box>
          </draw:frame>
        </draw:g>
        <draw:g>
          <draw:g>
            <draw:path draw:style-name="gr12" draw:text-style-name="P7" draw:layer="layout" svg:width="2.877cm" svg:height="0.748cm" svg:x="18.166cm" svg:y="20.277cm" svg:viewBox="0 0 2878 749" svg:d="M101 749h2675c68 0 102-34 102-101v-547c0-67-34-101-102-101h-2675c-67 0-101 34-101 101v547c0 67 34 101 101 101z">
              <text:p/>
            </draw:path>
            <draw:path draw:style-name="gr15" draw:text-style-name="P2" draw:layer="layout" svg:width="2.877cm" svg:height="0.748cm" svg:x="18.166cm" svg:y="20.277cm" svg:viewBox="0 0 2878 749" svg:d="M101 749h2675c68 0 102-34 102-101v-547c0-67-34-101-102-101h-2675c-67 0-101 34-101 101v547c0 67 34 101 101 101z">
              <text:p/>
            </draw:path>
          </draw:g>
          <draw:frame draw:style-name="gr67" draw:text-style-name="P11" draw:layer="layout" svg:width="2.877cm" svg:height="0.748cm" svg:x="18.166cm" svg:y="20.277cm">
            <draw:text-box>
              <text:p text:style-name="P3"><text:span text:style-name="T15">上長承認</text:span></text:p>
            </draw:text-box>
          </draw:frame>
        </draw:g>
        <draw:g>
          <draw:g>
            <draw:path draw:style-name="gr1" draw:text-style-name="P1" draw:layer="layout" svg:width="2.262cm" svg:height="1.486cm" svg:x="20.885cm" svg:y="21.38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0.885cm" svg:y="21.38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1" draw:layer="layout" svg:width="2.262cm" svg:height="0.963cm" svg:x="20.885cm" svg:y="21.79cm">
            <draw:text-box>
              <text:p text:style-name="P3"><text:span text:style-name="T14">AP</text:span><text:span text:style-name="T14">請求書</text:span></text:p>
            </draw:text-box>
          </draw:frame>
        </draw:g>
        <draw:path draw:style-name="gr19" draw:text-style-name="P2" draw:layer="layout" svg:width="1.338cm" svg:height="2.684cm" svg:x="20.208cm" svg:y="18.677cm" svg:viewBox="0 0 1339 2685" svg:d="M0 0h1180c106 0 159 53 159 158v2527">
          <text:p/>
        </draw:path>
        <draw:g>
          <draw:g>
            <draw:path draw:style-name="gr1" draw:text-style-name="P1" draw:layer="layout" svg:width="0.976cm" svg:height="0.976cm" svg:x="13.799cm" svg:y="8.586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3.799cm" svg:y="8.586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3.799cm" svg:y="8.586cm">
            <draw:text-box>
              <text:p text:style-name="P6"><text:span text:style-name="T3">2</text:span></text:p>
            </draw:text-box>
          </draw:frame>
        </draw:g>
        <draw:path draw:style-name="gr19" draw:text-style-name="P2" draw:layer="layout" svg:width="1.942cm" svg:height="0.792cm" svg:x="14.776cm" svg:y="9.074cm" svg:viewBox="0 0 1943 793" svg:d="M0 0h317c106 0 159 53 159 158v476c0 106 53 159 159 159h1308">
          <text:p/>
        </draw:path>
        <draw:g>
          <draw:path draw:style-name="gr1" draw:text-style-name="P1" draw:layer="layout" svg:width="0.397cm" svg:height="0.397cm" svg:x="21.698cm" svg:y="16.96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1.698cm" svg:y="16.96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638cm" svg:height="0.953cm" svg:x="21.896cm" svg:y="16.921cm" svg:viewBox="0 0 1639 954" svg:d="M1639 477l-275-477v239h-1166v-1c0 35-9 70-26 100-18 30-43 55-73 72-30 18-64 27-99 27v279h1364v238z">
              <text:p/>
            </draw:path>
            <draw:path draw:style-name="gr15" draw:text-style-name="P2" draw:layer="layout" svg:width="1.638cm" svg:height="0.953cm" svg:x="21.896cm" svg:y="16.921cm" svg:viewBox="0 0 1639 954" svg:d="M1639 477l-275-477v239h-1166v-1c0 35-9 70-26 100-18 30-43 55-73 72-30 18-64 27-99 27v279h1364v238z">
              <text:p/>
            </draw:path>
          </draw:g>
          <draw:frame draw:style-name="gr68" draw:text-style-name="P4" draw:layer="layout" svg:width="1.321cm" svg:height="0.476cm" svg:x="22.055cm" svg:y="17.159cm">
            <draw:text-box>
              <text:p text:style-name="P10"><text:span text:style-name="T3">X</text:span><text:span text:style-name="T3">分毎起動</text:span></text:p>
            </draw:text-box>
          </draw:frame>
        </draw:g>
        <draw:path draw:style-name="gr19" draw:text-style-name="P2" draw:layer="layout" svg:width="1.433cm" svg:height="2.711cm" svg:x="22.102cm" svg:y="18.679cm" svg:viewBox="0 0 1434 2712" svg:d="M0 2712v-2554c0-105 53-158 158-158h1276">
          <text:p/>
        </draw:path>
        <draw:g>
          <draw:path draw:style-name="gr19" draw:text-style-name="P2" draw:layer="layout" svg:width="2.342cm" svg:height="0.068cm" svg:x="26.075cm" svg:y="18.679cm" svg:viewBox="0 0 2343 69" svg:d="M0 0h1197c23 0 34 11 34 34s11 35 34 35h1078">
            <text:p/>
          </draw:path>
          <draw:frame draw:style-name="gr8" draw:text-style-name="P4" draw:layer="layout" svg:width="1.058cm" svg:height="0.537cm" svg:x="26.682cm" svg:y="18.404cm">
            <draw:text-box>
              <text:p text:style-name="P6"><text:span text:style-name="T8">承認</text:span></text:p>
            </draw:text-box>
          </draw:frame>
        </draw:g>
        <draw:path draw:style-name="gr2" draw:text-style-name="P2" draw:layer="layout" svg:width="2.111cm" svg:height="2.111cm" svg:x="33.179cm" svg:y="17.373cm" svg:viewBox="0 0 2112 2112" svg:d="M461 1386h-461v726h2112v-726h-462v-99h198v-1287h-1585v1287h198zM461 1386h1189M461 1287h1189">
          <text:p/>
        </draw:path>
        <draw:path draw:style-name="gr15" draw:text-style-name="P2" draw:layer="layout" svg:width="0.858cm" svg:height="0.594cm" svg:x="34.267cm" svg:y="18.825cm" svg:viewBox="0 0 859 595" svg:d="M0 595h694v-595h-694zM0 198h694M0 396h694M32 297h629M396 363h198v-132h-198zM760 98h99v-98h-99z">
          <text:p/>
        </draw:path>
        <draw:path draw:style-name="gr15" draw:text-style-name="P2" draw:layer="layout" svg:width="1.979cm" svg:height="1.419cm" svg:x="33.245cm" svg:y="17.522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32.639cm" svg:y="19.483cm">
          <draw:text-box>
            <text:p text:style-name="P6"><text:span text:style-name="T13">COK_024_A13</text:span></text:p>
            <text:p text:style-name="P6"><text:span text:style-name="T13">控除額の支払入力画面</text:span></text:p>
          </draw:text-box>
        </draw:frame>
        <draw:g>
          <draw:polygon draw:style-name="gr15" draw:text-style-name="P2" draw:layer="layout" svg:width="2.54cm" svg:height="1.905cm" svg:x="28.416cm" svg:y="17.794cm" svg:viewBox="0 0 2541 1906" draw:points="158,0 0,158 0,1747 158,1906 2382,1906 2541,1747 2541,158 2382,0">
            <text:p/>
          </draw:polygon>
        </draw:g>
        <draw:frame draw:style-name="gr45" draw:text-style-name="P4" draw:layer="layout" svg:width="2.54cm" svg:height="0.341cm" svg:x="28.416cm" svg:y="17.793cm">
          <draw:text-box>
            <text:p text:style-name="P3"><text:span text:style-name="T1">COK_024_A19</text:span></text:p>
          </draw:text-box>
        </draw:frame>
        <draw:g>
          <draw:g>
            <draw:path draw:style-name="gr12" draw:text-style-name="P7" draw:layer="layout" svg:width="2.508cm" svg:height="0.601cm" svg:x="29.036cm" svg:y="19.529cm" svg:viewBox="0 0 2509 602" svg:d="M101 602h2306c68 0 102-34 102-101v-400c0-67-34-101-102-101h-2306c-67 0-101 34-101 101v400c0 67 34 101 101 101z">
              <text:p/>
            </draw:path>
            <draw:path draw:style-name="gr15" draw:text-style-name="P2" draw:layer="layout" svg:width="2.508cm" svg:height="0.601cm" svg:x="29.036cm" svg:y="19.529cm" svg:viewBox="0 0 2509 602" svg:d="M101 602h2306c68 0 102-34 102-101v-400c0-67-34-101-102-101h-2306c-67 0-101 34-101 101v400c0 67 34 101 101 101z">
              <text:p/>
            </draw:path>
          </draw:g>
          <draw:frame draw:style-name="gr41" draw:text-style-name="P4" draw:layer="layout" svg:width="2.508cm" svg:height="0.851cm" svg:x="29.036cm" svg:y="19.404cm">
            <draw:text-box>
              <text:p text:style-name="P8"><text:span text:style-name="T1">控除データ差額緊張性</text:span></text:p>
            </draw:text-box>
          </draw:frame>
        </draw:g>
        <draw:frame draw:style-name="gr47" draw:text-style-name="P4" draw:layer="layout" svg:width="2.54cm" svg:height="1.566cm" svg:x="28.416cm" svg:y="18.133cm">
          <draw:text-box>
            <text:p text:style-name="P3"><text:span text:style-name="T1">控除データ差額金額調整</text:span></text:p>
          </draw:text-box>
        </draw:frame>
        <draw:g>
          <draw:g>
            <draw:path draw:style-name="gr1" draw:text-style-name="P1" draw:layer="layout" svg:width="2.262cm" svg:height="1.486cm" svg:x="26.286cm" svg:y="22.89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6.286cm" svg:y="22.89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6.286cm" svg:y="23.298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26.306cm" svg:y="21.863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6.306cm" svg:y="21.863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6.306cm" svg:y="22.266cm">
            <draw:text-box>
              <text:p text:style-name="P3"><text:span text:style-name="T1">控除消込明細情報</text:span></text:p>
            </draw:text-box>
          </draw:frame>
        </draw:g>
        <draw:g>
          <draw:g>
            <draw:path draw:style-name="gr1" draw:text-style-name="P1" draw:layer="layout" svg:width="2.262cm" svg:height="1.486cm" svg:x="26.326cm" svg:y="20.831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6.326cm" svg:y="20.831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6.326cm" svg:y="21.234cm">
            <draw:text-box>
              <text:p text:style-name="P3"><text:span text:style-name="T1">控除消込ヘッダー情報</text:span></text:p>
            </draw:text-box>
          </draw:frame>
        </draw:g>
        <draw:path draw:style-name="gr19" draw:text-style-name="P2" draw:layer="layout" svg:width="0.86cm" svg:height="1.973cm" svg:x="26.075cm" svg:y="18.679cm" svg:viewBox="0 0 861 1974" svg:d="M0 0h703c105 0 158 53 158 158v1816">
          <text:p/>
        </draw:path>
        <draw:g>
          <draw:g>
            <draw:path draw:style-name="gr1" draw:text-style-name="P1" draw:layer="layout" svg:width="2.262cm" svg:height="1.486cm" svg:x="15.696cm" svg:y="14.99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5.696cm" svg:y="14.99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15.696cm" svg:y="15.562cm">
            <draw:text-box>
              <text:p text:style-name="P3"><text:span text:style-name="T1">販売控除情報</text:span></text:p>
            </draw:text-box>
          </draw:frame>
        </draw:g>
        <draw:g>
          <draw:g>
            <draw:path draw:style-name="gr1" draw:text-style-name="P1" draw:layer="layout" svg:width="2.262cm" svg:height="1.486cm" svg:x="23.297cm" svg:y="15.03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3.297cm" svg:y="15.03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3.297cm" svg:y="15.602cm">
            <draw:text-box>
              <text:p text:style-name="P3"><text:span text:style-name="T1">販売控除情報</text:span></text:p>
            </draw:text-box>
          </draw:frame>
        </draw:g>
        <draw:g>
          <draw:g>
            <draw:path draw:style-name="gr1" draw:text-style-name="P1" draw:layer="layout" svg:width="2.262cm" svg:height="1.486cm" svg:x="28.575cm" svg:y="22.89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8.575cm" svg:y="22.89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8.575cm" svg:y="23.46cm">
            <draw:text-box>
              <text:p text:style-name="P3"><text:span text:style-name="T1">販売控除情報</text:span></text:p>
            </draw:text-box>
          </draw:frame>
        </draw:g>
        <draw:path draw:style-name="gr19" draw:text-style-name="P2" draw:layer="layout" svg:width="2.223cm" svg:height="0.002cm" svg:x="30.956cm" svg:y="19.062cm" svg:viewBox="0 0 2224 3" svg:d="M0 3h475c1 0 1-1 1-3h1 1747">
          <text:p/>
        </draw:path>
        <draw:path draw:style-name="gr19" draw:text-style-name="P2" draw:layer="layout" svg:width="0.794cm" svg:height="1.588cm" svg:x="27.623cm" svg:y="19.064cm" svg:viewBox="0 0 795 1589" svg:d="M0 1589v-1431c0-105 53-158 158-158h637">
          <text:p/>
        </draw:path>
        <draw:g>
          <draw:g>
            <draw:path draw:style-name="gr12" draw:text-style-name="P7" draw:layer="layout" svg:width="2.778cm" svg:height="0.675cm" svg:x="33.417cm" svg:y="20.314cm" svg:viewBox="0 0 2779 676" svg:d="M76 676h2626c51 0 77-25 77-76v-524c0-51-26-76-77-76h-2626c-51 0-76 25-76 76v524c0 51 25 76 76 76z">
              <text:p/>
            </draw:path>
            <draw:path draw:style-name="gr15" draw:text-style-name="P2" draw:layer="layout" svg:width="2.778cm" svg:height="0.675cm" svg:x="33.417cm" svg:y="20.314cm" svg:viewBox="0 0 2779 676" svg:d="M76 676h2626c51 0 77-25 77-76v-524c0-51-26-76-77-76h-2626c-51 0-76 25-76 76v524c0 51 25 76 76 76z">
              <text:p/>
            </draw:path>
          </draw:g>
          <draw:frame draw:style-name="gr65" draw:text-style-name="P4" draw:layer="layout" svg:width="2.778cm" svg:height="0.675cm" svg:x="33.417cm" svg:y="20.314cm">
            <draw:text-box>
              <text:p text:style-name="P3"><text:span text:style-name="T3">支払の検索・確認</text:span></text:p>
            </draw:text-box>
          </draw:frame>
        </draw:g>
        <draw:path draw:style-name="gr19" draw:text-style-name="P2" draw:layer="layout" svg:width="1.858cm" svg:height="0.002cm" svg:x="35.29cm" svg:y="19.062cm" svg:viewBox="0 0 1859 3" svg:d="M0 0h476 1c0 2 0 3 1 3h1381">
          <text:p/>
        </draw:path>
        <draw:frame draw:style-name="gr69" draw:text-style-name="P4" draw:layer="layout" svg:width="4.128cm" svg:height="1.588cm" svg:x="4.128cm" svg:y="12.555cm">
          <draw:text-box>
            <text:p text:style-name="P3"><text:span text:style-name="T1">作成ボタンを押下することで</text:span></text:p>
            <text:p text:style-name="P3"><text:span text:style-name="T1">控除データから支払情報を作成</text:span></text:p>
          </draw:text-box>
        </draw:frame>
        <draw:frame draw:style-name="gr69" draw:text-style-name="P4" draw:layer="layout" svg:width="4.128cm" svg:height="1.588cm" svg:x="30.004cm" svg:y="11.602cm">
          <draw:text-box>
            <text:p text:style-name="P3"><text:span text:style-name="T1">申請処理にて、</text:span><text:span text:style-name="T14">ERP</text:span><text:span text:style-name="T1">へ連携する。</text:span></text:p>
          </draw:text-box>
        </draw:frame>
        <draw:frame draw:style-name="gr69" draw:text-style-name="P11" draw:layer="layout" svg:width="4.128cm" svg:height="1.588cm" svg:x="15.399cm" svg:y="21.445cm">
          <draw:text-box>
            <text:p text:style-name="P3"><text:span text:style-name="T14">APWF</text:span><text:span text:style-name="T14">を利用して、伝票の承認・否決を行なう。</text:span></text:p>
          </draw:text-box>
        </draw:frame>
        <draw:frame draw:style-name="gr69" draw:text-style-name="P4" draw:layer="layout" svg:width="4.128cm" svg:height="1.588cm" svg:x="31.433cm" svg:y="21.286cm">
          <draw:text-box>
            <text:p text:style-name="P3"><text:span text:style-name="T1">承認の場合は、差額調整データを作成後、承認済にデータを更新する。</text:span></text:p>
          </draw:text-box>
        </draw:frame>
        <draw:g>
          <draw:g>
            <draw:polygon draw:style-name="gr1" draw:text-style-name="P1" draw:layer="layout" svg:width="2.54cm" svg:height="2.136cm" svg:x="37.306cm" svg:y="12.8cm" svg:viewBox="0 0 2541 2137" draw:points="0,0 0,2137 1271,1820 2541,2137 2541,0">
              <text:p/>
            </draw:polygon>
            <draw:polygon draw:style-name="gr15" draw:text-style-name="P2" draw:layer="layout" svg:width="2.54cm" svg:height="2.136cm" svg:x="37.306cm" svg:y="12.8cm" svg:viewBox="0 0 2541 2137" draw:points="0,0 0,2137 1271,1820 2541,2137 2541,0">
              <text:p/>
            </draw:polygon>
          </draw:g>
        </draw:g>
        <draw:frame draw:style-name="gr45" draw:text-style-name="P4" draw:layer="layout" svg:width="2.54cm" svg:height="0.341cm" svg:x="37.306cm" svg:y="12.871cm">
          <draw:text-box>
            <text:p text:style-name="P3"><text:span text:style-name="T1">COK_024_A41</text:span></text:p>
          </draw:text-box>
        </draw:frame>
        <draw:g>
          <draw:g>
            <draw:path draw:style-name="gr12" draw:text-style-name="P7" draw:layer="layout" svg:width="3.724cm" svg:height="0.612cm" svg:x="37.644cm" svg:y="14.483cm" svg:viewBox="0 0 3725 613" svg:d="M101 613h3522c68 0 102-34 102-102v-410c0-67-34-101-102-101h-3522c-67 0-101 34-101 101v410c0 68 34 102 101 102z">
              <text:p/>
            </draw:path>
            <draw:path draw:style-name="gr15" draw:text-style-name="P2" draw:layer="layout" svg:width="3.724cm" svg:height="0.612cm" svg:x="37.644cm" svg:y="14.483cm" svg:viewBox="0 0 3725 613" svg:d="M101 613h3522c68 0 102-34 102-102v-410c0-67-34-101-102-101h-3522c-67 0-101 34-101 101v410c0 68 34 102 101 102z">
              <text:p/>
            </draw:path>
          </draw:g>
          <draw:frame draw:style-name="gr42" draw:text-style-name="P4" draw:layer="layout" svg:width="3.724cm" svg:height="0.623cm" svg:x="37.644cm" svg:y="14.478cm">
            <draw:text-box>
              <text:p text:style-name="P3"><text:span text:style-name="T1">支払未連携控除データ出力</text:span></text:p>
            </draw:text-box>
          </draw:frame>
        </draw:g>
        <draw:frame draw:style-name="gr47" draw:text-style-name="P4" draw:layer="layout" svg:width="2.54cm" svg:height="1.566cm" svg:x="37.306cm" svg:y="13.211cm">
          <draw:text-box>
            <text:p text:style-name="P3"><text:span text:style-name="T1">支払未連携控除データ出力</text:span></text:p>
          </draw:text-box>
        </draw:frame>
        <draw:g>
          <draw:g>
            <draw:path draw:style-name="gr1" draw:text-style-name="P1" draw:layer="layout" svg:width="2.262cm" svg:height="1.486cm" svg:x="35.054cm" svg:y="16.14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35.054cm" svg:y="16.14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35.054cm" svg:y="16.713cm">
            <draw:text-box>
              <text:p text:style-name="P3"><text:span text:style-name="T1"><text:s/></text:span><text:span text:style-name="T1">販売控除情報</text:span></text:p>
            </draw:text-box>
          </draw:frame>
        </draw:g>
        <draw:g>
          <draw:g>
            <draw:path draw:style-name="gr1" draw:text-style-name="P1" draw:layer="layout" svg:width="2.262cm" svg:height="1.486cm" svg:x="35.074cm" svg:y="15.11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35.074cm" svg:y="15.11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35.074cm" svg:y="15.681cm">
            <draw:text-box>
              <text:p text:style-name="P3"><text:span text:style-name="T1"><text:s text:c="3"/></text:span><text:span text:style-name="T1">控除条件</text:span></text:p>
            </draw:text-box>
          </draw:frame>
        </draw:g>
        <draw:path draw:style-name="gr19" draw:text-style-name="P2" draw:layer="layout" svg:width="1.064cm" svg:height="1.609cm" svg:x="36.242cm" svg:y="13.507cm" svg:viewBox="0 0 1065 1610" svg:d="M0 1610v-1452c0-105 53-158 158-158h907">
          <text:p/>
        </draw:path>
        <draw:path draw:style-name="gr19" draw:text-style-name="P2" draw:layer="layout" svg:width="0.902cm" svg:height="1.372cm" svg:x="35.29cm" svg:y="17.69cm" svg:viewBox="0 0 903 1373" svg:d="M0 1373h744c106 0 159-53 159-159v-1214">
          <text:p/>
        </draw:path>
        <draw:path draw:style-name="gr19" draw:text-style-name="P2" draw:layer="layout" svg:width="0.351cm" svg:height="0.738cm" svg:x="37.303cm" svg:y="15.86cm" svg:viewBox="0 0 352 739" svg:d="M33 0h159c107 0 160 53 160 158v423c0 105-53 158-160 158h-192">
          <text:p/>
        </draw:path>
        <draw:g>
          <draw:g>
            <draw:path draw:style-name="gr1" draw:text-style-name="P1" draw:layer="layout" svg:width="2.262cm" svg:height="1.486cm" svg:x="8.294cm" svg:y="21.30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8.294cm" svg:y="21.30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1" draw:layer="layout" svg:width="2.262cm" svg:height="0.963cm" svg:x="8.294cm" svg:y="21.712cm">
            <draw:text-box>
              <text:p text:style-name="P3"><text:span text:style-name="T14">AP</text:span><text:span text:style-name="T14">請求書</text:span></text:p>
            </draw:text-box>
          </draw:frame>
        </draw:g>
        <draw:g>
          <draw:g>
            <draw:polygon draw:style-name="gr1" draw:text-style-name="P1" draw:layer="layout" svg:width="2.419cm" svg:height="1.526cm" svg:x="5.735cm" svg:y="17.746cm" svg:viewBox="0 0 2420 1527" draw:points="241,0 0,237 0,1289 241,1527 2178,1527 2420,1289 2420,237 2178,0">
              <text:p/>
            </draw:polygon>
            <draw:polygon draw:style-name="gr15" draw:text-style-name="P2" draw:layer="layout" svg:width="2.419cm" svg:height="1.526cm" svg:x="5.735cm" svg:y="17.746cm" svg:viewBox="0 0 2420 1527" draw:points="241,0 0,237 0,1289 241,1527 2178,1527 2420,1289 2420,237 2178,0">
              <text:p/>
            </draw:polygon>
          </draw:g>
        </draw:g>
        <draw:frame draw:style-name="gr70" draw:text-style-name="P2" draw:layer="layout" svg:width="2.419cm" svg:height="1.4cm" svg:x="5.735cm" svg:y="17.301cm">
          <draw:text-box>
            <text:p/>
          </draw:text-box>
        </draw:frame>
        <draw:frame draw:style-name="gr71" draw:text-style-name="P2" draw:layer="layout" svg:width="2.418cm" svg:height="1.824cm" svg:x="6.702cm" svg:y="18.466cm">
          <draw:text-box>
            <text:p/>
          </draw:text-box>
        </draw:frame>
        <draw:frame draw:style-name="gr72" draw:text-style-name="P13" draw:layer="layout" svg:width="2.419cm" svg:height="1.016cm" svg:x="5.735cm" svg:y="18.255cm">
          <draw:text-box>
            <text:p text:style-name="P6"><text:span text:style-name="T15">買掛</text:span><text:span text:style-name="T15">/</text:span><text:span text:style-name="T15">未払金請求書インポート</text:span></text:p>
          </draw:text-box>
        </draw:frame>
        <draw:path draw:style-name="gr19" draw:text-style-name="P2" draw:layer="layout" svg:width="1.338cm" svg:height="2.684cm" svg:x="8.176cm" svg:y="18.675cm" svg:viewBox="0 0 1339 2685" svg:d="M0 0h1180c106 0 159 53 159 158v2527">
          <text:p/>
        </draw:path>
        <draw:g>
          <draw:path draw:style-name="gr12" draw:text-style-name="P7" draw:layer="layout" svg:width="3.499cm" svg:height="1.248cm" svg:x="5.7cm" svg:y="19.05cm" svg:viewBox="0 0 3500 1249" svg:d="M150 1249h3200c101 0 150-52 150-156v-939c0-103-49-154-150-154h-3200c-101 0-150 51-150 154v939c0 104 49 156 150 156z">
            <text:p/>
          </draw:path>
          <draw:path draw:style-name="gr15" draw:text-style-name="P2" draw:layer="layout" svg:width="3.499cm" svg:height="1.248cm" svg:x="5.7cm" svg:y="19.05cm" svg:viewBox="0 0 3500 1249" svg:d="M150 1249h3200c101 0 150-52 150-156v-939c0-103-49-154-150-154h-3200c-101 0-150 51-150 154v939c0 104 49 156 150 156z">
            <text:p/>
          </draw:path>
        </draw:g>
        <draw:frame draw:style-name="gr73" draw:text-style-name="P14" draw:layer="layout" svg:width="4.05cm" svg:height="1.688cm" svg:x="5.7cm" svg:y="18.8cm">
          <draw:text-box>
            <text:p text:style-name="P3"><text:span text:style-name="T15">・買掛</text:span><text:span text:style-name="T15">/</text:span><text:span text:style-name="T15">未払金請求書のインポート</text:span></text:p>
            <text:p text:style-name="P3"><text:span text:style-name="T15">・買掛</text:span><text:span text:style-name="T15">/</text:span><text:span text:style-name="T15">未払金請求書の検証</text:span></text:p>
            <text:p text:style-name="P3"><text:span text:style-name="T15">・請求書承認ワークフローの開始</text:span></text:p>
          </draw:text-box>
        </draw:frame>
        <draw:frame draw:style-name="gr69" draw:text-style-name="P11" draw:layer="layout" svg:width="4.128cm" svg:height="1.588cm" svg:x="10.999cm" svg:y="21.745cm">
          <draw:text-box>
            <text:p text:style-name="P3"><text:span text:style-name="T14">・申請者は通知画面で証憑を添付</text:span></text:p>
            <text:p text:style-name="P3"><text:span text:style-name="T14">・承認すると上長に承認依頼が届</text:span></text:p>
          </draw:text-box>
        </draw:frame>
      </draw:page>
      <draw:page draw:name="COK_024_09" draw:style-name="dp1" draw:master-page-name="PM8">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 <text:s/></text:span><text:span text:style-name="T2">控除支払（</text:span><text:span text:style-name="T2">AP</text:span><text:span text:style-name="T2">支払申請）の承認後取消</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9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0/08/31</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text:span><text:span text:style-name="T2">青木</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0</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447cm" svg:x="2.128cm" svg:y="2.822cm" svg:viewBox="0 0 14527 5448" draw:points="0,5448 14527,5448 14527,0 0,0">
            <text:p/>
          </draw:polygon>
          <draw:frame draw:style-name="gr50" draw:text-style-name="P4" draw:layer="layout" svg:width="14.526cm" svg:height="5.777cm" svg:x="2.128cm" svg:y="2.822cm">
            <draw:text-box>
              <text:p text:style-name="P3"><text:span text:style-name="T4">処理概要</text:span></text:p>
              <text:p text:style-name="P3"><text:span text:style-name="T5">・</text:span><text:span text:style-name="T5">AP</text:span><text:span text:style-name="T5">部門入力画面より、対象伝票の請求書取り消しを行なう。</text:span></text:p>
              <text:p text:style-name="P3"><text:span text:style-name="T5">・取消伝票は、</text:span><text:span text:style-name="T5">AP</text:span><text:span text:style-name="T5">部門入力の申請承認ワークフローを使用する。</text:span></text:p>
              <text:p text:style-name="P3"><text:span text:style-name="T5">・上長は</text:span><text:span text:style-name="T5">AP</text:span><text:span text:style-name="T5">部門入力で取消伝票の承認・否決を実施する。</text:span></text:p>
              <text:p text:style-name="P3"><text:span text:style-name="T5">・取消伝票が承認された場合、控除支払（</text:span><text:span text:style-name="T5">AP</text:span><text:span text:style-name="T5">申請）へ反映する。</text:span></text:p>
              <text:p text:style-name="P3"><text:span text:style-name="T5">　支払データを取消、差額データ削除して、支払対象の控除データを全て開放する。</text:span></text:p>
              <text:p text:style-name="P3"><text:span text:style-name="T4"/></text:p>
              <text:p text:style-name="P3"><text:span text:style-name="T4">システム利用者</text:span></text:p>
              <text:p text:style-name="P3"><text:span text:style-name="T5">・担当者：各部門・拠点担当</text:span></text:p>
              <text:p text:style-name="P3"><text:span text:style-name="T5">・承認者；各部門・拠点上長（承認者）</text:span></text:p>
              <text:p text:style-name="P3"><text:span text:style-name="T4"/></text:p>
              <text:p text:style-name="P3"><text:span text:style-name="T4">処理タイミング、その他</text:span></text:p>
              <text:p text:style-name="P3"><text:span text:style-name="T5">　・処理タイミング</text:span><text:span text:style-name="T5">:</text:span><text:span text:style-name="T5">随時</text:span></text:p>
              <text:p text:style-name="P3"><text:span text:style-name="T5"><text:s/></text:span><text:span text:style-name="T5">・部門入力ステータス反映：定期実行（</text:span><text:span text:style-name="T5">X</text:span><text:span text:style-name="T5">分毎） <text:s text:c="5"/></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39cm" svg:height="0.953cm" svg:x="1.746cm" svg:y="9.936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1.746cm" svg:y="9.936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1.746cm" svg:y="9.936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g>
          <draw:polygon draw:style-name="gr1" draw:text-style-name="P1" draw:layer="layout" svg:width="6.668cm" svg:height="4.128cm" svg:x="24.924cm" svg:y="12.396cm" svg:viewBox="0 0 6669 4129" draw:points="0,4129 6669,4129 6669,0 0,0">
            <text:p/>
          </draw:polygon>
          <draw:polygon draw:style-name="gr2" draw:text-style-name="P2" draw:layer="layout" svg:width="6.668cm" svg:height="4.128cm" svg:x="24.924cm" svg:y="12.396cm" svg:viewBox="0 0 6669 4129" draw:points="0,4129 6669,4129 6669,0 0,0">
            <text:p/>
          </draw:polygon>
        </draw:g>
        <draw:g>
          <draw:g>
            <draw:path draw:style-name="gr1" draw:text-style-name="P1" draw:layer="layout" svg:width="2.539cm" svg:height="0.953cm" svg:x="29.686cm" svg:y="9.936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9.686cm" svg:y="9.936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9.686cm" svg:y="9.936cm">
            <draw:text-box>
              <text:p text:style-name="P6"><text:span text:style-name="T2">END</text:span></text:p>
            </draw:text-box>
          </draw:frame>
        </draw:g>
        <draw:path draw:style-name="gr2" draw:text-style-name="P2" draw:layer="layout" svg:width="2.111cm" svg:height="2.111cm" svg:x="5.159cm" svg:y="8.733cm" svg:viewBox="0 0 2112 2112" svg:d="M461 1386h-461v726h2112v-726h-462v-99h198v-1287h-1585v1287h198zM461 1386h1189M461 1287h1189">
          <text:p/>
        </draw:path>
        <draw:path draw:style-name="gr15" draw:text-style-name="P2" draw:layer="layout" svg:width="0.858cm" svg:height="0.594cm" svg:x="6.248cm" svg:y="10.185cm" svg:viewBox="0 0 859 595" svg:d="M0 595h694v-595h-694zM0 198h694M0 396h694M32 297h629M396 363h198v-132h-198zM760 98h99v-98h-99z">
          <text:p/>
        </draw:path>
        <draw:path draw:style-name="gr15" draw:text-style-name="P2" draw:layer="layout" svg:width="1.979cm" svg:height="1.419cm" svg:x="5.225cm" svg:y="8.882cm" svg:viewBox="0 0 1980 1420" svg:d="M1658 1015h74v-25h-74zM445 842v-744h1089v744zM395 891h1189v-842h49v-49h-1287v941h49zM197 1064h1585M593 1140v-76M989 1140v-76M0 1371h197v-66h-197zM1155 1420h429v-33h-429zM1914 1338h66v-33h-66zM1914 1403h66v-32h-66z">
          <text:p/>
        </draw:path>
        <draw:frame draw:style-name="gr37" draw:text-style-name="P4" draw:layer="layout" svg:width="3.19cm" svg:height="1.303cm" svg:x="4.62cm" svg:y="10.842cm">
          <draw:text-box>
            <text:p text:style-name="P6"><text:span text:style-name="T13">CFO_002_S01</text:span><text:span text:style-name="T13">：</text:span></text:p>
            <text:p text:style-name="P6"><text:span text:style-name="T13">BFA</text:span><text:span text:style-name="T13">：</text:span><text:span text:style-name="T13">AP</text:span><text:span text:style-name="T13">部門入力 仕入先請求書入力画面</text:span></text:p>
          </draw:text-box>
        </draw:frame>
        <draw:path draw:style-name="gr2" draw:text-style-name="P2" draw:layer="layout" svg:width="2.111cm" svg:height="2.111cm" svg:x="9.088cm" svg:y="9.312cm" svg:viewBox="0 0 2112 2112" svg:d="M461 1386h-461v726h2112v-726h-462v-99h198v-1287h-1585v1287h198zM461 1386h1189M461 1287h1189">
          <text:p/>
        </draw:path>
        <draw:path draw:style-name="gr15" draw:text-style-name="P2" draw:layer="layout" svg:width="0.858cm" svg:height="0.594cm" svg:x="10.177cm" svg:y="10.764cm" svg:viewBox="0 0 859 595" svg:d="M0 595h694v-595h-694zM0 198h694M0 396h694M32 297h629M396 363h198v-132h-198zM760 98h99v-98h-99z">
          <text:p/>
        </draw:path>
        <draw:path draw:style-name="gr15" draw:text-style-name="P2" draw:layer="layout" svg:width="1.979cm" svg:height="1.419cm" svg:x="9.154cm" svg:y="9.461cm" svg:viewBox="0 0 1980 1420" svg:d="M1658 1015h74v-25h-74zM445 842v-744h1089v744zM395 891h1189v-842h49v-49h-1287v941h49zM197 1064h1585M593 1140v-76M989 1140v-76M0 1371h197v-66h-197zM1155 1420h429v-33h-429zM1914 1338h66v-33h-66zM1914 1403h66v-32h-66z">
          <text:p/>
        </draw:path>
        <draw:frame draw:style-name="gr66" draw:text-style-name="P4" draw:layer="layout" svg:width="3.19cm" svg:height="1.643cm" svg:x="8.549cm" svg:y="11.421cm">
          <draw:text-box>
            <text:p text:style-name="P6"><text:span text:style-name="T13">CFO_002_S02</text:span><text:span text:style-name="T13">：</text:span></text:p>
            <text:p text:style-name="P6"><text:span text:style-name="T13">BFA</text:span><text:span text:style-name="T13">：</text:span><text:span text:style-name="T13">AP</text:span><text:span text:style-name="T13">部門入力 仕入先請求書申請画面</text:span></text:p>
            <text:p text:style-name="P6"><text:span text:style-name="T13"/></text:p>
          </draw:text-box>
        </draw:frame>
        <draw:g>
          <draw:polygon draw:style-name="gr1" draw:text-style-name="P1" draw:layer="layout" svg:width="2.54cm" svg:height="2.064cm" svg:x="12.74cm" svg:y="9.459cm" svg:viewBox="0 0 2541 2065" draw:points="0,0 0,2065 1271,1748 2541,2065 2541,0">
            <text:p/>
          </draw:polygon>
          <draw:polygon draw:style-name="gr15" draw:text-style-name="P2" draw:layer="layout" svg:width="2.54cm" svg:height="2.064cm" svg:x="12.74cm" svg:y="9.459cm" svg:viewBox="0 0 2541 2065" draw:points="0,0 0,2065 1271,1748 2541,2065 2541,0">
            <text:p/>
          </draw:polygon>
        </draw:g>
        <draw:frame draw:style-name="gr45" draw:text-style-name="P4" draw:layer="layout" svg:width="2.54cm" svg:height="0.341cm" svg:x="12.74cm" svg:y="9.458cm">
          <draw:text-box>
            <text:p text:style-name="P3"><text:span text:style-name="T1">K0302_01_007</text:span></text:p>
          </draw:text-box>
        </draw:frame>
        <draw:g>
          <draw:g>
            <draw:path draw:style-name="gr12" draw:text-style-name="P7" draw:layer="layout" svg:width="2.877cm" svg:height="0.748cm" svg:x="13.355cm" svg:y="10.928cm" svg:viewBox="0 0 2878 749" svg:d="M101 749h2675c68 0 102-34 102-101v-547c0-67-34-101-102-101h-2675c-67 0-101 34-101 101v547c0 67 34 101 101 101z">
              <text:p/>
            </draw:path>
            <draw:path draw:style-name="gr15" draw:text-style-name="P2" draw:layer="layout" svg:width="2.877cm" svg:height="0.748cm" svg:x="13.355cm" svg:y="10.928cm" svg:viewBox="0 0 2878 749" svg:d="M101 749h2675c68 0 102-34 102-101v-547c0-67-34-101-102-101h-2675c-67 0-101 34-101 101v547c0 67 34 101 101 101z">
              <text:p/>
            </draw:path>
          </draw:g>
          <draw:frame draw:style-name="gr34" draw:text-style-name="P4" draw:layer="layout" svg:width="2.877cm" svg:height="0.791cm" svg:x="13.355cm" svg:y="10.907cm">
            <draw:text-box>
              <text:p text:style-name="P3"><text:span text:style-name="T3">K0302_01_007</text:span><text:span text:style-name="T3">：証憑台紙印刷</text:span></text:p>
            </draw:text-box>
          </draw:frame>
        </draw:g>
        <draw:frame draw:style-name="gr47" draw:text-style-name="P4" draw:layer="layout" svg:width="2.54cm" svg:height="1.566cm" svg:x="12.74cm" svg:y="9.798cm">
          <draw:text-box>
            <text:p text:style-name="P6"><text:span text:style-name="T1">BFA</text:span><text:span text:style-name="T1">：</text:span></text:p>
            <text:p text:style-name="P6"><text:span text:style-name="T1">証憑台紙印刷</text:span></text:p>
          </draw:text-box>
        </draw:frame>
        <draw:path draw:style-name="gr2" draw:text-style-name="P2" draw:layer="layout" svg:width="2.111cm" svg:height="2.111cm" svg:x="17.065cm" svg:y="8.733cm" svg:viewBox="0 0 2112 2112" svg:d="M461 1386h-461v726h2112v-726h-462v-99h198v-1287h-1585v1287h198zM461 1386h1189M461 1287h1189">
          <text:p/>
        </draw:path>
        <draw:path draw:style-name="gr15" draw:text-style-name="P2" draw:layer="layout" svg:width="0.858cm" svg:height="0.594cm" svg:x="18.154cm" svg:y="10.185cm" svg:viewBox="0 0 859 595" svg:d="M0 595h694v-595h-694zM0 198h694M0 396h694M32 297h629M396 363h198v-132h-198zM760 98h99v-98h-99z">
          <text:p/>
        </draw:path>
        <draw:path draw:style-name="gr15" draw:text-style-name="P2" draw:layer="layout" svg:width="1.979cm" svg:height="1.419cm" svg:x="17.131cm" svg:y="8.882cm" svg:viewBox="0 0 1980 1420" svg:d="M1658 1015h74v-25h-74zM445 842v-744h1089v744zM395 891h1189v-842h49v-49h-1287v941h49zM197 1064h1585M593 1140v-76M989 1140v-76M0 1371h197v-66h-197zM1155 1420h429v-33h-429zM1914 1338h66v-33h-66zM1914 1403h66v-32h-66z">
          <text:p/>
        </draw:path>
        <draw:frame draw:style-name="gr37" draw:text-style-name="P4" draw:layer="layout" svg:width="3.19cm" svg:height="1.303cm" svg:x="16.525cm" svg:y="10.842cm">
          <draw:text-box>
            <text:p text:style-name="P6"><text:span text:style-name="T13">CFO_002_S05</text:span><text:span text:style-name="T13">：</text:span></text:p>
            <text:p text:style-name="P6"><text:span text:style-name="T13">BFA</text:span><text:span text:style-name="T13">：</text:span><text:span text:style-name="T13">AP</text:span><text:span text:style-name="T13">部門入力 仕入先請求書承認画面</text:span></text:p>
          </draw:text-box>
        </draw:frame>
        <draw:g>
          <draw:polygon draw:style-name="gr15" draw:text-style-name="P2" draw:layer="layout" svg:width="2.54cm" svg:height="1.905cm" svg:x="22.503cm" svg:y="9.154cm" svg:viewBox="0 0 2541 1906" draw:points="158,0 0,158 0,1747 158,1906 2382,1906 2541,1747 2541,158 2382,0">
            <text:p/>
          </draw:polygon>
        </draw:g>
        <draw:frame draw:style-name="gr45" draw:text-style-name="P4" draw:layer="layout" svg:width="2.54cm" svg:height="0.341cm" svg:x="22.503cm" svg:y="9.153cm">
          <draw:text-box>
            <text:p text:style-name="P3"><text:span text:style-name="T1">COK_024_A25</text:span></text:p>
          </draw:text-box>
        </draw:frame>
        <draw:g>
          <draw:g>
            <draw:path draw:style-name="gr12" draw:text-style-name="P7" draw:layer="layout" svg:width="2.508cm" svg:height="0.601cm" svg:x="23.123cm" svg:y="10.889cm" svg:viewBox="0 0 2509 602" svg:d="M101 602h2306c68 0 102-34 102-101v-400c0-67-34-101-102-101h-2306c-67 0-101 34-101 101v400c0 67 34 101 101 101z">
              <text:p/>
            </draw:path>
            <draw:path draw:style-name="gr15" draw:text-style-name="P2" draw:layer="layout" svg:width="2.508cm" svg:height="0.601cm" svg:x="23.123cm" svg:y="10.889cm" svg:viewBox="0 0 2509 602" svg:d="M101 602h2306c68 0 102-34 102-101v-400c0-67-34-101-102-101h-2306c-67 0-101 34-101 101v400c0 67 34 101 101 101z">
              <text:p/>
            </draw:path>
          </draw:g>
          <draw:frame draw:style-name="gr41" draw:text-style-name="P4" draw:layer="layout" svg:width="2.508cm" svg:height="0.851cm" svg:x="23.123cm" svg:y="10.764cm">
            <draw:text-box>
              <text:p text:style-name="P8"><text:span text:style-name="T1">AP</text:span><text:span text:style-name="T1">部門入力ステータス反映</text:span></text:p>
            </draw:text-box>
          </draw:frame>
        </draw:g>
        <draw:frame draw:style-name="gr47" draw:text-style-name="P4" draw:layer="layout" svg:width="2.54cm" svg:height="1.566cm" svg:x="22.503cm" svg:y="9.492cm">
          <draw:text-box>
            <text:p text:style-name="P3"><text:span text:style-name="T1">AP</text:span><text:span text:style-name="T1">部門入力ステータス反映</text:span></text:p>
          </draw:text-box>
        </draw:frame>
        <draw:path draw:style-name="gr19" draw:text-style-name="P2" draw:layer="layout" svg:width="2.029cm" svg:height="0.004cm" svg:x="7.27cm" svg:y="10.418cm" svg:viewBox="0 0 2030 5" svg:d="M0 5h474c2 0 2-1 2-3 0-1 1-2 2-2h1552">
          <text:p/>
        </draw:path>
        <draw:path draw:style-name="gr19" draw:text-style-name="P2" draw:layer="layout" svg:width="1.812cm" svg:height="0.02cm" svg:x="10.927cm" svg:y="10.412cm" svg:viewBox="0 0 1813 21" svg:d="M0 21h738c7 0 10-4 10-11s4-10 10-10h1055">
          <text:p/>
        </draw:path>
        <draw:path draw:style-name="gr19" draw:text-style-name="P2" draw:layer="layout" svg:width="1.785cm" svg:height="0.01cm" svg:x="15.28cm" svg:y="10.412cm" svg:viewBox="0 0 1786 11" svg:d="M0 0h471c4 0 5 2 5 6 0 3 2 5 5 5h1305">
          <text:p/>
        </draw:path>
        <draw:g>
          <draw:g>
            <draw:path draw:style-name="gr12" draw:text-style-name="P7" draw:layer="layout" svg:width="2.877cm" svg:height="0.748cm" svg:x="5.388cm" svg:y="12.079cm" svg:viewBox="0 0 2878 749" svg:d="M101 749h2675c68 0 102-34 102-101v-547c0-67-34-101-102-101h-2675c-67 0-101 34-101 101v547c0 67 34 101 101 101z">
              <text:p/>
            </draw:path>
            <draw:path draw:style-name="gr15" draw:text-style-name="P2" draw:layer="layout" svg:width="2.877cm" svg:height="0.748cm" svg:x="5.388cm" svg:y="12.079cm" svg:viewBox="0 0 2878 749" svg:d="M101 749h2675c68 0 102-34 102-101v-547c0-67-34-101-102-101h-2675c-67 0-101 34-101 101v547c0 67 34 101 101 101z">
              <text:p/>
            </draw:path>
          </draw:g>
          <draw:frame draw:style-name="gr67" draw:text-style-name="P4" draw:layer="layout" svg:width="2.877cm" svg:height="0.748cm" svg:x="5.388cm" svg:y="12.079cm">
            <draw:text-box>
              <text:p text:style-name="P3"><text:span text:style-name="T3">AP</text:span><text:span text:style-name="T3">部門入力請求書取消</text:span></text:p>
            </draw:text-box>
          </draw:frame>
        </draw:g>
        <draw:g>
          <draw:g>
            <draw:path draw:style-name="gr12" draw:text-style-name="P7" draw:layer="layout" svg:width="2.877cm" svg:height="0.748cm" svg:x="9.605cm" svg:y="12.601cm" svg:viewBox="0 0 2878 749" svg:d="M101 749h2675c68 0 102-34 102-101v-547c0-67-34-101-102-101h-2675c-67 0-101 34-101 101v547c0 67 34 101 101 101z">
              <text:p/>
            </draw:path>
            <draw:path draw:style-name="gr15" draw:text-style-name="P2" draw:layer="layout" svg:width="2.877cm" svg:height="0.748cm" svg:x="9.605cm" svg:y="12.601cm" svg:viewBox="0 0 2878 749" svg:d="M101 749h2675c68 0 102-34 102-101v-547c0-67-34-101-102-101h-2675c-67 0-101 34-101 101v547c0 67 34 101 101 101z">
              <text:p/>
            </draw:path>
          </draw:g>
          <draw:frame draw:style-name="gr67" draw:text-style-name="P4" draw:layer="layout" svg:width="2.877cm" svg:height="0.748cm" svg:x="9.605cm" svg:y="12.601cm">
            <draw:text-box>
              <text:p text:style-name="P3"><text:span text:style-name="T3">AP</text:span><text:span text:style-name="T3">部門入力取消伝票申請</text:span></text:p>
            </draw:text-box>
          </draw:frame>
        </draw:g>
        <draw:g>
          <draw:g>
            <draw:path draw:style-name="gr12" draw:text-style-name="P7" draw:layer="layout" svg:width="2.877cm" svg:height="0.748cm" svg:x="17.134cm" svg:y="12.022cm" svg:viewBox="0 0 2878 749" svg:d="M101 749h2675c68 0 102-34 102-101v-547c0-67-34-101-102-101h-2675c-67 0-101 34-101 101v547c0 67 34 101 101 101z">
              <text:p/>
            </draw:path>
            <draw:path draw:style-name="gr15" draw:text-style-name="P2" draw:layer="layout" svg:width="2.877cm" svg:height="0.748cm" svg:x="17.134cm" svg:y="12.022cm" svg:viewBox="0 0 2878 749" svg:d="M101 749h2675c68 0 102-34 102-101v-547c0-67-34-101-102-101h-2675c-67 0-101 34-101 101v547c0 67 34 101 101 101z">
              <text:p/>
            </draw:path>
          </draw:g>
          <draw:frame draw:style-name="gr67" draw:text-style-name="P4" draw:layer="layout" svg:width="2.877cm" svg:height="0.748cm" svg:x="17.134cm" svg:y="12.022cm">
            <draw:text-box>
              <text:p text:style-name="P3"><text:span text:style-name="T3">AP</text:span><text:span text:style-name="T3">部門入力承認</text:span></text:p>
            </draw:text-box>
          </draw:frame>
        </draw:g>
        <draw:g>
          <draw:g>
            <draw:path draw:style-name="gr1" draw:text-style-name="P1" draw:layer="layout" svg:width="2.262cm" svg:height="1.486cm" svg:x="19.853cm" svg:y="13.13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9.853cm" svg:y="13.13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9.853cm" svg:y="13.535cm">
            <draw:text-box>
              <text:p text:style-name="P3"><text:span text:style-name="T1">BFA:AP</text:span><text:span text:style-name="T1">部門入力</text:span></text:p>
            </draw:text-box>
          </draw:frame>
        </draw:g>
        <draw:path draw:style-name="gr19" draw:text-style-name="P2" draw:layer="layout" svg:width="1.338cm" svg:height="2.684cm" svg:x="19.176cm" svg:y="10.422cm" svg:viewBox="0 0 1339 2685" svg:d="M0 0h1180c106 0 159 53 159 158v2527">
          <text:p/>
        </draw:path>
        <draw:g>
          <draw:path draw:style-name="gr1" draw:text-style-name="P1" draw:layer="layout" svg:width="0.397cm" svg:height="0.397cm" svg:x="20.666cm" svg:y="8.705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0.666cm" svg:y="8.705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638cm" svg:height="0.953cm" svg:x="20.865cm" svg:y="8.666cm" svg:viewBox="0 0 1639 954" svg:d="M1639 477l-275-477v239h-1166v-1c0 35-9 70-26 100-18 30-43 55-73 72-30 18-64 27-99 27v279h1364v238z">
              <text:p/>
            </draw:path>
            <draw:path draw:style-name="gr15" draw:text-style-name="P2" draw:layer="layout" svg:width="1.638cm" svg:height="0.953cm" svg:x="20.865cm" svg:y="8.666cm" svg:viewBox="0 0 1639 954" svg:d="M1639 477l-275-477v239h-1166v-1c0 35-9 70-26 100-18 30-43 55-73 72-30 18-64 27-99 27v279h1364v238z">
              <text:p/>
            </draw:path>
          </draw:g>
          <draw:frame draw:style-name="gr68" draw:text-style-name="P4" draw:layer="layout" svg:width="1.321cm" svg:height="0.476cm" svg:x="21.023cm" svg:y="8.904cm">
            <draw:text-box>
              <text:p text:style-name="P10"><text:span text:style-name="T3">X</text:span><text:span text:style-name="T3">分毎起動</text:span></text:p>
            </draw:text-box>
          </draw:frame>
        </draw:g>
        <draw:path draw:style-name="gr19" draw:text-style-name="P2" draw:layer="layout" svg:width="1.433cm" svg:height="2.711cm" svg:x="21.07cm" svg:y="10.424cm" svg:viewBox="0 0 1434 2712" svg:d="M0 2712v-2554c0-105 53-158 158-158h1276">
          <text:p/>
        </draw:path>
        <draw:g>
          <draw:path draw:style-name="gr19" draw:text-style-name="P2" draw:layer="layout" svg:width="4.643cm" svg:height="0.012cm" svg:x="25.043cm" svg:y="10.412cm" svg:viewBox="0 0 4644 13" svg:d="M0 13h470c4 0 6-2 6-7 0-4 2-6 6-6h4162">
            <text:p/>
          </draw:path>
          <draw:frame draw:style-name="gr8" draw:text-style-name="P4" draw:layer="layout" svg:width="1.058cm" svg:height="0.537cm" svg:x="26.738cm" svg:y="10.137cm">
            <draw:text-box>
              <text:p text:style-name="P6"><text:span text:style-name="T8">取消</text:span></text:p>
            </draw:text-box>
          </draw:frame>
        </draw:g>
        <draw:g>
          <draw:g>
            <draw:path draw:style-name="gr1" draw:text-style-name="P1" draw:layer="layout" svg:width="2.262cm" svg:height="1.486cm" svg:x="26.247cm" svg:y="14.79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6.247cm" svg:y="14.79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6.247cm" svg:y="15.202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26.266cm" svg:y="13.76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6.266cm" svg:y="13.76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6.266cm" svg:y="14.17cm">
            <draw:text-box>
              <text:p text:style-name="P3"><text:span text:style-name="T1">控除消込明細情報</text:span></text:p>
            </draw:text-box>
          </draw:frame>
        </draw:g>
        <draw:g>
          <draw:g>
            <draw:path draw:style-name="gr1" draw:text-style-name="P1" draw:layer="layout" svg:width="2.262cm" svg:height="1.486cm" svg:x="26.286cm" svg:y="12.73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6.286cm" svg:y="12.73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6.286cm" svg:y="13.138cm">
            <draw:text-box>
              <text:p text:style-name="P3"><text:span text:style-name="T1">控除消込ヘッダー情報</text:span></text:p>
            </draw:text-box>
          </draw:frame>
        </draw:g>
        <draw:path draw:style-name="gr19" draw:text-style-name="P2" draw:layer="layout" svg:width="3.215cm" svg:height="1.973cm" svg:x="25.043cm" svg:y="10.424cm" svg:viewBox="0 0 3216 1974" svg:d="M0 0h3057c106 0 159 53 159 158v1816">
          <text:p/>
        </draw:path>
        <draw:g>
          <draw:g>
            <draw:path draw:style-name="gr1" draw:text-style-name="P1" draw:layer="layout" svg:width="2.262cm" svg:height="1.486cm" svg:x="28.535cm" svg:y="14.79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8.535cm" svg:y="14.79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8.535cm" svg:y="15.364cm">
            <draw:text-box>
              <text:p text:style-name="P3"><text:span text:style-name="T1">販売控除情報</text:span></text:p>
            </draw:text-box>
          </draw:frame>
        </draw:g>
        <draw:frame draw:style-name="gr69" draw:text-style-name="P4" draw:layer="layout" svg:width="4.128cm" svg:height="1.588cm" svg:x="14.367cm" svg:y="13.19cm">
          <draw:text-box>
            <text:p text:style-name="P3"><text:span text:style-name="T1">AP</text:span><text:span text:style-name="T1">部門入力</text:span><text:span text:style-name="T1">WF</text:span><text:span text:style-name="T1">を利用して、取消伝票の承認・否決を行なう。</text:span></text:p>
          </draw:text-box>
        </draw:frame>
        <draw:path draw:style-name="gr19" draw:text-style-name="P2" draw:layer="layout" svg:width="0.873cm" svg:height="0.01cm" svg:x="4.286cm" svg:y="10.412cm" svg:viewBox="0 0 874 11" svg:d="M0 0h472c3 0 5 2 5 6 0 3 1 5 5 5h392">
          <text:p/>
        </draw:path>
        <draw:frame draw:style-name="gr69" draw:text-style-name="P4" draw:layer="layout" svg:width="4.128cm" svg:height="1.588cm" svg:x="4.128cm" svg:y="13.19cm">
          <draw:text-box>
            <text:p text:style-name="P3"><text:span text:style-name="T1">取消対象の伝票を検索する。</text:span></text:p>
            <text:p text:style-name="P3"><text:span text:style-name="T1">請求書取消しをする。</text:span></text:p>
            <text:p text:style-name="P3"><text:span text:style-name="T1">AP</text:span><text:span text:style-name="T1">部門入力の</text:span><text:span text:style-name="T1">WF</text:span><text:span text:style-name="T1">で取消伝票の承認申請を行う。</text:span></text:p>
          </draw:text-box>
        </draw:frame>
        <draw:frame draw:style-name="gr69" draw:text-style-name="P4" draw:layer="layout" svg:width="6.509cm" svg:height="1.588cm" svg:x="25.718cm" svg:y="17cm">
          <draw:text-box>
            <text:p text:style-name="P3"><text:span text:style-name="T1">・支払データのステータスを取り消しに更新。</text:span></text:p>
            <text:p text:style-name="P3"><text:span text:style-name="T1">・差額データを全て削除</text:span></text:p>
            <text:p text:style-name="P3"><text:span text:style-name="T1">・対象の控除データを全て開放</text:span></text:p>
          </draw:text-box>
        </draw:frame>
      </draw:page>
      <draw:page draw:name="COK_024_10" draw:style-name="dp1" draw:master-page-name="PM9">
        <draw:g>
          <draw:polygon draw:style-name="gr1" draw:text-style-name="P1" draw:layer="layout" svg:width="2.858cm" svg:height="3.146cm" svg:x="13.256cm" svg:y="11.92cm" svg:viewBox="0 0 2859 3147" draw:points="0,3147 2859,3147 2859,0 0,0">
            <text:p/>
          </draw:polygon>
          <draw:polygon draw:style-name="gr2" draw:text-style-name="P2" draw:layer="layout" svg:width="2.858cm" svg:height="3.146cm" svg:x="13.256cm" svg:y="11.92cm" svg:viewBox="0 0 2859 3147" draw:points="0,3147 2859,3147 2859,0 0,0">
            <text:p/>
          </draw:polygon>
        </draw:g>
        <draw:g>
          <draw:g>
            <draw:path draw:style-name="gr1" draw:text-style-name="P1" draw:layer="layout" svg:width="2.262cm" svg:height="1.724cm" svg:x="13.494cm" svg:y="13.212cm" svg:viewBox="0 0 2263 1725" svg:d="M0 282v1161c0 49 52 98 152 141 99 43 242 78 414 103s367 38 566 38c198 0 393-13 565-38s315-60 414-103c100-43 152-92 152-141v-1161c0-49-52-98-152-141-99-43-242-78-414-103s-367-38-566-38c-198 0-393 13-565 38s-315 60-414 103c-100 43-152 92-152 141z">
              <text:p/>
            </draw:path>
            <draw:path draw:style-name="gr2" draw:text-style-name="P2" draw:layer="layout" svg:width="2.262cm" svg:height="1.724cm" svg:x="13.494cm" svg:y="13.212cm" svg:viewBox="0 0 2263 1725" svg:d="M0 282v1161c0 49 52 98 152 141 99 43 242 78 414 103s367 38 566 38c198 0 393-13 565-38s315-60 414-103c100-43 152-92 152-141v-1161c0-49-52-98-152-141-99-43-242-78-414-103s-367-38-566-38c-198 0-393 13-565 38s-315 60-414 103c-100 43-152 92-152 141zM0 282c0 50 52 99 152 141 99 43 242 79 414 104s367 38 566 38c198 0 393-13 565-38s315-61 414-104c100-42 152-91 152-141">
              <text:p/>
            </draw:path>
          </draw:g>
          <draw:frame draw:style-name="gr74" draw:text-style-name="P4" draw:layer="layout" svg:width="2.262cm" svg:height="0.876cm" svg:x="13.494cm" svg:y="13.777cm">
            <draw:text-box>
              <text:p text:style-name="P6"><text:span text:style-name="T2">控除詳細</text:span></text:p>
            </draw:text-box>
          </draw:frame>
        </draw:g>
        <draw:g>
          <draw:polygon draw:style-name="gr1" draw:text-style-name="P1" draw:layer="layout" svg:width="6.668cm" svg:height="4.128cm" svg:x="10.954cm" svg:y="20.358cm" svg:viewBox="0 0 6669 4129" draw:points="0,4129 6669,4129 6669,0 0,0">
            <text:p/>
          </draw:polygon>
          <draw:polygon draw:style-name="gr2" draw:text-style-name="P2" draw:layer="layout" svg:width="6.668cm" svg:height="4.128cm" svg:x="10.954cm" svg:y="20.358cm" svg:viewBox="0 0 6669 4129" draw:points="0,4129 6669,4129 6669,0 0,0">
            <text:p/>
          </draw:polygon>
        </draw:g>
        <draw:g>
          <draw:polygon draw:style-name="gr1" draw:text-style-name="P1" draw:layer="layout" svg:width="5.239cm" svg:height="4.128cm" svg:x="30.377cm" svg:y="13.031cm" svg:viewBox="0 0 5240 4129" draw:points="0,4129 5240,4129 5240,0 0,0">
            <text:p/>
          </draw:polygon>
          <draw:polygon draw:style-name="gr2" draw:text-style-name="P2" draw:layer="layout" svg:width="5.239cm" svg:height="4.128cm" svg:x="30.377cm" svg:y="13.031cm" svg:viewBox="0 0 5240 4129" draw:points="0,4129 5240,4129 5240,0 0,0">
            <text:p/>
          </draw:polygon>
        </draw:g>
        <draw:g>
          <draw:polygon draw:style-name="gr1" draw:text-style-name="P1" draw:layer="layout" svg:width="4.842cm" svg:height="4.128cm" svg:x="20.717cm" svg:y="12.555cm" svg:viewBox="0 0 4843 4129" draw:points="0,4129 4843,4129 4843,0 0,0">
            <text:p/>
          </draw:polygon>
          <draw:polygon draw:style-name="gr2" draw:text-style-name="P2" draw:layer="layout" svg:width="4.842cm" svg:height="4.128cm" svg:x="20.717cm" svg:y="12.555cm" svg:viewBox="0 0 4843 4129" draw:points="0,4129 4843,4129 4843,0 0,0">
            <text:p/>
          </draw:polygon>
        </draw:g>
        <draw:g>
          <draw:g>
            <draw:path draw:style-name="gr1" draw:text-style-name="P1" draw:layer="layout" svg:width="2.262cm" svg:height="1.486cm" svg:x="30.694cm" svg:y="15.314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30.694cm" svg:y="15.314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30.694cm" svg:y="15.718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32.064cm" svg:y="14.28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32.064cm" svg:y="14.28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32.064cm" svg:y="14.686cm">
            <draw:text-box>
              <text:p text:style-name="P3"><text:span text:style-name="T1">控除消込明細情報</text:span></text:p>
            </draw:text-box>
          </draw:frame>
        </draw:g>
        <draw:g>
          <draw:g>
            <draw:path draw:style-name="gr1" draw:text-style-name="P1" draw:layer="layout" svg:width="2.262cm" svg:height="1.486cm" svg:x="22.258cm" svg:y="14.87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2.258cm" svg:y="14.87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2.258cm" svg:y="15.281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22.278cm" svg:y="13.84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2.278cm" svg:y="13.84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2.278cm" svg:y="14.249cm">
            <draw:text-box>
              <text:p text:style-name="P3"><text:span text:style-name="T1">控除消込明細情報</text:span></text:p>
            </draw:text-box>
          </draw:frame>
        </draw:g>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控除支払（問屋支払）</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10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0/08/31</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text:span><text:span text:style-name="T2">青木</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0</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923cm" svg:x="2.128cm" svg:y="2.474cm" svg:viewBox="0 0 14527 5924" draw:points="0,5924 14527,5924 14527,0 0,0">
            <text:p/>
          </draw:polygon>
          <draw:frame draw:style-name="gr75" draw:text-style-name="P4" draw:layer="layout" svg:width="14.526cm" svg:height="5.923cm" svg:x="2.128cm" svg:y="2.474cm">
            <draw:text-box>
              <text:p text:style-name="P3"><text:span text:style-name="T4">処理概要</text:span></text:p>
              <text:p text:style-name="P3"><text:span text:style-name="T5">・各拠点で問屋からの請求書情報をアップロード機能で入力する。その後、控除支払（問屋支払）画面で問屋への支払を入力する。</text:span></text:p>
              <text:p text:style-name="P3"><text:span text:style-name="T5">・顧客販促部へで承認申請を行う。</text:span></text:p>
              <text:p text:style-name="P3"><text:span text:style-name="T5">・承認・否決の結果を控除支払（問屋支払）へ反映する。　控除額と支払の差額が有る場合は、差額調整データを作成する。翌月繰り越しが発生する場合は繰り越しデータを作成する。</text:span></text:p>
              <text:p text:style-name="P3"><text:span text:style-name="T5">・承認申請が否決の場合は支払情報の再入力を実施する。</text:span></text:p>
              <text:p text:style-name="P3"><text:span text:style-name="T4"/></text:p>
              <text:p text:style-name="P3"><text:span text:style-name="T4">システム利用者</text:span></text:p>
              <text:p text:style-name="P3"><text:span text:style-name="T5">・担当者：各部門・拠点担当</text:span></text:p>
              <text:p text:style-name="P3"><text:span text:style-name="T5">・承認者：顧客販促部担当者</text:span></text:p>
              <text:p text:style-name="P3"><text:span text:style-name="T4">処理タイミング、その他</text:span></text:p>
              <text:p text:style-name="P3"><text:span text:style-name="T5">　　・処理タイミング</text:span><text:span text:style-name="T5">:</text:span><text:span text:style-name="T5">随時 <text:s text:c="3"/></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39cm" svg:height="0.953cm" svg:x="1.905cm" svg:y="9.856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1.905cm" svg:y="9.856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1.905cm" svg:y="9.856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path draw:style-name="gr19" draw:text-style-name="P2" draw:layer="layout" svg:width="0.661cm" svg:height="4.34cm" svg:x="11.43cm" svg:y="10.332cm" svg:viewBox="0 0 662 4341" svg:d="M0 0h503c106 0 159 53 159 158v4183">
          <text:p/>
        </draw:path>
        <draw:g>
          <draw:g>
            <draw:path draw:style-name="gr1" draw:text-style-name="P1" draw:layer="layout" svg:width="2.54cm" svg:height="0.953cm" svg:x="24.765cm" svg:y="18.453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15" draw:text-style-name="P2" draw:layer="layout" svg:width="2.54cm" svg:height="0.953cm" svg:x="24.765cm" svg:y="18.453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0" draw:text-style-name="P4" draw:layer="layout" svg:width="2.54cm" svg:height="0.953cm" svg:x="24.765cm" svg:y="18.453cm">
            <draw:text-box>
              <text:p text:style-name="P6"><text:span text:style-name="T2">END</text:span></text:p>
            </draw:text-box>
          </draw:frame>
        </draw:g>
        <draw:g>
          <draw:polygon draw:style-name="gr15" draw:text-style-name="P2" draw:layer="layout" svg:width="2.54cm" svg:height="1.905cm" svg:x="20.003cm" svg:y="9.38cm" svg:viewBox="0 0 2541 1906" draw:points="158,0 0,158 0,1747 158,1906 2382,1906 2541,1747 2541,158 2382,0">
            <text:p/>
          </draw:polygon>
        </draw:g>
        <draw:frame draw:style-name="gr45" draw:text-style-name="P4" draw:layer="layout" svg:width="2.54cm" svg:height="0.341cm" svg:x="20.003cm" svg:y="9.379cm">
          <draw:text-box>
            <text:p text:style-name="P3"><text:span text:style-name="T1">COK_024_A15</text:span></text:p>
          </draw:text-box>
        </draw:frame>
        <draw:g>
          <draw:g>
            <draw:path draw:style-name="gr12" draw:text-style-name="P7" draw:layer="layout" svg:width="2.508cm" svg:height="0.601cm" svg:x="20.623cm" svg:y="11.115cm" svg:viewBox="0 0 2509 602" svg:d="M101 602h2306c68 0 102-34 102-101v-400c0-67-34-101-102-101h-2306c-67 0-101 34-101 101v400c0 67 34 101 101 101z">
              <text:p/>
            </draw:path>
            <draw:path draw:style-name="gr15" draw:text-style-name="P2" draw:layer="layout" svg:width="2.508cm" svg:height="0.601cm" svg:x="20.623cm" svg:y="11.115cm" svg:viewBox="0 0 2509 602" svg:d="M101 602h2306c68 0 102-34 102-101v-400c0-67-34-101-102-101h-2306c-67 0-101 34-101 101v400c0 67 34 101 101 101z">
              <text:p/>
            </draw:path>
          </draw:g>
          <draw:frame draw:style-name="gr41" draw:text-style-name="P4" draw:layer="layout" svg:width="2.508cm" svg:height="0.851cm" svg:x="20.623cm" svg:y="10.99cm">
            <draw:text-box>
              <text:p text:style-name="P8"><text:span text:style-name="T1">控除消し込み</text:span><text:span text:style-name="T1">API</text:span></text:p>
              <text:p text:style-name="P8"><text:span text:style-name="T1">（</text:span><text:span text:style-name="T1">AP</text:span><text:span text:style-name="T1">支払）</text:span></text:p>
            </draw:text-box>
          </draw:frame>
        </draw:g>
        <draw:frame draw:style-name="gr47" draw:text-style-name="P4" draw:layer="layout" svg:width="2.54cm" svg:height="1.566cm" svg:x="20.003cm" svg:y="9.719cm">
          <draw:text-box>
            <text:p text:style-name="P3"><text:span text:style-name="T1">控除消込作成</text:span><text:span text:style-name="T1">API(AP</text:span><text:span text:style-name="T1">問屋支払</text:span><text:span text:style-name="T1">)</text:span></text:p>
          </draw:text-box>
        </draw:frame>
        <draw:path draw:style-name="gr2" draw:text-style-name="P2" draw:layer="layout" svg:width="2.111cm" svg:height="2.111cm" svg:x="16.701cm" svg:y="8.642cm" svg:viewBox="0 0 2112 2112" svg:d="M461 1386h-461v726h2112v-726h-462v-99h198v-1287h-1585v1287h198zM461 1386h1189M461 1287h1189">
          <text:p/>
        </draw:path>
        <draw:path draw:style-name="gr15" draw:text-style-name="P2" draw:layer="layout" svg:width="0.858cm" svg:height="0.594cm" svg:x="17.789cm" svg:y="10.093cm" svg:viewBox="0 0 859 595" svg:d="M0 595h694v-595h-694zM0 198h694M0 396h694M32 297h629M396 363h198v-132h-198zM760 98h99v-98h-99z">
          <text:p/>
        </draw:path>
        <draw:path draw:style-name="gr15" draw:text-style-name="P2" draw:layer="layout" svg:width="1.979cm" svg:height="1.419cm" svg:x="16.767cm" svg:y="8.79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16.161cm" svg:y="10.752cm">
          <draw:text-box>
            <text:p text:style-name="P6"><text:span text:style-name="T13">COK_024_A13</text:span></text:p>
            <text:p text:style-name="P6"><text:span text:style-name="T13">控除額の支払入力画面</text:span></text:p>
          </draw:text-box>
        </draw:frame>
        <draw:g>
          <draw:g>
            <draw:path draw:style-name="gr12" draw:text-style-name="P7" draw:layer="layout" svg:width="2.778cm" svg:height="0.675cm" svg:x="16.49cm" svg:y="11.583cm" svg:viewBox="0 0 2779 676" svg:d="M76 676h2626c51 0 77-25 77-76v-524c0-51-26-76-77-76h-2626c-51 0-76 25-76 76v524c0 51 25 76 76 76z">
              <text:p/>
            </draw:path>
            <draw:path draw:style-name="gr15" draw:text-style-name="P2" draw:layer="layout" svg:width="2.778cm" svg:height="0.675cm" svg:x="16.49cm" svg:y="11.583cm" svg:viewBox="0 0 2779 676" svg:d="M76 676h2626c51 0 77-25 77-76v-524c0-51-26-76-77-76h-2626c-51 0-76 25-76 76v524c0 51 25 76 76 76z">
              <text:p/>
            </draw:path>
          </draw:g>
          <draw:frame draw:style-name="gr34" draw:text-style-name="P4" draw:layer="layout" svg:width="2.778cm" svg:height="0.791cm" svg:x="16.49cm" svg:y="11.525cm">
            <draw:text-box>
              <text:p text:style-name="P3"><text:span text:style-name="T3">控除支払（問屋支払）作成</text:span></text:p>
            </draw:text-box>
          </draw:frame>
        </draw:g>
        <draw:path draw:style-name="gr19" draw:text-style-name="P2" draw:layer="layout" svg:width="1.191cm" svg:height="0.002cm" svg:x="18.812cm" svg:y="10.331cm" svg:viewBox="0 0 1192 3" svg:d="M0 0h476 1c0 2 0 3 1 3h714">
          <text:p/>
        </draw:path>
        <draw:path draw:style-name="gr2" draw:text-style-name="P2" draw:layer="layout" svg:width="2.111cm" svg:height="2.111cm" svg:x="27.781cm" svg:y="8.642cm" svg:viewBox="0 0 2112 2112" svg:d="M461 1386h-461v726h2112v-726h-462v-99h198v-1287h-1585v1287h198zM461 1386h1189M461 1287h1189">
          <text:p/>
        </draw:path>
        <draw:path draw:style-name="gr15" draw:text-style-name="P2" draw:layer="layout" svg:width="0.858cm" svg:height="0.594cm" svg:x="28.87cm" svg:y="10.093cm" svg:viewBox="0 0 859 595" svg:d="M0 595h694v-595h-694zM0 198h694M0 396h694M32 297h629M396 363h198v-132h-198zM760 98h99v-98h-99z">
          <text:p/>
        </draw:path>
        <draw:path draw:style-name="gr15" draw:text-style-name="P2" draw:layer="layout" svg:width="1.979cm" svg:height="1.419cm" svg:x="27.847cm" svg:y="8.79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27.242cm" svg:y="10.752cm">
          <draw:text-box>
            <text:p text:style-name="P6"><text:span text:style-name="T13">COK_024_A13</text:span></text:p>
            <text:p text:style-name="P6"><text:span text:style-name="T13">控除額の支払入力画面</text:span></text:p>
          </draw:text-box>
        </draw:frame>
        <draw:g>
          <draw:g>
            <draw:path draw:style-name="gr12" draw:text-style-name="P7" draw:layer="layout" svg:width="2.778cm" svg:height="0.675cm" svg:x="28.337cm" svg:y="11.563cm" svg:viewBox="0 0 2779 676" svg:d="M76 676h2626c51 0 77-25 77-76v-524c0-51-26-76-77-76h-2626c-51 0-76 25-76 76v524c0 51 25 76 76 76z">
              <text:p/>
            </draw:path>
            <draw:path draw:style-name="gr15" draw:text-style-name="P2" draw:layer="layout" svg:width="2.778cm" svg:height="0.675cm" svg:x="28.337cm" svg:y="11.563cm" svg:viewBox="0 0 2779 676" svg:d="M76 676h2626c51 0 77-25 77-76v-524c0-51-26-76-77-76h-2626c-51 0-76 25-76 76v524c0 51 25 76 76 76z">
              <text:p/>
            </draw:path>
          </draw:g>
          <draw:frame draw:style-name="gr65" draw:text-style-name="P4" draw:layer="layout" svg:width="2.778cm" svg:height="0.675cm" svg:x="28.337cm" svg:y="11.563cm">
            <draw:text-box>
              <text:p text:style-name="P3"><text:span text:style-name="T3">支払情報入力</text:span></text:p>
            </draw:text-box>
          </draw:frame>
        </draw:g>
        <draw:path draw:style-name="gr19" draw:text-style-name="P2" draw:layer="layout" svg:width="5.239cm" svg:height="0.002cm" svg:x="22.543cm" svg:y="10.331cm" svg:viewBox="0 0 5240 3" svg:d="M0 3h237c1 0 1-1 1-3h5002">
          <text:p/>
        </draw:path>
        <draw:g>
          <draw:g>
            <draw:path draw:style-name="gr1" draw:text-style-name="P1" draw:layer="layout" svg:width="2.262cm" svg:height="1.486cm" svg:x="18.177cm" svg:y="14.98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8.177cm" svg:y="14.98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18.177cm" svg:y="15.552cm">
            <draw:text-box>
              <text:p text:style-name="P3"><text:span text:style-name="T1">販売控除情報</text:span></text:p>
            </draw:text-box>
          </draw:frame>
        </draw:g>
        <draw:path draw:style-name="gr19" draw:text-style-name="P2" draw:layer="layout" svg:width="0.715cm" svg:height="4.34cm" svg:x="19.288cm" svg:y="10.65cm" svg:viewBox="0 0 716 4341" svg:d="M106 4341v-741c-18 0-37-5-53-15-16-9-29-22-39-38-9-16-14-35-14-53 0-19 5-37 14-53 10-17 23-30 39-39 16-10 35-14 53-14v-3230c0-105 53-158 159-158h451">
          <text:p/>
        </draw:path>
        <draw:g>
          <draw:g>
            <draw:path draw:style-name="gr1" draw:text-style-name="P1" draw:layer="layout" svg:width="2.262cm" svg:height="1.486cm" svg:x="22.278cm" svg:y="12.814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2.278cm" svg:y="12.814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22.278cm" svg:y="13.217cm">
            <draw:text-box>
              <text:p text:style-name="P3"><text:span text:style-name="T1">控除消込ヘッダー情報</text:span></text:p>
            </draw:text-box>
          </draw:frame>
        </draw:g>
        <draw:path draw:style-name="gr19" draw:text-style-name="P2" draw:layer="layout" svg:width="1.138cm" svg:height="2.223cm" svg:x="22.543cm" svg:y="10.332cm" svg:viewBox="0 0 1139 2224" svg:d="M0 0h980c106 0 159 53 159 158v2066">
          <text:p/>
        </draw:path>
        <draw:path draw:style-name="gr19" draw:text-style-name="P2" draw:layer="layout" svg:width="0.953cm" svg:height="5.28cm" svg:x="26.829cm" svg:y="10.331cm" svg:viewBox="0 0 954 5281" svg:d="M0 5281h158c107 0 160-53 160-159v-4964c0-105 53-158 159-158h477">
          <text:p/>
        </draw:path>
        <draw:line draw:style-name="gr19" draw:text-style-name="P2" draw:layer="layout" svg:x1="29.892cm" svg:y1="10.331cm" svg:x2="33.186cm" svg:y2="10.331cm">
          <text:p/>
        </draw:line>
        <draw:g>
          <draw:g>
            <draw:path draw:style-name="gr1" draw:text-style-name="P1" draw:layer="layout" svg:width="0.976cm" svg:height="0.976cm" svg:x="39.584cm" svg:y="9.844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39.584cm" svg:y="9.844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39.584cm" svg:y="9.844cm">
            <draw:text-box>
              <text:p text:style-name="P6"><text:span text:style-name="T3">１</text:span></text:p>
            </draw:text-box>
          </draw:frame>
        </draw:g>
        <draw:path draw:style-name="gr2" draw:text-style-name="P2" draw:layer="layout" svg:width="2.111cm" svg:height="2.111cm" svg:x="33.187cm" svg:y="8.642cm" svg:viewBox="0 0 2112 2112" svg:d="M461 1386h-461v726h2112v-726h-462v-99h198v-1287h-1585v1287h198zM461 1386h1189M461 1287h1189">
          <text:p/>
        </draw:path>
        <draw:path draw:style-name="gr15" draw:text-style-name="P2" draw:layer="layout" svg:width="0.858cm" svg:height="0.594cm" svg:x="34.276cm" svg:y="10.093cm" svg:viewBox="0 0 859 595" svg:d="M0 595h694v-595h-694zM0 198h694M0 396h694M32 297h629M396 363h198v-132h-198zM760 98h99v-98h-99z">
          <text:p/>
        </draw:path>
        <draw:path draw:style-name="gr15" draw:text-style-name="P2" draw:layer="layout" svg:width="1.979cm" svg:height="1.419cm" svg:x="33.253cm" svg:y="8.79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32.647cm" svg:y="10.752cm">
          <draw:text-box>
            <text:p text:style-name="P6"><text:span text:style-name="T13">COK_024_A13</text:span></text:p>
            <text:p text:style-name="P6"><text:span text:style-name="T13">控除額の支払入力画面</text:span></text:p>
          </draw:text-box>
        </draw:frame>
        <draw:path draw:style-name="gr19" draw:text-style-name="P2" draw:layer="layout" svg:width="4.286cm" svg:height="0.002cm" svg:x="35.298cm" svg:y="10.331cm" svg:viewBox="0 0 4287 3" svg:d="M0 0h475c1 0 1 0 1 0 0 2 0 3 1 3h3810">
          <text:p/>
        </draw:path>
        <draw:g>
          <draw:g>
            <draw:path draw:style-name="gr1" draw:text-style-name="P1" draw:layer="layout" svg:width="0.976cm" svg:height="0.976cm" svg:x="2.687cm" svg:y="18.138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2.687cm" svg:y="18.138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2.687cm" svg:y="18.138cm">
            <draw:text-box>
              <text:p text:style-name="P6"><text:span text:style-name="T3">１</text:span></text:p>
            </draw:text-box>
          </draw:frame>
        </draw:g>
        <draw:path draw:style-name="gr19" draw:text-style-name="P2" draw:layer="layout" svg:width="1.949cm" svg:height="0.016cm" svg:x="3.663cm" svg:y="18.61cm" svg:viewBox="0 0 1950 17" svg:d="M0 17h468c6 0 8-3 8-8 0-6 3-9 8-9h1466">
          <text:p/>
        </draw:path>
        <draw:g>
          <draw:g>
            <draw:path draw:style-name="gr1" draw:text-style-name="P1" draw:layer="layout" svg:width="2.262cm" svg:height="1.486cm" svg:x="32.084cm" svg:y="13.2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32.084cm" svg:y="13.2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32.084cm" svg:y="13.654cm">
            <draw:text-box>
              <text:p text:style-name="P3"><text:span text:style-name="T1">控除消込ヘッダー情報</text:span></text:p>
            </draw:text-box>
          </draw:frame>
        </draw:g>
        <draw:g>
          <draw:g>
            <draw:path draw:style-name="gr12" draw:text-style-name="P7" draw:layer="layout" svg:width="2.778cm" svg:height="0.675cm" svg:x="33.869cm" svg:y="11.563cm" svg:viewBox="0 0 2779 676" svg:d="M76 676h2626c51 0 77-25 77-76v-524c0-51-26-76-77-76h-2626c-51 0-76 25-76 76v524c0 51 25 76 76 76z">
              <text:p/>
            </draw:path>
            <draw:path draw:style-name="gr15" draw:text-style-name="P2" draw:layer="layout" svg:width="2.778cm" svg:height="0.675cm" svg:x="33.869cm" svg:y="11.563cm" svg:viewBox="0 0 2779 676" svg:d="M76 676h2626c51 0 77-25 77-76v-524c0-51-26-76-77-76h-2626c-51 0-76 25-76 76v524c0 51 25 76 76 76z">
              <text:p/>
            </draw:path>
          </draw:g>
          <draw:frame draw:style-name="gr65" draw:text-style-name="P4" draw:layer="layout" svg:width="2.778cm" svg:height="0.675cm" svg:x="33.869cm" svg:y="11.563cm">
            <draw:text-box>
              <text:p text:style-name="P3"><text:span text:style-name="T3">支払の申請</text:span></text:p>
            </draw:text-box>
          </draw:frame>
        </draw:g>
        <draw:path draw:style-name="gr19" draw:text-style-name="P2" draw:layer="layout" svg:width="5.239cm" svg:height="2.699cm" svg:x="34.346cm" svg:y="10.332cm" svg:viewBox="0 0 5240 2700" svg:d="M0 2700v-317c0-106 53-159 158-159h2303c106 0 159-53 159-159v-1907c0-105 53-158 159-158h2461">
          <text:p/>
        </draw:path>
        <draw:path draw:style-name="gr19" draw:text-style-name="P2" draw:layer="layout" svg:width="2.573cm" svg:height="2.7cm" svg:x="29.892cm" svg:y="10.331cm" svg:viewBox="0 0 2574 2701" svg:d="M0 0h2415c106 0 159 53 159 158v2543">
          <text:p/>
        </draw:path>
        <draw:g>
          <draw:path draw:style-name="gr19" draw:text-style-name="P2" draw:layer="layout" svg:width="7.414cm" svg:height="1.756cm" svg:x="7.723cm" svg:y="16.853cm" svg:viewBox="0 0 7415 1757" svg:d="M0 1757h317c106 0 159-53 159-159v-1440c0-105 53-158 159-158h6780">
            <text:p/>
          </draw:path>
          <draw:frame draw:style-name="gr8" draw:text-style-name="P4" draw:layer="layout" svg:width="1.058cm" svg:height="0.537cm" svg:x="9.931cm" svg:y="16.578cm">
            <draw:text-box>
              <text:p text:style-name="P6"><text:span text:style-name="T8">否決</text:span></text:p>
            </draw:text-box>
          </draw:frame>
        </draw:g>
        <draw:g>
          <draw:g>
            <draw:path draw:style-name="gr1" draw:text-style-name="P1" draw:layer="layout" svg:width="0.976cm" svg:height="0.976cm" svg:x="15.137cm" svg:y="16.36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5.137cm" svg:y="16.36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5.137cm" svg:y="16.365cm">
            <draw:text-box>
              <text:p text:style-name="P6"><text:span text:style-name="T3">2</text:span></text:p>
            </draw:text-box>
          </draw:frame>
        </draw:g>
        <draw:g>
          <draw:g>
            <draw:path draw:style-name="gr1" draw:text-style-name="P1" draw:layer="layout" svg:width="0.976cm" svg:height="0.976cm" svg:x="23.721cm" svg:y="9.03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23.721cm" svg:y="9.03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23.721cm" svg:y="9.039cm">
            <draw:text-box>
              <text:p text:style-name="P6"><text:span text:style-name="T3">2</text:span></text:p>
            </draw:text-box>
          </draw:frame>
        </draw:g>
        <draw:path draw:style-name="gr19" draw:text-style-name="P2" draw:layer="layout" svg:width="3.084cm" svg:height="0.804cm" svg:x="24.697cm" svg:y="9.527cm" svg:viewBox="0 0 3085 805" svg:d="M0 0h317c106 0 159 53 159 158v489c0 105 53 158 159 158h2450">
          <text:p/>
        </draw:path>
        <draw:g>
          <draw:path draw:style-name="gr19" draw:text-style-name="P2" draw:layer="layout" svg:width="7.358cm" svg:height="0.002cm" svg:x="7.723cm" svg:y="18.61cm" svg:viewBox="0 0 7359 3" svg:d="M0 0h475c1 0 1 0 1 0 0 2 0 3 1 3h6882">
            <text:p/>
          </draw:path>
          <draw:frame draw:style-name="gr8" draw:text-style-name="P4" draw:layer="layout" svg:width="1.058cm" svg:height="0.537cm" svg:x="10.722cm" svg:y="18.336cm">
            <draw:text-box>
              <text:p text:style-name="P6"><text:span text:style-name="T8">承認</text:span></text:p>
            </draw:text-box>
          </draw:frame>
        </draw:g>
        <draw:path draw:style-name="gr2" draw:text-style-name="P2" draw:layer="layout" svg:width="2.111cm" svg:height="2.111cm" svg:x="20.796cm" svg:y="17.238cm" svg:viewBox="0 0 2112 2112" svg:d="M461 1386h-461v726h2112v-726h-462v-99h198v-1287h-1585v1287h198zM461 1386h1189M461 1287h1189">
          <text:p/>
        </draw:path>
        <draw:path draw:style-name="gr15" draw:text-style-name="P2" draw:layer="layout" svg:width="0.858cm" svg:height="0.594cm" svg:x="21.885cm" svg:y="18.69cm" svg:viewBox="0 0 859 595" svg:d="M0 595h694v-595h-694zM0 198h694M0 396h694M32 297h629M396 363h198v-132h-198zM760 98h99v-98h-99z">
          <text:p/>
        </draw:path>
        <draw:path draw:style-name="gr15" draw:text-style-name="P2" draw:layer="layout" svg:width="1.979cm" svg:height="1.419cm" svg:x="20.862cm" svg:y="17.387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20.257cm" svg:y="19.348cm">
          <draw:text-box>
            <text:p text:style-name="P6"><text:span text:style-name="T13">COK_024_A13</text:span></text:p>
            <text:p text:style-name="P6"><text:span text:style-name="T13">控除額の支払入力画面</text:span></text:p>
          </draw:text-box>
        </draw:frame>
        <draw:g>
          <draw:polygon draw:style-name="gr15" draw:text-style-name="P2" draw:layer="layout" svg:width="2.54cm" svg:height="1.905cm" svg:x="15.081cm" svg:y="17.659cm" svg:viewBox="0 0 2541 1906" draw:points="158,0 0,158 0,1747 158,1906 2382,1906 2541,1747 2541,158 2382,0">
            <text:p/>
          </draw:polygon>
        </draw:g>
        <draw:frame draw:style-name="gr45" draw:text-style-name="P4" draw:layer="layout" svg:width="2.54cm" svg:height="0.341cm" svg:x="15.081cm" svg:y="17.658cm">
          <draw:text-box>
            <text:p text:style-name="P3"><text:span text:style-name="T1">COK_024_A19</text:span></text:p>
          </draw:text-box>
        </draw:frame>
        <draw:g>
          <draw:g>
            <draw:path draw:style-name="gr12" draw:text-style-name="P7" draw:layer="layout" svg:width="2.508cm" svg:height="0.601cm" svg:x="15.701cm" svg:y="19.394cm" svg:viewBox="0 0 2509 602" svg:d="M101 602h2306c68 0 102-34 102-101v-400c0-67-34-101-102-101h-2306c-67 0-101 34-101 101v400c0 67 34 101 101 101z">
              <text:p/>
            </draw:path>
            <draw:path draw:style-name="gr15" draw:text-style-name="P2" draw:layer="layout" svg:width="2.508cm" svg:height="0.601cm" svg:x="15.701cm" svg:y="19.394cm" svg:viewBox="0 0 2509 602" svg:d="M101 602h2306c68 0 102-34 102-101v-400c0-67-34-101-102-101h-2306c-67 0-101 34-101 101v400c0 67 34 101 101 101z">
              <text:p/>
            </draw:path>
          </draw:g>
          <draw:frame draw:style-name="gr41" draw:text-style-name="P4" draw:layer="layout" svg:width="2.508cm" svg:height="0.851cm" svg:x="15.701cm" svg:y="19.269cm">
            <draw:text-box>
              <text:p text:style-name="P8"><text:span text:style-name="T1">控除データ差額緊張性</text:span></text:p>
            </draw:text-box>
          </draw:frame>
        </draw:g>
        <draw:frame draw:style-name="gr47" draw:text-style-name="P4" draw:layer="layout" svg:width="2.54cm" svg:height="1.566cm" svg:x="15.081cm" svg:y="17.997cm">
          <draw:text-box>
            <text:p text:style-name="P3"><text:span text:style-name="T1">控除データ差額金額調整</text:span></text:p>
          </draw:text-box>
        </draw:frame>
        <draw:g>
          <draw:g>
            <draw:path draw:style-name="gr1" draw:text-style-name="P1" draw:layer="layout" svg:width="2.262cm" svg:height="1.486cm" svg:x="12.951cm" svg:y="22.7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2.951cm" svg:y="22.7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2.951cm" svg:y="23.163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12.971cm" svg:y="21.72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2.971cm" svg:y="21.72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2.971cm" svg:y="22.131cm">
            <draw:text-box>
              <text:p text:style-name="P3"><text:span text:style-name="T1">控除消込明細情報</text:span></text:p>
            </draw:text-box>
          </draw:frame>
        </draw:g>
        <draw:g>
          <draw:g>
            <draw:path draw:style-name="gr1" draw:text-style-name="P1" draw:layer="layout" svg:width="2.262cm" svg:height="1.486cm" svg:x="12.991cm" svg:y="20.69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2.991cm" svg:y="20.69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2.991cm" svg:y="21.099cm">
            <draw:text-box>
              <text:p text:style-name="P3"><text:span text:style-name="T1">控除消込ヘッダー情報</text:span></text:p>
            </draw:text-box>
          </draw:frame>
        </draw:g>
        <draw:g>
          <draw:g>
            <draw:path draw:style-name="gr1" draw:text-style-name="P1" draw:layer="layout" svg:width="2.262cm" svg:height="1.486cm" svg:x="24.567cm" svg:y="14.86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4.567cm" svg:y="14.86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4.567cm" svg:y="15.433cm">
            <draw:text-box>
              <text:p text:style-name="P3"><text:span text:style-name="T1">販売控除情報</text:span></text:p>
            </draw:text-box>
          </draw:frame>
        </draw:g>
        <draw:g>
          <draw:g>
            <draw:path draw:style-name="gr1" draw:text-style-name="P1" draw:layer="layout" svg:width="2.262cm" svg:height="1.486cm" svg:x="32.963cm" svg:y="15.354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32.963cm" svg:y="15.354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32.963cm" svg:y="15.919cm">
            <draw:text-box>
              <text:p text:style-name="P3"><text:span text:style-name="T1">販売控除情報</text:span></text:p>
            </draw:text-box>
          </draw:frame>
        </draw:g>
        <draw:g>
          <draw:g>
            <draw:path draw:style-name="gr1" draw:text-style-name="P1" draw:layer="layout" svg:width="2.262cm" svg:height="1.486cm" svg:x="15.24cm" svg:y="22.7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5.24cm" svg:y="22.7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15.24cm" svg:y="23.325cm">
            <draw:text-box>
              <text:p text:style-name="P3"><text:span text:style-name="T1">販売控除情報</text:span></text:p>
            </draw:text-box>
          </draw:frame>
        </draw:g>
        <draw:path draw:style-name="gr19" draw:text-style-name="P2" draw:layer="layout" svg:width="3.175cm" svg:height="0.002cm" svg:x="17.621cm" svg:y="18.927cm" svg:viewBox="0 0 3176 3" svg:d="M0 3h475c1 0 1-1 1-3h1 2699">
          <text:p/>
        </draw:path>
        <draw:path draw:style-name="gr19" draw:text-style-name="P2" draw:layer="layout" svg:width="2.064cm" svg:height="1.429cm" svg:x="13.017cm" svg:y="18.929cm" svg:viewBox="0 0 2065 1430" svg:d="M0 1430v-1272c0-105 53-158 158-158h1907">
          <text:p/>
        </draw:path>
        <draw:g>
          <draw:g>
            <draw:path draw:style-name="gr12" draw:text-style-name="P7" draw:layer="layout" svg:width="2.778cm" svg:height="0.675cm" svg:x="21.034cm" svg:y="20.179cm" svg:viewBox="0 0 2779 676" svg:d="M76 676h2626c51 0 77-25 77-76v-524c0-51-26-76-77-76h-2626c-51 0-76 25-76 76v524c0 51 25 76 76 76z">
              <text:p/>
            </draw:path>
            <draw:path draw:style-name="gr15" draw:text-style-name="P2" draw:layer="layout" svg:width="2.778cm" svg:height="0.675cm" svg:x="21.034cm" svg:y="20.179cm" svg:viewBox="0 0 2779 676" svg:d="M76 676h2626c51 0 77-25 77-76v-524c0-51-26-76-77-76h-2626c-51 0-76 25-76 76v524c0 51 25 76 76 76z">
              <text:p/>
            </draw:path>
          </draw:g>
          <draw:frame draw:style-name="gr65" draw:text-style-name="P4" draw:layer="layout" svg:width="2.778cm" svg:height="0.675cm" svg:x="21.034cm" svg:y="20.179cm">
            <draw:text-box>
              <text:p text:style-name="P3"><text:span text:style-name="T3">支払の検索・確認</text:span></text:p>
            </draw:text-box>
          </draw:frame>
        </draw:g>
        <draw:path draw:style-name="gr19" draw:text-style-name="P2" draw:layer="layout" svg:width="1.858cm" svg:height="0.002cm" svg:x="22.907cm" svg:y="18.927cm" svg:viewBox="0 0 1859 3" svg:d="M0 0h476 1c0 2 0 3 1 3h1381">
          <text:p/>
        </draw:path>
        <draw:frame draw:style-name="gr69" draw:text-style-name="P4" draw:layer="layout" svg:width="3.175cm" svg:height="1.588cm" svg:x="16.193cm" svg:y="12.396cm">
          <draw:text-box>
            <text:p text:style-name="P3"><text:span text:style-name="T1">作成ボタンを押下することで</text:span></text:p>
            <text:p text:style-name="P3"><text:span text:style-name="T1">控除データから支払情報を作成</text:span></text:p>
          </draw:text-box>
        </draw:frame>
        <draw:frame draw:style-name="gr69" draw:text-style-name="P4" draw:layer="layout" svg:width="2.778cm" svg:height="1.588cm" svg:x="37.386cm" svg:y="11.285cm">
          <draw:text-box>
            <text:p text:style-name="P3"><text:span text:style-name="T1">顧客販促部へ問屋支払を申請</text:span></text:p>
          </draw:text-box>
        </draw:frame>
        <draw:frame draw:style-name="gr69" draw:text-style-name="P4" draw:layer="layout" svg:width="4.128cm" svg:height="1.588cm" svg:x="18.097cm" svg:y="21.151cm">
          <draw:text-box>
            <text:p text:style-name="P3"><text:span text:style-name="T1">承認の場合は、差額調整データを作成後、承認済にデータを更新する。</text:span></text:p>
          </draw:text-box>
        </draw:frame>
        <draw:g>
          <draw:polygon draw:style-name="gr15" draw:text-style-name="P2" draw:layer="layout" svg:width="2.54cm" svg:height="1.905cm" svg:x="8.89cm" svg:y="9.38cm" svg:viewBox="0 0 2541 1906" draw:points="158,0 0,158 0,1747 158,1906 2382,1906 2541,1747 2541,158 2382,0">
            <text:p/>
          </draw:polygon>
        </draw:g>
        <draw:frame draw:style-name="gr45" draw:text-style-name="P4" draw:layer="layout" svg:width="2.54cm" svg:height="0.341cm" svg:x="8.89cm" svg:y="9.379cm">
          <draw:text-box>
            <text:p text:style-name="P3"><text:span text:style-name="T1">COK_024_A29_</text:span></text:p>
          </draw:text-box>
        </draw:frame>
        <draw:g>
          <draw:g>
            <draw:path draw:style-name="gr12" draw:text-style-name="P7" draw:layer="layout" svg:width="2.508cm" svg:height="0.601cm" svg:x="9.51cm" svg:y="11.115cm" svg:viewBox="0 0 2509 602" svg:d="M101 602h2306c68 0 102-34 102-101v-400c0-67-34-101-102-101h-2306c-67 0-101 34-101 101v400c0 67 34 101 101 101z">
              <text:p/>
            </draw:path>
            <draw:path draw:style-name="gr15" draw:text-style-name="P2" draw:layer="layout" svg:width="2.508cm" svg:height="0.601cm" svg:x="9.51cm" svg:y="11.115cm" svg:viewBox="0 0 2509 602" svg:d="M101 602h2306c68 0 102-34 102-101v-400c0-67-34-101-102-101h-2306c-67 0-101 34-101 101v400c0 67 34 101 101 101z">
              <text:p/>
            </draw:path>
          </draw:g>
          <draw:frame draw:style-name="gr55" draw:text-style-name="P4" draw:layer="layout" svg:width="2.508cm" svg:height="0.707cm" svg:x="9.51cm" svg:y="11.062cm">
            <draw:text-box>
              <text:p text:style-name="P8"><text:span text:style-name="T3">問屋請求書</text:span><text:span text:style-name="T3">Excel</text:span><text:span text:style-name="T3">アップロード（収益認識）</text:span></text:p>
            </draw:text-box>
          </draw:frame>
        </draw:g>
        <draw:frame draw:style-name="gr47" draw:text-style-name="P4" draw:layer="layout" svg:width="2.54cm" svg:height="1.566cm" svg:x="8.89cm" svg:y="9.719cm">
          <draw:text-box>
            <text:p text:style-name="P6"><text:span text:style-name="T1">問屋販売条件請求書</text:span><text:span text:style-name="T1">Excel</text:span><text:span text:style-name="T1">アップロード（収益認識）</text:span></text:p>
          </draw:text-box>
        </draw:frame>
        <draw:g>
          <draw:g>
            <draw:path draw:style-name="gr1" draw:text-style-name="P1" draw:layer="layout" svg:width="2.262cm" svg:height="1.724cm" svg:x="10.874cm" svg:y="14.669cm" svg:viewBox="0 0 2263 1725" svg:d="M0 282v1161c0 49 52 98 152 141 99 43 242 78 414 103s367 38 566 38c198 0 393-13 565-38s315-60 414-103c100-43 152-92 152-141v-1161c0-49-52-98-152-141-99-43-242-78-414-103s-367-38-566-38c-198 0-393 13-565 38s-315 60-414 103c-100 43-152 92-152 141z">
              <text:p/>
            </draw:path>
            <draw:path draw:style-name="gr2" draw:text-style-name="P2" draw:layer="layout" svg:width="2.262cm" svg:height="1.724cm" svg:x="10.874cm" svg:y="14.669cm" svg:viewBox="0 0 2263 1725" svg:d="M0 282v1161c0 49 52 98 152 141 99 43 242 78 414 103s367 38 566 38c198 0 393-13 565-38s315-60 414-103c100-43 152-92 152-141v-1161c0-49-52-98-152-141-99-43-242-78-414-103s-367-38-566-38c-198 0-393 13-565 38s-315 60-414 103c-100 43-152 92-152 141zM0 282c0 50 52 99 152 141 99 43 242 79 414 104s367 38 566 38c198 0 393-13 565-38s315-61 414-104c100-42 152-91 152-141">
              <text:p/>
            </draw:path>
          </draw:g>
          <draw:frame draw:style-name="gr74" draw:text-style-name="P4" draw:layer="layout" svg:width="2.262cm" svg:height="0.876cm" svg:x="10.874cm" svg:y="15.234cm">
            <draw:text-box>
              <text:p text:style-name="P6"><text:span text:style-name="T2">問屋請求書</text:span></text:p>
            </draw:text-box>
          </draw:frame>
        </draw:g>
        <draw:g>
          <draw:g>
            <draw:polygon draw:style-name="gr1" draw:text-style-name="P1" draw:layer="layout" svg:width="3.579cm" svg:height="1.799cm" svg:x="4.878cm" svg:y="9.459cm" svg:viewBox="0 0 3580 1800" draw:points="0,1800 2679,1800 3580,0 900,0">
              <text:p/>
            </draw:polygon>
            <draw:polygon draw:style-name="gr15" draw:text-style-name="P2" draw:layer="layout" svg:width="3.579cm" svg:height="1.799cm" svg:x="4.878cm" svg:y="9.459cm" svg:viewBox="0 0 3580 1800" draw:points="0,1800 2679,1800 3580,0 900,0">
              <text:p/>
            </draw:polygon>
          </draw:g>
          <draw:frame draw:style-name="gr76" draw:text-style-name="P4" draw:layer="layout" svg:width="1.786cm" svg:height="1.799cm" svg:x="5.774cm" svg:y="9.459cm">
            <draw:text-box>
              <text:p text:style-name="P6"><text:span text:style-name="T1">請求書アップロード用</text:span></text:p>
              <text:p text:style-name="P6"><text:span text:style-name="T1">CSV</text:span><text:span text:style-name="T1">ファイル</text:span></text:p>
            </draw:text-box>
          </draw:frame>
        </draw:g>
        <draw:path draw:style-name="gr19" draw:text-style-name="P2" draw:layer="layout" svg:width="0.883cm" svg:height="0.026cm" svg:x="8.007cm" svg:y="10.332cm" svg:viewBox="0 0 884 27" svg:d="M0 27h464c8 0 13-4 13-13s4-14 13-14h394">
          <text:p/>
        </draw:path>
        <draw:path draw:style-name="gr19" draw:text-style-name="P2" draw:layer="layout" svg:width="0.883cm" svg:height="0.026cm" svg:x="4.445cm" svg:y="10.332cm" svg:viewBox="0 0 884 27" svg:d="M0 0h464c8 0 13 5 13 14s4 13 13 13h394">
          <text:p/>
        </draw:path>
        <draw:line draw:style-name="gr19" draw:text-style-name="P2" draw:layer="layout" svg:x1="11.43cm" svg:y1="10.332cm" svg:x2="12.62cm" svg:y2="10.332cm">
          <text:p/>
        </draw:line>
        <draw:path draw:style-name="gr19" draw:text-style-name="P2" draw:layer="layout" svg:width="6.866cm" svg:height="4.881cm" svg:x="13.137cm" svg:y="10.65cm" svg:viewBox="0 0 6867 4882" svg:d="M0 4882h3850c106 0 159-53 159-159v-1071c0-106 53-159 159-159h2064c106 0 159-53 159-159v-3176c0-105 53-158 159-158h317">
          <text:p/>
        </draw:path>
        <draw:path draw:style-name="gr2" draw:text-style-name="P2" draw:layer="layout" svg:width="2.111cm" svg:height="2.111cm" svg:x="5.612cm" svg:y="16.921cm" svg:viewBox="0 0 2112 2112" svg:d="M461 1386h-461v726h2112v-726h-462v-99h198v-1287h-1585v1287h198zM461 1386h1189M461 1287h1189">
          <text:p/>
        </draw:path>
        <draw:path draw:style-name="gr15" draw:text-style-name="P2" draw:layer="layout" svg:width="0.858cm" svg:height="0.594cm" svg:x="6.701cm" svg:y="18.372cm" svg:viewBox="0 0 859 595" svg:d="M0 595h694v-595h-694zM0 198h694M0 396h694M32 297h629M396 363h198v-132h-198zM760 98h99v-98h-99z">
          <text:p/>
        </draw:path>
        <draw:path draw:style-name="gr15" draw:text-style-name="P2" draw:layer="layout" svg:width="1.979cm" svg:height="1.419cm" svg:x="5.678cm" svg:y="17.069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5.072cm" svg:y="19.031cm">
          <draw:text-box>
            <text:p text:style-name="P6"><text:span text:style-name="T13">COK_024_A13</text:span></text:p>
            <text:p text:style-name="P6"><text:span text:style-name="T13">控除額の支払入力画面</text:span></text:p>
          </draw:text-box>
        </draw:frame>
        <draw:g>
          <draw:g>
            <draw:path draw:style-name="gr12" draw:text-style-name="P7" draw:layer="layout" svg:width="2.778cm" svg:height="0.675cm" svg:x="6.032cm" svg:y="19.857cm" svg:viewBox="0 0 2779 676" svg:d="M76 676h2626c51 0 77-25 77-76v-524c0-51-26-76-77-76h-2626c-51 0-76 25-76 76v524c0 51 25 76 76 76z">
              <text:p/>
            </draw:path>
            <draw:path draw:style-name="gr15" draw:text-style-name="P2" draw:layer="layout" svg:width="2.778cm" svg:height="0.675cm" svg:x="6.032cm" svg:y="19.857cm" svg:viewBox="0 0 2779 676" svg:d="M76 676h2626c51 0 77-25 77-76v-524c0-51-26-76-77-76h-2626c-51 0-76 25-76 76v524c0 51 25 76 76 76z">
              <text:p/>
            </draw:path>
          </draw:g>
          <draw:frame draw:style-name="gr65" draw:text-style-name="P4" draw:layer="layout" svg:width="2.778cm" svg:height="0.675cm" svg:x="6.032cm" svg:y="19.857cm">
            <draw:text-box>
              <text:p text:style-name="P3"><text:span text:style-name="T3">支払の申請</text:span></text:p>
            </draw:text-box>
          </draw:frame>
        </draw:g>
        <draw:frame draw:style-name="gr69" draw:text-style-name="P4" draw:layer="layout" svg:width="4.128cm" svg:height="1.588cm" svg:x="7.302cm" svg:y="11.92cm">
          <draw:text-box>
            <text:p text:style-name="P3"><text:span text:style-name="T1">収益認識用の問屋販売条件請求書</text:span><text:span text:style-name="T1">Excel</text:span><text:span text:style-name="T1">アップロードで問屋請求情報をアップロードする。</text:span></text:p>
          </draw:text-box>
        </draw:frame>
        <draw:frame draw:style-name="gr69" draw:text-style-name="P4" draw:layer="layout" svg:width="4.128cm" svg:height="1.588cm" svg:x="27.543cm" svg:y="13.031cm">
          <draw:text-box>
            <text:p text:style-name="P3"><text:span text:style-name="T1">画面より、各支払を入力する。</text:span></text:p>
            <text:p text:style-name="P3"><text:span text:style-name="T1">・控除支払</text:span></text:p>
            <text:p text:style-name="P3"><text:span text:style-name="T1">・問屋未収</text:span></text:p>
            <text:p text:style-name="P3"><text:span text:style-name="T1">・科目支払</text:span></text:p>
          </draw:text-box>
        </draw:frame>
        <draw:frame draw:style-name="gr69" draw:text-style-name="P4" draw:layer="layout" svg:width="4.128cm" svg:height="1.588cm" svg:x="5.08cm" svg:y="20.969cm">
          <draw:text-box>
            <text:p text:style-name="P3"><text:span text:style-name="T1">顧客販促部にて、問屋支払申請の承認・否決を行なう。</text:span></text:p>
          </draw:text-box>
        </draw:frame>
        <draw:line draw:style-name="gr19" draw:text-style-name="P2" draw:layer="layout" svg:x1="15.161cm" svg:y1="10.334cm" svg:x2="16.702cm" svg:y2="10.331cm">
          <text:p/>
        </draw:line>
        <draw:path draw:style-name="gr19" draw:text-style-name="P2" draw:layer="layout" svg:width="0.278cm" svg:height="3.905cm" svg:x="12.938cm" svg:y="11.285cm" svg:viewBox="0 0 279 3906" svg:d="M186 3906h71c15 0 22-7 22-22v-3c0-13-7-20-20-20s-19-7-19-20v-417c0-79-40-119-120-119s-120-40-120-119v-3186">
          <text:p/>
        </draw:path>
        <draw:g>
          <draw:g>
            <draw:path draw:style-name="gr1" draw:text-style-name="P1" draw:layer="layout" svg:width="2.262cm" svg:height="1.724cm" svg:x="13.474cm" svg:y="11.999cm" svg:viewBox="0 0 2263 1725" svg:d="M0 282v1161c0 49 52 98 152 141 99 43 242 78 414 103s367 38 566 38c198 0 393-13 565-38s315-60 414-103c100-43 152-92 152-141v-1161c0-49-52-98-152-141-99-43-242-78-414-103s-367-38-566-38c-198 0-393 13-565 38s-315 60-414 103c-100 43-152 92-152 141z">
              <text:p/>
            </draw:path>
            <draw:path draw:style-name="gr2" draw:text-style-name="P2" draw:layer="layout" svg:width="2.262cm" svg:height="1.724cm" svg:x="13.474cm" svg:y="11.999cm" svg:viewBox="0 0 2263 1725" svg:d="M0 282v1161c0 49 52 98 152 141 99 43 242 78 414 103s367 38 566 38c198 0 393-13 565-38s315-60 414-103c100-43 152-92 152-141v-1161c0-49-52-98-152-141-99-43-242-78-414-103s-367-38-566-38c-198 0-393 13-565 38s-315 60-414 103c-100 43-152 92-152 141zM0 282c0 50 52 99 152 141 99 43 242 79 414 104s367 38 566 38c198 0 393-13 565-38s315-61 414-104c100-42 152-91 152-141">
              <text:p/>
            </draw:path>
          </draw:g>
          <draw:frame draw:style-name="gr74" draw:text-style-name="P4" draw:layer="layout" svg:width="2.262cm" svg:height="0.876cm" svg:x="13.474cm" svg:y="12.565cm">
            <draw:text-box>
              <text:p text:style-name="P6"><text:span text:style-name="T2">控除条件</text:span></text:p>
            </draw:text-box>
          </draw:frame>
        </draw:g>
        <draw:path draw:style-name="gr19" draw:text-style-name="P2" draw:layer="layout" svg:width="1.753cm" svg:height="0.718cm" svg:x="12.938cm" svg:y="11.285cm" svg:viewBox="0 0 1754 719" svg:d="M1754 719v-121c0-81-40-121-121-121h-1475c-105 0-158-53-158-160v-317">
          <text:p/>
        </draw:path>
        <draw:g>
          <draw:polygon draw:style-name="gr1" draw:text-style-name="P1" draw:layer="layout" svg:width="2.54cm" svg:height="2.064cm" svg:x="12.621cm" svg:y="9.38cm" svg:viewBox="0 0 2541 2065" draw:points="0,0 0,2065 1271,1748 2541,2065 2541,0">
            <text:p/>
          </draw:polygon>
          <draw:polygon draw:style-name="gr15" draw:text-style-name="P2" draw:layer="layout" svg:width="2.54cm" svg:height="2.064cm" svg:x="12.621cm" svg:y="9.38cm" svg:viewBox="0 0 2541 2065" draw:points="0,0 0,2065 1271,1748 2541,2065 2541,0">
            <text:p/>
          </draw:polygon>
        </draw:g>
        <draw:frame draw:style-name="gr45" draw:text-style-name="P4" draw:layer="layout" svg:width="2.54cm" svg:height="0.341cm" svg:x="12.621cm" svg:y="9.379cm">
          <draw:text-box>
            <text:p text:style-name="P3"><text:span text:style-name="T1">COK_024_A40</text:span></text:p>
          </draw:text-box>
        </draw:frame>
        <draw:g>
          <draw:g>
            <draw:path draw:style-name="gr12" draw:text-style-name="P7" draw:layer="layout" svg:width="2.877cm" svg:height="0.748cm" svg:x="13.236cm" svg:y="10.848cm" svg:viewBox="0 0 2878 749" svg:d="M101 749h2675c68 0 102-34 102-101v-547c0-67-34-101-102-101h-2675c-67 0-101 34-101 101v547c0 67 34 101 101 101z">
              <text:p/>
            </draw:path>
            <draw:path draw:style-name="gr15" draw:text-style-name="P2" draw:layer="layout" svg:width="2.877cm" svg:height="0.748cm" svg:x="13.236cm" svg:y="10.848cm" svg:viewBox="0 0 2878 749" svg:d="M101 749h2675c68 0 102-34 102-101v-547c0-67-34-101-102-101h-2675c-67 0-101 34-101 101v547c0 67 34 101 101 101z">
              <text:p/>
            </draw:path>
          </draw:g>
          <draw:frame draw:style-name="gr34" draw:text-style-name="P4" draw:layer="layout" svg:width="2.877cm" svg:height="0.791cm" svg:x="13.236cm" svg:y="10.827cm">
            <draw:text-box>
              <text:p text:style-name="P3"><text:span text:style-name="T3">COK_024_A40</text:span><text:span text:style-name="T3">：問屋未収単価チェックリスト</text:span></text:p>
            </draw:text-box>
          </draw:frame>
        </draw:g>
        <draw:frame draw:style-name="gr47" draw:text-style-name="P4" draw:layer="layout" svg:width="2.54cm" svg:height="1.566cm" svg:x="12.621cm" svg:y="9.719cm">
          <draw:text-box>
            <text:p text:style-name="P6"><text:span text:style-name="T1">問屋未収単価チェックリスト</text:span></text:p>
          </draw:text-box>
        </draw:frame>
        <draw:g>
          <draw:g>
            <draw:path draw:style-name="gr12" draw:text-style-name="P7" draw:layer="layout" svg:width="2.915cm" svg:height="0.76cm" svg:x="13.256cm" svg:y="10.843cm" svg:viewBox="0 0 2916 761" svg:d="M101 761h2713c68 0 102-34 102-101v-559c0-67-34-101-102-101h-2713c-67 0-101 34-101 101v559c0 67 34 101 101 101z">
              <text:p/>
            </draw:path>
            <draw:path draw:style-name="gr15" draw:text-style-name="P2" draw:layer="layout" svg:width="2.915cm" svg:height="0.76cm" svg:x="13.256cm" svg:y="10.843cm" svg:viewBox="0 0 2916 761" svg:d="M101 761h2713c68 0 102-34 102-101v-559c0-67-34-101-102-101h-2713c-67 0-101 34-101 101v559c0 67 34 101 101 101z">
              <text:p/>
            </draw:path>
          </draw:g>
          <draw:frame draw:style-name="gr34" draw:text-style-name="P4" draw:layer="layout" svg:width="2.915cm" svg:height="0.791cm" svg:x="13.256cm" svg:y="10.828cm">
            <draw:text-box>
              <text:p text:style-name="P6"><text:span text:style-name="T3">COK_024_A40</text:span><text:span text:style-name="T3">：問屋未収単価チェックリスト</text:span></text:p>
            </draw:text-box>
          </draw:frame>
        </draw:g>
      </draw:page>
      <draw:page draw:name="COK_24_11" draw:style-name="dp1" draw:master-page-name="PM10">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 <text:s/></text:span><text:span text:style-name="T2">控除支払（問屋支払）の承認後取消</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11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0/08/31</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text:span><text:span text:style-name="T2">青木</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0</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447cm" svg:x="2.128cm" svg:y="2.822cm" svg:viewBox="0 0 14527 5448" draw:points="0,5448 14527,5448 14527,0 0,0">
            <text:p/>
          </draw:polygon>
          <draw:frame draw:style-name="gr77" draw:text-style-name="P4" draw:layer="layout" svg:width="14.526cm" svg:height="5.447cm" svg:x="2.128cm" svg:y="2.822cm">
            <draw:text-box>
              <text:p text:style-name="P3"><text:span text:style-name="T4">処理概要</text:span></text:p>
              <text:p text:style-name="P3"><text:span text:style-name="T5">・控除支払（問屋支払）画面より、問屋支払の承認後取り消しを行なう。</text:span></text:p>
              <text:p text:style-name="P3"><text:span text:style-name="T5">・特定部署（顧客販促部）のみ取消処理が可能。</text:span></text:p>
              <text:p text:style-name="P3"><text:span text:style-name="T5">・支払データを取消し、差額データ削除して、支払対象の控除データを全て開放する。</text:span></text:p>
              <text:p text:style-name="P3"><text:span text:style-name="T4"/></text:p>
              <text:p text:style-name="P3"><text:span text:style-name="T4">システム利用者</text:span></text:p>
              <text:p text:style-name="P3"><text:span text:style-name="T5">・特定部署：顧客販促部</text:span></text:p>
              <text:p text:style-name="P3"><text:span text:style-name="T4"/></text:p>
              <text:p text:style-name="P3"><text:span text:style-name="T4">処理タイミング、その他</text:span></text:p>
              <text:p text:style-name="P3"><text:span text:style-name="T5">　・処理タイミング</text:span><text:span text:style-name="T5">:</text:span><text:span text:style-name="T5">対象支払情報の</text:span><text:span text:style-name="T5">AP</text:span><text:span text:style-name="T5">カレンダーがクローズするまでは承認後に取消可能</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39cm" svg:height="0.953cm" svg:x="6.509cm" svg:y="10.277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6.509cm" svg:y="10.277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6.509cm" svg:y="10.277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g>
          <draw:polygon draw:style-name="gr1" draw:text-style-name="P1" draw:layer="layout" svg:width="6.668cm" svg:height="4.128cm" svg:x="16.51cm" svg:y="12.579cm" svg:viewBox="0 0 6669 4129" draw:points="0,4129 6669,4129 6669,0 0,0">
            <text:p/>
          </draw:polygon>
          <draw:polygon draw:style-name="gr2" draw:text-style-name="P2" draw:layer="layout" svg:width="6.668cm" svg:height="4.128cm" svg:x="16.51cm" svg:y="12.579cm" svg:viewBox="0 0 6669 4129" draw:points="0,4129 6669,4129 6669,0 0,0">
            <text:p/>
          </draw:polygon>
        </draw:g>
        <draw:g>
          <draw:g>
            <draw:path draw:style-name="gr1" draw:text-style-name="P1" draw:layer="layout" svg:width="2.539cm" svg:height="0.953cm" svg:x="25.718cm" svg:y="10.277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5.718cm" svg:y="10.277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5.718cm" svg:y="10.277cm">
            <draw:text-box>
              <text:p text:style-name="P6"><text:span text:style-name="T2">END</text:span></text:p>
            </draw:text-box>
          </draw:frame>
        </draw:g>
        <draw:g>
          <draw:g>
            <draw:path draw:style-name="gr12" draw:text-style-name="P7" draw:layer="layout" svg:width="2.877cm" svg:height="0.748cm" svg:x="11.261cm" svg:y="12.284cm" svg:viewBox="0 0 2878 749" svg:d="M101 749h2675c68 0 102-34 102-101v-547c0-67-34-101-102-101h-2675c-67 0-101 34-101 101v547c0 67 34 101 101 101z">
              <text:p/>
            </draw:path>
            <draw:path draw:style-name="gr15" draw:text-style-name="P2" draw:layer="layout" svg:width="2.877cm" svg:height="0.748cm" svg:x="11.261cm" svg:y="12.284cm" svg:viewBox="0 0 2878 749" svg:d="M101 749h2675c68 0 102-34 102-101v-547c0-67-34-101-102-101h-2675c-67 0-101 34-101 101v547c0 67 34 101 101 101z">
              <text:p/>
            </draw:path>
          </draw:g>
          <draw:frame draw:style-name="gr67" draw:text-style-name="P4" draw:layer="layout" svg:width="2.877cm" svg:height="0.748cm" svg:x="11.261cm" svg:y="12.284cm">
            <draw:text-box>
              <text:p text:style-name="P3"><text:span text:style-name="T3">問屋支払の取消</text:span></text:p>
            </draw:text-box>
          </draw:frame>
        </draw:g>
        <draw:g>
          <draw:path draw:style-name="gr19" draw:text-style-name="P2" draw:layer="layout" svg:width="12.065cm" svg:height="0.002cm" svg:x="13.653cm" svg:y="10.752cm" svg:viewBox="0 0 12066 3" svg:d="M0 0h475c1 0 1 0 1 0 0 2 0 3 1 3h11589">
            <text:p/>
          </draw:path>
          <draw:frame draw:style-name="gr8" draw:text-style-name="P4" draw:layer="layout" svg:width="1.058cm" svg:height="0.537cm" svg:x="18.908cm" svg:y="10.478cm">
            <draw:text-box>
              <text:p text:style-name="P6"><text:span text:style-name="T8">取消</text:span></text:p>
            </draw:text-box>
          </draw:frame>
        </draw:g>
        <draw:g>
          <draw:g>
            <draw:path draw:style-name="gr1" draw:text-style-name="P1" draw:layer="layout" svg:width="2.262cm" svg:height="1.486cm" svg:x="17.833cm" svg:y="14.981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7.833cm" svg:y="14.981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7.833cm" svg:y="15.384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17.853cm" svg:y="13.949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7.853cm" svg:y="13.949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7.853cm" svg:y="14.353cm">
            <draw:text-box>
              <text:p text:style-name="P3"><text:span text:style-name="T1">控除消込明細情報</text:span></text:p>
            </draw:text-box>
          </draw:frame>
        </draw:g>
        <draw:g>
          <draw:g>
            <draw:path draw:style-name="gr1" draw:text-style-name="P1" draw:layer="layout" svg:width="2.262cm" svg:height="1.486cm" svg:x="17.873cm" svg:y="12.91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7.873cm" svg:y="12.91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17.873cm" svg:y="13.321cm">
            <draw:text-box>
              <text:p text:style-name="P3"><text:span text:style-name="T1">控除消込ヘッダー情報</text:span></text:p>
            </draw:text-box>
          </draw:frame>
        </draw:g>
        <draw:path draw:style-name="gr19" draw:text-style-name="P2" draw:layer="layout" svg:width="6.191cm" svg:height="1.827cm" svg:x="13.653cm" svg:y="10.752cm" svg:viewBox="0 0 6192 1828" svg:d="M0 0h6033c106 0 159 53 159 158v1670">
          <text:p/>
        </draw:path>
        <draw:g>
          <draw:g>
            <draw:path draw:style-name="gr1" draw:text-style-name="P1" draw:layer="layout" svg:width="2.262cm" svg:height="1.486cm" svg:x="20.122cm" svg:y="14.981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20.122cm" svg:y="14.981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20.122cm" svg:y="15.546cm">
            <draw:text-box>
              <text:p text:style-name="P3"><text:span text:style-name="T1">販売控除情報</text:span></text:p>
            </draw:text-box>
          </draw:frame>
        </draw:g>
        <draw:path draw:style-name="gr19" draw:text-style-name="P2" draw:layer="layout" svg:width="2.493cm" svg:height="0.002cm" svg:x="9.049cm" svg:y="10.752cm" svg:viewBox="0 0 2494 3" svg:d="M0 3h475c1 0 1-1 1-3h1 2017">
          <text:p/>
        </draw:path>
        <draw:frame draw:style-name="gr69" draw:text-style-name="P4" draw:layer="layout" svg:width="4.128cm" svg:height="1.588cm" svg:x="10.954cm" svg:y="13.373cm">
          <draw:text-box>
            <text:p text:style-name="P3"><text:span text:style-name="T1">取消対象の伝票を検索する。</text:span></text:p>
            <text:p text:style-name="P3"><text:span text:style-name="T1">承認済みとなっている問屋支払いを取消しする。</text:span></text:p>
          </draw:text-box>
        </draw:frame>
        <draw:frame draw:style-name="gr69" draw:text-style-name="P4" draw:layer="layout" svg:width="6.509cm" svg:height="1.588cm" svg:x="17.304cm" svg:y="17.183cm">
          <draw:text-box>
            <text:p text:style-name="P3"><text:span text:style-name="T1">・支払データのステータスを取り消しに更新。</text:span></text:p>
            <text:p text:style-name="P3"><text:span text:style-name="T1">・差額データを全て削除</text:span></text:p>
            <text:p text:style-name="P3"><text:span text:style-name="T1">・対象の控除データを全て開放</text:span></text:p>
          </draw:text-box>
        </draw:frame>
        <draw:path draw:style-name="gr2" draw:text-style-name="P2" draw:layer="layout" svg:width="2.111cm" svg:height="2.111cm" svg:x="11.541cm" svg:y="9.062cm" svg:viewBox="0 0 2112 2112" svg:d="M461 1386h-461v726h2112v-726h-462v-99h198v-1287h-1585v1287h198zM461 1386h1189M461 1287h1189">
          <text:p/>
        </draw:path>
        <draw:path draw:style-name="gr15" draw:text-style-name="P2" draw:layer="layout" svg:width="0.858cm" svg:height="0.594cm" svg:x="12.63cm" svg:y="10.514cm" svg:viewBox="0 0 859 595" svg:d="M0 595h694v-595h-694zM0 198h694M0 396h694M32 297h629M396 363h198v-132h-198zM760 98h99v-98h-99z">
          <text:p/>
        </draw:path>
        <draw:path draw:style-name="gr15" draw:text-style-name="P2" draw:layer="layout" svg:width="1.979cm" svg:height="1.419cm" svg:x="11.607cm" svg:y="9.211cm" svg:viewBox="0 0 1980 1420" svg:d="M1658 1015h74v-25h-74zM445 842v-744h1089v744zM395 891h1189v-842h49v-49h-1287v941h49zM197 1064h1585M593 1140v-76M989 1140v-76M0 1371h197v-66h-197zM1155 1420h429v-33h-429zM1914 1338h66v-33h-66zM1914 1403h66v-32h-66z">
          <text:p/>
        </draw:path>
        <draw:frame draw:style-name="gr3" draw:text-style-name="P4" draw:layer="layout" svg:width="3.19cm" svg:height="0.963cm" svg:x="11.002cm" svg:y="11.173cm">
          <draw:text-box>
            <text:p text:style-name="P6"><text:span text:style-name="T13">COK_024_A13</text:span></text:p>
            <text:p text:style-name="P6"><text:span text:style-name="T13">控除額の支払入力画面</text:span></text:p>
          </draw:text-box>
        </draw:frame>
      </draw:page>
      <draw:page draw:name="COK_24�" draw:style-name="dp1" draw:master-page-name="PM11">
        <draw:g>
          <draw:g>
            <draw:path draw:style-name="gr1" draw:text-style-name="P1" draw:layer="layout" svg:width="2.262cm" svg:height="1.724cm" svg:x="13.666cm" svg:y="13.489cm" svg:viewBox="0 0 2263 1725" svg:d="M0 282v1161c0 49 52 98 152 141 99 43 242 78 414 103s367 38 566 38c198 0 393-13 565-38s315-60 414-103c100-43 152-92 152-141v-1161c0-49-52-98-152-141-99-43-242-78-414-103s-367-38-566-38c-198 0-393 13-565 38s-315 60-414 103c-100 43-152 92-152 141z">
              <text:p/>
            </draw:path>
            <draw:path draw:style-name="gr2" draw:text-style-name="P2" draw:layer="layout" svg:width="2.262cm" svg:height="1.724cm" svg:x="13.666cm" svg:y="13.489cm" svg:viewBox="0 0 2263 1725" svg:d="M0 282v1161c0 49 52 98 152 141 99 43 242 78 414 103s367 38 566 38c198 0 393-13 565-38s315-60 414-103c100-43 152-92 152-141v-1161c0-49-52-98-152-141-99-43-242-78-414-103s-367-38-566-38c-198 0-393 13-565 38s-315 60-414 103c-100 43-152 92-152 141zM0 282c0 50 52 99 152 141 99 43 242 79 414 104s367 38 566 38c198 0 393-13 565-38s315-61 414-104c100-42 152-91 152-141">
              <text:p/>
            </draw:path>
          </draw:g>
          <draw:frame draw:style-name="gr78" draw:text-style-name="P4" draw:layer="layout" svg:width="2.262cm" svg:height="1.549cm" svg:x="13.666cm" svg:y="13.719cm">
            <draw:text-box>
              <text:p text:style-name="P6"><text:span text:style-name="T2">標準：</text:span></text:p>
              <text:p text:style-name="P6"><text:span text:style-name="T2">請求書明細</text:span><text:span text:style-name="T2">OIF</text:span></text:p>
            </draw:text-box>
          </draw:frame>
        </draw:g>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問屋支払決済データの</text:span><text:span text:style-name="T2">AP</text:span><text:span text:style-name="T2">連携</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12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0/08/31</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text:span><text:span text:style-name="T2">青木</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0</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116cm" svg:x="2.128cm" svg:y="2.822cm" svg:viewBox="0 0 14527 5117" draw:points="0,5117 14527,5117 14527,0 0,0">
            <text:p/>
          </draw:polygon>
          <draw:frame draw:style-name="gr58" draw:text-style-name="P4" draw:layer="layout" svg:width="14.526cm" svg:height="5.116cm" svg:x="2.128cm" svg:y="2.822cm">
            <draw:text-box>
              <text:p text:style-name="P3"><text:span text:style-name="T4">処理概要</text:span></text:p>
              <text:p text:style-name="P3"><text:span text:style-name="T5">・当日承認が確定した決済情報（問屋支払）情報から、</text:span><text:span text:style-name="T5">AP</text:span><text:span text:style-name="T5">請求データを作成し、</text:span><text:span text:style-name="T5">AP</text:span><text:span text:style-name="T5">へ連携する。</text:span></text:p>
              <text:p text:style-name="P3"><text:span text:style-name="T5">・当日承認後取り消しされた決済情報（控除支払／問屋支払）から、</text:span><text:span text:style-name="T5">AP</text:span><text:span text:style-name="T5">請求データの赤伝票を作成し、</text:span><text:span text:style-name="T5">AP</text:span><text:span text:style-name="T5">へ連携する。</text:span></text:p>
              <text:p text:style-name="P3"><text:span text:style-name="T10"/></text:p>
              <text:p text:style-name="P3"><text:span text:style-name="T10"/></text:p>
              <text:p text:style-name="P3"><text:span text:style-name="T4">システム利用者</text:span></text:p>
              <text:p text:style-name="P3"><text:span text:style-name="T5">・ システム管理者</text:span></text:p>
              <text:p text:style-name="P3"><text:span text:style-name="T4"/></text:p>
              <text:p text:style-name="P3"><text:span text:style-name="T4">処理タイミング、その他</text:span></text:p>
              <text:p text:style-name="P3"><text:span text:style-name="T5">　　・運用時間終了後に</text:span><text:span text:style-name="T5">1</text:span><text:span text:style-name="T5">回／日実行する。 </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39cm" svg:height="0.953cm" svg:x="2.54cm" svg:y="9.221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54cm" svg:y="9.221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54cm" svg:y="9.221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g>
          <draw:polygon draw:style-name="gr15" draw:text-style-name="P2" draw:layer="layout" svg:width="3.016cm" svg:height="1.905cm" svg:x="9.499cm" svg:y="9.102cm" svg:viewBox="0 0 3017 1906" draw:points="158,0 0,158 0,1747 158,1906 2858,1906 3017,1747 3017,158 2858,0">
            <text:p/>
          </draw:polygon>
        </draw:g>
        <draw:frame draw:style-name="gr45" draw:text-style-name="P4" draw:layer="layout" svg:width="3.016cm" svg:height="0.341cm" svg:x="9.499cm" svg:y="9.101cm">
          <draw:text-box>
            <text:p text:style-name="P3"><text:span text:style-name="T1">COK_024_A16</text:span></text:p>
          </draw:text-box>
        </draw:frame>
        <draw:g>
          <draw:g>
            <draw:path draw:style-name="gr12" draw:text-style-name="P7" draw:layer="layout" svg:width="3.204cm" svg:height="0.601cm" svg:x="10.235cm" svg:y="10.837cm" svg:viewBox="0 0 3205 602" svg:d="M101 602h3002c68 0 102-34 102-101v-400c0-67-34-101-102-101h-3002c-67 0-101 34-101 101v400c0 67 34 101 101 101z">
              <text:p/>
            </draw:path>
            <draw:path draw:style-name="gr15" draw:text-style-name="P2" draw:layer="layout" svg:width="3.204cm" svg:height="0.601cm" svg:x="10.235cm" svg:y="10.837cm" svg:viewBox="0 0 3205 602" svg:d="M101 602h3002c68 0 102-34 102-101v-400c0-67-34-101-102-101h-3002c-67 0-101 34-101 101v400c0 67 34 101 101 101z">
              <text:p/>
            </draw:path>
          </draw:g>
          <draw:frame draw:style-name="gr42" draw:text-style-name="P4" draw:layer="layout" svg:width="3.204cm" svg:height="0.623cm" svg:x="10.235cm" svg:y="10.826cm">
            <draw:text-box>
              <text:p text:style-name="P6"><text:span text:style-name="T1">問屋控除支払</text:span><text:span text:style-name="T1">AP</text:span><text:span text:style-name="T1">連携</text:span></text:p>
            </draw:text-box>
          </draw:frame>
        </draw:g>
        <draw:frame draw:style-name="gr47" draw:text-style-name="P4" draw:layer="layout" svg:width="3.016cm" svg:height="1.566cm" svg:x="9.499cm" svg:y="9.441cm">
          <draw:text-box>
            <text:p text:style-name="P6"><text:span text:style-name="T1">問屋控除支払</text:span><text:span text:style-name="T1">AP</text:span><text:span text:style-name="T1">連携</text:span></text:p>
          </draw:text-box>
        </draw:frame>
        <draw:path draw:style-name="gr19" draw:text-style-name="P2" draw:layer="layout" svg:width="4.419cm" svg:height="0.04cm" svg:x="5.08cm" svg:y="9.697cm" svg:viewBox="0 0 4420 41" svg:d="M0 0h456c14 0 20 7 20 20 0 14 7 21 20 21h3924">
          <text:p/>
        </draw:path>
        <draw:g>
          <draw:polygon draw:style-name="gr1" draw:text-style-name="P1" draw:layer="layout" svg:width="7.461cm" svg:height="4.128cm" svg:x="5.08cm" svg:y="11.92cm" svg:viewBox="0 0 7462 4129" draw:points="0,4129 7462,4129 7462,0 0,0">
            <text:p/>
          </draw:polygon>
          <draw:polygon draw:style-name="gr2" draw:text-style-name="P2" draw:layer="layout" svg:width="7.461cm" svg:height="4.128cm" svg:x="5.08cm" svg:y="11.92cm" svg:viewBox="0 0 7462 4129" draw:points="0,4129 7462,4129 7462,0 0,0">
            <text:p/>
          </draw:polygon>
        </draw:g>
        <draw:g>
          <draw:g>
            <draw:path draw:style-name="gr1" draw:text-style-name="P1" draw:layer="layout" svg:width="2.262cm" svg:height="1.486cm" svg:x="7.58cm" svg:y="14.074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7.58cm" svg:y="14.074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4" draw:layer="layout" svg:width="2.262cm" svg:height="1.303cm" svg:x="7.58cm" svg:y="14.307cm">
            <draw:text-box>
              <text:p text:style-name="P3"><text:span text:style-name="T1">【科目支払情報】テーブル定義</text:span></text:p>
            </draw:text-box>
          </draw:frame>
        </draw:g>
        <draw:g>
          <draw:g>
            <draw:path draw:style-name="gr1" draw:text-style-name="P1" draw:layer="layout" svg:width="2.262cm" svg:height="1.486cm" svg:x="9.975cm" svg:y="12.01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9.975cm" svg:y="12.01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9.975cm" svg:y="12.575cm">
            <draw:text-box>
              <text:p text:style-name="P3"><text:span text:style-name="T1">販売控除情報</text:span></text:p>
            </draw:text-box>
          </draw:frame>
        </draw:g>
        <draw:g>
          <draw:g>
            <draw:path draw:style-name="gr1" draw:text-style-name="P1" draw:layer="layout" svg:width="2.262cm" svg:height="1.486cm" svg:x="7.666cm" svg:y="13.04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7.666cm" svg:y="13.04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4" draw:layer="layout" svg:width="2.262cm" svg:height="1.303cm" svg:x="7.666cm" svg:y="13.275cm">
            <draw:text-box>
              <text:p text:style-name="P3"><text:span text:style-name="T1">【商品別突合情報】テーブル定義</text:span></text:p>
            </draw:text-box>
          </draw:frame>
        </draw:g>
        <draw:g>
          <draw:g>
            <draw:path draw:style-name="gr1" draw:text-style-name="P1" draw:layer="layout" svg:width="2.262cm" svg:height="1.486cm" svg:x="5.364cm" svg:y="13.994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5.364cm" svg:y="13.994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5.364cm" svg:y="14.398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5.398cm" svg:y="13.01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5.398cm" svg:y="13.01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5.398cm" svg:y="13.416cm">
            <draw:text-box>
              <text:p text:style-name="P3"><text:span text:style-name="T1">控除消込明細情報</text:span><text:span text:style-name="T1">(AP</text:span><text:span text:style-name="T1">申請</text:span><text:span text:style-name="T1">)</text:span></text:p>
            </draw:text-box>
          </draw:frame>
        </draw:g>
        <draw:g>
          <draw:g>
            <draw:path draw:style-name="gr1" draw:text-style-name="P1" draw:layer="layout" svg:width="2.262cm" svg:height="1.486cm" svg:x="5.417cm" svg:y="11.9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5.417cm" svg:y="11.9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5.417cm" svg:y="12.384cm">
            <draw:text-box>
              <text:p text:style-name="P3"><text:span text:style-name="T1">控除消込ヘッダー情報</text:span></text:p>
            </draw:text-box>
          </draw:frame>
        </draw:g>
        <draw:g>
          <draw:g>
            <draw:path draw:style-name="gr1" draw:text-style-name="P1" draw:layer="layout" svg:width="2.262cm" svg:height="1.486cm" svg:x="7.706cm" svg:y="12.01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7.706cm" svg:y="12.01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4" draw:layer="layout" svg:width="2.262cm" svg:height="1.303cm" svg:x="7.706cm" svg:y="12.243cm">
            <draw:text-box>
              <text:p text:style-name="P3"><text:span text:style-name="T1">控除消込明細情報</text:span><text:span text:style-name="T1">(</text:span><text:span text:style-name="T1">問屋未収</text:span><text:span text:style-name="T1">)</text:span></text:p>
            </draw:text-box>
          </draw:frame>
        </draw:g>
        <draw:path draw:style-name="gr19" draw:text-style-name="P2" draw:layer="layout" svg:width="2.143cm" svg:height="1.905cm" svg:x="7.355cm" svg:y="9.737cm" svg:viewBox="0 0 2144 1906" svg:d="M0 1906v-1748c0-105 53-158 158-158h1986">
          <text:p/>
        </draw:path>
        <draw:g>
          <draw:g>
            <draw:path draw:style-name="gr1" draw:text-style-name="P1" draw:layer="layout" svg:width="2.262cm" svg:height="1.724cm" svg:x="13.593cm" svg:y="12.235cm" svg:viewBox="0 0 2263 1725" svg:d="M0 282v1161c0 49 52 98 152 141 99 43 242 78 414 103s367 38 566 38c198 0 393-13 565-38s315-60 414-103c100-43 152-92 152-141v-1161c0-49-52-98-152-141-99-43-242-78-414-103s-367-38-566-38c-198 0-393 13-565 38s-315 60-414 103c-100 43-152 92-152 141z">
              <text:p/>
            </draw:path>
            <draw:path draw:style-name="gr2" draw:text-style-name="P2" draw:layer="layout" svg:width="2.262cm" svg:height="1.724cm" svg:x="13.593cm" svg:y="12.235cm" svg:viewBox="0 0 2263 1725" svg:d="M0 282v1161c0 49 52 98 152 141 99 43 242 78 414 103s367 38 566 38c198 0 393-13 565-38s315-60 414-103c100-43 152-92 152-141v-1161c0-49-52-98-152-141-99-43-242-78-414-103s-367-38-566-38c-198 0-393 13-565 38s-315 60-414 103c-100 43-152 92-152 141zM0 282c0 50 52 99 152 141 99 43 242 79 414 104s367 38 566 38c198 0 393-13 565-38s315-61 414-104c100-42 152-91 152-141">
              <text:p/>
            </draw:path>
          </draw:g>
          <draw:frame draw:style-name="gr49" draw:text-style-name="P4" draw:layer="layout" svg:width="2.262cm" svg:height="1.127cm" svg:x="13.593cm" svg:y="12.676cm">
            <draw:text-box>
              <text:p text:style-name="P6"><text:span text:style-name="T2">標準：</text:span></text:p>
              <text:p text:style-name="P6"><text:span text:style-name="T2">請求書</text:span><text:span text:style-name="T2">OIF</text:span></text:p>
            </draw:text-box>
          </draw:frame>
        </draw:g>
        <draw:path draw:style-name="gr19" draw:text-style-name="P2" draw:layer="layout" svg:width="2.295cm" svg:height="2.502cm" svg:x="12.515cm" svg:y="9.737cm" svg:viewBox="0 0 2296 2503" svg:d="M0 0h2137c106 0 159 53 159 158v2345">
          <text:p/>
        </draw:path>
        <draw:g>
          <draw:g>
            <draw:path draw:style-name="gr1" draw:text-style-name="P1" draw:layer="layout" svg:width="2.555cm" svg:height="2.183cm" svg:x="20.445cm" svg:y="12.456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20.445cm" svg:y="12.456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3" draw:text-style-name="P4" draw:layer="layout" svg:width="2.555cm" svg:height="1.225cm" svg:x="20.445cm" svg:y="13.095cm">
            <draw:text-box>
              <text:p text:style-name="P6"><text:span text:style-name="T5">標準：</text:span></text:p>
              <text:p text:style-name="P6"><text:span text:style-name="T5">AP</text:span><text:span text:style-name="T5">請求書配分</text:span></text:p>
            </draw:text-box>
          </draw:frame>
        </draw:g>
        <draw:line draw:style-name="gr19" draw:text-style-name="P2" draw:layer="layout" svg:x1="34.184cm" svg:y1="10.134cm" svg:x2="37.001cm" svg:y2="10.134cm">
          <text:p/>
        </draw:line>
        <draw:g>
          <draw:polygon draw:style-name="gr15" draw:text-style-name="P2" draw:layer="layout" svg:width="3.016cm" svg:height="1.905cm" svg:x="15.69cm" svg:y="9.175cm" svg:viewBox="0 0 3017 1906" draw:points="158,0 0,158 0,1747 158,1906 2858,1906 3017,1747 3017,158 2858,0">
            <text:p/>
          </draw:polygon>
        </draw:g>
        <draw:frame draw:style-name="gr45" draw:text-style-name="P4" draw:layer="layout" svg:width="3.016cm" svg:height="0.341cm" svg:x="15.69cm" svg:y="9.174cm">
          <draw:text-box>
            <text:p text:style-name="P3"><text:span text:style-name="T1">CFO_007_S06</text:span></text:p>
          </draw:text-box>
        </draw:frame>
        <draw:g>
          <draw:g>
            <draw:path draw:style-name="gr12" draw:text-style-name="P7" draw:layer="layout" svg:width="3.204cm" svg:height="0.601cm" svg:x="16.426cm" svg:y="10.91cm" svg:viewBox="0 0 3205 602" svg:d="M101 602h3002c68 0 102-34 102-101v-400c0-67-34-101-102-101h-3002c-67 0-101 34-101 101v400c0 67 34 101 101 101z">
              <text:p/>
            </draw:path>
            <draw:path draw:style-name="gr15" draw:text-style-name="P2" draw:layer="layout" svg:width="3.204cm" svg:height="0.601cm" svg:x="16.426cm" svg:y="10.91cm" svg:viewBox="0 0 3205 602" svg:d="M101 602h3002c68 0 102-34 102-101v-400c0-67-34-101-102-101h-3002c-67 0-101 34-101 101v400c0 67 34 101 101 101z">
              <text:p/>
            </draw:path>
          </draw:g>
          <draw:frame draw:style-name="gr55" draw:text-style-name="P4" draw:layer="layout" svg:width="3.204cm" svg:height="0.707cm" svg:x="16.426cm" svg:y="10.857cm">
            <draw:text-box>
              <text:p text:style-name="P8"><text:span text:style-name="T3">買掛</text:span><text:span text:style-name="T3">/</text:span><text:span text:style-name="T3">未払金オープン・インタフェース・インポート</text:span></text:p>
            </draw:text-box>
          </draw:frame>
        </draw:g>
        <draw:frame draw:style-name="gr47" draw:text-style-name="P4" draw:layer="layout" svg:width="3.016cm" svg:height="1.566cm" svg:x="15.69cm" svg:y="9.514cm">
          <draw:text-box>
            <text:p text:style-name="P6"><text:span text:style-name="T1">標準：買掛</text:span><text:span text:style-name="T1">/</text:span><text:span text:style-name="T1">未払金オープン・インタフェース・インポート</text:span></text:p>
          </draw:text-box>
        </draw:frame>
        <draw:g>
          <draw:polygon draw:style-name="gr15" draw:text-style-name="P2" draw:layer="layout" svg:width="2.488cm" svg:height="1.905cm" svg:x="24.024cm" svg:y="9.175cm" svg:viewBox="0 0 2489 1906" draw:points="158,0 0,158 0,1747 158,1906 2330,1906 2489,1747 2489,158 2330,0">
            <text:p/>
          </draw:polygon>
        </draw:g>
        <draw:frame draw:style-name="gr45" draw:text-style-name="P4" draw:layer="layout" svg:width="2.488cm" svg:height="0.341cm" svg:x="24.024cm" svg:y="9.174cm">
          <draw:text-box>
            <text:p text:style-name="P3"><text:span text:style-name="T1">CFO_007_S07</text:span></text:p>
          </draw:text-box>
        </draw:frame>
        <draw:g>
          <draw:g>
            <draw:path draw:style-name="gr12" draw:text-style-name="P7" draw:layer="layout" svg:width="2.643cm" svg:height="0.601cm" svg:x="24.631cm" svg:y="10.91cm" svg:viewBox="0 0 2644 602" svg:d="M101 602h2441c68 0 102-34 102-101v-400c0-67-34-101-102-101h-2441c-67 0-101 34-101 101v400c0 67 34 101 101 101z">
              <text:p/>
            </draw:path>
            <draw:path draw:style-name="gr15" draw:text-style-name="P2" draw:layer="layout" svg:width="2.643cm" svg:height="0.601cm" svg:x="24.631cm" svg:y="10.91cm" svg:viewBox="0 0 2644 602" svg:d="M101 602h2441c68 0 102-34 102-101v-400c0-67-34-101-102-101h-2441c-67 0-101 34-101 101v400c0 67 34 101 101 101z">
              <text:p/>
            </draw:path>
          </draw:g>
          <draw:frame draw:style-name="gr51" draw:text-style-name="P4" draw:layer="layout" svg:width="2.643cm" svg:height="0.601cm" svg:x="24.631cm" svg:y="10.91cm">
            <draw:text-box>
              <text:p text:style-name="P8"><text:span text:style-name="T3">AP</text:span><text:span text:style-name="T3">請求書検証</text:span></text:p>
            </draw:text-box>
          </draw:frame>
        </draw:g>
        <draw:frame draw:style-name="gr47" draw:text-style-name="P4" draw:layer="layout" svg:width="2.488cm" svg:height="1.566cm" svg:x="24.024cm" svg:y="9.514cm">
          <draw:text-box>
            <text:p text:style-name="P6"><text:span text:style-name="T1">AP</text:span><text:span text:style-name="T1">請求書検証</text:span></text:p>
          </draw:text-box>
        </draw:frame>
        <draw:line draw:style-name="gr19" draw:text-style-name="P2" draw:layer="layout" svg:x1="18.706cm" svg:y1="10.127cm" svg:x2="24.024cm" svg:y2="10.127cm">
          <text:p/>
        </draw:line>
        <draw:g>
          <draw:polygon draw:style-name="gr15" draw:text-style-name="P2" draw:layer="layout" svg:width="3.016cm" svg:height="1.905cm" svg:x="31.168cm" svg:y="9.182cm" svg:viewBox="0 0 3017 1906" draw:points="158,0 0,158 0,1747 158,1906 2858,1906 3017,1747 3017,158 2858,0">
            <text:p/>
          </draw:polygon>
        </draw:g>
        <draw:frame draw:style-name="gr45" draw:text-style-name="P4" draw:layer="layout" svg:width="3.016cm" svg:height="0.341cm" svg:x="31.168cm" svg:y="9.181cm">
          <draw:text-box>
            <text:p text:style-name="P3"><text:span text:style-name="T1">CFO_007_S09</text:span></text:p>
          </draw:text-box>
        </draw:frame>
        <draw:g>
          <draw:g>
            <draw:path draw:style-name="gr12" draw:text-style-name="P7" draw:layer="layout" svg:width="3.204cm" svg:height="0.601cm" svg:x="31.904cm" svg:y="10.916cm" svg:viewBox="0 0 3205 602" svg:d="M101 602h3002c68 0 102-34 102-101v-400c0-67-34-101-102-101h-3002c-67 0-101 34-101 101v400c0 67 34 101 101 101z">
              <text:p/>
            </draw:path>
            <draw:path draw:style-name="gr15" draw:text-style-name="P2" draw:layer="layout" svg:width="3.204cm" svg:height="0.601cm" svg:x="31.904cm" svg:y="10.916cm" svg:viewBox="0 0 3205 602" svg:d="M101 602h3002c68 0 102-34 102-101v-400c0-67-34-101-102-101h-3002c-67 0-101 34-101 101v400c0 67 34 101 101 101z">
              <text:p/>
            </draw:path>
          </draw:g>
          <draw:frame draw:style-name="gr34" draw:text-style-name="P4" draw:layer="layout" svg:width="3.204cm" svg:height="0.791cm" svg:x="31.904cm" svg:y="10.821cm">
            <draw:text-box>
              <text:p text:style-name="P6"><text:span text:style-name="T3">標準：一般会計への買掛</text:span><text:span text:style-name="T3">/</text:span><text:span text:style-name="T3">未払金転送</text:span></text:p>
            </draw:text-box>
          </draw:frame>
        </draw:g>
        <draw:frame draw:style-name="gr47" draw:text-style-name="P4" draw:layer="layout" svg:width="3.016cm" svg:height="1.566cm" svg:x="31.168cm" svg:y="9.52cm">
          <draw:text-box>
            <text:p text:style-name="P6"><text:span text:style-name="T1">標準：一般会計への買掛</text:span><text:span text:style-name="T1">/</text:span><text:span text:style-name="T1">未払金転送</text:span></text:p>
          </draw:text-box>
        </draw:frame>
        <draw:path draw:style-name="gr19" draw:text-style-name="P2" draw:layer="layout" svg:width="1.294cm" svg:height="0.007cm" svg:x="26.512cm" svg:y="10.127cm" svg:viewBox="0 0 1295 8" svg:d="M0 0h472c3 0 4 1 4 4s1 4 3 4h816">
          <text:p/>
        </draw:path>
        <draw:g>
          <draw:g>
            <draw:path draw:style-name="gr1" draw:text-style-name="P1" draw:layer="layout" svg:width="2.555cm" svg:height="2.183cm" svg:x="20.498cm" svg:y="10.757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20.498cm" svg:y="10.757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3" draw:text-style-name="P4" draw:layer="layout" svg:width="2.555cm" svg:height="1.225cm" svg:x="20.498cm" svg:y="11.396cm">
            <draw:text-box>
              <text:p text:style-name="P6"><text:span text:style-name="T5">標準：</text:span></text:p>
              <text:p text:style-name="P6"><text:span text:style-name="T5">AP</text:span><text:span text:style-name="T5">請求書ヘッダ</text:span></text:p>
            </draw:text-box>
          </draw:frame>
        </draw:g>
        <draw:path draw:style-name="gr19" draw:text-style-name="P2" draw:layer="layout" svg:width="1.792cm" svg:height="1.403cm" svg:x="18.706cm" svg:y="10.445cm" svg:viewBox="0 0 1793 1404" svg:d="M0 0h947c106 0 159 53 159 158v1087c0 106 53 159 159 159h528">
          <text:p/>
        </draw:path>
        <draw:path draw:style-name="gr19" draw:text-style-name="P2" draw:layer="layout" svg:width="0.971cm" svg:height="1.403cm" svg:x="23.053cm" svg:y="10.445cm" svg:viewBox="0 0 972 1404" svg:d="M0 1404h317c106 0 159-53 159-159v-1087c0-105 54-158 160-158h336">
          <text:p/>
        </draw:path>
        <draw:g>
          <draw:g>
            <draw:path draw:style-name="gr1" draw:text-style-name="P1" draw:layer="layout" svg:width="2.555cm" svg:height="2.183cm" svg:x="35.042cm" svg:y="11.96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35.042cm" svg:y="11.96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1" draw:text-style-name="P4" draw:layer="layout" svg:width="2.555cm" svg:height="1.426cm" svg:x="35.042cm" svg:y="12.498cm">
            <draw:text-box>
              <text:p text:style-name="P6"><text:span text:style-name="T5">標準：</text:span></text:p>
              <text:p text:style-name="P6"><text:span text:style-name="T5">GL</text:span><text:span text:style-name="T5">オープンインタフェース</text:span></text:p>
            </draw:text-box>
          </draw:frame>
        </draw:g>
        <draw:path draw:style-name="gr19" draw:text-style-name="P2" draw:layer="layout" svg:width="2.135cm" svg:height="1.508cm" svg:x="34.184cm" svg:y="10.452cm" svg:viewBox="0 0 2136 1509" svg:d="M0 0h1977c106 0 159 53 159 158v1351">
          <text:p/>
        </draw:path>
        <draw:g>
          <draw:g>
            <draw:path draw:style-name="gr1" draw:text-style-name="P1" draw:layer="layout" svg:width="1.11cm" svg:height="1.11cm" svg:x="36.989cm" svg:y="9.697cm" svg:viewBox="0 0 1111 1111" svg:d="M1111 555c0 98-26 194-74 278-49 85-119 155-204 204-84 48-180 74-277 74-98 0-194-26-278-74-85-49-155-119-204-204-48-84-74-180-74-278 0-97 26-193 74-277 49-85 119-155 204-204 84-48 179-74 276-74 1 0 1 0 2 0 97 0 193 26 277 74 85 49 155 119 204 204 48 84 74 180 74 277z">
              <text:p/>
            </draw:path>
            <draw:path draw:style-name="gr2" draw:text-style-name="P2" draw:layer="layout" svg:width="1.11cm" svg:height="1.11cm" svg:x="36.989cm" svg:y="9.697cm" svg:viewBox="0 0 1111 1111" svg:d="M1111 555c0 98-26 194-74 278-49 85-119 155-204 204-84 48-180 74-277 74-98 0-194-26-278-74-85-49-155-119-204-204-48-84-74-180-74-278 0-97 26-193 74-277 49-85 119-155 204-204 84-48 179-74 276-74 1 0 1 0 2 0 97 0 193 26 277 74 85 49 155 119 204 204 48 84 74 180 74 277z">
              <text:p/>
            </draw:path>
          </draw:g>
          <draw:frame draw:style-name="gr79" draw:text-style-name="P4" draw:layer="layout" svg:width="1.111cm" svg:height="1.111cm" svg:x="36.989cm" svg:y="9.697cm">
            <draw:text-box>
              <text:p text:style-name="P6"><text:span text:style-name="T1">1</text:span></text:p>
            </draw:text-box>
          </draw:frame>
        </draw:g>
        <draw:path draw:style-name="gr19" draw:text-style-name="P2" draw:layer="layout" svg:width="0.88cm" svg:height="1.794cm" svg:x="14.81cm" svg:y="10.445cm" svg:viewBox="0 0 881 1795" svg:d="M0 1795v-1637c0-105 53-158 158-158h723">
          <text:p/>
        </draw:path>
        <draw:path draw:style-name="gr19" draw:text-style-name="P2" draw:layer="layout" svg:width="0.714cm" svg:height="1.488cm" svg:x="36.32cm" svg:y="10.471cm" svg:viewBox="0 0 715 1489" svg:d="M0 1489v-1331c0-105 53-158 158-158h557">
          <text:p/>
        </draw:path>
        <draw:g>
          <draw:polygon draw:style-name="gr15" draw:text-style-name="P2" draw:layer="layout" svg:width="2.488cm" svg:height="1.905cm" svg:x="27.807cm" svg:y="9.182cm" svg:viewBox="0 0 2489 1906" draw:points="158,0 0,158 0,1747 158,1906 2330,1906 2489,1747 2489,158 2330,0">
            <text:p/>
          </draw:polygon>
        </draw:g>
        <draw:frame draw:style-name="gr45" draw:text-style-name="P4" draw:layer="layout" svg:width="2.488cm" svg:height="0.341cm" svg:x="27.807cm" svg:y="9.181cm">
          <draw:text-box>
            <text:p text:style-name="P3"><text:span text:style-name="T1">CFO_007_S08</text:span></text:p>
          </draw:text-box>
        </draw:frame>
        <draw:g>
          <draw:g>
            <draw:path draw:style-name="gr12" draw:text-style-name="P7" draw:layer="layout" svg:width="2.643cm" svg:height="0.601cm" svg:x="28.414cm" svg:y="10.916cm" svg:viewBox="0 0 2644 602" svg:d="M101 602h2441c68 0 102-34 102-101v-400c0-67-34-101-102-101h-2441c-67 0-101 34-101 101v400c0 67 34 101 101 101z">
              <text:p/>
            </draw:path>
            <draw:path draw:style-name="gr15" draw:text-style-name="P2" draw:layer="layout" svg:width="2.643cm" svg:height="0.601cm" svg:x="28.414cm" svg:y="10.916cm" svg:viewBox="0 0 2644 602" svg:d="M101 602h2441c68 0 102-34 102-101v-400c0-67-34-101-102-101h-2441c-67 0-101 34-101 101v400c0 67 34 101 101 101z">
              <text:p/>
            </draw:path>
          </draw:g>
          <draw:frame draw:style-name="gr51" draw:text-style-name="P4" draw:layer="layout" svg:width="2.643cm" svg:height="0.601cm" svg:x="28.414cm" svg:y="10.916cm">
            <draw:text-box>
              <text:p text:style-name="P8"><text:span text:style-name="T3">買掛</text:span><text:span text:style-name="T3">/</text:span><text:span text:style-name="T3">未払金会計処理</text:span></text:p>
            </draw:text-box>
          </draw:frame>
        </draw:g>
        <draw:frame draw:style-name="gr47" draw:text-style-name="P4" draw:layer="layout" svg:width="2.488cm" svg:height="1.566cm" svg:x="27.807cm" svg:y="9.52cm">
          <draw:text-box>
            <text:p text:style-name="P6"><text:span text:style-name="T1">買掛</text:span><text:span text:style-name="T1">/</text:span><text:span text:style-name="T1">未払金会計処理</text:span></text:p>
          </draw:text-box>
        </draw:frame>
        <draw:line draw:style-name="gr19" draw:text-style-name="P2" draw:layer="layout" svg:x1="30.295cm" svg:y1="10.134cm" svg:x2="31.168cm" svg:y2="10.134cm">
          <text:p/>
        </draw:line>
        <draw:path draw:style-name="gr19" draw:text-style-name="P2" draw:layer="layout" svg:width="1.739cm" svg:height="3.102cm" svg:x="18.706cm" svg:y="10.445cm" svg:viewBox="0 0 1740 3103" svg:d="M0 0h967c106 0 159 53 159 158v2786c0 106 53 159 159 159h455">
          <text:p/>
        </draw:path>
        <draw:path draw:style-name="gr19" draw:text-style-name="P2" draw:layer="layout" svg:width="1.024cm" svg:height="3.102cm" svg:x="23cm" svg:y="10.445cm" svg:viewBox="0 0 1025 3103" svg:d="M0 3103h362c106 0 160-53 160-159v-2786c0-105 53-158 159-158h344">
          <text:p/>
        </draw:path>
        <draw:g>
          <draw:g>
            <draw:path draw:style-name="gr1" draw:text-style-name="P1" draw:layer="layout" svg:width="2.555cm" svg:height="2.183cm" svg:x="25.742cm" svg:y="21.167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25.742cm" svg:y="21.167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2" draw:text-style-name="P4" draw:layer="layout" svg:width="2.555cm" svg:height="1.297cm" svg:x="25.742cm" svg:y="21.77cm">
            <draw:text-box>
              <text:p text:style-name="P6"><text:span text:style-name="T11">標準：</text:span></text:p>
              <text:p text:style-name="P6"><text:span text:style-name="T11">仕訳明細</text:span></text:p>
            </draw:text-box>
          </draw:frame>
        </draw:g>
        <draw:path draw:style-name="gr19" draw:text-style-name="P2" draw:layer="layout" svg:width="1.138cm" svg:height="0.026cm" svg:x="16.536cm" svg:y="18.058cm" svg:viewBox="0 0 1139 27" svg:d="M0 27h464c8 0 13-4 13-13s4-14 13-14h649">
          <text:p/>
        </draw:path>
        <draw:g>
          <draw:polygon draw:style-name="gr15" draw:text-style-name="P2" draw:layer="layout" svg:width="3.016cm" svg:height="1.905cm" svg:x="21.853cm" svg:y="17.091cm" svg:viewBox="0 0 3017 1906" draw:points="158,0 0,158 0,1747 158,1906 2858,1906 3017,1747 3017,158 2858,0">
            <text:p/>
          </draw:polygon>
        </draw:g>
        <draw:frame draw:style-name="gr45" draw:text-style-name="P4" draw:layer="layout" svg:width="3.016cm" svg:height="0.341cm" svg:x="21.853cm" svg:y="17.09cm">
          <draw:text-box>
            <text:p text:style-name="P3"><text:span text:style-name="T1">CFO_007_S14</text:span></text:p>
          </draw:text-box>
        </draw:frame>
        <draw:g>
          <draw:g>
            <draw:path draw:style-name="gr12" draw:text-style-name="P7" draw:layer="layout" svg:width="2.295cm" svg:height="0.601cm" svg:x="22.589cm" svg:y="18.826cm" svg:viewBox="0 0 2296 602" svg:d="M101 602h2093c68 0 102-34 102-101v-400c0-67-34-101-102-101h-2093c-67 0-101 34-101 101v400c0 67 34 101 101 101z">
              <text:p/>
            </draw:path>
            <draw:path draw:style-name="gr15" draw:text-style-name="P2" draw:layer="layout" svg:width="2.295cm" svg:height="0.601cm" svg:x="22.589cm" svg:y="18.826cm" svg:viewBox="0 0 2296 602" svg:d="M101 602h2093c68 0 102-34 102-101v-400c0-67-34-101-102-101h-2093c-67 0-101 34-101 101v400c0 67 34 101 101 101z">
              <text:p/>
            </draw:path>
          </draw:g>
          <draw:frame draw:style-name="gr51" draw:text-style-name="P4" draw:layer="layout" svg:width="2.295cm" svg:height="0.601cm" svg:x="22.589cm" svg:y="18.826cm">
            <draw:text-box>
              <text:p text:style-name="P8"><text:span text:style-name="T3">仕訳インポート</text:span></text:p>
            </draw:text-box>
          </draw:frame>
        </draw:g>
        <draw:frame draw:style-name="gr47" draw:text-style-name="P4" draw:layer="layout" svg:width="3.016cm" svg:height="1.566cm" svg:x="21.853cm" svg:y="17.429cm">
          <draw:text-box>
            <text:p text:style-name="P6"><text:span text:style-name="T1">標準：仕訳インポート</text:span></text:p>
          </draw:text-box>
        </draw:frame>
        <draw:g>
          <draw:g>
            <draw:path draw:style-name="gr1" draw:text-style-name="P1" draw:layer="layout" svg:width="2.555cm" svg:height="2.183cm" svg:x="25.742cm" svg:y="19.602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25.742cm" svg:y="19.602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2" draw:text-style-name="P4" draw:layer="layout" svg:width="2.555cm" svg:height="1.297cm" svg:x="25.742cm" svg:y="20.205cm">
            <draw:text-box>
              <text:p text:style-name="P6"><text:span text:style-name="T11">標準：</text:span></text:p>
              <text:p text:style-name="P6"><text:span text:style-name="T11">仕訳ヘッダ</text:span></text:p>
            </draw:text-box>
          </draw:frame>
        </draw:g>
        <draw:path draw:style-name="gr19" draw:text-style-name="P2" draw:layer="layout" svg:width="0.873cm" svg:height="2.65cm" svg:x="24.869cm" svg:y="18.043cm" svg:viewBox="0 0 874 2651" svg:d="M0 0h213c106 0 159 53 159 158v2334c0 106 53 159 160 159h342">
          <text:p/>
        </draw:path>
        <draw:path draw:style-name="gr19" draw:text-style-name="P2" draw:layer="layout" svg:width="0.873cm" svg:height="4.215cm" svg:x="24.869cm" svg:y="18.043cm" svg:viewBox="0 0 874 4216" svg:d="M0 0h213c106 0 159 53 159 158v3899c0 106 53 159 160 159h342">
          <text:p/>
        </draw:path>
        <draw:path draw:style-name="gr19" draw:text-style-name="P2" draw:layer="layout" svg:width="0.862cm" svg:height="3.206cm" svg:x="12.659cm" svg:y="18.085cm" svg:viewBox="0 0 863 3207" svg:d="M0 3207h100c67 0 100-33 100-100v-2949c0-105 53-158 159-158h504">
          <text:p/>
        </draw:path>
        <draw:g>
          <draw:polygon draw:style-name="gr15" draw:text-style-name="P2" draw:layer="layout" svg:width="3.016cm" svg:height="1.905cm" svg:x="5.5cm" svg:y="17.212cm" svg:viewBox="0 0 3017 1906" draw:points="158,0 0,158 0,1747 158,1906 2858,1906 3017,1747 3017,158 2858,0">
            <text:p/>
          </draw:polygon>
        </draw:g>
        <draw:frame draw:style-name="gr45" draw:text-style-name="P4" draw:layer="layout" svg:width="3.016cm" svg:height="0.341cm" svg:x="5.5cm" svg:y="17.211cm">
          <draw:text-box>
            <text:p text:style-name="P3"><text:span text:style-name="T1">CFO_007_S11</text:span></text:p>
          </draw:text-box>
        </draw:frame>
        <draw:g>
          <draw:g>
            <draw:path draw:style-name="gr12" draw:text-style-name="P7" draw:layer="layout" svg:width="3.204cm" svg:height="0.601cm" svg:x="6.236cm" svg:y="18.947cm" svg:viewBox="0 0 3205 602" svg:d="M101 602h3002c68 0 102-34 102-101v-400c0-67-34-101-102-101h-3002c-67 0-101 34-101 101v400c0 67 34 101 101 101z">
              <text:p/>
            </draw:path>
            <draw:path draw:style-name="gr15" draw:text-style-name="P2" draw:layer="layout" svg:width="3.204cm" svg:height="0.601cm" svg:x="6.236cm" svg:y="18.947cm" svg:viewBox="0 0 3205 602" svg:d="M101 602h3002c68 0 102-34 102-101v-400c0-67-34-101-102-101h-3002c-67 0-101 34-101 101v400c0 67 34 101 101 101z">
              <text:p/>
            </draw:path>
          </draw:g>
          <draw:frame draw:style-name="gr51" draw:text-style-name="P4" draw:layer="layout" svg:width="3.204cm" svg:height="0.601cm" svg:x="6.236cm" svg:y="18.947cm">
            <draw:text-box>
              <text:p text:style-name="P8"><text:span text:style-name="T3">AP</text:span><text:span text:style-name="T3">仕訳付加情報更新処理</text:span></text:p>
            </draw:text-box>
          </draw:frame>
        </draw:g>
        <draw:frame draw:style-name="gr47" draw:text-style-name="P4" draw:layer="layout" svg:width="3.016cm" svg:height="1.566cm" svg:x="5.5cm" svg:y="17.55cm">
          <draw:text-box>
            <text:p text:style-name="P6"><text:span text:style-name="T1">BFA : AP</text:span><text:span text:style-name="T1">仕訳付加情報更新処理</text:span></text:p>
          </draw:text-box>
        </draw:frame>
        <draw:g>
          <draw:g>
            <draw:path draw:style-name="gr1" draw:text-style-name="P1" draw:layer="layout" svg:width="2.555cm" svg:height="2.183cm" svg:x="10.103cm" svg:y="20.2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10.103cm" svg:y="20.2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1" draw:text-style-name="P4" draw:layer="layout" svg:width="2.555cm" svg:height="1.426cm" svg:x="10.103cm" svg:y="20.738cm">
            <draw:text-box>
              <text:p text:style-name="P6"><text:span text:style-name="T5">標準：</text:span></text:p>
              <text:p text:style-name="P6"><text:span text:style-name="T5">GL</text:span><text:span text:style-name="T5">オープンインタフェース</text:span></text:p>
            </draw:text-box>
          </draw:frame>
        </draw:g>
        <draw:path draw:style-name="gr19" draw:text-style-name="P2" draw:layer="layout" svg:width="1.588cm" svg:height="3.127cm" svg:x="8.516cm" svg:y="18.164cm" svg:viewBox="0 0 1589 3128" svg:d="M0 0h925c106 0 158 53 158 158v2812c0 105 53 158 160 158h346">
          <text:p/>
        </draw:path>
        <draw:g>
          <draw:g>
            <draw:path draw:style-name="gr1" draw:text-style-name="P1" draw:layer="layout" svg:width="1.11cm" svg:height="1.11cm" svg:x="3.493cm" svg:y="17.529cm" svg:viewBox="0 0 1111 1111" svg:d="M1111 555c0 98-26 194-74 278-49 85-119 155-204 204-84 48-180 74-277 74-98 0-194-26-278-74-85-49-155-119-204-204-48-84-74-180-74-278 0-97 26-193 74-277 49-85 119-155 204-204 84-48 179-74 276-74 1 0 1 0 2 0 97 0 193 26 277 74 85 49 155 119 204 204 48 84 74 180 74 277z">
              <text:p/>
            </draw:path>
            <draw:path draw:style-name="gr2" draw:text-style-name="P2" draw:layer="layout" svg:width="1.11cm" svg:height="1.11cm" svg:x="3.493cm" svg:y="17.529cm" svg:viewBox="0 0 1111 1111" svg:d="M1111 555c0 98-26 194-74 278-49 85-119 155-204 204-84 48-180 74-277 74-98 0-194-26-278-74-85-49-155-119-204-204-48-84-74-180-74-278 0-97 26-193 74-277 49-85 119-155 204-204 84-48 179-74 276-74 1 0 1 0 2 0 97 0 193 26 277 74 85 49 155 119 204 204 48 84 74 180 74 277z">
              <text:p/>
            </draw:path>
          </draw:g>
          <draw:frame draw:style-name="gr79" draw:text-style-name="P4" draw:layer="layout" svg:width="1.111cm" svg:height="1.111cm" svg:x="3.493cm" svg:y="17.529cm">
            <draw:text-box>
              <text:p text:style-name="P6"><text:span text:style-name="T1">1</text:span></text:p>
            </draw:text-box>
          </draw:frame>
        </draw:g>
        <draw:line draw:style-name="gr19" draw:text-style-name="P2" draw:layer="layout" svg:x1="4.63cm" svg:y1="18.164cm" svg:x2="5.499cm" svg:y2="18.164cm">
          <text:p/>
        </draw:line>
        <draw:g>
          <draw:polygon draw:style-name="gr15" draw:text-style-name="P2" draw:layer="layout" svg:width="3.016cm" svg:height="1.905cm" svg:x="13.52cm" svg:y="17.132cm" svg:viewBox="0 0 3017 1906" draw:points="158,0 0,158 0,1747 158,1906 2858,1906 3017,1747 3017,158 2858,0">
            <text:p/>
          </draw:polygon>
        </draw:g>
        <draw:frame draw:style-name="gr45" draw:text-style-name="P4" draw:layer="layout" svg:width="3.016cm" svg:height="0.341cm" svg:x="13.52cm" svg:y="17.131cm">
          <draw:text-box>
            <text:p text:style-name="P3"><text:span text:style-name="T1">CFO_007_S12</text:span></text:p>
          </draw:text-box>
        </draw:frame>
        <draw:g>
          <draw:g>
            <draw:path draw:style-name="gr12" draw:text-style-name="P7" draw:layer="layout" svg:width="3.204cm" svg:height="0.601cm" svg:x="14.257cm" svg:y="18.867cm" svg:viewBox="0 0 3205 602" svg:d="M101 602h3002c68 0 102-34 102-101v-400c0-67-34-101-102-101h-3002c-67 0-101 34-101 101v400c0 67 34 101 101 101z">
              <text:p/>
            </draw:path>
            <draw:path draw:style-name="gr15" draw:text-style-name="P2" draw:layer="layout" svg:width="3.204cm" svg:height="0.601cm" svg:x="14.257cm" svg:y="18.867cm" svg:viewBox="0 0 3205 602" svg:d="M101 602h3002c68 0 102-34 102-101v-400c0-67-34-101-102-101h-3002c-67 0-101 34-101 101v400c0 67 34 101 101 101z">
              <text:p/>
            </draw:path>
          </draw:g>
          <draw:frame draw:style-name="gr51" draw:text-style-name="P4" draw:layer="layout" svg:width="3.204cm" svg:height="0.601cm" svg:x="14.257cm" svg:y="18.867cm">
            <draw:text-box>
              <text:p text:style-name="P6"><text:span text:style-name="T3">GLI/F</text:span><text:span text:style-name="T3">エラーチェック</text:span></text:p>
            </draw:text-box>
          </draw:frame>
        </draw:g>
        <draw:frame draw:style-name="gr47" draw:text-style-name="P4" draw:layer="layout" svg:width="3.016cm" svg:height="1.566cm" svg:x="13.52cm" svg:y="17.471cm">
          <draw:text-box>
            <text:p text:style-name="P6"><text:span text:style-name="T1">BFA : GLI/F</text:span><text:span text:style-name="T1">エラーチェック</text:span></text:p>
          </draw:text-box>
        </draw:frame>
        <draw:g>
          <draw:polygon draw:style-name="gr15" draw:text-style-name="P2" draw:layer="layout" svg:width="3.016cm" svg:height="1.905cm" svg:x="17.674cm" svg:y="17.106cm" svg:viewBox="0 0 3017 1906" draw:points="158,0 0,158 0,1747 158,1906 2858,1906 3017,1747 3017,158 2858,0">
            <text:p/>
          </draw:polygon>
        </draw:g>
        <draw:frame draw:style-name="gr45" draw:text-style-name="P4" draw:layer="layout" svg:width="3.016cm" svg:height="0.341cm" svg:x="17.674cm" svg:y="17.105cm">
          <draw:text-box>
            <text:p text:style-name="P3"><text:span text:style-name="T1">CFO_007_S13</text:span></text:p>
          </draw:text-box>
        </draw:frame>
        <draw:g>
          <draw:g>
            <draw:path draw:style-name="gr12" draw:text-style-name="P7" draw:layer="layout" svg:width="3.204cm" svg:height="0.601cm" svg:x="18.41cm" svg:y="18.841cm" svg:viewBox="0 0 3205 602" svg:d="M101 602h3002c68 0 102-34 102-101v-400c0-67-34-101-102-101h-3002c-67 0-101 34-101 101v400c0 67 34 101 101 101z">
              <text:p/>
            </draw:path>
            <draw:path draw:style-name="gr15" draw:text-style-name="P2" draw:layer="layout" svg:width="3.204cm" svg:height="0.601cm" svg:x="18.41cm" svg:y="18.841cm" svg:viewBox="0 0 3205 602" svg:d="M101 602h3002c68 0 102-34 102-101v-400c0-67-34-101-102-101h-3002c-67 0-101 34-101 101v400c0 67 34 101 101 101z">
              <text:p/>
            </draw:path>
          </draw:g>
          <draw:frame draw:style-name="gr51" draw:text-style-name="P4" draw:layer="layout" svg:width="3.204cm" svg:height="0.601cm" svg:x="18.41cm" svg:y="18.841cm">
            <draw:text-box>
              <text:p text:style-name="P6"><text:span text:style-name="T3">仕訳インポートの起動</text:span></text:p>
            </draw:text-box>
          </draw:frame>
        </draw:g>
        <draw:frame draw:style-name="gr47" draw:text-style-name="P4" draw:layer="layout" svg:width="3.016cm" svg:height="1.566cm" svg:x="17.674cm" svg:y="17.445cm">
          <draw:text-box>
            <text:p text:style-name="P6"><text:span text:style-name="T1">BFA : </text:span><text:span text:style-name="T1">仕訳インポートの起動</text:span></text:p>
          </draw:text-box>
        </draw:frame>
        <draw:path draw:style-name="gr19" draw:text-style-name="P2" draw:layer="layout" svg:width="1.162cm" svg:height="0.015cm" svg:x="20.69cm" svg:y="18.043cm" svg:viewBox="0 0 1163 16" svg:d="M0 16h468c6 0 8-3 8-9 0-5 3-7 7-7h680">
          <text:p/>
        </draw:path>
        <draw:g>
          <draw:polygon draw:style-name="gr15" draw:text-style-name="P2" draw:layer="layout" svg:width="3.016cm" svg:height="1.905cm" svg:x="29.448cm" svg:y="17.079cm" svg:viewBox="0 0 3017 1906" draw:points="158,0 0,158 0,1747 158,1906 2858,1906 3017,1747 3017,158 2858,0">
            <text:p/>
          </draw:polygon>
        </draw:g>
        <draw:frame draw:style-name="gr45" draw:text-style-name="P4" draw:layer="layout" svg:width="3.016cm" svg:height="0.341cm" svg:x="29.448cm" svg:y="17.078cm">
          <draw:text-box>
            <text:p text:style-name="P3"><text:span text:style-name="T1">CFO_007_S15</text:span></text:p>
          </draw:text-box>
        </draw:frame>
        <draw:g>
          <draw:g>
            <draw:path draw:style-name="gr12" draw:text-style-name="P7" draw:layer="layout" svg:width="2.518cm" svg:height="0.601cm" svg:x="30.184cm" svg:y="18.814cm" svg:viewBox="0 0 2519 602" svg:d="M101 602h2316c68 0 102-34 102-101v-400c0-67-34-101-102-101h-2316c-67 0-101 34-101 101v400c0 67 34 101 101 101z">
              <text:p/>
            </draw:path>
            <draw:path draw:style-name="gr15" draw:text-style-name="P2" draw:layer="layout" svg:width="2.518cm" svg:height="0.601cm" svg:x="30.184cm" svg:y="18.814cm" svg:viewBox="0 0 2519 602" svg:d="M101 602h2316c68 0 102-34 102-101v-400c0-67-34-101-102-101h-2316c-67 0-101 34-101 101v400c0 67 34 101 101 101z">
              <text:p/>
            </draw:path>
          </draw:g>
          <draw:frame draw:style-name="gr51" draw:text-style-name="P4" draw:layer="layout" svg:width="2.518cm" svg:height="0.601cm" svg:x="30.184cm" svg:y="18.814cm">
            <draw:text-box>
              <text:p text:style-name="P8"><text:span text:style-name="T3">仕訳インポート</text:span></text:p>
            </draw:text-box>
          </draw:frame>
        </draw:g>
        <draw:frame draw:style-name="gr47" draw:text-style-name="P4" draw:layer="layout" svg:width="3.016cm" svg:height="1.566cm" svg:x="29.448cm" svg:y="17.418cm">
          <draw:text-box>
            <text:p text:style-name="P6"><text:span text:style-name="T1">標準：</text:span><text:span text:style-name="T1">GL</text:span><text:span text:style-name="T1">自動転記</text:span></text:p>
          </draw:text-box>
        </draw:frame>
        <draw:path draw:style-name="gr19" draw:text-style-name="P2" draw:layer="layout" svg:width="1.151cm" svg:height="2.662cm" svg:x="28.297cm" svg:y="18.032cm" svg:viewBox="0 0 1152 2663" svg:d="M0 2663h384c106 0 159-53 159-158v-2347c0-105 53-158 159-158h450">
          <text:p/>
        </draw:path>
        <draw:path draw:style-name="gr19" draw:text-style-name="P2" draw:layer="layout" svg:width="1.151cm" svg:height="4.227cm" svg:x="28.297cm" svg:y="18.032cm" svg:viewBox="0 0 1152 4228" svg:d="M0 4228h384c106 0 159-53 159-159v-3911c0-105 53-158 159-158h450">
          <text:p/>
        </draw:path>
        <draw:line draw:style-name="gr19" draw:text-style-name="P2" draw:layer="layout" svg:x1="32.464cm" svg:y1="18.032cm" svg:x2="33.502cm" svg:y2="18.032cm">
          <text:p/>
        </draw:line>
        <draw:g>
          <draw:g>
            <draw:path draw:style-name="gr1" draw:text-style-name="P1" draw:layer="layout" svg:width="2.539cm" svg:height="0.953cm" svg:x="37.465cm" svg:y="17.476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7.465cm" svg:y="17.476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7.465cm" svg:y="17.476cm">
            <draw:text-box>
              <text:p text:style-name="P6"><text:span text:style-name="T2">END</text:span></text:p>
            </draw:text-box>
          </draw:frame>
        </draw:g>
        <draw:g>
          <draw:polygon draw:style-name="gr15" draw:text-style-name="P2" draw:layer="layout" svg:width="2.844cm" svg:height="1.905cm" svg:x="33.503cm" svg:y="17.079cm" svg:viewBox="0 0 2845 1906" draw:points="158,0 0,158 0,1747 158,1906 2686,1906 2845,1747 2845,158 2686,0">
            <text:p/>
          </draw:polygon>
        </draw:g>
        <draw:frame draw:style-name="gr45" draw:text-style-name="P4" draw:layer="layout" svg:width="2.844cm" svg:height="0.341cm" svg:x="33.503cm" svg:y="17.078cm">
          <draw:text-box>
            <text:p text:style-name="P3"><text:span text:style-name="T1">CFO_007_S16</text:span></text:p>
          </draw:text-box>
        </draw:frame>
        <draw:g>
          <draw:g>
            <draw:path draw:style-name="gr12" draw:text-style-name="P7" draw:layer="layout" svg:width="2.175cm" svg:height="0.601cm" svg:x="34.197cm" svg:y="18.814cm" svg:viewBox="0 0 2176 602" svg:d="M101 602h1973c68 0 102-34 102-101v-400c0-67-34-101-102-101h-1973c-67 0-101 34-101 101v400c0 67 34 101 101 101z">
              <text:p/>
            </draw:path>
            <draw:path draw:style-name="gr15" draw:text-style-name="P2" draw:layer="layout" svg:width="2.175cm" svg:height="0.601cm" svg:x="34.197cm" svg:y="18.814cm" svg:viewBox="0 0 2176 602" svg:d="M101 602h1973c68 0 102-34 102-101v-400c0-67-34-101-102-101h-1973c-67 0-101 34-101 101v400c0 67 34 101 101 101z">
              <text:p/>
            </draw:path>
          </draw:g>
          <draw:frame draw:style-name="gr51" draw:text-style-name="P4" draw:layer="layout" svg:width="2.175cm" svg:height="0.601cm" svg:x="34.197cm" svg:y="18.814cm">
            <draw:text-box>
              <text:p text:style-name="P8"><text:span text:style-name="T3">転記</text:span></text:p>
            </draw:text-box>
          </draw:frame>
        </draw:g>
        <draw:frame draw:style-name="gr47" draw:text-style-name="P4" draw:layer="layout" svg:width="2.844cm" svg:height="1.566cm" svg:x="33.503cm" svg:y="17.418cm">
          <draw:text-box>
            <text:p text:style-name="P6"><text:span text:style-name="T1">標準：転記</text:span></text:p>
          </draw:text-box>
        </draw:frame>
        <draw:g>
          <draw:g>
            <draw:path draw:style-name="gr1" draw:text-style-name="P1" draw:layer="layout" svg:width="2.555cm" svg:height="2.183cm" svg:x="37.148cm" svg:y="19.897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37.148cm" svg:y="19.897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3" draw:text-style-name="P4" draw:layer="layout" svg:width="2.555cm" svg:height="1.225cm" svg:x="37.148cm" svg:y="20.536cm">
            <draw:text-box>
              <text:p text:style-name="P6"><text:span text:style-name="T5">標準：</text:span></text:p>
              <text:p text:style-name="P6"><text:span text:style-name="T5">GL</text:span><text:span text:style-name="T5">残高テーブル</text:span></text:p>
            </draw:text-box>
          </draw:frame>
        </draw:g>
        <draw:path draw:style-name="gr19" draw:text-style-name="P2" draw:layer="layout" svg:width="0.8cm" svg:height="2.957cm" svg:x="36.347cm" svg:y="18.032cm" svg:viewBox="0 0 801 2958" svg:d="M0 0h317c107 0 160 53 160 158v2641c0 106 53 159 159 159h165">
          <text:p/>
        </draw:path>
        <draw:path draw:style-name="gr19" draw:text-style-name="P2" draw:layer="layout" svg:width="1.118cm" svg:height="0.079cm" svg:x="36.347cm" svg:y="17.952cm" svg:viewBox="0 0 1119 80" svg:d="M0 80h437c26 0 40-14 40-41 0-26 13-39 39-39h603">
          <text:p/>
        </draw:path>
      </draw:page>
      <draw:page draw:name="COK_24_13" draw:style-name="dp1" draw:master-page-name="PM12">
        <draw:g>
          <draw:polygon draw:style-name="gr1" draw:text-style-name="P1" draw:layer="layout" svg:width="7.461cm" svg:height="4.128cm" svg:x="6.509cm" svg:y="12.079cm" svg:viewBox="0 0 7462 4129" draw:points="0,4129 7462,4129 7462,0 0,0">
            <text:p/>
          </draw:polygon>
          <draw:polygon draw:style-name="gr2" draw:text-style-name="P2" draw:layer="layout" svg:width="7.461cm" svg:height="4.128cm" svg:x="6.509cm" svg:y="12.079cm" svg:viewBox="0 0 7462 4129" draw:points="0,4129 7462,4129 7462,0 0,0">
            <text:p/>
          </draw:polygon>
        </draw:g>
        <draw:g>
          <draw:g>
            <draw:path draw:style-name="gr1" draw:text-style-name="P15" draw:layer="layout" svg:width="2.262cm" svg:height="1.486cm" svg:x="8.89cm" svg:y="14.5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8.89cm" svg:y="14.5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17" draw:layer="layout" svg:width="2.262cm" svg:height="1.303cm" svg:x="8.89cm" svg:y="14.794cm">
            <draw:text-box>
              <text:p text:style-name="P3"><text:span text:style-name="T1">【科目支払情報】テーブル定義</text:span></text:p>
            </draw:text-box>
          </draw:frame>
        </draw:g>
        <draw:g>
          <draw:g>
            <draw:path draw:style-name="gr1" draw:text-style-name="P1" draw:layer="layout" svg:width="2.262cm" svg:height="1.486cm" svg:x="11.271cm" svg:y="12.44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11.271cm" svg:y="12.44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11.271cm" svg:y="13.012cm">
            <draw:text-box>
              <text:p text:style-name="P3"><text:span text:style-name="T1">販売控除情報</text:span></text:p>
            </draw:text-box>
          </draw:frame>
        </draw:g>
        <draw:g>
          <draw:g>
            <draw:path draw:style-name="gr1" draw:text-style-name="P1" draw:layer="layout" svg:width="2.262cm" svg:height="1.486cm" svg:x="8.963cm" svg:y="13.47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8.963cm" svg:y="13.47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4" draw:layer="layout" svg:width="2.262cm" svg:height="1.303cm" svg:x="8.963cm" svg:y="13.712cm">
            <draw:text-box>
              <text:p text:style-name="P3"><text:span text:style-name="T1">【商品別突合情報】テーブル定義</text:span></text:p>
            </draw:text-box>
          </draw:frame>
        </draw:g>
        <draw:g>
          <draw:g>
            <draw:path draw:style-name="gr1" draw:text-style-name="P1" draw:layer="layout" svg:width="2.509cm" svg:height="1.567cm" svg:x="14.954cm" svg:y="14.798cm" svg:viewBox="0 0 2510 1568" svg:d="M0 313v942c0 55 58 109 168 156 110 48 269 88 460 115 190 28 407 42 627 42s437-14 628-42c190-27 349-67 459-115 110-47 168-101 168-156v-942c0-55-58-109-168-156-110-48-269-88-460-115-190-28-407-42-627-42s-437 14-628 42c-190 27-349 67-459 115-110 47-168 101-168 156z">
              <text:p/>
            </draw:path>
            <draw:path draw:style-name="gr2" draw:text-style-name="P2" draw:layer="layout" svg:width="2.509cm" svg:height="1.567cm" svg:x="14.954cm" svg:y="14.798cm" svg:viewBox="0 0 2510 1568" svg:d="M0 313v942c0 55 58 109 168 156 110 48 269 88 460 115 190 28 407 42 627 42s437-14 628-42c190-27 349-67 459-115 110-47 168-101 168-156v-942c0-55-58-109-168-156-110-48-269-88-460-115-190-28-407-42-627-42s-437 14-628 42c-190 27-349 67-459 115-110 47-168 101-168 156zM0 313c0 55 58 109 168 157s269 87 460 115c190 27 407 42 627 42s437-15 628-42c190-28 349-67 459-115s168-102 168-157">
              <text:p/>
            </draw:path>
          </draw:g>
          <draw:frame draw:style-name="gr80" draw:text-style-name="P4" draw:layer="layout" svg:width="2.509cm" svg:height="0.626cm" svg:x="14.954cm" svg:y="15.425cm">
            <draw:text-box>
              <text:p text:style-name="P3"><text:span text:style-name="T1">販売控除情報</text:span></text:p>
            </draw:text-box>
          </draw:frame>
        </draw:g>
        <draw:g>
          <draw:g>
            <draw:path draw:style-name="gr1" draw:text-style-name="P1" draw:layer="layout" svg:width="2.54cm" svg:height="1.724cm" svg:x="14.923cm" svg:y="13.597cm" svg:viewBox="0 0 2541 1725" svg:d="M0 317v1091c0 55 59 110 170 158 112 49 272 89 465 117 193 27 412 42 636 42 223 0 442-15 635-42 193-28 353-68 465-117 111-48 170-103 170-158v-1091c0-55-59-110-170-158-112-49-272-89-465-117-193-27-412-42-636-42-223 0-442 15-635 42-193 28-353 68-465 117-111 48-170 103-170 158z">
              <text:p/>
            </draw:path>
            <draw:path draw:style-name="gr2" draw:text-style-name="P2" draw:layer="layout" svg:width="2.54cm" svg:height="1.724cm" svg:x="14.923cm" svg:y="13.597cm" svg:viewBox="0 0 2541 1725" svg:d="M0 317v1091c0 55 59 110 170 158 112 49 272 89 465 117 193 27 412 42 636 42 223 0 442-15 635-42 193-28 353-68 465-117 111-48 170-103 170-158v-1091c0-55-59-110-170-158-112-49-272-89-465-117-193-27-412-42-636-42-223 0-442 15-635 42-193 28-353 68-465 117-111 48-170 103-170 158zM0 317c0 56 59 111 170 159 112 48 272 88 465 116s412 42 636 42c223 0 442-14 635-42s353-68 465-116c111-48 170-103 170-159">
              <text:p/>
            </draw:path>
          </draw:g>
          <draw:frame draw:style-name="gr3" draw:text-style-name="P4" draw:layer="layout" svg:width="2.54cm" svg:height="0.963cm" svg:x="14.923cm" svg:y="14.137cm">
            <draw:text-box>
              <text:p text:style-name="P3"><text:span text:style-name="T1">控除消込ヘッダー情報</text:span></text:p>
            </draw:text-box>
          </draw:frame>
        </draw:g>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決済データの</text:span><text:span text:style-name="T2">GL</text:span><text:span text:style-name="T2">連携</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13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49" draw:text-style-name="P4" draw:layer="layout" svg:width="2.143cm" svg:height="1.127cm" svg:x="24.829cm" svg:y="0.512cm">
            <draw:text-box>
              <text:p text:style-name="P3"><text:span text:style-name="T2">2020/0</text:span><text:span text:style-name="T2">８</text:span><text:span text:style-name="T2">/31</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18" draw:layer="layout" svg:width="2.064cm" svg:height="0.953cm" svg:x="32.211cm" svg:y="0.599cm">
            <draw:text-box>
              <text:p text:style-name="P3"><text:span text:style-name="T2">2022/10/18</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18" draw:layer="layout" svg:width="2.143cm" svg:height="0.953cm" svg:x="35.783cm" svg:y="0.599cm">
            <draw:text-box>
              <text:p text:style-name="P3"><text:span text:style-name="T2">SCSK</text:span><text:span text:style-name="T2">吉川</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text:span><text:span text:style-name="T2">青木</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18" draw:layer="layout" svg:width="1.866cm" svg:height="0.953cm" svg:x="38.958cm" svg:y="0.599cm">
            <draw:text-box>
              <text:p text:style-name="P3"><text:span text:style-name="T2">Issue1.3</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116cm" svg:x="2.128cm" svg:y="2.822cm" svg:viewBox="0 0 14527 5117" draw:points="0,5117 14527,5117 14527,0 0,0">
            <text:p/>
          </draw:polygon>
          <draw:frame draw:style-name="gr81" draw:text-style-name="P18" draw:layer="layout" svg:width="14.526cm" svg:height="5.396cm" svg:x="2.128cm" svg:y="2.822cm">
            <draw:text-box>
              <text:p text:style-name="P3"><text:span text:style-name="T4">処理概要</text:span></text:p>
              <text:p text:style-name="P3"><text:span text:style-name="T5">・当日承認が確定した決済情報（控除支払／問屋支払）から、控除仕訳を作成し、</text:span><text:span text:style-name="T5">GL</text:span><text:span text:style-name="T5">へ連携する。</text:span></text:p>
              <text:p text:style-name="P3"><text:span text:style-name="T5">・当日承認後取り消しされた決済情報（控除支払／問屋支払）から、控除仕訳の赤伝票を作成し、</text:span><text:span text:style-name="T5">GL</text:span><text:span text:style-name="T5">へ連携する。</text:span></text:p>
              <text:p text:style-name="P3"><text:span text:style-name="T5">・当日処理された決済情報（入金相殺自動消込）から、控除仕訳を作成し、</text:span><text:span text:style-name="T5">GL</text:span><text:span text:style-name="T5">へ連携する。</text:span></text:p>
              <text:p text:style-name="P3"><text:span text:style-name="T5">・当日承認後取り消しされた決済情報（入金相殺自動消込）から、控除仕訳の赤伝票を作成し、</text:span><text:span text:style-name="T5">GL</text:span><text:span text:style-name="T5">へ連携する。</text:span></text:p>
              <text:p text:style-name="P3"><text:span text:style-name="T10"/></text:p>
              <text:p text:style-name="P3"><text:span text:style-name="T4">システム利用者</text:span></text:p>
              <text:p text:style-name="P3"><text:span text:style-name="T5">・ システム管理者</text:span></text:p>
              <text:p text:style-name="P3"><text:span text:style-name="T4"/></text:p>
              <text:p text:style-name="P3"><text:span text:style-name="T4">処理タイミング、その他</text:span></text:p>
              <text:p text:style-name="P3"><text:span text:style-name="T5">・運用時間終了後に</text:span><text:span text:style-name="T5">1</text:span><text:span text:style-name="T5">回／日実行する。</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39cm" svg:height="0.953cm" svg:x="2.54cm" svg:y="9.221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54cm" svg:y="9.221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54cm" svg:y="9.221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line draw:style-name="gr19" draw:text-style-name="P2" draw:layer="layout" svg:x1="5.08cm" svg:y1="9.697cm" svg:x2="10.795cm" svg:y2="9.697cm">
          <text:p/>
        </draw:line>
        <draw:path draw:style-name="gr19" draw:text-style-name="P2" draw:layer="layout" svg:width="2.143cm" svg:height="2.381cm" svg:x="8.652cm" svg:y="9.697cm" svg:viewBox="0 0 2144 2382" svg:d="M0 2382v-2224c0-105 53-158 158-158h1986">
          <text:p/>
        </draw:path>
        <draw:g>
          <draw:polygon draw:style-name="gr15" draw:text-style-name="P2" draw:layer="layout" svg:width="3.016cm" svg:height="1.905cm" svg:x="10.795cm" svg:y="8.745cm" svg:viewBox="0 0 3017 1906" draw:points="158,0 0,158 0,1747 158,1906 2858,1906 3017,1747 3017,158 2858,0">
            <text:p/>
          </draw:polygon>
        </draw:g>
        <draw:frame draw:style-name="gr45" draw:text-style-name="P4" draw:layer="layout" svg:width="3.016cm" svg:height="0.341cm" svg:x="10.795cm" svg:y="8.744cm">
          <draw:text-box>
            <text:p text:style-name="P3"><text:span text:style-name="T1">COK_024_A18</text:span></text:p>
          </draw:text-box>
        </draw:frame>
        <draw:g>
          <draw:g>
            <draw:path draw:style-name="gr12" draw:text-style-name="P7" draw:layer="layout" svg:width="3.204cm" svg:height="0.601cm" svg:x="11.531cm" svg:y="10.48cm" svg:viewBox="0 0 3205 602" svg:d="M101 602h3002c68 0 102-34 102-101v-400c0-67-34-101-102-101h-3002c-67 0-101 34-101 101v400c0 67 34 101 101 101z">
              <text:p/>
            </draw:path>
            <draw:path draw:style-name="gr15" draw:text-style-name="P2" draw:layer="layout" svg:width="3.204cm" svg:height="0.601cm" svg:x="11.531cm" svg:y="10.48cm" svg:viewBox="0 0 3205 602" svg:d="M101 602h3002c68 0 102-34 102-101v-400c0-67-34-101-102-101h-3002c-67 0-101 34-101 101v400c0 67 34 101 101 101z">
              <text:p/>
            </draw:path>
          </draw:g>
          <draw:frame draw:style-name="gr51" draw:text-style-name="P4" draw:layer="layout" svg:width="3.204cm" svg:height="0.601cm" svg:x="11.531cm" svg:y="10.48cm">
            <draw:text-box>
              <text:p text:style-name="P6"><text:span text:style-name="T3">販売控除データ</text:span><text:span text:style-name="T3">GL</text:span><text:span text:style-name="T3">連携</text:span></text:p>
            </draw:text-box>
          </draw:frame>
        </draw:g>
        <draw:frame draw:style-name="gr47" draw:text-style-name="P4" draw:layer="layout" svg:width="3.016cm" svg:height="1.566cm" svg:x="10.795cm" svg:y="9.084cm">
          <draw:text-box>
            <text:p text:style-name="P6"><text:span text:style-name="T1">控除データ決済仕訳情報取得</text:span></text:p>
          </draw:text-box>
        </draw:frame>
        <draw:g>
          <draw:g>
            <draw:path draw:style-name="gr1" draw:text-style-name="P1" draw:layer="layout" svg:width="2.555cm" svg:height="2.183cm" svg:x="14.907cm" svg:y="11.96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14.907cm" svg:y="11.96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1" draw:text-style-name="P4" draw:layer="layout" svg:width="2.555cm" svg:height="1.426cm" svg:x="14.907cm" svg:y="12.498cm">
            <draw:text-box>
              <text:p text:style-name="P6"><text:span text:style-name="T5">標準：</text:span></text:p>
              <text:p text:style-name="P6"><text:span text:style-name="T5">GL</text:span><text:span text:style-name="T5">オープンインタフェース</text:span></text:p>
            </draw:text-box>
          </draw:frame>
        </draw:g>
        <draw:path draw:style-name="gr19" draw:text-style-name="P2" draw:layer="layout" svg:width="2.374cm" svg:height="2.262cm" svg:x="13.811cm" svg:y="9.697cm" svg:viewBox="0 0 2375 2263" svg:d="M0 0h2216c106 0 159 53 159 158v2105">
          <text:p/>
        </draw:path>
        <draw:path draw:style-name="gr19" draw:text-style-name="P2" draw:layer="layout" svg:width="1.595cm" svg:height="2.262cm" svg:x="16.185cm" svg:y="9.697cm" svg:viewBox="0 0 1596 2263" svg:d="M0 2263v-2105c0-105 53-158 158-158h1438">
          <text:p/>
        </draw:path>
        <draw:line draw:style-name="gr19" draw:text-style-name="P2" draw:layer="layout" svg:x1="13.811cm" svg:y1="9.697cm" svg:x2="17.779cm" svg:y2="9.697cm">
          <text:p/>
        </draw:line>
        <draw:g>
          <draw:g>
            <draw:path draw:style-name="gr1" draw:text-style-name="P1" draw:layer="layout" svg:width="2.555cm" svg:height="2.183cm" svg:x="24.75cm" svg:y="13.23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24.75cm" svg:y="13.23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2" draw:text-style-name="P4" draw:layer="layout" svg:width="2.555cm" svg:height="1.297cm" svg:x="24.75cm" svg:y="13.832cm">
            <draw:text-box>
              <text:p text:style-name="P6"><text:span text:style-name="T11">標準：</text:span></text:p>
              <text:p text:style-name="P6"><text:span text:style-name="T11">仕訳明細</text:span></text:p>
            </draw:text-box>
          </draw:frame>
        </draw:g>
        <draw:g>
          <draw:polygon draw:style-name="gr15" draw:text-style-name="P2" draw:layer="layout" svg:width="3.016cm" svg:height="1.905cm" svg:x="22.304cm" svg:y="8.745cm" svg:viewBox="0 0 3017 1906" draw:points="158,0 0,158 0,1747 158,1906 2858,1906 3017,1747 3017,158 2858,0">
            <text:p/>
          </draw:polygon>
        </draw:g>
        <draw:frame draw:style-name="gr45" draw:text-style-name="P4" draw:layer="layout" svg:width="3.016cm" svg:height="0.341cm" svg:x="22.304cm" svg:y="8.744cm">
          <draw:text-box>
            <text:p text:style-name="P3"><text:span text:style-name="T1">CFO_007_S14</text:span></text:p>
          </draw:text-box>
        </draw:frame>
        <draw:g>
          <draw:g>
            <draw:path draw:style-name="gr12" draw:text-style-name="P7" draw:layer="layout" svg:width="2.295cm" svg:height="0.601cm" svg:x="23.041cm" svg:y="10.48cm" svg:viewBox="0 0 2296 602" svg:d="M101 602h2093c68 0 102-34 102-101v-400c0-67-34-101-102-101h-2093c-67 0-101 34-101 101v400c0 67 34 101 101 101z">
              <text:p/>
            </draw:path>
            <draw:path draw:style-name="gr15" draw:text-style-name="P2" draw:layer="layout" svg:width="2.295cm" svg:height="0.601cm" svg:x="23.041cm" svg:y="10.48cm" svg:viewBox="0 0 2296 602" svg:d="M101 602h2093c68 0 102-34 102-101v-400c0-67-34-101-102-101h-2093c-67 0-101 34-101 101v400c0 67 34 101 101 101z">
              <text:p/>
            </draw:path>
          </draw:g>
          <draw:frame draw:style-name="gr51" draw:text-style-name="P4" draw:layer="layout" svg:width="2.295cm" svg:height="0.601cm" svg:x="23.041cm" svg:y="10.48cm">
            <draw:text-box>
              <text:p text:style-name="P8"><text:span text:style-name="T3">仕訳インポート</text:span></text:p>
            </draw:text-box>
          </draw:frame>
        </draw:g>
        <draw:frame draw:style-name="gr47" draw:text-style-name="P4" draw:layer="layout" svg:width="3.016cm" svg:height="1.566cm" svg:x="22.304cm" svg:y="9.084cm">
          <draw:text-box>
            <text:p text:style-name="P6"><text:span text:style-name="T1">標準：仕訳インポート</text:span></text:p>
          </draw:text-box>
        </draw:frame>
        <draw:g>
          <draw:g>
            <draw:path draw:style-name="gr1" draw:text-style-name="P1" draw:layer="layout" svg:width="2.555cm" svg:height="2.183cm" svg:x="24.75cm" svg:y="11.665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24.75cm" svg:y="11.665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2" draw:text-style-name="P4" draw:layer="layout" svg:width="2.555cm" svg:height="1.297cm" svg:x="24.75cm" svg:y="12.268cm">
            <draw:text-box>
              <text:p text:style-name="P6"><text:span text:style-name="T11">標準：</text:span></text:p>
              <text:p text:style-name="P6"><text:span text:style-name="T11">仕訳ヘッダ</text:span></text:p>
            </draw:text-box>
          </draw:frame>
        </draw:g>
        <draw:g>
          <draw:polygon draw:style-name="gr15" draw:text-style-name="P2" draw:layer="layout" svg:width="3.016cm" svg:height="1.905cm" svg:x="17.78cm" svg:y="8.745cm" svg:viewBox="0 0 3017 1906" draw:points="158,0 0,158 0,1747 158,1906 2858,1906 3017,1747 3017,158 2858,0">
            <text:p/>
          </draw:polygon>
        </draw:g>
        <draw:frame draw:style-name="gr45" draw:text-style-name="P4" draw:layer="layout" svg:width="3.016cm" svg:height="0.341cm" svg:x="17.78cm" svg:y="8.744cm">
          <draw:text-box>
            <text:p text:style-name="P3"><text:span text:style-name="T1">CFO_007_S13</text:span></text:p>
          </draw:text-box>
        </draw:frame>
        <draw:g>
          <draw:g>
            <draw:path draw:style-name="gr12" draw:text-style-name="P7" draw:layer="layout" svg:width="3.204cm" svg:height="0.601cm" svg:x="18.516cm" svg:y="10.48cm" svg:viewBox="0 0 3205 602" svg:d="M101 602h3002c68 0 102-34 102-101v-400c0-67-34-101-102-101h-3002c-67 0-101 34-101 101v400c0 67 34 101 101 101z">
              <text:p/>
            </draw:path>
            <draw:path draw:style-name="gr15" draw:text-style-name="P2" draw:layer="layout" svg:width="3.204cm" svg:height="0.601cm" svg:x="18.516cm" svg:y="10.48cm" svg:viewBox="0 0 3205 602" svg:d="M101 602h3002c68 0 102-34 102-101v-400c0-67-34-101-102-101h-3002c-67 0-101 34-101 101v400c0 67 34 101 101 101z">
              <text:p/>
            </draw:path>
          </draw:g>
          <draw:frame draw:style-name="gr51" draw:text-style-name="P4" draw:layer="layout" svg:width="3.204cm" svg:height="0.601cm" svg:x="18.516cm" svg:y="10.48cm">
            <draw:text-box>
              <text:p text:style-name="P6"><text:span text:style-name="T3">仕訳インポートの起動</text:span></text:p>
            </draw:text-box>
          </draw:frame>
        </draw:g>
        <draw:frame draw:style-name="gr47" draw:text-style-name="P4" draw:layer="layout" svg:width="3.016cm" svg:height="1.566cm" svg:x="17.78cm" svg:y="9.084cm">
          <draw:text-box>
            <text:p text:style-name="P6"><text:span text:style-name="T1">BFA : </text:span><text:span text:style-name="T1">仕訳インポートの起動</text:span></text:p>
          </draw:text-box>
        </draw:frame>
        <draw:line draw:style-name="gr19" draw:text-style-name="P2" draw:layer="layout" svg:x1="20.796cm" svg:y1="9.697cm" svg:x2="22.304cm" svg:y2="9.697cm">
          <text:p/>
        </draw:line>
        <draw:path draw:style-name="gr19" draw:text-style-name="P2" draw:layer="layout" svg:width="0.707cm" svg:height="1.967cm" svg:x="25.321cm" svg:y="9.697cm" svg:viewBox="0 0 708 1968" svg:d="M0 0h549c106 0 159 53 159 158v1810">
          <text:p/>
        </draw:path>
        <draw:g>
          <draw:g>
            <draw:path draw:style-name="gr1" draw:text-style-name="P1" draw:layer="layout" svg:width="2.539cm" svg:height="0.953cm" svg:x="36.83cm" svg:y="9.221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36.83cm" svg:y="9.221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36.83cm" svg:y="9.221cm">
            <draw:text-box>
              <text:p text:style-name="P6"><text:span text:style-name="T2">END</text:span></text:p>
            </draw:text-box>
          </draw:frame>
        </draw:g>
        <draw:g>
          <draw:polygon draw:style-name="gr15" draw:text-style-name="P2" draw:layer="layout" svg:width="3.016cm" svg:height="1.905cm" svg:x="27.781cm" svg:y="8.745cm" svg:viewBox="0 0 3017 1906" draw:points="158,0 0,158 0,1747 158,1906 2858,1906 3017,1747 3017,158 2858,0">
            <text:p/>
          </draw:polygon>
        </draw:g>
        <draw:frame draw:style-name="gr45" draw:text-style-name="P4" draw:layer="layout" svg:width="3.016cm" svg:height="0.341cm" svg:x="27.781cm" svg:y="8.744cm">
          <draw:text-box>
            <text:p text:style-name="P3"><text:span text:style-name="T1">CFO_007_S15</text:span></text:p>
          </draw:text-box>
        </draw:frame>
        <draw:g>
          <draw:g>
            <draw:path draw:style-name="gr12" draw:text-style-name="P7" draw:layer="layout" svg:width="2.518cm" svg:height="0.601cm" svg:x="28.517cm" svg:y="10.48cm" svg:viewBox="0 0 2519 602" svg:d="M101 602h2316c68 0 102-34 102-101v-400c0-67-34-101-102-101h-2316c-67 0-101 34-101 101v400c0 67 34 101 101 101z">
              <text:p/>
            </draw:path>
            <draw:path draw:style-name="gr15" draw:text-style-name="P2" draw:layer="layout" svg:width="2.518cm" svg:height="0.601cm" svg:x="28.517cm" svg:y="10.48cm" svg:viewBox="0 0 2519 602" svg:d="M101 602h2316c68 0 102-34 102-101v-400c0-67-34-101-102-101h-2316c-67 0-101 34-101 101v400c0 67 34 101 101 101z">
              <text:p/>
            </draw:path>
          </draw:g>
          <draw:frame draw:style-name="gr51" draw:text-style-name="P4" draw:layer="layout" svg:width="2.518cm" svg:height="0.601cm" svg:x="28.517cm" svg:y="10.48cm">
            <draw:text-box>
              <text:p text:style-name="P8"><text:span text:style-name="T3">仕訳インポート</text:span></text:p>
            </draw:text-box>
          </draw:frame>
        </draw:g>
        <draw:frame draw:style-name="gr47" draw:text-style-name="P4" draw:layer="layout" svg:width="3.016cm" svg:height="1.566cm" svg:x="27.781cm" svg:y="9.084cm">
          <draw:text-box>
            <text:p text:style-name="P6"><text:span text:style-name="T1">標準：</text:span><text:span text:style-name="T1">GL</text:span><text:span text:style-name="T1">自動転記</text:span></text:p>
          </draw:text-box>
        </draw:frame>
        <draw:g>
          <draw:polygon draw:style-name="gr15" draw:text-style-name="P2" draw:layer="layout" svg:width="2.844cm" svg:height="1.905cm" svg:x="31.763cm" svg:y="8.745cm" svg:viewBox="0 0 2845 1906" draw:points="158,0 0,158 0,1747 158,1906 2686,1906 2845,1747 2845,158 2686,0">
            <text:p/>
          </draw:polygon>
        </draw:g>
        <draw:frame draw:style-name="gr45" draw:text-style-name="P4" draw:layer="layout" svg:width="2.844cm" svg:height="0.341cm" svg:x="31.763cm" svg:y="8.744cm">
          <draw:text-box>
            <text:p text:style-name="P3"><text:span text:style-name="T1">CFO_007_S16</text:span></text:p>
          </draw:text-box>
        </draw:frame>
        <draw:g>
          <draw:g>
            <draw:path draw:style-name="gr12" draw:text-style-name="P7" draw:layer="layout" svg:width="2.175cm" svg:height="0.601cm" svg:x="32.457cm" svg:y="10.48cm" svg:viewBox="0 0 2176 602" svg:d="M101 602h1973c68 0 102-34 102-101v-400c0-67-34-101-102-101h-1973c-67 0-101 34-101 101v400c0 67 34 101 101 101z">
              <text:p/>
            </draw:path>
            <draw:path draw:style-name="gr15" draw:text-style-name="P2" draw:layer="layout" svg:width="2.175cm" svg:height="0.601cm" svg:x="32.457cm" svg:y="10.48cm" svg:viewBox="0 0 2176 602" svg:d="M101 602h1973c68 0 102-34 102-101v-400c0-67-34-101-102-101h-1973c-67 0-101 34-101 101v400c0 67 34 101 101 101z">
              <text:p/>
            </draw:path>
          </draw:g>
          <draw:frame draw:style-name="gr51" draw:text-style-name="P4" draw:layer="layout" svg:width="2.175cm" svg:height="0.601cm" svg:x="32.457cm" svg:y="10.48cm">
            <draw:text-box>
              <text:p text:style-name="P8"><text:span text:style-name="T3">転記</text:span></text:p>
            </draw:text-box>
          </draw:frame>
        </draw:g>
        <draw:frame draw:style-name="gr47" draw:text-style-name="P4" draw:layer="layout" svg:width="2.844cm" svg:height="1.566cm" svg:x="31.763cm" svg:y="9.084cm">
          <draw:text-box>
            <text:p text:style-name="P6"><text:span text:style-name="T1">標準：転記</text:span></text:p>
          </draw:text-box>
        </draw:frame>
        <draw:g>
          <draw:g>
            <draw:path draw:style-name="gr1" draw:text-style-name="P1" draw:layer="layout" svg:width="2.555cm" svg:height="2.183cm" svg:x="34.608cm" svg:y="11.602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34.608cm" svg:y="11.602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3" draw:text-style-name="P4" draw:layer="layout" svg:width="2.555cm" svg:height="1.225cm" svg:x="34.608cm" svg:y="12.241cm">
            <draw:text-box>
              <text:p text:style-name="P6"><text:span text:style-name="T5">標準：</text:span></text:p>
              <text:p text:style-name="P6"><text:span text:style-name="T5">GL</text:span><text:span text:style-name="T5">残高テーブル</text:span></text:p>
            </draw:text-box>
          </draw:frame>
        </draw:g>
        <draw:line draw:style-name="gr19" draw:text-style-name="P2" draw:layer="layout" svg:x1="25.321cm" svg:y1="9.697cm" svg:x2="27.781cm" svg:y2="9.697cm">
          <text:p/>
        </draw:line>
        <draw:line draw:style-name="gr19" draw:text-style-name="P2" draw:layer="layout" svg:x1="30.798cm" svg:y1="9.697cm" svg:x2="31.763cm" svg:y2="9.697cm">
          <text:p/>
        </draw:line>
        <draw:line draw:style-name="gr19" draw:text-style-name="P2" draw:layer="layout" svg:x1="34.608cm" svg:y1="9.697cm" svg:x2="36.83cm" svg:y2="9.697cm">
          <text:p/>
        </draw:line>
        <draw:path draw:style-name="gr19" draw:text-style-name="P2" draw:layer="layout" svg:width="1.278cm" svg:height="1.905cm" svg:x="34.608cm" svg:y="9.697cm" svg:viewBox="0 0 1279 1906" svg:d="M0 0h1120c106 0 159 53 159 158v1748">
          <text:p/>
        </draw:path>
        <draw:g>
          <draw:g>
            <draw:path draw:style-name="gr1" draw:text-style-name="P15" draw:layer="layout" svg:width="2.262cm" svg:height="1.486cm" svg:x="6.674cm" svg:y="14.481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6.674cm" svg:y="14.481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7" draw:layer="layout" svg:width="2.262cm" svg:height="0.963cm" svg:x="6.674cm" svg:y="14.884cm">
            <draw:text-box>
              <text:p text:style-name="P3"><text:span text:style-name="T1">控除</text:span><text:span text:style-name="T1">No</text:span><text:span text:style-name="T1">別消込情報</text:span></text:p>
            </draw:text-box>
          </draw:frame>
        </draw:g>
        <draw:g>
          <draw:g>
            <draw:path draw:style-name="gr1" draw:text-style-name="P1" draw:layer="layout" svg:width="2.262cm" svg:height="1.486cm" svg:x="6.694cm" svg:y="13.449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6.694cm" svg:y="13.449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6.694cm" svg:y="13.852cm">
            <draw:text-box>
              <text:p text:style-name="P3"><text:span text:style-name="T1">控除消込明細情報</text:span><text:span text:style-name="T1">(AP</text:span><text:span text:style-name="T1">申請</text:span><text:span text:style-name="T1">)</text:span></text:p>
            </draw:text-box>
          </draw:frame>
        </draw:g>
        <draw:g>
          <draw:g>
            <draw:path draw:style-name="gr1" draw:text-style-name="P1" draw:layer="layout" svg:width="2.262cm" svg:height="1.486cm" svg:x="6.714cm" svg:y="12.417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6.714cm" svg:y="12.417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0.963cm" svg:x="6.714cm" svg:y="12.821cm">
            <draw:text-box>
              <text:p text:style-name="P3"><text:span text:style-name="T1">控除消込ヘッダー情報</text:span></text:p>
            </draw:text-box>
          </draw:frame>
        </draw:g>
        <draw:g>
          <draw:g>
            <draw:path draw:style-name="gr1" draw:text-style-name="P1" draw:layer="layout" svg:width="2.262cm" svg:height="1.486cm" svg:x="9.003cm" svg:y="12.44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9.003cm" svg:y="12.44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4" draw:layer="layout" svg:width="2.262cm" svg:height="1.303cm" svg:x="9.003cm" svg:y="12.68cm">
            <draw:text-box>
              <text:p text:style-name="P3"><text:span text:style-name="T1">控除消込明細情報</text:span><text:span text:style-name="T1">(</text:span><text:span text:style-name="T1">問屋未収</text:span><text:span text:style-name="T1">)</text:span></text:p>
            </draw:text-box>
          </draw:frame>
        </draw:g>
        <draw:g>
          <draw:g>
            <draw:path draw:style-name="gr82" draw:text-style-name="P15" draw:layer="layout" svg:width="2.262cm" svg:height="1.486cm" svg:x="11.113cm" svg:y="14.669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11.113cm" svg:y="14.669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83" draw:text-style-name="P17" draw:layer="layout" svg:width="2.262cm" svg:height="0.963cm" svg:x="11.113cm" svg:y="15.072cm">
            <draw:text-box>
              <text:p text:style-name="P3"><text:span text:style-name="T1">控除</text:span><text:span text:style-name="T1">No</text:span><text:span text:style-name="T1">別入金相殺情報</text:span></text:p>
            </draw:text-box>
          </draw:frame>
        </draw:g>
      </draw:page>
      <draw:page draw:name="COK_24_14" draw:style-name="dp1" draw:master-page-name="PM13">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4" draw:layer="layout" svg:width="13.152cm" svg:height="0.953cm" svg:x="10.089cm" svg:y="0.599cm">
            <draw:text-box>
              <text:p text:style-name="P3"><text:span text:style-name="T2">説明</text:span><text:span text:style-name="T2">: <text:s/></text:span><text:span text:style-name="T2">入金時値引処理および情報系連携処理</text:span></text:p>
            </draw:text-box>
          </draw:frame>
        </draw:g>
        <draw:g>
          <draw:polygon draw:style-name="gr2" draw:text-style-name="P2" draw:layer="layout" svg:width="8.599cm" svg:height="0.953cm" svg:x="1.493cm" svg:y="0.599cm" svg:viewBox="0 0 8600 954" draw:points="0,954 8600,954 8600,0 0,0">
            <text:p/>
          </draw:polygon>
          <draw:frame draw:style-name="gr5" draw:text-style-name="P4"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14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5" draw:text-style-name="P4" draw:layer="layout" svg:width="2.143cm" svg:height="0.953cm" svg:x="24.829cm" svg:y="0.599cm">
            <draw:text-box>
              <text:p text:style-name="P3"><text:span text:style-name="T2">2021/12/07</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4" draw:layer="layout" svg:width="2.064cm" svg:height="0.953cm" svg:x="32.211cm" svg:y="0.599cm">
            <draw:text-box>
              <text:p text:style-name="P3"><text:span text:style-name="T2">2021/12/10</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4" draw:layer="layout" svg:width="2.143cm" svg:height="0.953cm" svg:x="35.783cm" svg:y="0.599cm">
            <draw:text-box>
              <text:p text:style-name="P3"><text:span text:style-name="T2">SCSK </text:span><text:span text:style-name="T2">郭</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4" draw:layer="layout" svg:width="2.223cm" svg:height="0.953cm" svg:x="28.559cm" svg:y="0.599cm">
            <draw:text-box>
              <text:p text:style-name="P3"><text:span text:style-name="T2">SCSK </text:span><text:span text:style-name="T2">郭</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4" draw:layer="layout" svg:width="1.866cm" svg:height="0.953cm" svg:x="38.958cm" svg:y="0.599cm">
            <draw:text-box>
              <text:p text:style-name="P3"><text:span text:style-name="T2">Issue1.1</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2" draw:layer="layout" svg:width="14.526cm" svg:height="5.116cm" svg:x="2.128cm" svg:y="2.822cm" svg:viewBox="0 0 14527 5117" draw:points="0,5117 14527,5117 14527,0 0,0">
            <text:p/>
          </draw:polygon>
          <draw:frame draw:style-name="gr58" draw:text-style-name="P4" draw:layer="layout" svg:width="14.526cm" svg:height="5.116cm" svg:x="2.128cm" svg:y="2.822cm">
            <draw:text-box>
              <text:p text:style-name="P3"><text:span text:style-name="T4">処理概要</text:span></text:p>
              <text:p text:style-name="P3"><text:span text:style-name="T5">・入金時値引きの控除データを顧客の締め日に合わせて集計し、</text:span><text:span text:style-name="T5">AR</text:span><text:span text:style-name="T5">取引データを作成する。 この際、控除データは支払済み状態に更新する。</text:span></text:p>
              <text:p text:style-name="P3"><text:span text:style-name="T5">・控除マスタ、および控除データを情報系へ連携する。</text:span></text:p>
              <text:p text:style-name="P3"><text:span text:style-name="T10"/></text:p>
              <text:p text:style-name="P3"><text:span text:style-name="T10"/></text:p>
              <text:p text:style-name="P3"><text:span text:style-name="T4">システム利用者</text:span></text:p>
              <text:p text:style-name="P3"><text:span text:style-name="T5">・ システム管理者</text:span></text:p>
              <text:p text:style-name="P3"><text:span text:style-name="T4"/></text:p>
              <text:p text:style-name="P3"><text:span text:style-name="T4">処理タイミング、その他</text:span></text:p>
              <text:p text:style-name="P3"><text:span text:style-name="T5">・運用時間終了後に</text:span><text:span text:style-name="T5">1</text:span><text:span text:style-name="T5">回／日実行する。</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 draw:layer="layout" svg:width="2.539cm" svg:height="0.953cm" svg:x="2.54cm" svg:y="9.221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54cm" svg:y="9.221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54cm" svg:y="9.221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line draw:style-name="gr19" draw:text-style-name="P2" draw:layer="layout" svg:x1="5.08cm" svg:y1="9.697cm" svg:x2="13.652cm" svg:y2="9.697cm">
          <text:p/>
        </draw:line>
        <draw:g>
          <draw:g>
            <draw:path draw:style-name="gr1" draw:text-style-name="P1" draw:layer="layout" svg:width="2.539cm" svg:height="0.953cm" svg:x="24.368cm" svg:y="9.221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2" draw:layer="layout" svg:width="2.539cm" svg:height="0.953cm" svg:x="24.368cm" svg:y="9.221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4" draw:layer="layout" svg:width="2.54cm" svg:height="0.953cm" svg:x="24.368cm" svg:y="9.221cm">
            <draw:text-box>
              <text:p text:style-name="P6"><text:span text:style-name="T2">END</text:span></text:p>
            </draw:text-box>
          </draw:frame>
        </draw:g>
        <draw:g>
          <draw:g>
            <draw:polygon draw:style-name="gr1" draw:text-style-name="P1" draw:layer="layout" svg:width="3.858cm" svg:height="1.524cm" svg:x="18.709cm" svg:y="18.282cm" svg:viewBox="0 0 3859 1525" draw:points="0,1525 3097,1525 3859,0 762,0">
              <text:p/>
            </draw:polygon>
            <draw:polygon draw:style-name="gr15" draw:text-style-name="P2" draw:layer="layout" svg:width="3.858cm" svg:height="1.524cm" svg:x="18.709cm" svg:y="18.282cm" svg:viewBox="0 0 3859 1525" draw:points="0,1525 3097,1525 3859,0 762,0">
              <text:p/>
            </draw:polygon>
          </draw:g>
          <draw:frame draw:style-name="gr64" draw:text-style-name="P4" draw:layer="layout" svg:width="2.064cm" svg:height="1.524cm" svg:x="19.605cm" svg:y="18.282cm">
            <draw:text-box>
              <text:p text:style-name="P3"><text:span text:style-name="T1">控除データ</text:span></text:p>
            </draw:text-box>
          </draw:frame>
        </draw:g>
        <draw:g>
          <draw:g>
            <draw:path draw:style-name="gr1" draw:text-style-name="P1" draw:layer="layout" svg:width="2.555cm" svg:height="2.183cm" svg:x="19.367cm" svg:y="10.491cm" svg:viewBox="0 0 2556 2184" svg:d="M0 319v1546c0 56 59 111 171 159 112 49 274 89 468 117s415 43 639 43 445-15 639-43 356-68 468-117c112-48 171-103 171-159v-1546c0-56-59-111-171-159-112-49-274-89-468-117s-415-43-639-43-445 15-639 43-356 68-468 117c-112 48-171 103-171 159z">
              <text:p/>
            </draw:path>
            <draw:path draw:style-name="gr2" draw:text-style-name="P2" draw:layer="layout" svg:width="2.555cm" svg:height="2.183cm" svg:x="19.367cm" svg:y="10.491cm" svg:viewBox="0 0 2556 2184" svg:d="M0 319v1546c0 56 59 111 171 159 112 49 274 89 468 117s415 43 639 43 445-15 639-43 356-68 468-117c112-48 171-103 171-159v-1546c0-56-59-111-171-159-112-49-274-89-468-117s-415-43-639-43-445 15-639 43-356 68-468 117c-112 48-171 103-171 159zM0 319c0 56 59 111 171 160s274 89 468 117 415 43 639 43 445-15 639-43 356-68 468-117 171-104 171-160">
              <text:p/>
            </draw:path>
          </draw:g>
          <draw:frame draw:style-name="gr63" draw:text-style-name="P4" draw:layer="layout" svg:width="2.555cm" svg:height="1.225cm" svg:x="19.367cm" svg:y="11.13cm">
            <draw:text-box>
              <text:p text:style-name="P6"><text:span text:style-name="T5">標準：</text:span></text:p>
              <text:p text:style-name="P6"><text:span text:style-name="T5">AR</text:span><text:span text:style-name="T5">取引</text:span></text:p>
            </draw:text-box>
          </draw:frame>
        </draw:g>
        <draw:g>
          <draw:g>
            <draw:polygon draw:style-name="gr1" draw:text-style-name="P1" draw:layer="layout" svg:width="3.858cm" svg:height="1.524cm" svg:x="18.748cm" svg:y="14.551cm" svg:viewBox="0 0 3859 1525" draw:points="0,1525 3097,1525 3859,0 762,0">
              <text:p/>
            </draw:polygon>
            <draw:polygon draw:style-name="gr15" draw:text-style-name="P2" draw:layer="layout" svg:width="3.858cm" svg:height="1.524cm" svg:x="18.748cm" svg:y="14.551cm" svg:viewBox="0 0 3859 1525" draw:points="0,1525 3097,1525 3859,0 762,0">
              <text:p/>
            </draw:polygon>
          </draw:g>
          <draw:frame draw:style-name="gr64" draw:text-style-name="P4" draw:layer="layout" svg:width="2.064cm" svg:height="1.524cm" svg:x="19.645cm" svg:y="14.551cm">
            <draw:text-box>
              <text:p text:style-name="P3"><text:span text:style-name="T1">控除マスタ</text:span></text:p>
            </draw:text-box>
          </draw:frame>
        </draw:g>
        <draw:g>
          <draw:polygon draw:style-name="gr15" draw:text-style-name="P2" draw:layer="layout" svg:width="3.016cm" svg:height="1.905cm" svg:x="13.653cm" svg:y="8.745cm" svg:viewBox="0 0 3017 1906" draw:points="158,0 0,158 0,1747 158,1906 2858,1906 3017,1747 3017,158 2858,0">
            <text:p/>
          </draw:polygon>
        </draw:g>
        <draw:frame draw:style-name="gr45" draw:text-style-name="P4" draw:layer="layout" svg:width="3.016cm" svg:height="0.341cm" svg:x="13.653cm" svg:y="8.744cm">
          <draw:text-box>
            <text:p text:style-name="P3"><text:span text:style-name="T1">COK_024_A32</text:span></text:p>
          </draw:text-box>
        </draw:frame>
        <draw:g>
          <draw:g>
            <draw:path draw:style-name="gr12" draw:text-style-name="P7" draw:layer="layout" svg:width="2.915cm" svg:height="0.601cm" svg:x="14.389cm" svg:y="10.48cm" svg:viewBox="0 0 2916 602" svg:d="M101 602h2713c68 0 102-34 102-101v-400c0-67-34-101-102-101h-2713c-67 0-101 34-101 101v400c0 67 34 101 101 101z">
              <text:p/>
            </draw:path>
            <draw:path draw:style-name="gr15" draw:text-style-name="P2" draw:layer="layout" svg:width="2.915cm" svg:height="0.601cm" svg:x="14.389cm" svg:y="10.48cm" svg:viewBox="0 0 2916 602" svg:d="M101 602h2713c68 0 102-34 102-101v-400c0-67-34-101-102-101h-2713c-67 0-101 34-101 101v400c0 67 34 101 101 101z">
              <text:p/>
            </draw:path>
          </draw:g>
          <draw:frame draw:style-name="gr51" draw:text-style-name="P4" draw:layer="layout" svg:width="2.915cm" svg:height="0.601cm" svg:x="14.389cm" svg:y="10.48cm">
            <draw:text-box>
              <text:p text:style-name="P6"><text:span text:style-name="T3">入金時値引処理</text:span></text:p>
            </draw:text-box>
          </draw:frame>
        </draw:g>
        <draw:frame draw:style-name="gr47" draw:text-style-name="P4" draw:layer="layout" svg:width="3.016cm" svg:height="1.566cm" svg:x="13.653cm" svg:y="9.084cm">
          <draw:text-box>
            <text:p text:style-name="P6"><text:span text:style-name="T1">入金時値引処理</text:span></text:p>
          </draw:text-box>
        </draw:frame>
        <draw:g>
          <draw:polygon draw:style-name="gr15" draw:text-style-name="P2" draw:layer="layout" svg:width="3.016cm" svg:height="1.905cm" svg:x="13.653cm" svg:y="12.476cm" svg:viewBox="0 0 3017 1906" draw:points="158,0 0,158 0,1747 158,1906 2858,1906 3017,1747 3017,158 2858,0">
            <text:p/>
          </draw:polygon>
        </draw:g>
        <draw:frame draw:style-name="gr45" draw:text-style-name="P4" draw:layer="layout" svg:width="3.016cm" svg:height="0.341cm" svg:x="13.653cm" svg:y="12.475cm">
          <draw:text-box>
            <text:p text:style-name="P3"><text:span text:style-name="T1">COK_024_A30</text:span></text:p>
          </draw:text-box>
        </draw:frame>
        <draw:g>
          <draw:g>
            <draw:path draw:style-name="gr12" draw:text-style-name="P7" draw:layer="layout" svg:width="2.915cm" svg:height="0.601cm" svg:x="14.389cm" svg:y="14.211cm" svg:viewBox="0 0 2916 602" svg:d="M101 602h2713c68 0 102-34 102-101v-400c0-67-34-101-102-101h-2713c-67 0-101 34-101 101v400c0 67 34 101 101 101z">
              <text:p/>
            </draw:path>
            <draw:path draw:style-name="gr15" draw:text-style-name="P2" draw:layer="layout" svg:width="2.915cm" svg:height="0.601cm" svg:x="14.389cm" svg:y="14.211cm" svg:viewBox="0 0 2916 602" svg:d="M101 602h2713c68 0 102-34 102-101v-400c0-67-34-101-102-101h-2713c-67 0-101 34-101 101v400c0 67 34 101 101 101z">
              <text:p/>
            </draw:path>
          </draw:g>
          <draw:frame draw:style-name="gr34" draw:text-style-name="P4" draw:layer="layout" svg:width="2.915cm" svg:height="0.791cm" svg:x="14.389cm" svg:y="14.116cm">
            <draw:text-box>
              <text:p text:style-name="P6"><text:span text:style-name="T3">控除マスタ</text:span><text:span text:style-name="T3">IF</text:span><text:span text:style-name="T3">出力</text:span></text:p>
              <text:p text:style-name="P6"><text:span text:style-name="T3">（情報系）</text:span></text:p>
            </draw:text-box>
          </draw:frame>
        </draw:g>
        <draw:frame draw:style-name="gr47" draw:text-style-name="P4" draw:layer="layout" svg:width="3.016cm" svg:height="1.566cm" svg:x="13.653cm" svg:y="12.814cm">
          <draw:text-box>
            <text:p text:style-name="P6"><text:span text:style-name="T1">控除マスタ</text:span><text:span text:style-name="T1">IF</text:span><text:span text:style-name="T1">出力</text:span></text:p>
            <text:p text:style-name="P6"><text:span text:style-name="T1">（情報系）</text:span></text:p>
          </draw:text-box>
        </draw:frame>
        <draw:g>
          <draw:polygon draw:style-name="gr15" draw:text-style-name="P2" draw:layer="layout" svg:width="3.016cm" svg:height="1.905cm" svg:x="13.653cm" svg:y="16.206cm" svg:viewBox="0 0 3017 1906" draw:points="158,0 0,158 0,1747 158,1906 2858,1906 3017,1747 3017,158 2858,0">
            <text:p/>
          </draw:polygon>
        </draw:g>
        <draw:frame draw:style-name="gr45" draw:text-style-name="P4" draw:layer="layout" svg:width="3.016cm" svg:height="0.341cm" svg:x="13.653cm" svg:y="16.205cm">
          <draw:text-box>
            <text:p text:style-name="P3"><text:span text:style-name="T1">COK_024_A37</text:span></text:p>
          </draw:text-box>
        </draw:frame>
        <draw:g>
          <draw:g>
            <draw:path draw:style-name="gr12" draw:text-style-name="P7" draw:layer="layout" svg:width="2.915cm" svg:height="0.601cm" svg:x="14.389cm" svg:y="17.941cm" svg:viewBox="0 0 2916 602" svg:d="M101 602h2713c68 0 102-34 102-101v-400c0-67-34-101-102-101h-2713c-67 0-101 34-101 101v400c0 67 34 101 101 101z">
              <text:p/>
            </draw:path>
            <draw:path draw:style-name="gr15" draw:text-style-name="P2" draw:layer="layout" svg:width="2.915cm" svg:height="0.601cm" svg:x="14.389cm" svg:y="17.941cm" svg:viewBox="0 0 2916 602" svg:d="M101 602h2713c68 0 102-34 102-101v-400c0-67-34-101-102-101h-2713c-67 0-101 34-101 101v400c0 67 34 101 101 101z">
              <text:p/>
            </draw:path>
          </draw:g>
          <draw:frame draw:style-name="gr34" draw:text-style-name="P4" draw:layer="layout" svg:width="2.915cm" svg:height="0.791cm" svg:x="14.389cm" svg:y="17.846cm">
            <draw:text-box>
              <text:p text:style-name="P6"><text:span text:style-name="T3">控除データ</text:span><text:span text:style-name="T3">IF</text:span><text:span text:style-name="T3">出力</text:span></text:p>
              <text:p text:style-name="P6"><text:span text:style-name="T3">（情報系）</text:span></text:p>
            </draw:text-box>
          </draw:frame>
        </draw:g>
        <draw:frame draw:style-name="gr47" draw:text-style-name="P4" draw:layer="layout" svg:width="3.016cm" svg:height="1.566cm" svg:x="13.653cm" svg:y="16.545cm">
          <draw:text-box>
            <text:p text:style-name="P6"><text:span text:style-name="T1">控除データ</text:span><text:span text:style-name="T1">IF</text:span><text:span text:style-name="T1">出力</text:span></text:p>
            <text:p text:style-name="P6"><text:span text:style-name="T1">（情報系）</text:span></text:p>
          </draw:text-box>
        </draw:frame>
        <draw:path draw:style-name="gr19" draw:text-style-name="P2" draw:layer="layout" svg:width="8.572cm" svg:height="3.73cm" svg:x="5.08cm" svg:y="9.697cm" svg:viewBox="0 0 8573 3731" svg:d="M0 0h926c105 0 158 53 158 158v3414c0 106 53 159 159 159h7330">
          <text:p/>
        </draw:path>
        <draw:path draw:style-name="gr19" draw:text-style-name="P2" draw:layer="layout" svg:width="8.572cm" svg:height="7.461cm" svg:x="5.08cm" svg:y="9.697cm" svg:viewBox="0 0 8573 7462" svg:d="M0 0h912c106 0 159 53 159 158v7145c0 106 53 159 159 159h7343">
          <text:p/>
        </draw:path>
        <draw:path draw:style-name="gr19" draw:text-style-name="P2" draw:layer="layout" svg:width="2.699cm" svg:height="1.568cm" svg:x="16.669cm" svg:y="10.015cm" svg:viewBox="0 0 2700 1569" svg:d="M0 0h1271c105 0 158 53 158 158v1252c0 106 53 159 159 159h1112">
          <text:p/>
        </draw:path>
        <draw:path draw:style-name="gr19" draw:text-style-name="P2" draw:layer="layout" svg:width="2.461cm" svg:height="1.568cm" svg:x="16.669cm" svg:y="13.746cm" svg:viewBox="0 0 2462 1569" svg:d="M0 0h953c106 0 159 53 159 158v1252c0 106 53 159 159 159h1191">
          <text:p/>
        </draw:path>
        <draw:path draw:style-name="gr19" draw:text-style-name="P2" draw:layer="layout" svg:width="2.421cm" svg:height="1.568cm" svg:x="16.669cm" svg:y="17.476cm" svg:viewBox="0 0 2422 1569" svg:d="M0 0h953c106 0 159 53 159 158v1252c0 106 53 159 159 159h1151">
          <text:p/>
        </draw:path>
        <draw:line draw:style-name="gr19" draw:text-style-name="P2" draw:layer="layout" svg:x1="16.669cm" svg:y1="9.697cm" svg:x2="24.368cm" svg:y2="9.697cm">
          <text:p/>
        </draw:line>
        <draw:path draw:style-name="gr19" draw:text-style-name="P2" draw:layer="layout" svg:width="7.699cm" svg:height="3.73cm" svg:x="16.669cm" svg:y="9.697cm" svg:viewBox="0 0 7700 3731" svg:d="M0 3731h6351c105 0 158-53 158-159v-3414c0-105 53-158 159-158h1032">
          <text:p/>
        </draw:path>
        <draw:path draw:style-name="gr19" draw:text-style-name="P2" draw:layer="layout" svg:width="7.699cm" svg:height="7.461cm" svg:x="16.669cm" svg:y="9.697cm" svg:viewBox="0 0 7700 7462" svg:d="M0 7462h6351c105 0 158-53 158-159v-7145c0-105 53-158 159-158h1032">
          <text:p/>
        </draw:path>
        <draw:g>
          <draw:g>
            <draw:path draw:style-name="gr1" draw:text-style-name="P1" draw:layer="layout" svg:width="0.976cm" svg:height="0.976cm" svg:x="7.414cm" svg:y="11.34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7.414cm" svg:y="11.34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7.414cm" svg:y="11.341cm">
            <draw:text-box>
              <text:p text:style-name="P6"><text:span text:style-name="T3">１</text:span></text:p>
            </draw:text-box>
          </draw:frame>
        </draw:g>
        <draw:g>
          <draw:g>
            <draw:path draw:style-name="gr1" draw:text-style-name="P1" draw:layer="layout" svg:width="2.262cm" svg:height="1.486cm" svg:x="9.525cm" svg:y="14.87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9.525cm" svg:y="14.87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9.525cm" svg:y="15.443cm">
            <draw:text-box>
              <text:p text:style-name="P3"><text:span text:style-name="T1">販売控除情報</text:span></text:p>
            </draw:text-box>
          </draw:frame>
        </draw:g>
        <draw:g>
          <draw:g>
            <draw:path draw:style-name="gr1" draw:text-style-name="P1" draw:layer="layout" svg:width="0.976cm" svg:height="0.976cm" svg:x="7.437cm" svg:y="15.14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7.437cm" svg:y="15.14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7.437cm" svg:y="15.145cm">
            <draw:text-box>
              <text:p text:style-name="P6"><text:span text:style-name="T3">２</text:span></text:p>
            </draw:text-box>
          </draw:frame>
        </draw:g>
        <draw:g>
          <draw:g>
            <draw:path draw:style-name="gr1" draw:text-style-name="P1" draw:layer="layout" svg:width="2.262cm" svg:height="1.486cm" svg:x="9.485cm" svg:y="11.364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9.485cm" svg:y="11.364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9.485cm" svg:y="11.93cm">
            <draw:text-box>
              <text:p text:style-name="P3"><text:span text:style-name="T1">控除詳細</text:span></text:p>
            </draw:text-box>
          </draw:frame>
        </draw:g>
        <draw:g>
          <draw:g>
            <draw:path draw:style-name="gr1" draw:text-style-name="P1" draw:layer="layout" svg:width="2.262cm" svg:height="1.486cm" svg:x="9.485cm" svg:y="10.412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2" draw:layer="layout" svg:width="2.262cm" svg:height="1.486cm" svg:x="9.485cm" svg:y="10.412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4" draw:layer="layout" svg:width="2.262cm" svg:height="0.639cm" svg:x="9.485cm" svg:y="10.977cm">
            <draw:text-box>
              <text:p text:style-name="P3"><text:span text:style-name="T1">控除条件</text:span></text:p>
            </draw:text-box>
          </draw:frame>
        </draw:g>
        <draw:path draw:style-name="gr19" draw:text-style-name="P2" draw:layer="layout" svg:width="1.122cm" svg:height="0.023cm" svg:x="8.39cm" svg:y="11.829cm" svg:viewBox="0 0 1123 24" svg:d="M0 0h465c8 0 12 4 12 11 0 9 4 13 11 13h635">
          <text:p/>
        </draw:path>
        <draw:path draw:style-name="gr19" draw:text-style-name="P2" draw:layer="layout" svg:width="1.111cm" svg:height="0.012cm" svg:x="8.414cm" svg:y="15.621cm" svg:viewBox="0 0 1112 13" svg:d="M0 13h470c4 0 6-2 6-7 0-4 2-6 6-6h630">
          <text:p/>
        </draw:path>
        <draw:path draw:style-name="gr19" draw:text-style-name="P2" draw:layer="layout" svg:width="1.918cm" svg:height="1.296cm" svg:x="11.734cm" svg:y="11.814cm" svg:viewBox="0 0 1919 1297" svg:d="M0 0h330c106 0 159 53 159 158v980c0 106 53 159 159 159h1271">
          <text:p/>
        </draw:path>
        <draw:path draw:style-name="gr19" draw:text-style-name="P2" draw:layer="layout" svg:width="1.865cm" svg:height="1.22cm" svg:x="11.787cm" svg:y="15.621cm" svg:viewBox="0 0 1866 1221" svg:d="M0 0h317c106 0 159 53 159 158v905c0 105 53 158 159 158h1231">
          <text:p/>
        </draw:path>
      </draw:page>
      <draw:page draw:name="COK_24_15" draw:style-name="dp1" draw:master-page-name="PM14">
        <draw:g>
          <draw:polygon draw:style-name="gr1" draw:text-style-name="P15" draw:layer="layout" svg:width="6.668cm" svg:height="4.128cm" svg:x="16.907cm" svg:y="12.714cm" svg:viewBox="0 0 6669 4129" draw:points="0,4129 6669,4129 6669,0 0,0">
            <text:p/>
          </draw:polygon>
          <draw:polygon draw:style-name="gr2" draw:text-style-name="P16" draw:layer="layout" svg:width="6.668cm" svg:height="4.128cm" svg:x="16.907cm" svg:y="12.714cm" svg:viewBox="0 0 6669 4129" draw:points="0,4129 6669,4129 6669,0 0,0">
            <text:p/>
          </draw:polygon>
        </draw:g>
        <draw:frame draw:style-name="gr4" draw:text-style-name="P4" draw:layer="layout" svg:width="11.591cm" svg:height="0.635cm" svg:x="1.436cm" svg:y="28.222cm">
          <draw:text-box>
            <text:p text:style-name="P3"><text:span text:style-name="T1">MD050_SPF_COK_024_</text:span><text:span text:style-name="T1">収益認識</text:span><text:span text:style-name="T1">.vsd</text:span></text:p>
          </draw:text-box>
        </draw:frame>
        <draw:g>
          <draw:polygon draw:style-name="gr2" draw:text-style-name="P2" draw:layer="layout" svg:width="13.152cm" svg:height="0.953cm" svg:x="10.089cm" svg:y="0.599cm" svg:viewBox="0 0 13153 954" draw:points="0,954 13153,954 13153,0 0,0">
            <text:p/>
          </draw:polygon>
          <draw:frame draw:style-name="gr5" draw:text-style-name="P18" draw:layer="layout" svg:width="13.152cm" svg:height="0.953cm" svg:x="10.089cm" svg:y="0.599cm">
            <draw:text-box>
              <text:p text:style-name="P3"><text:span text:style-name="T2">説明</text:span><text:span text:style-name="T2">: <text:s/></text:span><text:span text:style-name="T2">入金相殺自動消込</text:span></text:p>
            </draw:text-box>
          </draw:frame>
        </draw:g>
        <draw:g>
          <draw:polygon draw:style-name="gr2" draw:text-style-name="P16" draw:layer="layout" svg:width="8.599cm" svg:height="0.953cm" svg:x="1.493cm" svg:y="0.599cm" svg:viewBox="0 0 8600 954" draw:points="0,954 8600,954 8600,0 0,0">
            <text:p/>
          </draw:polygon>
          <draw:frame draw:style-name="gr5" draw:text-style-name="P17" draw:layer="layout" svg:width="8.599cm" svg:height="0.953cm" svg:x="1.493cm" svg:y="0.599cm">
            <draw:text-box>
              <text:p text:style-name="P3"><text:span text:style-name="T2">MD050_SPF_COK_024</text:span><text:span text:style-name="T2">　収益認識</text:span></text:p>
            </draw:text-box>
          </draw:frame>
        </draw:g>
        <draw:frame draw:style-name="gr4" draw:text-style-name="P4" draw:layer="layout" svg:width="3.971cm" svg:height="0.635cm" svg:x="37.526cm" svg:y="28.222cm">
          <draw:text-box>
            <text:p text:style-name="P5"><text:span text:style-name="T1">15 / 15</text:span></text:p>
          </draw:text-box>
        </draw:frame>
        <draw:g>
          <draw:polygon draw:style-name="gr6" draw:text-style-name="P2" draw:layer="layout" svg:width="39.292cm" svg:height="22.543cm" svg:x="1.441cm" svg:y="2.289cm" svg:viewBox="0 0 39293 22544" draw:points="0,22544 39293,22544 39293,0 0,0">
            <text:p/>
          </draw:polygon>
          <draw:frame draw:style-name="gr7" draw:text-style-name="P2" draw:layer="layout" svg:width="39.292cm" svg:height="22.543cm" svg:x="1.441cm" svg:y="2.289cm">
            <draw:text-box>
              <text:p/>
            </draw:text-box>
          </draw:frame>
        </draw:g>
        <draw:g>
          <draw:polygon draw:style-name="gr2" draw:text-style-name="P2" draw:layer="layout" svg:width="2.143cm" svg:height="0.953cm" svg:x="24.829cm" svg:y="0.599cm" svg:viewBox="0 0 2144 954" draw:points="0,954 2144,954 2144,0 0,0">
            <text:p/>
          </draw:polygon>
          <draw:frame draw:style-name="gr5" draw:text-style-name="P18" draw:layer="layout" svg:width="2.143cm" svg:height="0.953cm" svg:x="24.829cm" svg:y="0.599cm">
            <draw:text-box>
              <text:p text:style-name="P3"><text:span text:style-name="T2">2022/10/18</text:span></text:p>
            </draw:text-box>
          </draw:frame>
        </draw:g>
        <draw:g>
          <draw:polygon draw:style-name="gr2" draw:text-style-name="P2" draw:layer="layout" svg:width="1.59cm" svg:height="0.953cm" svg:x="23.241cm" svg:y="0.599cm" svg:viewBox="0 0 1591 954" draw:points="0,954 1591,954 1591,0 0,0">
            <text:p/>
          </draw:polygon>
          <draw:frame draw:style-name="gr5" draw:text-style-name="P4" draw:layer="layout" svg:width="1.59cm" svg:height="0.953cm" svg:x="23.241cm" svg:y="0.599cm">
            <draw:text-box>
              <text:p text:style-name="P3"><text:span text:style-name="T2">作成日</text:span></text:p>
            </draw:text-box>
          </draw:frame>
        </draw:g>
        <draw:g>
          <draw:polygon draw:style-name="gr2" draw:text-style-name="P2" draw:layer="layout" svg:width="2.064cm" svg:height="0.953cm" svg:x="32.211cm" svg:y="0.599cm" svg:viewBox="0 0 2065 954" draw:points="0,954 2065,954 2065,0 0,0">
            <text:p/>
          </draw:polygon>
          <draw:frame draw:style-name="gr5" draw:text-style-name="P18" draw:layer="layout" svg:width="2.064cm" svg:height="0.953cm" svg:x="32.211cm" svg:y="0.599cm">
            <draw:text-box>
              <text:p text:style-name="P3"><text:span text:style-name="T2">2022/11/01</text:span></text:p>
            </draw:text-box>
          </draw:frame>
        </draw:g>
        <draw:g>
          <draw:polygon draw:style-name="gr2" draw:text-style-name="P2" draw:layer="layout" svg:width="1.429cm" svg:height="0.953cm" svg:x="30.782cm" svg:y="0.599cm" svg:viewBox="0 0 1430 954" draw:points="0,954 1430,954 1430,0 0,0">
            <text:p/>
          </draw:polygon>
          <draw:frame draw:style-name="gr5" draw:text-style-name="P4" draw:layer="layout" svg:width="1.429cm" svg:height="0.953cm" svg:x="30.782cm" svg:y="0.599cm">
            <draw:text-box>
              <text:p text:style-name="P3"><text:span text:style-name="T2">更新日</text:span></text:p>
            </draw:text-box>
          </draw:frame>
        </draw:g>
        <draw:g>
          <draw:polygon draw:style-name="gr2" draw:text-style-name="P2" draw:layer="layout" svg:width="2.143cm" svg:height="0.953cm" svg:x="35.783cm" svg:y="0.599cm" svg:viewBox="0 0 2144 954" draw:points="0,954 2144,954 2144,0 0,0">
            <text:p/>
          </draw:polygon>
          <draw:frame draw:style-name="gr5" draw:text-style-name="P18" draw:layer="layout" svg:width="2.143cm" svg:height="0.953cm" svg:x="35.783cm" svg:y="0.599cm">
            <draw:text-box>
              <text:p text:style-name="P3"><text:span text:style-name="T2">SCSK</text:span><text:span text:style-name="T2">吉川</text:span></text:p>
            </draw:text-box>
          </draw:frame>
        </draw:g>
        <draw:g>
          <draw:polygon draw:style-name="gr2" draw:text-style-name="P2" draw:layer="layout" svg:width="1.508cm" svg:height="0.953cm" svg:x="34.274cm" svg:y="0.599cm" svg:viewBox="0 0 1509 954" draw:points="0,954 1509,954 1509,0 0,0">
            <text:p/>
          </draw:polygon>
          <draw:frame draw:style-name="gr5" draw:text-style-name="P4" draw:layer="layout" svg:width="1.508cm" svg:height="0.953cm" svg:x="34.274cm" svg:y="0.599cm">
            <draw:text-box>
              <text:p text:style-name="P3"><text:span text:style-name="T2">更新者</text:span></text:p>
            </draw:text-box>
          </draw:frame>
        </draw:g>
        <draw:g>
          <draw:polygon draw:style-name="gr2" draw:text-style-name="P2" draw:layer="layout" svg:width="2.223cm" svg:height="0.953cm" svg:x="28.559cm" svg:y="0.599cm" svg:viewBox="0 0 2224 954" draw:points="0,954 2224,954 2224,0 0,0">
            <text:p/>
          </draw:polygon>
          <draw:frame draw:style-name="gr5" draw:text-style-name="P18" draw:layer="layout" svg:width="2.223cm" svg:height="0.953cm" svg:x="28.559cm" svg:y="0.599cm">
            <draw:text-box>
              <text:p text:style-name="P3"><text:span text:style-name="T2">SCSK</text:span><text:span text:style-name="T2">吉川</text:span></text:p>
            </draw:text-box>
          </draw:frame>
        </draw:g>
        <draw:g>
          <draw:polygon draw:style-name="gr2" draw:text-style-name="P2" draw:layer="layout" svg:width="1.588cm" svg:height="0.953cm" svg:x="26.972cm" svg:y="0.599cm" svg:viewBox="0 0 1589 954" draw:points="0,954 1589,954 1589,0 0,0">
            <text:p/>
          </draw:polygon>
          <draw:frame draw:style-name="gr5" draw:text-style-name="P4" draw:layer="layout" svg:width="1.588cm" svg:height="0.953cm" svg:x="26.972cm" svg:y="0.599cm">
            <draw:text-box>
              <text:p text:style-name="P3"><text:span text:style-name="T2">作成者</text:span></text:p>
            </draw:text-box>
          </draw:frame>
        </draw:g>
        <draw:g>
          <draw:polygon draw:style-name="gr2" draw:text-style-name="P2" draw:layer="layout" svg:width="1.866cm" svg:height="0.953cm" svg:x="38.958cm" svg:y="0.599cm" svg:viewBox="0 0 1867 954" draw:points="0,954 1867,954 1867,0 0,0">
            <text:p/>
          </draw:polygon>
          <draw:frame draw:style-name="gr5" draw:text-style-name="P18" draw:layer="layout" svg:width="1.866cm" svg:height="0.953cm" svg:x="38.958cm" svg:y="0.599cm">
            <draw:text-box>
              <text:p text:style-name="P3"><text:span text:style-name="T2">Issue1.3</text:span></text:p>
            </draw:text-box>
          </draw:frame>
        </draw:g>
        <draw:g>
          <draw:polygon draw:style-name="gr2" draw:text-style-name="P2" draw:layer="layout" svg:width="1.032cm" svg:height="0.953cm" svg:x="37.926cm" svg:y="0.599cm" svg:viewBox="0 0 1033 954" draw:points="0,954 1033,954 1033,0 0,0">
            <text:p/>
          </draw:polygon>
          <draw:frame draw:style-name="gr5" draw:text-style-name="P4" draw:layer="layout" svg:width="1.032cm" svg:height="0.953cm" svg:x="37.926cm" svg:y="0.599cm">
            <draw:text-box>
              <text:p text:style-name="P3"><text:span text:style-name="T2">Ver.</text:span></text:p>
            </draw:text-box>
          </draw:frame>
        </draw:g>
        <draw:frame draw:style-name="gr8" draw:text-style-name="P4" draw:layer="layout" svg:width="10.358cm" svg:height="0.537cm" svg:x="16.657cm" svg:y="28.397cm">
          <draw:text-box>
            <text:p text:style-name="P6"><text:span text:style-name="T3">CONFIDENTIAL</text:span><text:span text:style-name="T3">　株式会社伊藤園　日本オラクル株式会社</text:span></text:p>
          </draw:text-box>
        </draw:frame>
        <draw:frame draw:style-name="gr9" draw:layer="layout" svg:width="4.406cm" svg:height="1.017cm" svg:x="36.388cm" svg:y="27.33cm">
          <draw:image xlink:href="Pictures/1005AAA000005124000012BB3E6F30E7FD36B7F2.emf" xlink:type="simple" xlink:show="embed" xlink:actuate="onLoad" draw:mime-type="image/x-emf">
            <text:p/>
          </draw:image>
          <draw:image xlink:href="Pictures/1000000100000311000000B5DE2ECE9A585A9F79.png" xlink:type="simple" xlink:show="embed" xlink:actuate="onLoad" draw:mime-type="image/png"/>
        </draw:frame>
        <draw:frame draw:style-name="gr8" draw:text-style-name="P4" draw:layer="layout" svg:width="10.358cm" svg:height="0.537cm" svg:x="16.574cm" svg:y="28.688cm">
          <draw:text-box>
            <text:p text:style-name="P6"><text:span text:style-name="T3">Copyright © <text:s/>2008, Oracle All rights reserved.</text:span></text:p>
          </draw:text-box>
        </draw:frame>
        <draw:g>
          <draw:polygon draw:style-name="gr10" draw:text-style-name="P16" draw:layer="layout" svg:width="14.526cm" svg:height="5.923cm" svg:x="2.128cm" svg:y="2.474cm" svg:viewBox="0 0 14527 5924" draw:points="0,5924 14527,5924 14527,0 0,0">
            <text:p/>
          </draw:polygon>
          <draw:frame draw:style-name="gr53" draw:text-style-name="P17" draw:layer="layout" svg:width="14.526cm" svg:height="6.539cm" svg:x="2.128cm" svg:y="2.474cm">
            <draw:text-box>
              <text:p text:style-name="P3"><text:span text:style-name="T4">処理概要</text:span></text:p>
              <text:p text:style-name="P3"><text:span text:style-name="T5">・各拠点で</text:span><text:span text:style-name="T5">AR</text:span><text:span text:style-name="T5">部門入力から入金相殺伝票を入力する。</text:span></text:p>
              <text:p text:style-name="P3"><text:span text:style-name="T5">・上長は</text:span><text:span text:style-name="T5">AR</text:span><text:span text:style-name="T5">部門入力で承認・否決を実施する。</text:span></text:p>
              <text:p text:style-name="P3"><text:span text:style-name="T5">・月次夜間処理で入金相殺伝票と控除データの自動消込処理を行う。</text:span></text:p>
              <text:p text:style-name="P3"><text:span text:style-name="T5">・各拠点で</text:span><text:span text:style-name="T5">AR</text:span><text:span text:style-name="T5">部門入力から入金相殺伝票の取消を行う。</text:span></text:p>
              <text:p text:style-name="P3"><text:span text:style-name="T5">・上長は</text:span><text:span text:style-name="T5">AR</text:span><text:span text:style-name="T5">部門入力で承認・否決を実施する。</text:span></text:p>
              <text:p text:style-name="P3"><text:span text:style-name="T5">・日次夜間処理で自動消込取消処理を行う。</text:span></text:p>
              <text:p text:style-name="P3"><text:span text:style-name="T4"/></text:p>
              <text:p text:style-name="P3"><text:span text:style-name="T4">システム利用者</text:span></text:p>
              <text:p text:style-name="P3"><text:span text:style-name="T5">・担当者：各部門・拠点担当</text:span></text:p>
              <text:p text:style-name="P3"><text:span text:style-name="T5">・承認者；各部門・拠点上長（承認者）</text:span></text:p>
              <text:p text:style-name="P3"><text:span text:style-name="T4"/></text:p>
              <text:p text:style-name="P3"><text:span text:style-name="T4">処理タイミング、その他</text:span></text:p>
              <text:p text:style-name="P3"><text:span text:style-name="T5">　　・</text:span><text:span text:style-name="T5">AR</text:span><text:span text:style-name="T5">部門入力</text:span><text:span text:style-name="T5">:</text:span><text:span text:style-name="T5">随時</text:span></text:p>
              <text:p text:style-name="P3"><text:span text:style-name="T5"><text:s text:c="3"/></text:span><text:span text:style-name="T5">・入金相殺自動消込処理：月次</text:span></text:p>
              <text:p text:style-name="P3"><text:span text:style-name="T5">　　・入金相殺自動消込取消処理：日次</text:span></text:p>
            </draw:text-box>
          </draw:frame>
        </draw:g>
        <draw:g>
          <draw:g>
            <draw:path draw:style-name="gr12" draw:text-style-name="P7" draw:layer="layout" svg:width="10.888cm" svg:height="4.604cm" svg:x="18.346cm" svg:y="2.769cm" svg:viewBox="0 0 10889 4605" svg:d="M317 4605h10255c211 0 317-106 317-317v-3971c0-211-106-317-317-317h-10255c-211 0-317 106-317 317v3971c0 211 106 317 317 317z">
              <text:p/>
            </draw:path>
            <draw:path draw:style-name="gr13" draw:text-style-name="P2" draw:layer="layout" svg:width="10.888cm" svg:height="4.604cm" svg:x="18.346cm" svg:y="2.769cm" svg:viewBox="0 0 10889 4605" svg:d="M317 4605h10255c211 0 317-106 317-317v-3971c0-211-106-317-317-317h-10255c-211 0-317 106-317 317v3971c0 211 106 317 317 317z">
              <text:p/>
            </draw:path>
          </draw:g>
          <draw:frame draw:style-name="gr14" draw:text-style-name="P4" draw:layer="layout" svg:width="10.888cm" svg:height="4.604cm" svg:x="18.346cm" svg:y="2.769cm">
            <draw:text-box>
              <text:p text:style-name="P3"><text:span text:style-name="T4">システムプロセスフロー記入時の注意事項</text:span></text:p>
              <text:p text:style-name="P3"><text:span text:style-name="T5">・機能単位（標準機能含む）で記入すること</text:span></text:p>
              <text:p text:style-name="P3"><text:span text:style-name="T5">・</text:span><text:span text:style-name="T5">INPUT</text:span><text:span text:style-name="T5">、</text:span><text:span text:style-name="T5">OUTPUT</text:span><text:span text:style-name="T5">ともにメインテーブルは必ず記入すること</text:span></text:p>
              <text:p text:style-name="P3"><text:span text:style-name="T5">・</text:span><text:span text:style-name="T5">I/F</text:span><text:span text:style-name="T5">機能の場合、相手先システムを記入すること</text:span></text:p>
              <text:p text:style-name="P3"><text:span text:style-name="T5">・左上の枠内に処理概要、システム利用者、処理タイミング等を記入すること</text:span></text:p>
              <text:p text:style-name="P3"><text:span text:style-name="T5">・１ファイル、１システムプロセスフローとすること</text:span></text:p>
              <text:p text:style-name="P3"><text:span text:style-name="T5">・フローが複数シートになる場合、（→① </text:span><text:span text:style-name="T5">/ ①→</text:span><text:span text:style-name="T5">）のように番号でフローの繋がりを明確にすること</text:span></text:p>
              <text:p text:style-name="P3"><text:span text:style-name="T5">・１システムプロセスフローは</text:span><text:span text:style-name="T5">START</text:span><text:span text:style-name="T5">で始まり、</text:span><text:span text:style-name="T5">END</text:span><text:span text:style-name="T5">で終わること</text:span></text:p>
            </draw:text-box>
          </draw:frame>
        </draw:g>
        <draw:g>
          <draw:g>
            <draw:path draw:style-name="gr1" draw:text-style-name="P15" draw:layer="layout" svg:width="2.539cm" svg:height="0.953cm" svg:x="2.223cm" svg:y="9.856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16" draw:layer="layout" svg:width="2.539cm" svg:height="0.953cm" svg:x="2.223cm" svg:y="9.856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19" draw:layer="layout" svg:width="2.54cm" svg:height="0.953cm" svg:x="2.223cm" svg:y="9.856cm">
            <draw:text-box>
              <text:p text:style-name="P6"><text:span text:style-name="T2">START</text:span></text:p>
            </draw:text-box>
          </draw:frame>
        </draw:g>
        <draw:frame draw:style-name="gr23" draw:text-style-name="P4" draw:layer="layout" svg:width="2.54cm" svg:height="0.79cm" svg:x="1.603cm" svg:y="24.991cm">
          <draw:text-box>
            <text:p text:style-name="P3"><text:span text:style-name="T7">凡例</text:span><text:span text:style-name="T7">:</text:span></text:p>
          </draw:text-box>
        </draw:frame>
        <draw:g>
          <draw:g>
            <draw:polygon draw:style-name="gr1" draw:text-style-name="P1" draw:layer="layout" svg:width="1.588cm" svg:height="1.175cm" svg:x="5.208cm" svg:y="26.157cm" svg:viewBox="0 0 1589 1176" draw:points="0,0 0,1176 794,858 1589,1176 1589,0">
              <text:p/>
            </draw:polygon>
            <draw:polygon draw:style-name="gr15" draw:text-style-name="P2" draw:layer="layout" svg:width="1.588cm" svg:height="1.175cm" svg:x="5.208cm" svg:y="26.157cm" svg:viewBox="0 0 1589 1176" draw:points="0,0 0,1176 794,858 1589,1176 1589,0">
              <text:p/>
            </draw:polygon>
          </draw:g>
        </draw:g>
        <draw:frame draw:style-name="gr24" draw:text-style-name="P2" draw:layer="layout" svg:width="1.588cm" svg:height="0.932cm" svg:x="5.208cm" svg:y="25.861cm">
          <draw:text-box>
            <text:p/>
          </draw:text-box>
        </draw:frame>
        <draw:frame draw:style-name="gr25" draw:text-style-name="P2" draw:layer="layout" svg:width="1.588cm" svg:height="1.214cm" svg:x="5.843cm" svg:y="26.637cm">
          <draw:text-box>
            <text:p/>
          </draw:text-box>
        </draw:frame>
        <draw:frame draw:style-name="gr26" draw:text-style-name="P4" draw:layer="layout" svg:width="1.588cm" svg:height="0.677cm" svg:x="5.208cm" svg:y="26.495cm">
          <draw:text-box>
            <text:p text:style-name="P6"><text:span text:style-name="T3">帳票名称</text:span></text:p>
          </draw:text-box>
        </draw:frame>
        <draw:g>
          <draw:g>
            <draw:path draw:style-name="gr12" draw:text-style-name="P7" draw:layer="layout" svg:width="1.767cm" svg:height="0.615cm" svg:x="5.912cm" svg:y="27.161cm" svg:viewBox="0 0 1768 616" svg:d="M76 616h1616c51 0 76-26 76-77v-463c0-51-25-76-76-76h-1616c-51 0-76 25-76 76v463c0 51 25 77 76 77z">
              <text:p/>
            </draw:path>
            <draw:path draw:style-name="gr15" draw:text-style-name="P2" draw:layer="layout" svg:width="1.767cm" svg:height="0.615cm" svg:x="5.912cm" svg:y="27.161cm" svg:viewBox="0 0 1768 616" svg:d="M76 616h1616c51 0 76-26 76-77v-463c0-51-25-76-76-76h-1616c-51 0-76 25-76 76v463c0 51 25 77 76 77z">
              <text:p/>
            </draw:path>
          </draw:g>
          <draw:frame draw:style-name="gr27" draw:text-style-name="P4" draw:layer="layout" svg:width="1.767cm" svg:height="1.045cm" svg:x="5.912cm" svg:y="26.946cm">
            <draw:text-box>
              <text:p text:style-name="P3"><text:span text:style-name="T3">BP080_</text:span><text:span text:style-name="T3">システムプロセスステップ</text:span></text:p>
            </draw:text-box>
          </draw:frame>
        </draw:g>
        <draw:g>
          <draw:g>
            <draw:polygon draw:style-name="gr1" draw:text-style-name="P1" draw:layer="layout" svg:width="2.442cm" svg:height="1.127cm" svg:x="15.747cm" svg:y="26.146cm" svg:viewBox="0 0 2443 1128" draw:points="0,1128 1879,1128 2443,0 563,0">
              <text:p/>
            </draw:polygon>
            <draw:polygon draw:style-name="gr15" draw:text-style-name="P2" draw:layer="layout" svg:width="2.442cm" svg:height="1.127cm" svg:x="15.747cm" svg:y="26.146cm" svg:viewBox="0 0 2443 1128" draw:points="0,1128 1879,1128 2443,0 563,0">
              <text:p/>
            </draw:polygon>
          </draw:g>
          <draw:frame draw:style-name="gr28" draw:text-style-name="P4" draw:layer="layout" svg:width="1.252cm" svg:height="1.127cm" svg:x="16.342cm" svg:y="26.146cm">
            <draw:text-box>
              <text:p text:style-name="P6"><text:span text:style-name="T3">データ</text:span></text:p>
              <text:p text:style-name="P6"><text:span text:style-name="T3">ファイル名</text:span></text:p>
            </draw:text-box>
          </draw:frame>
        </draw:g>
        <draw:g>
          <draw:g>
            <draw:polygon draw:style-name="gr1" draw:text-style-name="P1" draw:layer="layout" svg:width="1.588cm" svg:height="1.016cm" svg:x="7.835cm" svg:y="26.097cm" svg:viewBox="0 0 1589 1017" draw:points="158,0 0,158 0,858 158,1017 1430,1017 1589,858 1589,158 1430,0">
              <text:p/>
            </draw:polygon>
            <draw:polygon draw:style-name="gr15" draw:text-style-name="P2" draw:layer="layout" svg:width="1.588cm" svg:height="1.016cm" svg:x="7.835cm" svg:y="26.097cm" svg:viewBox="0 0 1589 1017" draw:points="158,0 0,158 0,858 158,1017 1430,1017 1589,858 1589,158 1430,0">
              <text:p/>
            </draw:polygon>
          </draw:g>
        </draw:g>
        <draw:frame draw:style-name="gr24" draw:text-style-name="P2" draw:layer="layout" svg:width="1.588cm" svg:height="0.932cm" svg:x="7.835cm" svg:y="25.801cm">
          <draw:text-box>
            <text:p/>
          </draw:text-box>
        </draw:frame>
        <draw:frame draw:style-name="gr25" draw:text-style-name="P2" draw:layer="layout" svg:width="1.588cm" svg:height="1.214cm" svg:x="8.47cm" svg:y="26.577cm">
          <draw:text-box>
            <text:p/>
          </draw:text-box>
        </draw:frame>
        <draw:frame draw:style-name="gr26" draw:text-style-name="P4" draw:layer="layout" svg:width="1.588cm" svg:height="0.677cm" svg:x="7.835cm" svg:y="26.436cm">
          <draw:text-box>
            <text:p text:style-name="P6"><text:span text:style-name="T3">バッチ名称</text:span></text:p>
          </draw:text-box>
        </draw:frame>
        <draw:g>
          <draw:g>
            <draw:path draw:style-name="gr12" draw:text-style-name="P7" draw:layer="layout" svg:width="1.767cm" svg:height="0.615cm" svg:x="8.539cm" svg:y="27.101cm" svg:viewBox="0 0 1768 616" svg:d="M76 616h1616c51 0 76-26 76-77v-463c0-51-25-76-76-76h-1616c-51 0-76 25-76 76v463c0 51 25 77 76 77z">
              <text:p/>
            </draw:path>
            <draw:path draw:style-name="gr15" draw:text-style-name="P2" draw:layer="layout" svg:width="1.767cm" svg:height="0.615cm" svg:x="8.539cm" svg:y="27.101cm" svg:viewBox="0 0 1768 616" svg:d="M76 616h1616c51 0 76-26 76-77v-463c0-51-25-76-76-76h-1616c-51 0-76 25-76 76v463c0 51 25 77 76 77z">
              <text:p/>
            </draw:path>
          </draw:g>
          <draw:frame draw:style-name="gr27" draw:text-style-name="P4" draw:layer="layout" svg:width="1.767cm" svg:height="1.045cm" svg:x="8.539cm" svg:y="26.886cm">
            <draw:text-box>
              <text:p text:style-name="P3"><text:span text:style-name="T3">BP080_</text:span><text:span text:style-name="T3">システムプロセスステップ</text:span></text:p>
            </draw:text-box>
          </draw:frame>
        </draw:g>
        <draw:g>
          <draw:g>
            <draw:path draw:style-name="gr1" draw:text-style-name="P1"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79cm" svg:y="25.979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9" draw:text-style-name="P4" draw:layer="layout" svg:width="1.733cm" svg:height="0.75cm" svg:x="10.79cm" svg:y="26.412cm">
            <draw:text-box>
              <text:p text:style-name="P6"><text:span text:style-name="T3">テーブル名称</text:span></text:p>
            </draw:text-box>
          </draw:frame>
        </draw:g>
        <draw:g>
          <draw:polygon draw:style-name="gr1" draw:text-style-name="P1" draw:layer="layout" svg:width="1.283cm" svg:height="1.283cm" svg:x="2.456cm" svg:y="26.188cm" svg:viewBox="0 0 1284 1284" draw:points="280,843 0,843 0,1284 1284,1284 1284,843 1003,843 1003,782 1123,782 1123,0 160,0 160,782 280,782">
            <text:p/>
          </draw:polygon>
          <draw:path draw:style-name="gr2" draw:text-style-name="P2" draw:layer="layout" svg:width="1.283cm" svg:height="1.283cm" svg:x="2.456cm" svg:y="26.188cm" svg:viewBox="0 0 1284 1284" svg:d="M280 843h-280v441h1284v-441h-281v-61h120v-782h-963v782h120zM280 843h723M280 782h723">
            <text:p/>
          </draw:path>
        </draw:g>
        <draw:g>
          <draw:path draw:style-name="gr1" draw:text-style-name="P1" draw:layer="layout" svg:width="0.521cm" svg:height="0.361cm" svg:x="3.118cm" svg:y="27.071cm" svg:viewBox="0 0 522 362" svg:d="M0 362h422v-362h-422zM462 60h60v-60h-60z">
            <text:p/>
          </draw:path>
          <draw:path draw:style-name="gr15" draw:text-style-name="P2" draw:layer="layout" svg:width="0.521cm" svg:height="0.361cm" svg:x="3.118cm" svg:y="27.071cm" svg:viewBox="0 0 522 362" svg:d="M0 362h422v-362h-422zM0 121h422M0 241h422M20 181h382M240 221h121v-80h-121zM462 60h60v-60h-60z">
            <text:p/>
          </draw:path>
        </draw:g>
        <draw:g>
          <draw:path draw:style-name="gr30" draw:text-style-name="P9" draw:layer="layout" svg:width="1.203cm" svg:height="0.862cm" svg:x="2.496cm" svg:y="26.279cm" svg:viewBox="0 0 1204 863" svg:d="M1008 617h45v-15h-45zM270 512v-452h663v452zM240 542h723v-512h30v-30h-783v572h30zM0 833h120v-41h-120zM702 863h261v-20h-261zM1163 813h41v-21h-41zM1163 853h41v-20h-41z">
            <text:p/>
          </draw:path>
          <draw:path draw:style-name="gr15" draw:text-style-name="P2" draw:layer="layout" svg:width="1.203cm" svg:height="0.862cm" svg:x="2.496cm" svg:y="26.279cm" svg:viewBox="0 0 1204 863" svg:d="M1008 617h45v-15h-45zM270 512v-452h663v452zM240 542h723v-512h30v-30h-783v572h30zM120 647h963M360 692v-45M601 692v-45M0 833h120v-41h-120zM702 863h261v-20h-261zM1163 813h41v-21h-41zM1163 853h41v-20h-41z">
            <text:p/>
          </draw:path>
        </draw:g>
        <draw:frame draw:style-name="gr8" draw:text-style-name="P4" draw:layer="layout" svg:width="2.117cm" svg:height="0.537cm" svg:x="2.039cm" svg:y="27.472cm">
          <draw:text-box>
            <text:p text:style-name="P6"><text:span text:style-name="T8">画面名称</text:span></text:p>
          </draw:text-box>
        </draw:frame>
        <draw:g>
          <draw:g>
            <draw:path draw:style-name="gr12" draw:text-style-name="P7" draw:layer="layout" svg:width="1.767cm" svg:height="0.615cm" svg:x="3.17cm" svg:y="26.896cm" svg:viewBox="0 0 1768 616" svg:d="M76 616h1616c51 0 76-26 76-77v-463c0-51-25-76-76-76h-1616c-51 0-76 25-76 76v463c0 51 25 77 76 77z">
              <text:p/>
            </draw:path>
            <draw:path draw:style-name="gr15" draw:text-style-name="P2" draw:layer="layout" svg:width="1.767cm" svg:height="0.615cm" svg:x="3.17cm" svg:y="26.896cm" svg:viewBox="0 0 1768 616" svg:d="M76 616h1616c51 0 76-26 76-77v-463c0-51-25-76-76-76h-1616c-51 0-76 25-76 76v463c0 51 25 77 76 77z">
              <text:p/>
            </draw:path>
          </draw:g>
          <draw:frame draw:style-name="gr27" draw:text-style-name="P4" draw:layer="layout" svg:width="1.767cm" svg:height="1.045cm" svg:x="3.17cm" svg:y="26.681cm">
            <draw:text-box>
              <text:p text:style-name="P3"><text:span text:style-name="T3">BP080_</text:span><text:span text:style-name="T3">システムプロセスステップ</text:span></text:p>
            </draw:text-box>
          </draw:frame>
        </draw:g>
        <draw:g>
          <draw:g>
            <draw:path draw:style-name="gr1" draw:text-style-name="P1"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5" draw:text-style-name="P2" draw:layer="layout" svg:width="0.976cm" svg:height="0.976cm" svg:x="18.86cm" svg:y="26.19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31" draw:text-style-name="P4" draw:layer="layout" svg:width="0.976cm" svg:height="0.976cm" svg:x="18.86cm" svg:y="26.191cm">
            <draw:text-box>
              <text:p text:style-name="P6"><text:span text:style-name="T3">番号</text:span></text:p>
            </draw:text-box>
          </draw:frame>
        </draw:g>
        <draw:g>
          <draw:g>
            <draw:path draw:style-name="gr1" draw:text-style-name="P1"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5" draw:text-style-name="P2" draw:layer="layout" svg:width="2.117cm" svg:height="0.794cm" svg:x="23.173cm" svg:y="26.26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2" draw:text-style-name="P4" draw:layer="layout" svg:width="2.117cm" svg:height="0.794cm" svg:x="23.173cm" svg:y="26.268cm">
            <draw:text-box>
              <text:p text:style-name="P6"><text:span text:style-name="T3">START/END</text:span></text:p>
            </draw:text-box>
          </draw:frame>
        </draw:g>
        <draw:g>
          <draw:path draw:style-name="gr1" draw:text-style-name="P1" draw:layer="layout" svg:width="0.397cm" svg:height="0.397cm" svg:x="25.858cm" svg:y="26.277cm" svg:viewBox="0 0 398 398" svg:d="M0 199c0-35 9-69 27-99 17-31 42-56 72-73 31-18 65-27 100-27s69 9 99 27c31 17 56 42 73 72 18 31 27 65 27 100s-9 69-27 100c-17 30-42 55-72 72-31 18-65 27-100 27s-69-9-99-27c-31-17-56-42-73-72-18-31-27-65-27-100z">
            <text:p/>
          </draw:path>
          <draw:path draw:style-name="gr15" draw:text-style-name="P2" draw:layer="layout" svg:width="0.397cm" svg:height="0.397cm" svg:x="25.858cm" svg:y="26.277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6.056cm" svg:y="26.237cm" svg:viewBox="0 0 1995 954" svg:d="M1995 477l-275-477v239h-1522v-1c0 35-9 70-26 100-18 30-43 55-73 72-30 18-64 27-99 27v279h1720v238z">
              <text:p/>
            </draw:path>
            <draw:path draw:style-name="gr15" draw:text-style-name="P2" draw:layer="layout" svg:width="1.994cm" svg:height="0.953cm" svg:x="26.056cm" svg:y="26.237cm" svg:viewBox="0 0 1995 954" svg:d="M1995 477l-275-477v239h-1522v-1c0 35-9 70-26 100-18 30-43 55-73 72-30 18-64 27-99 27v279h1720v238z">
              <text:p/>
            </draw:path>
          </draw:g>
          <draw:frame draw:style-name="gr33" draw:text-style-name="P4" draw:layer="layout" svg:width="1.676cm" svg:height="0.496cm" svg:x="26.215cm" svg:y="26.466cm">
            <draw:text-box>
              <text:p text:style-name="P10"><text:span text:style-name="T3">定期的イベント</text:span></text:p>
            </draw:text-box>
          </draw:frame>
        </draw:g>
        <draw:g>
          <draw:g>
            <draw:path draw:style-name="gr1" draw:text-style-name="P1"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3.363cm" svg:y="25.9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34" draw:text-style-name="P4" draw:layer="layout" svg:width="1.733cm" svg:height="0.791cm" svg:x="13.363cm" svg:y="26.336cm">
            <draw:text-box>
              <text:p text:style-name="P6"><text:span text:style-name="T3">領域名：テーブル名称</text:span></text:p>
            </draw:text-box>
          </draw:frame>
        </draw:g>
        <draw:g>
          <draw:g>
            <draw:polygon draw:style-name="gr1" draw:text-style-name="P1" draw:layer="layout" svg:width="1.905cm" svg:height="0.953cm" svg:x="28.682cm" svg:y="26.205cm" svg:viewBox="0 0 1906 954" draw:points="0,954 1667,954 1906,477 1667,0 0,0 238,477">
              <text:p/>
            </draw:polygon>
            <draw:polygon draw:style-name="gr15" draw:text-style-name="P2" draw:layer="layout" svg:width="1.905cm" svg:height="0.953cm" svg:x="28.682cm" svg:y="26.205cm" svg:viewBox="0 0 1906 954" draw:points="0,954 1667,954 1906,477 1667,0 0,0 238,477">
              <text:p/>
            </draw:polygon>
          </draw:g>
          <draw:frame draw:style-name="gr20" draw:text-style-name="P4" draw:layer="layout" svg:width="1.905cm" svg:height="0.953cm" svg:x="28.682cm" svg:y="26.205cm">
            <draw:text-box>
              <text:p text:style-name="P6"><text:span text:style-name="T3">SPF.NO</text:span></text:p>
              <text:p text:style-name="P6"><text:span text:style-name="T3">SPF</text:span><text:span text:style-name="T3">名称</text:span></text:p>
            </draw:text-box>
          </draw:frame>
        </draw:g>
        <draw:g>
          <draw:polygon draw:style-name="gr1" draw:text-style-name="P1" draw:layer="layout" svg:width="1.746cm" svg:height="0.442cm" svg:x="28.788cm" svg:y="27.287cm" svg:viewBox="0 0 1747 443" draw:points="0,443 1747,443 1747,0 0,0">
            <text:p/>
          </draw:polygon>
          <draw:frame draw:style-name="gr35" draw:text-style-name="P4" draw:layer="layout" svg:width="1.746cm" svg:height="0.442cm" svg:x="28.788cm" svg:y="27.287cm">
            <draw:text-box>
              <text:p text:style-name="P6"><text:span text:style-name="T3">SPF</text:span><text:span text:style-name="T3">接続ポイント</text:span></text:p>
            </draw:text-box>
          </draw:frame>
        </draw:g>
        <draw:g>
          <draw:g>
            <draw:path draw:style-name="gr1" draw:text-style-name="P1"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5" draw:text-style-name="P2" draw:layer="layout" svg:width="2.226cm" svg:height="1.887cm" svg:x="20.395cm" svg:y="25.72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36" draw:text-style-name="P4" draw:layer="layout" svg:width="2.223cm" svg:height="1.883cm" svg:x="20.395cm" svg:y="25.721cm">
            <draw:text-box>
              <text:p text:style-name="P6"><text:span text:style-name="T3">他システム名</text:span></text:p>
              <text:p text:style-name="P6"><text:span text:style-name="T3">/</text:span><text:span text:style-name="T3">他領域名</text:span></text:p>
              <text:p text:style-name="P6"><text:span text:style-name="T3">(INBOUND</text:span><text:span text:style-name="T3">、</text:span><text:span text:style-name="T3">OUTBOUND)</text:span></text:p>
            </draw:text-box>
          </draw:frame>
        </draw:g>
        <draw:g>
          <draw:polygon draw:style-name="gr15" draw:text-style-name="P16" draw:layer="layout" svg:width="2.54cm" svg:height="1.905cm" svg:x="16.272cm" svg:y="9.385cm" svg:viewBox="0 0 2541 1906" draw:points="158,0 0,158 0,1747 158,1906 2382,1906 2541,1747 2541,158 2382,0">
            <text:p/>
          </draw:polygon>
        </draw:g>
        <draw:frame draw:style-name="gr45" draw:text-style-name="P17" draw:layer="layout" svg:width="2.54cm" svg:height="0.341cm" svg:x="16.272cm" svg:y="9.384cm">
          <draw:text-box>
            <text:p text:style-name="P3"><text:span text:style-name="T1">COK_024_A42</text:span></text:p>
          </draw:text-box>
        </draw:frame>
        <draw:g>
          <draw:g>
            <draw:path draw:style-name="gr12" draw:text-style-name="P20" draw:layer="layout" svg:width="2.508cm" svg:height="0.754cm" svg:x="16.892cm" svg:y="10.967cm" svg:viewBox="0 0 2509 755" svg:d="M101 755h2306c68 0 102-34 102-101v-553c0-67-34-101-102-101h-2306c-67 0-101 34-101 101v553c0 67 34 101 101 101z">
              <text:p/>
            </draw:path>
            <draw:path draw:style-name="gr15" draw:text-style-name="P16" draw:layer="layout" svg:width="2.508cm" svg:height="0.754cm" svg:x="16.892cm" svg:y="10.967cm" svg:viewBox="0 0 2509 755" svg:d="M101 755h2306c68 0 102-34 102-101v-553c0-67-34-101-102-101h-2306c-67 0-101 34-101 101v553c0 67 34 101 101 101z">
              <text:p/>
            </draw:path>
          </draw:g>
          <draw:frame draw:style-name="gr41" draw:text-style-name="P21" draw:layer="layout" svg:width="2.508cm" svg:height="0.851cm" svg:x="16.892cm" svg:y="10.919cm">
            <draw:text-box>
              <text:p text:style-name="P8"><text:span text:style-name="T1">入金相殺自動消込処理</text:span></text:p>
            </draw:text-box>
          </draw:frame>
        </draw:g>
        <draw:frame draw:style-name="gr47" draw:text-style-name="P17" draw:layer="layout" svg:width="2.54cm" svg:height="1.566cm" svg:x="16.272cm" svg:y="9.724cm">
          <draw:text-box>
            <text:p text:style-name="P3"><text:span text:style-name="T1">入金相殺自動消込処理</text:span></text:p>
          </draw:text-box>
        </draw:frame>
        <draw:path draw:style-name="gr19" draw:text-style-name="P16" draw:layer="layout" svg:width="1.111cm" svg:height="2.371cm" svg:x="18.812cm" svg:y="10.338cm" svg:viewBox="0 0 1112 2372" svg:d="M0 0h953c106 0 159 53 159 158v2214">
          <text:p/>
        </draw:path>
        <draw:g>
          <draw:g>
            <draw:path draw:style-name="gr1" draw:text-style-name="P15" draw:layer="layout" svg:width="2.262cm" svg:height="1.486cm" svg:x="20.538cm" svg:y="14.10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20.538cm" svg:y="14.10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17" draw:layer="layout" svg:width="2.262cm" svg:height="0.639cm" svg:x="20.538cm" svg:y="14.674cm">
            <draw:text-box>
              <text:p text:style-name="P3"><text:span text:style-name="T1">販売控除情報</text:span></text:p>
            </draw:text-box>
          </draw:frame>
        </draw:g>
        <draw:frame draw:style-name="gr84" draw:text-style-name="P19" draw:layer="layout" svg:width="4.128cm" svg:height="0.635cm" svg:x="2.421cm" svg:y="11.602cm">
          <draw:text-box>
            <text:p text:style-name="P6"><text:span text:style-name="T1">入金相殺伝票の承認</text:span></text:p>
          </draw:text-box>
        </draw:frame>
        <draw:g>
          <draw:g>
            <draw:polygon draw:style-name="gr1" draw:text-style-name="P15" draw:layer="layout" svg:width="2.54cm" svg:height="1.905cm" svg:x="3.215cm" svg:y="12.357cm" svg:viewBox="0 0 2541 1906" draw:points="0,1906 2541,1906 2541,0 0,0">
              <text:p/>
            </draw:polygon>
            <draw:polygon draw:style-name="gr15" draw:text-style-name="P16" draw:layer="layout" svg:width="2.54cm" svg:height="1.905cm" svg:x="3.215cm" svg:y="12.357cm" svg:viewBox="0 0 2541 1906" draw:points="0,1906 2541,1906 2541,0 0,0">
              <text:p/>
            </draw:polygon>
          </draw:g>
        </draw:g>
        <draw:frame draw:style-name="gr85" draw:text-style-name="P17" draw:layer="layout" svg:width="2.54cm" svg:height="0.681cm" svg:x="3.215cm" svg:y="12.355cm">
          <draw:text-box>
            <text:p text:style-name="P3"><text:span text:style-name="T1">MD050_SPF_CFR_001</text:span></text:p>
          </draw:text-box>
        </draw:frame>
        <draw:frame draw:style-name="gr86" draw:text-style-name="P19" draw:layer="layout" svg:width="2.54cm" svg:height="1.228cm" svg:x="3.215cm" svg:y="13.034cm">
          <draw:text-box>
            <text:p text:style-name="P6"><text:span text:style-name="T1">債権自動計上</text:span></text:p>
          </draw:text-box>
        </draw:frame>
        <draw:g>
          <draw:g>
            <draw:path draw:style-name="gr1" draw:text-style-name="P15" draw:layer="layout" svg:width="2.262cm" svg:height="1.486cm" svg:x="7.025cm" svg:y="12.56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7.025cm" svg:y="12.56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7" draw:layer="layout" svg:width="2.262cm" svg:height="0.963cm" svg:x="7.025cm" svg:y="12.969cm">
            <draw:text-box>
              <text:p text:style-name="P3"><text:span text:style-name="T1">BFA:AR</text:span><text:span text:style-name="T1">部門入力</text:span></text:p>
            </draw:text-box>
          </draw:frame>
        </draw:g>
        <draw:line draw:style-name="gr19" draw:text-style-name="P16" draw:layer="layout" svg:x1="5.755cm" svg:y1="13.309cm" svg:x2="7.024cm" svg:y2="13.309cm">
          <text:p/>
        </draw:line>
        <draw:g>
          <draw:g>
            <draw:path draw:style-name="gr1" draw:text-style-name="P15" draw:layer="layout" svg:width="2.262cm" svg:height="1.486cm" svg:x="18.236cm" svg:y="15.06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18.236cm" svg:y="15.06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7" draw:layer="layout" svg:width="2.262cm" svg:height="0.963cm" svg:x="18.236cm" svg:y="15.464cm">
            <draw:text-box>
              <text:p text:style-name="P3"><text:span text:style-name="T1">BFA:AR</text:span><text:span text:style-name="T1">部門入力</text:span></text:p>
            </draw:text-box>
          </draw:frame>
        </draw:g>
        <draw:g>
          <draw:g>
            <draw:path draw:style-name="gr1" draw:text-style-name="P15" draw:layer="layout" svg:width="2.262cm" svg:height="1.486cm" svg:x="18.256cm" svg:y="14.029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18.256cm" svg:y="14.029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7" draw:text-style-name="P17" draw:layer="layout" svg:width="2.262cm" svg:height="1.303cm" svg:x="18.256cm" svg:y="14.262cm">
            <draw:text-box>
              <text:p text:style-name="P3"><text:span text:style-name="T1">控除消込明細情報</text:span><text:span text:style-name="T1">aAR</text:span><text:span text:style-name="T1">入金相殺</text:span><text:span text:style-name="T1">)</text:span></text:p>
            </draw:text-box>
          </draw:frame>
        </draw:g>
        <draw:g>
          <draw:g>
            <draw:path draw:style-name="gr1" draw:text-style-name="P15" draw:layer="layout" svg:width="2.262cm" svg:height="1.486cm" svg:x="18.25cm" svg:y="12.93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18.25cm" svg:y="12.93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7" draw:layer="layout" svg:width="2.262cm" svg:height="0.963cm" svg:x="18.25cm" svg:y="13.342cm">
            <draw:text-box>
              <text:p text:style-name="P3"><text:span text:style-name="T1">控除消込ヘッダー情報</text:span></text:p>
            </draw:text-box>
          </draw:frame>
        </draw:g>
        <draw:g>
          <draw:polygon draw:style-name="gr15" draw:text-style-name="P16" draw:layer="layout" svg:width="2.54cm" svg:height="1.905cm" svg:x="30.559cm" svg:y="9.301cm" svg:viewBox="0 0 2541 1906" draw:points="158,0 0,158 0,1747 158,1906 2382,1906 2541,1747 2541,158 2382,0">
            <text:p/>
          </draw:polygon>
        </draw:g>
        <draw:frame draw:style-name="gr45" draw:text-style-name="P17" draw:layer="layout" svg:width="2.54cm" svg:height="0.341cm" svg:x="30.559cm" svg:y="9.3cm">
          <draw:text-box>
            <text:p text:style-name="P3"><text:span text:style-name="T1">COK_024_A43</text:span></text:p>
          </draw:text-box>
        </draw:frame>
        <draw:g>
          <draw:g>
            <draw:path draw:style-name="gr12" draw:text-style-name="P20" draw:layer="layout" svg:width="2.508cm" svg:height="0.669cm" svg:x="31.179cm" svg:y="10.967cm" svg:viewBox="0 0 2509 670" svg:d="M101 670h2306c68 0 102-34 102-102v-467c0-67-34-101-102-101h-2306c-67 0-101 34-101 101v467c0 68 34 102 101 102z">
              <text:p/>
            </draw:path>
            <draw:path draw:style-name="gr15" draw:text-style-name="P16" draw:layer="layout" svg:width="2.508cm" svg:height="0.669cm" svg:x="31.179cm" svg:y="10.967cm" svg:viewBox="0 0 2509 670" svg:d="M101 670h2306c68 0 102-34 102-102v-467c0-67-34-101-102-101h-2306c-67 0-101 34-101 101v467c0 68 34 102 101 102z">
              <text:p/>
            </draw:path>
          </draw:g>
          <draw:frame draw:style-name="gr41" draw:text-style-name="P21" draw:layer="layout" svg:width="2.508cm" svg:height="0.851cm" svg:x="31.179cm" svg:y="10.876cm">
            <draw:text-box>
              <text:p text:style-name="P8"><text:span text:style-name="T1">入金相殺自動消込取消処理</text:span></text:p>
            </draw:text-box>
          </draw:frame>
        </draw:g>
        <draw:frame draw:style-name="gr47" draw:text-style-name="P17" draw:layer="layout" svg:width="2.54cm" svg:height="1.566cm" svg:x="30.559cm" svg:y="9.639cm">
          <draw:text-box>
            <text:p text:style-name="P3"><text:span text:style-name="T1">入金相殺自動消込取消処理</text:span></text:p>
          </draw:text-box>
        </draw:frame>
        <draw:g>
          <draw:polygon draw:style-name="gr1" draw:text-style-name="P15" draw:layer="layout" svg:width="5.874cm" svg:height="4.128cm" svg:x="33.099cm" svg:y="12.476cm" svg:viewBox="0 0 5875 4129" draw:points="0,4129 5875,4129 5875,0 0,0">
            <text:p/>
          </draw:polygon>
          <draw:polygon draw:style-name="gr2" draw:text-style-name="P16" draw:layer="layout" svg:width="5.874cm" svg:height="4.128cm" svg:x="33.099cm" svg:y="12.476cm" svg:viewBox="0 0 5875 4129" draw:points="0,4129 5875,4129 5875,0 0,0">
            <text:p/>
          </draw:polygon>
        </draw:g>
        <draw:g>
          <draw:g>
            <draw:path draw:style-name="gr1" draw:text-style-name="P15" draw:layer="layout" svg:width="2.262cm" svg:height="1.486cm" svg:x="35.937cm" svg:y="13.87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35.937cm" svg:y="13.87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17" draw:layer="layout" svg:width="2.262cm" svg:height="0.639cm" svg:x="35.937cm" svg:y="14.441cm">
            <draw:text-box>
              <text:p text:style-name="P3"><text:span text:style-name="T1">販売控除情報</text:span></text:p>
            </draw:text-box>
          </draw:frame>
        </draw:g>
        <draw:g>
          <draw:g>
            <draw:path draw:style-name="gr1" draw:text-style-name="P15" draw:layer="layout" svg:width="2.262cm" svg:height="1.486cm" svg:x="33.648cm" svg:y="13.875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33.648cm" svg:y="13.875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7" draw:layer="layout" svg:width="2.262cm" svg:height="0.963cm" svg:x="33.648cm" svg:y="14.279cm">
            <draw:text-box>
              <text:p text:style-name="P3"><text:span text:style-name="T1">控除消込ヘッダー情報</text:span></text:p>
            </draw:text-box>
          </draw:frame>
        </draw:g>
        <draw:path draw:style-name="gr19" draw:text-style-name="P16" draw:layer="layout" svg:width="2.937cm" svg:height="2.223cm" svg:x="33.099cm" svg:y="10.253cm" svg:viewBox="0 0 2938 2224" svg:d="M0 0h2780c105 0 158 53 158 158v2066">
          <text:p/>
        </draw:path>
        <draw:frame draw:style-name="gr84" draw:text-style-name="P19" draw:layer="layout" svg:width="4.128cm" svg:height="0.635cm" svg:x="23.892cm" svg:y="12.952cm">
          <draw:text-box>
            <text:p text:style-name="P6"><text:span text:style-name="T1">入金相殺取消伝票の承認</text:span></text:p>
          </draw:text-box>
        </draw:frame>
        <draw:g>
          <draw:g>
            <draw:polygon draw:style-name="gr1" draw:text-style-name="P15" draw:layer="layout" svg:width="2.54cm" svg:height="1.905cm" svg:x="24.606cm" svg:y="13.785cm" svg:viewBox="0 0 2541 1906" draw:points="0,1906 2541,1906 2541,0 0,0">
              <text:p/>
            </draw:polygon>
            <draw:polygon draw:style-name="gr15" draw:text-style-name="P16" draw:layer="layout" svg:width="2.54cm" svg:height="1.905cm" svg:x="24.606cm" svg:y="13.785cm" svg:viewBox="0 0 2541 1906" draw:points="0,1906 2541,1906 2541,0 0,0">
              <text:p/>
            </draw:polygon>
          </draw:g>
        </draw:g>
        <draw:frame draw:style-name="gr85" draw:text-style-name="P17" draw:layer="layout" svg:width="2.54cm" svg:height="0.681cm" svg:x="24.606cm" svg:y="13.783cm">
          <draw:text-box>
            <text:p text:style-name="P3"><text:span text:style-name="T1">MD050_SPF_CFR_001</text:span></text:p>
          </draw:text-box>
        </draw:frame>
        <draw:frame draw:style-name="gr86" draw:text-style-name="P19" draw:layer="layout" svg:width="2.54cm" svg:height="1.228cm" svg:x="24.606cm" svg:y="14.463cm">
          <draw:text-box>
            <text:p text:style-name="P6"><text:span text:style-name="T1">債権自動計上</text:span></text:p>
          </draw:text-box>
        </draw:frame>
        <draw:g>
          <draw:g>
            <draw:path draw:style-name="gr1" draw:text-style-name="P15" draw:layer="layout" svg:width="2.262cm" svg:height="1.486cm" svg:x="28.416cm" svg:y="13.994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28.416cm" svg:y="13.994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17" draw:layer="layout" svg:width="2.262cm" svg:height="0.963cm" svg:x="28.416cm" svg:y="14.398cm">
            <draw:text-box>
              <text:p text:style-name="P3"><text:span text:style-name="T1">BFA:AR</text:span><text:span text:style-name="T1">部門入力</text:span></text:p>
            </draw:text-box>
          </draw:frame>
        </draw:g>
        <draw:line draw:style-name="gr19" draw:text-style-name="P16" draw:layer="layout" svg:x1="27.146cm" svg:y1="14.738cm" svg:x2="28.416cm" svg:y2="14.738cm">
          <text:p/>
        </draw:line>
        <draw:path draw:style-name="gr19" draw:text-style-name="P16" draw:layer="layout" svg:width="0.926cm" svg:height="3.744cm" svg:x="29.633cm" svg:y="10.253cm" svg:viewBox="0 0 927 3745" svg:d="M0 3745v-3587c0-105 53-158 158-158h769">
          <text:p/>
        </draw:path>
        <draw:g>
          <draw:g>
            <draw:path draw:style-name="gr1" draw:text-style-name="P15" draw:layer="layout" svg:width="2.262cm" svg:height="1.486cm" svg:x="5.457cm" svg:y="9.578cm" svg:viewBox="0 0 2263 1487" svg:d="M0 282v923c0 49 52 98 152 141 99 43 242 78 414 103s367 38 566 38c198 0 393-13 565-38s315-60 414-103c100-43 152-92 152-141v-923c0-49-52-98-152-141-99-43-242-78-414-103s-367-38-566-38c-198 0-393 13-565 38s-315 60-414 103c-100 43-152 92-152 141z">
              <text:p/>
            </draw:path>
            <draw:path draw:style-name="gr2" draw:text-style-name="P16" draw:layer="layout" svg:width="2.262cm" svg:height="1.486cm" svg:x="5.457cm" svg:y="9.578cm" svg:viewBox="0 0 2263 1487" svg:d="M0 282v923c0 49 52 98 152 141 99 43 242 78 414 103s367 38 566 38c198 0 393-13 565-38s315-60 414-103c100-43 152-92 152-141v-923c0-49-52-98-152-141-99-43-242-78-414-103s-367-38-566-38c-198 0-393 13-565 38s-315 60-414 103c-100 43-152 92-152 141zM0 282c0 50 52 98 152 141 99 43 242 79 414 104 172 24 367 37 566 37 198 0 393-13 565-37 172-25 315-61 414-104 100-43 152-91 152-141">
              <text:p/>
            </draw:path>
          </draw:g>
          <draw:frame draw:style-name="gr43" draw:text-style-name="P17" draw:layer="layout" svg:width="2.262cm" svg:height="0.639cm" svg:x="5.457cm" svg:y="10.144cm">
            <draw:text-box>
              <text:p text:style-name="P3"><text:span text:style-name="T1">販売控除情報</text:span></text:p>
            </draw:text-box>
          </draw:frame>
        </draw:g>
        <draw:path draw:style-name="gr19" draw:text-style-name="P16" draw:layer="layout" svg:width="0.694cm" svg:height="0.01cm" svg:x="4.763cm" svg:y="10.322cm" svg:viewBox="0 0 695 11" svg:d="M0 11h232c4 0 6-2 6-5 0-4 2-6 5-6h452">
          <text:p/>
        </draw:path>
        <draw:g>
          <draw:g>
            <draw:path draw:style-name="gr1" draw:text-style-name="P15" draw:layer="layout" svg:width="2.539cm" svg:height="0.953cm" svg:x="37.465cm" svg:y="9.777cm" svg:viewBox="0 0 2540 954" svg:d="M476 954h1588c83 0 166-22 238-64s132-102 174-174c42-73 64-155 64-239s-22-166-64-239c-42-72-102-132-174-174s-155-64-238-64h-1588c-83 0-166 22-238 64s-132 102-174 175c-42 72-64 154-64 238s22 166 64 239c42 72 102 132 174 174s155 64 238 64z">
              <text:p/>
            </draw:path>
            <draw:path draw:style-name="gr15" draw:text-style-name="P16" draw:layer="layout" svg:width="2.539cm" svg:height="0.953cm" svg:x="37.465cm" svg:y="9.777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0" draw:text-style-name="P19" draw:layer="layout" svg:width="2.54cm" svg:height="0.953cm" svg:x="37.465cm" svg:y="9.777cm">
            <draw:text-box>
              <text:p text:style-name="P6"><text:span text:style-name="T2">END</text:span></text:p>
            </draw:text-box>
          </draw:frame>
        </draw:g>
        <draw:path draw:style-name="gr19" draw:text-style-name="P2" draw:layer="layout" svg:width="9.049cm" svg:height="2.307cm" svg:x="21.511cm" svg:y="10.253cm" svg:viewBox="0 0 9050 2308" svg:d="M0 2308v-2150c0-105 53-158 158-158h8892">
          <text:p/>
        </draw:path>
        <draw:line draw:style-name="gr19" draw:text-style-name="P16" draw:layer="layout" svg:x1="33.099cm" svg:y1="10.253cm" svg:x2="37.464cm" svg:y2="10.253cm">
          <text:p/>
        </draw:line>
        <draw:path draw:style-name="gr19" draw:text-style-name="P2" draw:layer="layout" svg:width="3.999cm" svg:height="3.027cm" svg:x="7.719cm" svg:y="10.322cm" svg:viewBox="0 0 4000 3028" svg:d="M0 0h3235c106 0 159 53 159 158v2711c0 106 53 159 159 159h447">
          <text:p/>
        </draw:path>
        <draw:g>
          <draw:polygon draw:style-name="gr1" draw:text-style-name="P15" draw:layer="layout" svg:width="2.54cm" svg:height="2.064cm" svg:x="11.719cm" svg:y="12.396cm" svg:viewBox="0 0 2541 2065" draw:points="0,0 0,2065 1271,1748 2541,2065 2541,0">
            <text:p/>
          </draw:polygon>
          <draw:polygon draw:style-name="gr15" draw:text-style-name="P16" draw:layer="layout" svg:width="2.54cm" svg:height="2.064cm" svg:x="11.719cm" svg:y="12.396cm" svg:viewBox="0 0 2541 2065" draw:points="0,0 0,2065 1271,1748 2541,2065 2541,0">
            <text:p/>
          </draw:polygon>
        </draw:g>
        <draw:frame draw:style-name="gr45" draw:text-style-name="P17" draw:layer="layout" svg:width="2.54cm" svg:height="0.341cm" svg:x="11.719cm" svg:y="12.395cm">
          <draw:text-box>
            <text:p text:style-name="P3"><text:span text:style-name="T1">COK_024_A44</text:span></text:p>
          </draw:text-box>
        </draw:frame>
        <draw:g>
          <draw:g>
            <draw:path draw:style-name="gr12" draw:text-style-name="P20" draw:layer="layout" svg:width="2.877cm" svg:height="0.748cm" svg:x="12.334cm" svg:y="13.865cm" svg:viewBox="0 0 2878 749" svg:d="M101 749h2675c68 0 102-34 102-101v-547c0-67-34-101-102-101h-2675c-67 0-101 34-101 101v547c0 67 34 101 101 101z">
              <text:p/>
            </draw:path>
            <draw:path draw:style-name="gr15" draw:text-style-name="P16" draw:layer="layout" svg:width="2.877cm" svg:height="0.748cm" svg:x="12.334cm" svg:y="13.865cm" svg:viewBox="0 0 2878 749" svg:d="M101 749h2675c68 0 102-34 102-101v-547c0-67-34-101-102-101h-2675c-67 0-101 34-101 101v547c0 67 34 101 101 101z">
              <text:p/>
            </draw:path>
          </draw:g>
          <draw:frame draw:style-name="gr34" draw:text-style-name="P17" draw:layer="layout" svg:width="2.877cm" svg:height="0.791cm" svg:x="12.334cm" svg:y="13.844cm">
            <draw:text-box>
              <text:p text:style-name="P3"><text:span text:style-name="T3">COK_024_A40</text:span><text:span text:style-name="T3">：問屋未収単価チェックリスト</text:span></text:p>
            </draw:text-box>
          </draw:frame>
        </draw:g>
        <draw:frame draw:style-name="gr47" draw:text-style-name="P19" draw:layer="layout" svg:width="2.54cm" svg:height="1.566cm" svg:x="11.719cm" svg:y="12.735cm">
          <draw:text-box>
            <text:p text:style-name="P6"><text:span text:style-name="T1">控除未作成入金相殺伝票</text:span><text:span text:style-name="T1">CSV</text:span><text:span text:style-name="T1">出力</text:span></text:p>
          </draw:text-box>
        </draw:frame>
        <draw:g>
          <draw:g>
            <draw:path draw:style-name="gr12" draw:text-style-name="P20" draw:layer="layout" svg:width="2.915cm" svg:height="0.76cm" svg:x="12.354cm" svg:y="13.859cm" svg:viewBox="0 0 2916 761" svg:d="M101 761h2713c68 0 102-34 102-101v-559c0-67-34-101-102-101h-2713c-67 0-101 34-101 101v559c0 67 34 101 101 101z">
              <text:p/>
            </draw:path>
            <draw:path draw:style-name="gr15" draw:text-style-name="P16" draw:layer="layout" svg:width="2.915cm" svg:height="0.76cm" svg:x="12.354cm" svg:y="13.859cm" svg:viewBox="0 0 2916 761" svg:d="M101 761h2713c68 0 102-34 102-101v-559c0-67-34-101-102-101h-2713c-67 0-101 34-101 101v559c0 67 34 101 101 101z">
              <text:p/>
            </draw:path>
          </draw:g>
          <draw:frame draw:style-name="gr3" draw:text-style-name="P19" draw:layer="layout" svg:width="2.915cm" svg:height="0.963cm" svg:x="12.354cm" svg:y="13.758cm">
            <draw:text-box>
              <text:p text:style-name="P6"><text:span text:style-name="T1">控除未作成入金相殺伝票</text:span><text:span text:style-name="T1">CSV</text:span><text:span text:style-name="T1">出力</text:span></text:p>
            </draw:text-box>
          </draw:frame>
        </draw:g>
        <draw:path draw:style-name="gr19" draw:text-style-name="P16" draw:layer="layout" svg:width="2.013cm" svg:height="3.011cm" svg:x="14.259cm" svg:y="10.338cm" svg:viewBox="0 0 2014 3012" svg:d="M0 3012h317c106 0 159-53 159-159v-2695c0-105 53-158 158-158h1380">
          <text:p/>
        </draw:path>
        <draw:path draw:style-name="gr19" draw:text-style-name="P16" draw:layer="layout" svg:width="8.553cm" svg:height="0.015cm" svg:x="7.719cm" svg:y="10.322cm" svg:viewBox="0 0 8554 16" svg:d="M0 0h468c5 0 8 2 8 7 0 6 3 9 8 9h8070">
          <text:p/>
        </draw:path>
        <draw:path draw:style-name="gr19" draw:text-style-name="P16" draw:layer="layout" svg:width="6.985cm" svg:height="2.971cm" svg:x="9.287cm" svg:y="10.338cm" svg:viewBox="0 0 6986 2972" svg:d="M0 2972h317c106 0 159-53 159-159v-2655c0-105 53-158 159-158h6351">
          <text:p/>
        </draw:path>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tura MT Script Capitals" svg:font-family="'Matura MT Script Capitals'"/>
    <style:font-face style:name="Matura MT Script Capitals1" svg:font-family="'Matura MT Script Capitals'"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Ｍ" svg:font-family="Ｍ" style:font-pitch="variable"/>
    <style:font-face style:name="Ｍ1" svg:font-family="Ｍ"/>
    <style:font-face style:name="�" svg:font-family="�" style:font-pitch="variable"/>
    <style:font-face style:name="�1" svg:font-family="�"/>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Marker_5f_0" draw:display-name="Marker_0" svg:viewBox="0 0 20 30" svg:d="M10 0l-10 30h20z"/>
    <draw:stroke-dash draw:name="Dash_5f_0" draw:display-name="Dash_0" draw:style="round" draw:dots1="1" draw:dots1-length="100%" draw:dots2="1" draw:dots2-length="100%" draw:distance="2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style:master-page style:name="PM6" style:page-layout-name="PM0" draw:style-name="Mdp1"/>
    <style:master-page style:name="PM7" style:page-layout-name="PM0" draw:style-name="Mdp1"/>
    <style:master-page style:name="PM8" style:page-layout-name="PM0" draw:style-name="Mdp1"/>
    <style:master-page style:name="PM9" style:page-layout-name="PM0" draw:style-name="Mdp1"/>
    <style:master-page style:name="PM10" style:page-layout-name="PM0" draw:style-name="Mdp1"/>
    <style:master-page style:name="PM11" style:page-layout-name="PM0" draw:style-name="Mdp1"/>
    <style:master-page style:name="PM12" style:page-layout-name="PM0" draw:style-name="Mdp1"/>
    <style:master-page style:name="PM13" style:page-layout-name="PM0" draw:style-name="Mdp1"/>
    <style:master-page style:name="PM14"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5-01-14T13:48:50.860000000</dc:date>
    <meta:creation-date>2022-11-01T15:24:17Z</meta:creation-date>
    <meta:generator>LibreOffice/7.2.5.2$Windows_X86_64 LibreOffice_project/499f9727c189e6ef3471021d6132d4c694f357e5</meta:generator>
    <meta:editing-duration>PT51M27S</meta:editing-duration>
    <meta:editing-cycles>14</meta:editing-cycles>
    <meta:document-statistic meta:object-count="4054"/>
  </office:meta>
</office:document-meta>
</file>